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26_6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4998" calcext:value-type="float">
            <text:p>4998</text:p>
          </table:table-cell>
          <table:table-cell table:formula="of:=[.A1]" office:value-type="float" office:value="4998" calcext:value-type="float">
            <text:p>4998</text:p>
          </table:table-cell>
          <table:table-cell table:number-columns-repeated="7"/>
          <table:table-cell table:style-name="ce2" office:value-type="float" office:value="3000" calcext:value-type="float">
            <text:p>3000</text:p>
          </table:table-cell>
          <table:table-cell/>
        </table:table-row>
        <table:table-row table:style-name="ro1" table:visibility="filter">
          <table:table-cell office:value-type="float" office:value="4996" calcext:value-type="float">
            <text:p>4996</text:p>
          </table:table-cell>
          <table:table-cell table:formula="of:=IF([.B1]-[.A2]&gt;=11;[.A2];[.B1])" office:value-type="float" office:value="4998" calcext:value-type="float">
            <text:p>4998</text:p>
          </table:table-cell>
          <table:table-cell table:number-columns-repeated="9"/>
        </table:table-row>
        <table:table-row table:style-name="ro1" table:visibility="filter">
          <table:table-cell office:value-type="float" office:value="4994" calcext:value-type="float">
            <text:p>4994</text:p>
          </table:table-cell>
          <table:table-cell table:formula="of:=IF([.B2]-[.A3]&gt;=11;[.A3];[.B2])" office:value-type="float" office:value="4998" calcext:value-type="float">
            <text:p>4998</text:p>
          </table:table-cell>
          <table:table-cell table:number-columns-repeated="9"/>
        </table:table-row>
        <table:table-row table:style-name="ro1" table:visibility="filter">
          <table:table-cell office:value-type="float" office:value="4992" calcext:value-type="float">
            <text:p>4992</text:p>
          </table:table-cell>
          <table:table-cell table:formula="of:=IF([.B3]-[.A4]&gt;=11;[.A4];[.B3])" office:value-type="float" office:value="4998" calcext:value-type="float">
            <text:p>4998</text:p>
          </table:table-cell>
          <table:table-cell table:number-columns-repeated="9"/>
        </table:table-row>
        <table:table-row table:style-name="ro1" table:visibility="filter">
          <table:table-cell office:value-type="float" office:value="4988" calcext:value-type="float">
            <text:p>4988</text:p>
          </table:table-cell>
          <table:table-cell table:formula="of:=IF([.B4]-[.A5]&gt;=11;[.A5];[.B4])" office:value-type="float" office:value="4998" calcext:value-type="float">
            <text:p>4998</text:p>
          </table:table-cell>
          <table:table-cell table:number-columns-repeated="9"/>
        </table:table-row>
        <table:table-row table:style-name="ro1" table:visibility="filter">
          <table:table-cell office:value-type="float" office:value="4988" calcext:value-type="float">
            <text:p>4988</text:p>
          </table:table-cell>
          <table:table-cell table:formula="of:=IF([.B5]-[.A6]&gt;=11;[.A6];[.B5])" office:value-type="float" office:value="4998" calcext:value-type="float">
            <text:p>4998</text:p>
          </table:table-cell>
          <table:table-cell table:number-columns-repeated="9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IF([.B6]-[.A7]&gt;=11;[.A7];[.B6])" office:value-type="float" office:value="4986" calcext:value-type="float">
            <text:p>4986</text:p>
          </table:table-cell>
          <table:table-cell table:number-columns-repeated="4"/>
          <table:table-cell office:value-type="string" calcext:value-type="string">
            <text:p>всего слоев королбки</text:p>
          </table:table-cell>
          <table:table-cell/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максимальная длина самой маленькой коробки</text:p>
          </table:table-cell>
        </table:table-row>
        <table:table-row table:style-name="ro1" table:visibility="filter">
          <table:table-cell office:value-type="float" office:value="4984" calcext:value-type="float">
            <text:p>4984</text:p>
          </table:table-cell>
          <table:table-cell table:formula="of:=IF([.B7]-[.A8]&gt;=11;[.A8];[.B7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 table:visibility="filter">
          <table:table-cell office:value-type="float" office:value="4982" calcext:value-type="float">
            <text:p>4982</text:p>
          </table:table-cell>
          <table:table-cell table:formula="of:=IF([.B8]-[.A9]&gt;=11;[.A9];[.B8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 table:visibility="filter">
          <table:table-cell office:value-type="float" office:value="4980" calcext:value-type="float">
            <text:p>4980</text:p>
          </table:table-cell>
          <table:table-cell table:formula="of:=IF([.B9]-[.A10]&gt;=11;[.A10];[.B9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 table:visibility="filter">
          <table:table-cell office:value-type="float" office:value="4980" calcext:value-type="float">
            <text:p>4980</text:p>
          </table:table-cell>
          <table:table-cell table:formula="of:=IF([.B10]-[.A11]&gt;=11;[.A11];[.B10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 table:visibility="filter">
          <table:table-cell office:value-type="float" office:value="4980" calcext:value-type="float">
            <text:p>4980</text:p>
          </table:table-cell>
          <table:table-cell table:formula="of:=IF([.B11]-[.A12]&gt;=11;[.A12];[.B11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 table:visibility="filter">
          <table:table-cell office:value-type="float" office:value="4978" calcext:value-type="float">
            <text:p>4978</text:p>
          </table:table-cell>
          <table:table-cell table:formula="of:=IF([.B12]-[.A13]&gt;=11;[.A13];[.B12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 table:visibility="filter">
          <table:table-cell office:value-type="float" office:value="4976" calcext:value-type="float">
            <text:p>4976</text:p>
          </table:table-cell>
          <table:table-cell table:formula="of:=IF([.B13]-[.A14]&gt;=11;[.A14];[.B13])" office:value-type="float" office:value="4986" calcext:value-type="float">
            <text:p>4986</text:p>
          </table:table-cell>
          <table:table-cell table:number-columns-repeated="9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B14]-[.A15]&gt;=11;[.A15];[.B14])" office:value-type="float" office:value="4974" calcext:value-type="float">
            <text:p>4974</text:p>
          </table:table-cell>
          <table:table-cell table:number-columns-repeated="9"/>
        </table:table-row>
        <table:table-row table:style-name="ro1" table:visibility="filter">
          <table:table-cell office:value-type="float" office:value="4974" calcext:value-type="float">
            <text:p>4974</text:p>
          </table:table-cell>
          <table:table-cell table:formula="of:=IF([.B15]-[.A16]&gt;=11;[.A16];[.B15])" office:value-type="float" office:value="4974" calcext:value-type="float">
            <text:p>4974</text:p>
          </table:table-cell>
          <table:table-cell table:number-columns-repeated="9"/>
        </table:table-row>
        <table:table-row table:style-name="ro1" table:visibility="filter">
          <table:table-cell office:value-type="float" office:value="4974" calcext:value-type="float">
            <text:p>4974</text:p>
          </table:table-cell>
          <table:table-cell table:formula="of:=IF([.B16]-[.A17]&gt;=11;[.A17];[.B16])" office:value-type="float" office:value="4974" calcext:value-type="float">
            <text:p>4974</text:p>
          </table:table-cell>
          <table:table-cell table:number-columns-repeated="9"/>
        </table:table-row>
        <table:table-row table:style-name="ro1" table:visibility="filter">
          <table:table-cell office:value-type="float" office:value="4972" calcext:value-type="float">
            <text:p>4972</text:p>
          </table:table-cell>
          <table:table-cell table:formula="of:=IF([.B17]-[.A18]&gt;=11;[.A18];[.B17])" office:value-type="float" office:value="4974" calcext:value-type="float">
            <text:p>4974</text:p>
          </table:table-cell>
          <table:table-cell table:number-columns-repeated="9"/>
        </table:table-row>
        <table:table-row table:style-name="ro1" table:visibility="filter">
          <table:table-cell office:value-type="float" office:value="4968" calcext:value-type="float">
            <text:p>4968</text:p>
          </table:table-cell>
          <table:table-cell table:formula="of:=IF([.B18]-[.A19]&gt;=11;[.A19];[.B18])" office:value-type="float" office:value="4974" calcext:value-type="float">
            <text:p>4974</text:p>
          </table:table-cell>
          <table:table-cell table:number-columns-repeated="9"/>
        </table:table-row>
        <table:table-row table:style-name="ro1" table:visibility="filter">
          <table:table-cell office:value-type="float" office:value="4966" calcext:value-type="float">
            <text:p>4966</text:p>
          </table:table-cell>
          <table:table-cell table:formula="of:=IF([.B19]-[.A20]&gt;=11;[.A20];[.B19])" office:value-type="float" office:value="4974" calcext:value-type="float">
            <text:p>4974</text:p>
          </table:table-cell>
          <table:table-cell table:number-columns-repeated="9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formula="of:=IF([.B20]-[.A21]&gt;=11;[.A21];[.B20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8" calcext:value-type="float">
            <text:p>4958</text:p>
          </table:table-cell>
          <table:table-cell table:formula="of:=IF([.B21]-[.A22]&gt;=11;[.A22];[.B21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8" calcext:value-type="float">
            <text:p>4958</text:p>
          </table:table-cell>
          <table:table-cell table:formula="of:=IF([.B22]-[.A23]&gt;=11;[.A23];[.B22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8" calcext:value-type="float">
            <text:p>4958</text:p>
          </table:table-cell>
          <table:table-cell table:formula="of:=IF([.B23]-[.A24]&gt;=11;[.A24];[.B23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4" calcext:value-type="float">
            <text:p>4954</text:p>
          </table:table-cell>
          <table:table-cell table:formula="of:=IF([.B24]-[.A25]&gt;=11;[.A25];[.B24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2" calcext:value-type="float">
            <text:p>4952</text:p>
          </table:table-cell>
          <table:table-cell table:formula="of:=IF([.B25]-[.A26]&gt;=11;[.A26];[.B25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2" calcext:value-type="float">
            <text:p>4952</text:p>
          </table:table-cell>
          <table:table-cell table:formula="of:=IF([.B26]-[.A27]&gt;=11;[.A27];[.B26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 table:visibility="filter">
          <table:table-cell office:value-type="float" office:value="4950" calcext:value-type="float">
            <text:p>4950</text:p>
          </table:table-cell>
          <table:table-cell table:formula="of:=IF([.B27]-[.A28]&gt;=11;[.A28];[.B27])" office:value-type="float" office:value="4960" calcext:value-type="float">
            <text:p>4960</text:p>
          </table:table-cell>
          <table:table-cell table:number-columns-repeated="9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formula="of:=IF([.B28]-[.A29]&gt;=11;[.A29];[.B28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48" calcext:value-type="float">
            <text:p>4948</text:p>
          </table:table-cell>
          <table:table-cell table:formula="of:=IF([.B29]-[.A30]&gt;=11;[.A30];[.B29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48" calcext:value-type="float">
            <text:p>4948</text:p>
          </table:table-cell>
          <table:table-cell table:formula="of:=IF([.B30]-[.A31]&gt;=11;[.A31];[.B30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44" calcext:value-type="float">
            <text:p>4944</text:p>
          </table:table-cell>
          <table:table-cell table:formula="of:=IF([.B31]-[.A32]&gt;=11;[.A32];[.B31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40" calcext:value-type="float">
            <text:p>4940</text:p>
          </table:table-cell>
          <table:table-cell table:formula="of:=IF([.B32]-[.A33]&gt;=11;[.A33];[.B32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40" calcext:value-type="float">
            <text:p>4940</text:p>
          </table:table-cell>
          <table:table-cell table:formula="of:=IF([.B33]-[.A34]&gt;=11;[.A34];[.B33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40" calcext:value-type="float">
            <text:p>4940</text:p>
          </table:table-cell>
          <table:table-cell table:formula="of:=IF([.B34]-[.A35]&gt;=11;[.A35];[.B34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38" calcext:value-type="float">
            <text:p>4938</text:p>
          </table:table-cell>
          <table:table-cell table:formula="of:=IF([.B35]-[.A36]&gt;=11;[.A36];[.B35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38" calcext:value-type="float">
            <text:p>4938</text:p>
          </table:table-cell>
          <table:table-cell table:formula="of:=IF([.B36]-[.A37]&gt;=11;[.A37];[.B36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 table:visibility="filter">
          <table:table-cell office:value-type="float" office:value="4938" calcext:value-type="float">
            <text:p>4938</text:p>
          </table:table-cell>
          <table:table-cell table:formula="of:=IF([.B37]-[.A38]&gt;=11;[.A38];[.B37])" office:value-type="float" office:value="4948" calcext:value-type="float">
            <text:p>4948</text:p>
          </table:table-cell>
          <table:table-cell table:number-columns-repeated="9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formula="of:=IF([.B38]-[.A39]&gt;=11;[.A39];[.B38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36" calcext:value-type="float">
            <text:p>4936</text:p>
          </table:table-cell>
          <table:table-cell table:formula="of:=IF([.B39]-[.A40]&gt;=11;[.A40];[.B39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36" calcext:value-type="float">
            <text:p>4936</text:p>
          </table:table-cell>
          <table:table-cell table:formula="of:=IF([.B40]-[.A41]&gt;=11;[.A41];[.B40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34" calcext:value-type="float">
            <text:p>4934</text:p>
          </table:table-cell>
          <table:table-cell table:formula="of:=IF([.B41]-[.A42]&gt;=11;[.A42];[.B41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32" calcext:value-type="float">
            <text:p>4932</text:p>
          </table:table-cell>
          <table:table-cell table:formula="of:=IF([.B42]-[.A43]&gt;=11;[.A43];[.B42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30" calcext:value-type="float">
            <text:p>4930</text:p>
          </table:table-cell>
          <table:table-cell table:formula="of:=IF([.B43]-[.A44]&gt;=11;[.A44];[.B43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28" calcext:value-type="float">
            <text:p>4928</text:p>
          </table:table-cell>
          <table:table-cell table:formula="of:=IF([.B44]-[.A45]&gt;=11;[.A45];[.B44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 table:visibility="filter">
          <table:table-cell office:value-type="float" office:value="4928" calcext:value-type="float">
            <text:p>4928</text:p>
          </table:table-cell>
          <table:table-cell table:formula="of:=IF([.B45]-[.A46]&gt;=11;[.A46];[.B45])" office:value-type="float" office:value="4936" calcext:value-type="float">
            <text:p>4936</text:p>
          </table:table-cell>
          <table:table-cell table:number-columns-repeated="9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IF([.B46]-[.A47]&gt;=11;[.A47];[.B46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2" calcext:value-type="float">
            <text:p>4922</text:p>
          </table:table-cell>
          <table:table-cell table:formula="of:=IF([.B47]-[.A48]&gt;=11;[.A48];[.B47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2" calcext:value-type="float">
            <text:p>4922</text:p>
          </table:table-cell>
          <table:table-cell table:formula="of:=IF([.B48]-[.A49]&gt;=11;[.A49];[.B48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0" calcext:value-type="float">
            <text:p>4920</text:p>
          </table:table-cell>
          <table:table-cell table:formula="of:=IF([.B49]-[.A50]&gt;=11;[.A50];[.B49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0" calcext:value-type="float">
            <text:p>4920</text:p>
          </table:table-cell>
          <table:table-cell table:formula="of:=IF([.B50]-[.A51]&gt;=11;[.A51];[.B50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0" calcext:value-type="float">
            <text:p>4920</text:p>
          </table:table-cell>
          <table:table-cell table:formula="of:=IF([.B51]-[.A52]&gt;=11;[.A52];[.B51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0" calcext:value-type="float">
            <text:p>4920</text:p>
          </table:table-cell>
          <table:table-cell table:formula="of:=IF([.B52]-[.A53]&gt;=11;[.A53];[.B52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20" calcext:value-type="float">
            <text:p>4920</text:p>
          </table:table-cell>
          <table:table-cell table:formula="of:=IF([.B53]-[.A54]&gt;=11;[.A54];[.B53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16" calcext:value-type="float">
            <text:p>4916</text:p>
          </table:table-cell>
          <table:table-cell table:formula="of:=IF([.B54]-[.A55]&gt;=11;[.A55];[.B54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16" calcext:value-type="float">
            <text:p>4916</text:p>
          </table:table-cell>
          <table:table-cell table:formula="of:=IF([.B55]-[.A56]&gt;=11;[.A56];[.B55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14" calcext:value-type="float">
            <text:p>4914</text:p>
          </table:table-cell>
          <table:table-cell table:formula="of:=IF([.B56]-[.A57]&gt;=11;[.A57];[.B56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14" calcext:value-type="float">
            <text:p>4914</text:p>
          </table:table-cell>
          <table:table-cell table:formula="of:=IF([.B57]-[.A58]&gt;=11;[.A58];[.B57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12" calcext:value-type="float">
            <text:p>4912</text:p>
          </table:table-cell>
          <table:table-cell table:formula="of:=IF([.B58]-[.A59]&gt;=11;[.A59];[.B58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 table:visibility="filter">
          <table:table-cell office:value-type="float" office:value="4912" calcext:value-type="float">
            <text:p>4912</text:p>
          </table:table-cell>
          <table:table-cell table:formula="of:=IF([.B59]-[.A60]&gt;=11;[.A60];[.B59])" office:value-type="float" office:value="4922" calcext:value-type="float">
            <text:p>4922</text:p>
          </table:table-cell>
          <table:table-cell table:number-columns-repeated="9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formula="of:=IF([.B60]-[.A61]&gt;=11;[.A61];[.B60])" office:value-type="float" office:value="4906" calcext:value-type="float">
            <text:p>4906</text:p>
          </table:table-cell>
          <table:table-cell table:number-columns-repeated="9"/>
        </table:table-row>
        <table:table-row table:style-name="ro1" table:visibility="filter">
          <table:table-cell office:value-type="float" office:value="4906" calcext:value-type="float">
            <text:p>4906</text:p>
          </table:table-cell>
          <table:table-cell table:formula="of:=IF([.B61]-[.A62]&gt;=11;[.A62];[.B61])" office:value-type="float" office:value="4906" calcext:value-type="float">
            <text:p>4906</text:p>
          </table:table-cell>
          <table:table-cell table:number-columns-repeated="9"/>
        </table:table-row>
        <table:table-row table:style-name="ro1" table:visibility="filter">
          <table:table-cell office:value-type="float" office:value="4904" calcext:value-type="float">
            <text:p>4904</text:p>
          </table:table-cell>
          <table:table-cell table:formula="of:=IF([.B62]-[.A63]&gt;=11;[.A63];[.B62])" office:value-type="float" office:value="4906" calcext:value-type="float">
            <text:p>4906</text:p>
          </table:table-cell>
          <table:table-cell table:number-columns-repeated="9"/>
        </table:table-row>
        <table:table-row table:style-name="ro1" table:visibility="filter">
          <table:table-cell office:value-type="float" office:value="4896" calcext:value-type="float">
            <text:p>4896</text:p>
          </table:table-cell>
          <table:table-cell table:formula="of:=IF([.B63]-[.A64]&gt;=11;[.A64];[.B63])" office:value-type="float" office:value="4906" calcext:value-type="float">
            <text:p>4906</text:p>
          </table:table-cell>
          <table:table-cell table:number-columns-repeated="9"/>
        </table:table-row>
        <table:table-row table:style-name="ro1" table:visibility="filter">
          <table:table-cell office:value-type="float" office:value="4896" calcext:value-type="float">
            <text:p>4896</text:p>
          </table:table-cell>
          <table:table-cell table:formula="of:=IF([.B64]-[.A65]&gt;=11;[.A65];[.B64])" office:value-type="float" office:value="4906" calcext:value-type="float">
            <text:p>4906</text:p>
          </table:table-cell>
          <table:table-cell table:number-columns-repeated="9"/>
        </table:table-row>
        <table:table-row table:style-name="ro1" table:visibility="filter">
          <table:table-cell office:value-type="float" office:value="4896" calcext:value-type="float">
            <text:p>4896</text:p>
          </table:table-cell>
          <table:table-cell table:formula="of:=IF([.B65]-[.A66]&gt;=11;[.A66];[.B65])" office:value-type="float" office:value="4906" calcext:value-type="float">
            <text:p>4906</text:p>
          </table:table-cell>
          <table:table-cell table:number-columns-repeated="9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formula="of:=IF([.B66]-[.A67]&gt;=11;[.A67];[.B66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92" calcext:value-type="float">
            <text:p>4892</text:p>
          </table:table-cell>
          <table:table-cell table:formula="of:=IF([.B67]-[.A68]&gt;=11;[.A68];[.B67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92" calcext:value-type="float">
            <text:p>4892</text:p>
          </table:table-cell>
          <table:table-cell table:formula="of:=IF([.B68]-[.A69]&gt;=11;[.A69];[.B68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90" calcext:value-type="float">
            <text:p>4890</text:p>
          </table:table-cell>
          <table:table-cell table:formula="of:=IF([.B69]-[.A70]&gt;=11;[.A70];[.B69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90" calcext:value-type="float">
            <text:p>4890</text:p>
          </table:table-cell>
          <table:table-cell table:formula="of:=IF([.B70]-[.A71]&gt;=11;[.A71];[.B70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90" calcext:value-type="float">
            <text:p>4890</text:p>
          </table:table-cell>
          <table:table-cell table:formula="of:=IF([.B71]-[.A72]&gt;=11;[.A72];[.B71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90" calcext:value-type="float">
            <text:p>4890</text:p>
          </table:table-cell>
          <table:table-cell table:formula="of:=IF([.B72]-[.A73]&gt;=11;[.A73];[.B72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88" calcext:value-type="float">
            <text:p>4888</text:p>
          </table:table-cell>
          <table:table-cell table:formula="of:=IF([.B73]-[.A74]&gt;=11;[.A74];[.B73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84" calcext:value-type="float">
            <text:p>4884</text:p>
          </table:table-cell>
          <table:table-cell table:formula="of:=IF([.B74]-[.A75]&gt;=11;[.A75];[.B74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82" calcext:value-type="float">
            <text:p>4882</text:p>
          </table:table-cell>
          <table:table-cell table:formula="of:=IF([.B75]-[.A76]&gt;=11;[.A76];[.B75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 table:visibility="filter">
          <table:table-cell office:value-type="float" office:value="4882" calcext:value-type="float">
            <text:p>4882</text:p>
          </table:table-cell>
          <table:table-cell table:formula="of:=IF([.B76]-[.A77]&gt;=11;[.A77];[.B76])" office:value-type="float" office:value="4892" calcext:value-type="float">
            <text:p>4892</text:p>
          </table:table-cell>
          <table:table-cell table:number-columns-repeated="9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B77]-[.A78]&gt;=11;[.A78];[.B77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80" calcext:value-type="float">
            <text:p>4880</text:p>
          </table:table-cell>
          <table:table-cell table:formula="of:=IF([.B78]-[.A79]&gt;=11;[.A79];[.B78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78" calcext:value-type="float">
            <text:p>4878</text:p>
          </table:table-cell>
          <table:table-cell table:formula="of:=IF([.B79]-[.A80]&gt;=11;[.A80];[.B79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76" calcext:value-type="float">
            <text:p>4876</text:p>
          </table:table-cell>
          <table:table-cell table:formula="of:=IF([.B80]-[.A81]&gt;=11;[.A81];[.B80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76" calcext:value-type="float">
            <text:p>4876</text:p>
          </table:table-cell>
          <table:table-cell table:formula="of:=IF([.B81]-[.A82]&gt;=11;[.A82];[.B81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74" calcext:value-type="float">
            <text:p>4874</text:p>
          </table:table-cell>
          <table:table-cell table:formula="of:=IF([.B82]-[.A83]&gt;=11;[.A83];[.B82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74" calcext:value-type="float">
            <text:p>4874</text:p>
          </table:table-cell>
          <table:table-cell table:formula="of:=IF([.B83]-[.A84]&gt;=11;[.A84];[.B83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 table:visibility="filter">
          <table:table-cell office:value-type="float" office:value="4872" calcext:value-type="float">
            <text:p>4872</text:p>
          </table:table-cell>
          <table:table-cell table:formula="of:=IF([.B84]-[.A85]&gt;=11;[.A85];[.B84])" office:value-type="float" office:value="4880" calcext:value-type="float">
            <text:p>4880</text:p>
          </table:table-cell>
          <table:table-cell table:number-columns-repeated="9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B85]-[.A86]&gt;=11;[.A86];[.B85])" office:value-type="float" office:value="4856" calcext:value-type="float">
            <text:p>4856</text:p>
          </table:table-cell>
          <table:table-cell table:number-columns-repeated="9"/>
        </table:table-row>
        <table:table-row table:style-name="ro1" table:visibility="filter">
          <table:table-cell office:value-type="float" office:value="4850" calcext:value-type="float">
            <text:p>4850</text:p>
          </table:table-cell>
          <table:table-cell table:formula="of:=IF([.B86]-[.A87]&gt;=11;[.A87];[.B86])" office:value-type="float" office:value="4856" calcext:value-type="float">
            <text:p>4856</text:p>
          </table:table-cell>
          <table:table-cell table:number-columns-repeated="9"/>
        </table:table-row>
        <table:table-row table:style-name="ro1" table:visibility="filter">
          <table:table-cell office:value-type="float" office:value="4848" calcext:value-type="float">
            <text:p>4848</text:p>
          </table:table-cell>
          <table:table-cell table:formula="of:=IF([.B87]-[.A88]&gt;=11;[.A88];[.B87])" office:value-type="float" office:value="4856" calcext:value-type="float">
            <text:p>4856</text:p>
          </table:table-cell>
          <table:table-cell table:number-columns-repeated="9"/>
        </table:table-row>
        <table:table-row table:style-name="ro1" table:visibility="filter">
          <table:table-cell office:value-type="float" office:value="4848" calcext:value-type="float">
            <text:p>4848</text:p>
          </table:table-cell>
          <table:table-cell table:formula="of:=IF([.B88]-[.A89]&gt;=11;[.A89];[.B88])" office:value-type="float" office:value="4856" calcext:value-type="float">
            <text:p>4856</text:p>
          </table:table-cell>
          <table:table-cell table:number-columns-repeated="9"/>
        </table:table-row>
        <table:table-row table:style-name="ro1" table:visibility="filter">
          <table:table-cell office:value-type="float" office:value="4846" calcext:value-type="float">
            <text:p>4846</text:p>
          </table:table-cell>
          <table:table-cell table:formula="of:=IF([.B89]-[.A90]&gt;=11;[.A90];[.B89])" office:value-type="float" office:value="4856" calcext:value-type="float">
            <text:p>4856</text:p>
          </table:table-cell>
          <table:table-cell table:number-columns-repeated="9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IF([.B90]-[.A91]&gt;=11;[.A91];[.B90])" office:value-type="float" office:value="4844" calcext:value-type="float">
            <text:p>4844</text:p>
          </table:table-cell>
          <table:table-cell table:number-columns-repeated="9"/>
        </table:table-row>
        <table:table-row table:style-name="ro1" table:visibility="filter">
          <table:table-cell office:value-type="float" office:value="4842" calcext:value-type="float">
            <text:p>4842</text:p>
          </table:table-cell>
          <table:table-cell table:formula="of:=IF([.B91]-[.A92]&gt;=11;[.A92];[.B91])" office:value-type="float" office:value="4844" calcext:value-type="float">
            <text:p>4844</text:p>
          </table:table-cell>
          <table:table-cell table:number-columns-repeated="9"/>
        </table:table-row>
        <table:table-row table:style-name="ro1" table:visibility="filter">
          <table:table-cell office:value-type="float" office:value="4840" calcext:value-type="float">
            <text:p>4840</text:p>
          </table:table-cell>
          <table:table-cell table:formula="of:=IF([.B92]-[.A93]&gt;=11;[.A93];[.B92])" office:value-type="float" office:value="4844" calcext:value-type="float">
            <text:p>4844</text:p>
          </table:table-cell>
          <table:table-cell table:number-columns-repeated="9"/>
        </table:table-row>
        <table:table-row table:style-name="ro1" table:visibility="filter">
          <table:table-cell office:value-type="float" office:value="4836" calcext:value-type="float">
            <text:p>4836</text:p>
          </table:table-cell>
          <table:table-cell table:formula="of:=IF([.B93]-[.A94]&gt;=11;[.A94];[.B93])" office:value-type="float" office:value="4844" calcext:value-type="float">
            <text:p>4844</text:p>
          </table:table-cell>
          <table:table-cell table:number-columns-repeated="9"/>
        </table:table-row>
        <table:table-row table:style-name="ro1" table:visibility="filter">
          <table:table-cell office:value-type="float" office:value="4836" calcext:value-type="float">
            <text:p>4836</text:p>
          </table:table-cell>
          <table:table-cell table:formula="of:=IF([.B94]-[.A95]&gt;=11;[.A95];[.B94])"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IF([.B95]-[.A96]&gt;=11;[.A96];[.B95])" office:value-type="float" office:value="4832" calcext:value-type="float">
            <text:p>4832</text:p>
          </table:table-cell>
          <table:table-cell table:number-columns-repeated="9"/>
        </table:table-row>
        <table:table-row table:style-name="ro1" table:visibility="filter">
          <table:table-cell office:value-type="float" office:value="4832" calcext:value-type="float">
            <text:p>4832</text:p>
          </table:table-cell>
          <table:table-cell table:formula="of:=IF([.B96]-[.A97]&gt;=11;[.A97];[.B96])" office:value-type="float" office:value="4832" calcext:value-type="float">
            <text:p>4832</text:p>
          </table:table-cell>
          <table:table-cell table:number-columns-repeated="9"/>
        </table:table-row>
        <table:table-row table:style-name="ro1" table:visibility="filter">
          <table:table-cell office:value-type="float" office:value="4830" calcext:value-type="float">
            <text:p>4830</text:p>
          </table:table-cell>
          <table:table-cell table:formula="of:=IF([.B97]-[.A98]&gt;=11;[.A98];[.B97])" office:value-type="float" office:value="4832" calcext:value-type="float">
            <text:p>4832</text:p>
          </table:table-cell>
          <table:table-cell table:number-columns-repeated="9"/>
        </table:table-row>
        <table:table-row table:style-name="ro1" table:visibility="filter">
          <table:table-cell office:value-type="float" office:value="4830" calcext:value-type="float">
            <text:p>4830</text:p>
          </table:table-cell>
          <table:table-cell table:formula="of:=IF([.B98]-[.A99]&gt;=11;[.A99];[.B98])" office:value-type="float" office:value="4832" calcext:value-type="float">
            <text:p>4832</text:p>
          </table:table-cell>
          <table:table-cell table:number-columns-repeated="9"/>
        </table:table-row>
        <table:table-row table:style-name="ro1" table:visibility="filter">
          <table:table-cell office:value-type="float" office:value="4826" calcext:value-type="float">
            <text:p>4826</text:p>
          </table:table-cell>
          <table:table-cell table:formula="of:=IF([.B99]-[.A100]&gt;=11;[.A100];[.B99])" office:value-type="float" office:value="4832" calcext:value-type="float">
            <text:p>4832</text:p>
          </table:table-cell>
          <table:table-cell table:number-columns-repeated="9"/>
        </table:table-row>
        <table:table-row table:style-name="ro1" table:visibility="filter">
          <table:table-cell office:value-type="float" office:value="4826" calcext:value-type="float">
            <text:p>4826</text:p>
          </table:table-cell>
          <table:table-cell table:formula="of:=IF([.B100]-[.A101]&gt;=11;[.A101];[.B100])" office:value-type="float" office:value="4832" calcext:value-type="float">
            <text:p>4832</text:p>
          </table:table-cell>
          <table:table-cell table:number-columns-repeated="9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B101]-[.A102]&gt;=11;[.A102];[.B101])" office:value-type="float" office:value="4820" calcext:value-type="float">
            <text:p>4820</text:p>
          </table:table-cell>
          <table:table-cell table:number-columns-repeated="9"/>
        </table:table-row>
        <table:table-row table:style-name="ro1" table:visibility="filter">
          <table:table-cell office:value-type="float" office:value="4820" calcext:value-type="float">
            <text:p>4820</text:p>
          </table:table-cell>
          <table:table-cell table:formula="of:=IF([.B102]-[.A103]&gt;=11;[.A103];[.B102])" office:value-type="float" office:value="4820" calcext:value-type="float">
            <text:p>4820</text:p>
          </table:table-cell>
          <table:table-cell table:number-columns-repeated="9"/>
        </table:table-row>
        <table:table-row table:style-name="ro1" table:visibility="filter">
          <table:table-cell office:value-type="float" office:value="4818" calcext:value-type="float">
            <text:p>4818</text:p>
          </table:table-cell>
          <table:table-cell table:formula="of:=IF([.B103]-[.A104]&gt;=11;[.A104];[.B103])" office:value-type="float" office:value="4820" calcext:value-type="float">
            <text:p>4820</text:p>
          </table:table-cell>
          <table:table-cell table:number-columns-repeated="9"/>
        </table:table-row>
        <table:table-row table:style-name="ro1" table:visibility="filter">
          <table:table-cell office:value-type="float" office:value="4814" calcext:value-type="float">
            <text:p>4814</text:p>
          </table:table-cell>
          <table:table-cell table:formula="of:=IF([.B104]-[.A105]&gt;=11;[.A105];[.B104])" office:value-type="float" office:value="4820" calcext:value-type="float">
            <text:p>4820</text:p>
          </table:table-cell>
          <table:table-cell table:number-columns-repeated="9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IF([.B105]-[.A106]&gt;=11;[.A106];[.B105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806" calcext:value-type="float">
            <text:p>4806</text:p>
          </table:table-cell>
          <table:table-cell table:formula="of:=IF([.B106]-[.A107]&gt;=11;[.A107];[.B106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804" calcext:value-type="float">
            <text:p>4804</text:p>
          </table:table-cell>
          <table:table-cell table:formula="of:=IF([.B107]-[.A108]&gt;=11;[.A108];[.B107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802" calcext:value-type="float">
            <text:p>4802</text:p>
          </table:table-cell>
          <table:table-cell table:formula="of:=IF([.B108]-[.A109]&gt;=11;[.A109];[.B108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798" calcext:value-type="float">
            <text:p>4798</text:p>
          </table:table-cell>
          <table:table-cell table:formula="of:=IF([.B109]-[.A110]&gt;=11;[.A110];[.B109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798" calcext:value-type="float">
            <text:p>4798</text:p>
          </table:table-cell>
          <table:table-cell table:formula="of:=IF([.B110]-[.A111]&gt;=11;[.A111];[.B110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798" calcext:value-type="float">
            <text:p>4798</text:p>
          </table:table-cell>
          <table:table-cell table:formula="of:=IF([.B111]-[.A112]&gt;=11;[.A112];[.B111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798" calcext:value-type="float">
            <text:p>4798</text:p>
          </table:table-cell>
          <table:table-cell table:formula="of:=IF([.B112]-[.A113]&gt;=11;[.A113];[.B112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 table:visibility="filter">
          <table:table-cell office:value-type="float" office:value="4798" calcext:value-type="float">
            <text:p>4798</text:p>
          </table:table-cell>
          <table:table-cell table:formula="of:=IF([.B113]-[.A114]&gt;=11;[.A114];[.B113])" office:value-type="float" office:value="4808" calcext:value-type="float">
            <text:p>4808</text:p>
          </table:table-cell>
          <table:table-cell table:number-columns-repeated="9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[.B114]-[.A115]&gt;=11;[.A115];[.B114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90" calcext:value-type="float">
            <text:p>4790</text:p>
          </table:table-cell>
          <table:table-cell table:formula="of:=IF([.B115]-[.A116]&gt;=11;[.A116];[.B115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8" calcext:value-type="float">
            <text:p>4788</text:p>
          </table:table-cell>
          <table:table-cell table:formula="of:=IF([.B116]-[.A117]&gt;=11;[.A117];[.B116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6" calcext:value-type="float">
            <text:p>4786</text:p>
          </table:table-cell>
          <table:table-cell table:formula="of:=IF([.B117]-[.A118]&gt;=11;[.A118];[.B117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6" calcext:value-type="float">
            <text:p>4786</text:p>
          </table:table-cell>
          <table:table-cell table:formula="of:=IF([.B118]-[.A119]&gt;=11;[.A119];[.B118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6" calcext:value-type="float">
            <text:p>4786</text:p>
          </table:table-cell>
          <table:table-cell table:formula="of:=IF([.B119]-[.A120]&gt;=11;[.A120];[.B119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6" calcext:value-type="float">
            <text:p>4786</text:p>
          </table:table-cell>
          <table:table-cell table:formula="of:=IF([.B120]-[.A121]&gt;=11;[.A121];[.B120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4" calcext:value-type="float">
            <text:p>4784</text:p>
          </table:table-cell>
          <table:table-cell table:formula="of:=IF([.B121]-[.A122]&gt;=11;[.A122];[.B121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4" calcext:value-type="float">
            <text:p>4784</text:p>
          </table:table-cell>
          <table:table-cell table:formula="of:=IF([.B122]-[.A123]&gt;=11;[.A123];[.B122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2" calcext:value-type="float">
            <text:p>4782</text:p>
          </table:table-cell>
          <table:table-cell table:formula="of:=IF([.B123]-[.A124]&gt;=11;[.A124];[.B123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0" calcext:value-type="float">
            <text:p>4780</text:p>
          </table:table-cell>
          <table:table-cell table:formula="of:=IF([.B124]-[.A125]&gt;=11;[.A125];[.B124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 table:visibility="filter">
          <table:table-cell office:value-type="float" office:value="4780" calcext:value-type="float">
            <text:p>4780</text:p>
          </table:table-cell>
          <table:table-cell table:formula="of:=IF([.B125]-[.A126]&gt;=11;[.A126];[.B125])" office:value-type="float" office:value="4790" calcext:value-type="float">
            <text:p>4790</text:p>
          </table:table-cell>
          <table:table-cell table:number-columns-repeated="9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formula="of:=IF([.B126]-[.A127]&gt;=11;[.A127];[.B126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 table:visibility="filter">
          <table:table-cell office:value-type="float" office:value="4776" calcext:value-type="float">
            <text:p>4776</text:p>
          </table:table-cell>
          <table:table-cell table:formula="of:=IF([.B127]-[.A128]&gt;=11;[.A128];[.B127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 table:visibility="filter">
          <table:table-cell office:value-type="float" office:value="4776" calcext:value-type="float">
            <text:p>4776</text:p>
          </table:table-cell>
          <table:table-cell table:formula="of:=IF([.B128]-[.A129]&gt;=11;[.A129];[.B128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 table:visibility="filter">
          <table:table-cell office:value-type="float" office:value="4768" calcext:value-type="float">
            <text:p>4768</text:p>
          </table:table-cell>
          <table:table-cell table:formula="of:=IF([.B129]-[.A130]&gt;=11;[.A130];[.B129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 table:visibility="filter">
          <table:table-cell office:value-type="float" office:value="4768" calcext:value-type="float">
            <text:p>4768</text:p>
          </table:table-cell>
          <table:table-cell table:formula="of:=IF([.B130]-[.A131]&gt;=11;[.A131];[.B130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 table:visibility="filter">
          <table:table-cell office:value-type="float" office:value="4768" calcext:value-type="float">
            <text:p>4768</text:p>
          </table:table-cell>
          <table:table-cell table:formula="of:=IF([.B131]-[.A132]&gt;=11;[.A132];[.B131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 table:visibility="filter">
          <table:table-cell office:value-type="float" office:value="4768" calcext:value-type="float">
            <text:p>4768</text:p>
          </table:table-cell>
          <table:table-cell table:formula="of:=IF([.B132]-[.A133]&gt;=11;[.A133];[.B132])" office:value-type="float" office:value="4778" calcext:value-type="float">
            <text:p>4778</text:p>
          </table:table-cell>
          <table:table-cell table:number-columns-repeated="9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IF([.B133]-[.A134]&gt;=11;[.A134];[.B133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 table:visibility="filter">
          <table:table-cell office:value-type="float" office:value="4766" calcext:value-type="float">
            <text:p>4766</text:p>
          </table:table-cell>
          <table:table-cell table:formula="of:=IF([.B134]-[.A135]&gt;=11;[.A135];[.B134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 table:visibility="filter">
          <table:table-cell office:value-type="float" office:value="4762" calcext:value-type="float">
            <text:p>4762</text:p>
          </table:table-cell>
          <table:table-cell table:formula="of:=IF([.B135]-[.A136]&gt;=11;[.A136];[.B135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 table:visibility="filter">
          <table:table-cell office:value-type="float" office:value="4762" calcext:value-type="float">
            <text:p>4762</text:p>
          </table:table-cell>
          <table:table-cell table:formula="of:=IF([.B136]-[.A137]&gt;=11;[.A137];[.B136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 table:visibility="filter">
          <table:table-cell office:value-type="float" office:value="4760" calcext:value-type="float">
            <text:p>4760</text:p>
          </table:table-cell>
          <table:table-cell table:formula="of:=IF([.B137]-[.A138]&gt;=11;[.A138];[.B137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 table:visibility="filter">
          <table:table-cell office:value-type="float" office:value="4758" calcext:value-type="float">
            <text:p>4758</text:p>
          </table:table-cell>
          <table:table-cell table:formula="of:=IF([.B138]-[.A139]&gt;=11;[.A139];[.B138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 table:visibility="filter">
          <table:table-cell office:value-type="float" office:value="4756" calcext:value-type="float">
            <text:p>4756</text:p>
          </table:table-cell>
          <table:table-cell table:formula="of:=IF([.B139]-[.A140]&gt;=11;[.A140];[.B139])" office:value-type="float" office:value="4766" calcext:value-type="float">
            <text:p>4766</text:p>
          </table:table-cell>
          <table:table-cell table:number-columns-repeated="9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IF([.B140]-[.A141]&gt;=11;[.A141];[.B140])" office:value-type="float" office:value="4754" calcext:value-type="float">
            <text:p>4754</text:p>
          </table:table-cell>
          <table:table-cell table:number-columns-repeated="9"/>
        </table:table-row>
        <table:table-row table:style-name="ro1" table:visibility="filter">
          <table:table-cell office:value-type="float" office:value="4748" calcext:value-type="float">
            <text:p>4748</text:p>
          </table:table-cell>
          <table:table-cell table:formula="of:=IF([.B141]-[.A142]&gt;=11;[.A142];[.B141])" office:value-type="float" office:value="4754" calcext:value-type="float">
            <text:p>4754</text:p>
          </table:table-cell>
          <table:table-cell table:number-columns-repeated="9"/>
        </table:table-row>
        <table:table-row table:style-name="ro1" table:visibility="filter">
          <table:table-cell office:value-type="float" office:value="4748" calcext:value-type="float">
            <text:p>4748</text:p>
          </table:table-cell>
          <table:table-cell table:formula="of:=IF([.B142]-[.A143]&gt;=11;[.A143];[.B142])" office:value-type="float" office:value="4754" calcext:value-type="float">
            <text:p>4754</text:p>
          </table:table-cell>
          <table:table-cell table:number-columns-repeated="9"/>
        </table:table-row>
        <table:table-row table:style-name="ro1" table:visibility="filter">
          <table:table-cell office:value-type="float" office:value="4748" calcext:value-type="float">
            <text:p>4748</text:p>
          </table:table-cell>
          <table:table-cell table:formula="of:=IF([.B143]-[.A144]&gt;=11;[.A144];[.B143])" office:value-type="float" office:value="4754" calcext:value-type="float">
            <text:p>4754</text:p>
          </table:table-cell>
          <table:table-cell table:number-columns-repeated="9"/>
        </table:table-row>
        <table:table-row table:style-name="ro1" table:visibility="filter">
          <table:table-cell office:value-type="float" office:value="4744" calcext:value-type="float">
            <text:p>4744</text:p>
          </table:table-cell>
          <table:table-cell table:formula="of:=IF([.B144]-[.A145]&gt;=11;[.A145];[.B144])" office:value-type="float" office:value="4754" calcext:value-type="float">
            <text:p>4754</text:p>
          </table:table-cell>
          <table:table-cell table:number-columns-repeated="9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IF([.B145]-[.A146]&gt;=11;[.A146];[.B145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8" calcext:value-type="float">
            <text:p>4738</text:p>
          </table:table-cell>
          <table:table-cell table:formula="of:=IF([.B146]-[.A147]&gt;=11;[.A147];[.B146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8" calcext:value-type="float">
            <text:p>4738</text:p>
          </table:table-cell>
          <table:table-cell table:formula="of:=IF([.B147]-[.A148]&gt;=11;[.A148];[.B147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8" calcext:value-type="float">
            <text:p>4738</text:p>
          </table:table-cell>
          <table:table-cell table:formula="of:=IF([.B148]-[.A149]&gt;=11;[.A149];[.B148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8" calcext:value-type="float">
            <text:p>4738</text:p>
          </table:table-cell>
          <table:table-cell table:formula="of:=IF([.B149]-[.A150]&gt;=11;[.A150];[.B149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8" calcext:value-type="float">
            <text:p>4738</text:p>
          </table:table-cell>
          <table:table-cell table:formula="of:=IF([.B150]-[.A151]&gt;=11;[.A151];[.B150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4" calcext:value-type="float">
            <text:p>4734</text:p>
          </table:table-cell>
          <table:table-cell table:formula="of:=IF([.B151]-[.A152]&gt;=11;[.A152];[.B151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 table:visibility="filter">
          <table:table-cell office:value-type="float" office:value="4734" calcext:value-type="float">
            <text:p>4734</text:p>
          </table:table-cell>
          <table:table-cell table:formula="of:=IF([.B152]-[.A153]&gt;=11;[.A153];[.B152])" office:value-type="float" office:value="4742" calcext:value-type="float">
            <text:p>4742</text:p>
          </table:table-cell>
          <table:table-cell table:number-columns-repeated="9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IF([.B153]-[.A154]&gt;=11;[.A154];[.B153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30" calcext:value-type="float">
            <text:p>4730</text:p>
          </table:table-cell>
          <table:table-cell table:formula="of:=IF([.B154]-[.A155]&gt;=11;[.A155];[.B154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28" calcext:value-type="float">
            <text:p>4728</text:p>
          </table:table-cell>
          <table:table-cell table:formula="of:=IF([.B155]-[.A156]&gt;=11;[.A156];[.B155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26" calcext:value-type="float">
            <text:p>4726</text:p>
          </table:table-cell>
          <table:table-cell table:formula="of:=IF([.B156]-[.A157]&gt;=11;[.A157];[.B156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24" calcext:value-type="float">
            <text:p>4724</text:p>
          </table:table-cell>
          <table:table-cell table:formula="of:=IF([.B157]-[.A158]&gt;=11;[.A158];[.B157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22" calcext:value-type="float">
            <text:p>4722</text:p>
          </table:table-cell>
          <table:table-cell table:formula="of:=IF([.B158]-[.A159]&gt;=11;[.A159];[.B158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22" calcext:value-type="float">
            <text:p>4722</text:p>
          </table:table-cell>
          <table:table-cell table:formula="of:=IF([.B159]-[.A160]&gt;=11;[.A160];[.B159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 table:visibility="filter">
          <table:table-cell office:value-type="float" office:value="4720" calcext:value-type="float">
            <text:p>4720</text:p>
          </table:table-cell>
          <table:table-cell table:formula="of:=IF([.B160]-[.A161]&gt;=11;[.A161];[.B160])"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IF([.B161]-[.A162]&gt;=11;[.A162];[.B161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6" calcext:value-type="float">
            <text:p>4716</text:p>
          </table:table-cell>
          <table:table-cell table:formula="of:=IF([.B162]-[.A163]&gt;=11;[.A163];[.B162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6" calcext:value-type="float">
            <text:p>4716</text:p>
          </table:table-cell>
          <table:table-cell table:formula="of:=IF([.B163]-[.A164]&gt;=11;[.A164];[.B163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6" calcext:value-type="float">
            <text:p>4716</text:p>
          </table:table-cell>
          <table:table-cell table:formula="of:=IF([.B164]-[.A165]&gt;=11;[.A165];[.B164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4" calcext:value-type="float">
            <text:p>4714</text:p>
          </table:table-cell>
          <table:table-cell table:formula="of:=IF([.B165]-[.A166]&gt;=11;[.A166];[.B165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4" calcext:value-type="float">
            <text:p>4714</text:p>
          </table:table-cell>
          <table:table-cell table:formula="of:=IF([.B166]-[.A167]&gt;=11;[.A167];[.B166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4" calcext:value-type="float">
            <text:p>4714</text:p>
          </table:table-cell>
          <table:table-cell table:formula="of:=IF([.B167]-[.A168]&gt;=11;[.A168];[.B167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2" calcext:value-type="float">
            <text:p>4712</text:p>
          </table:table-cell>
          <table:table-cell table:formula="of:=IF([.B168]-[.A169]&gt;=11;[.A169];[.B168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12" calcext:value-type="float">
            <text:p>4712</text:p>
          </table:table-cell>
          <table:table-cell table:formula="of:=IF([.B169]-[.A170]&gt;=11;[.A170];[.B169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08" calcext:value-type="float">
            <text:p>4708</text:p>
          </table:table-cell>
          <table:table-cell table:formula="of:=IF([.B170]-[.A171]&gt;=11;[.A171];[.B170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 table:visibility="filter">
          <table:table-cell office:value-type="float" office:value="4708" calcext:value-type="float">
            <text:p>4708</text:p>
          </table:table-cell>
          <table:table-cell table:formula="of:=IF([.B171]-[.A172]&gt;=11;[.A172];[.B171])" office:value-type="float" office:value="4718" calcext:value-type="float">
            <text:p>4718</text:p>
          </table:table-cell>
          <table:table-cell table:number-columns-repeated="9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formula="of:=IF([.B172]-[.A173]&gt;=11;[.A173];[.B172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704" calcext:value-type="float">
            <text:p>4704</text:p>
          </table:table-cell>
          <table:table-cell table:formula="of:=IF([.B173]-[.A174]&gt;=11;[.A174];[.B173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704" calcext:value-type="float">
            <text:p>4704</text:p>
          </table:table-cell>
          <table:table-cell table:formula="of:=IF([.B174]-[.A175]&gt;=11;[.A175];[.B174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704" calcext:value-type="float">
            <text:p>4704</text:p>
          </table:table-cell>
          <table:table-cell table:formula="of:=IF([.B175]-[.A176]&gt;=11;[.A176];[.B175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700" calcext:value-type="float">
            <text:p>4700</text:p>
          </table:table-cell>
          <table:table-cell table:formula="of:=IF([.B176]-[.A177]&gt;=11;[.A177];[.B176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698" calcext:value-type="float">
            <text:p>4698</text:p>
          </table:table-cell>
          <table:table-cell table:formula="of:=IF([.B177]-[.A178]&gt;=11;[.A178];[.B177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696" calcext:value-type="float">
            <text:p>4696</text:p>
          </table:table-cell>
          <table:table-cell table:formula="of:=IF([.B178]-[.A179]&gt;=11;[.A179];[.B178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696" calcext:value-type="float">
            <text:p>4696</text:p>
          </table:table-cell>
          <table:table-cell table:formula="of:=IF([.B179]-[.A180]&gt;=11;[.A180];[.B179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 table:visibility="filter">
          <table:table-cell office:value-type="float" office:value="4694" calcext:value-type="float">
            <text:p>4694</text:p>
          </table:table-cell>
          <table:table-cell table:formula="of:=IF([.B180]-[.A181]&gt;=11;[.A181];[.B180])" office:value-type="float" office:value="4704" calcext:value-type="float">
            <text:p>4704</text:p>
          </table:table-cell>
          <table:table-cell table:number-columns-repeated="9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formula="of:=IF([.B181]-[.A182]&gt;=11;[.A182];[.B181])" office:value-type="float" office:value="4692" calcext:value-type="float">
            <text:p>4692</text:p>
          </table:table-cell>
          <table:table-cell table:number-columns-repeated="9"/>
        </table:table-row>
        <table:table-row table:style-name="ro1" table:visibility="filter">
          <table:table-cell office:value-type="float" office:value="4686" calcext:value-type="float">
            <text:p>4686</text:p>
          </table:table-cell>
          <table:table-cell table:formula="of:=IF([.B182]-[.A183]&gt;=11;[.A183];[.B182])" office:value-type="float" office:value="4692" calcext:value-type="float">
            <text:p>4692</text:p>
          </table:table-cell>
          <table:table-cell table:number-columns-repeated="9"/>
        </table:table-row>
        <table:table-row table:style-name="ro1" table:visibility="filter">
          <table:table-cell office:value-type="float" office:value="4686" calcext:value-type="float">
            <text:p>4686</text:p>
          </table:table-cell>
          <table:table-cell table:formula="of:=IF([.B183]-[.A184]&gt;=11;[.A184];[.B183])" office:value-type="float" office:value="4692" calcext:value-type="float">
            <text:p>4692</text:p>
          </table:table-cell>
          <table:table-cell table:number-columns-repeated="9"/>
        </table:table-row>
        <table:table-row table:style-name="ro1" table:visibility="filter">
          <table:table-cell office:value-type="float" office:value="4686" calcext:value-type="float">
            <text:p>4686</text:p>
          </table:table-cell>
          <table:table-cell table:formula="of:=IF([.B184]-[.A185]&gt;=11;[.A185];[.B184])" office:value-type="float" office:value="4692" calcext:value-type="float">
            <text:p>4692</text:p>
          </table:table-cell>
          <table:table-cell table:number-columns-repeated="9"/>
        </table:table-row>
        <table:table-row table:style-name="ro1" table:visibility="filter">
          <table:table-cell office:value-type="float" office:value="4684" calcext:value-type="float">
            <text:p>4684</text:p>
          </table:table-cell>
          <table:table-cell table:formula="of:=IF([.B185]-[.A186]&gt;=11;[.A186];[.B185])" office:value-type="float" office:value="4692" calcext:value-type="float">
            <text:p>4692</text:p>
          </table:table-cell>
          <table:table-cell table:number-columns-repeated="9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IF([.B186]-[.A187]&gt;=11;[.A187];[.B186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8" calcext:value-type="float">
            <text:p>4678</text:p>
          </table:table-cell>
          <table:table-cell table:formula="of:=IF([.B187]-[.A188]&gt;=11;[.A188];[.B187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6" calcext:value-type="float">
            <text:p>4676</text:p>
          </table:table-cell>
          <table:table-cell table:formula="of:=IF([.B188]-[.A189]&gt;=11;[.A189];[.B188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6" calcext:value-type="float">
            <text:p>4676</text:p>
          </table:table-cell>
          <table:table-cell table:formula="of:=IF([.B189]-[.A190]&gt;=11;[.A190];[.B189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4" calcext:value-type="float">
            <text:p>4674</text:p>
          </table:table-cell>
          <table:table-cell table:formula="of:=IF([.B190]-[.A191]&gt;=11;[.A191];[.B190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4" calcext:value-type="float">
            <text:p>4674</text:p>
          </table:table-cell>
          <table:table-cell table:formula="of:=IF([.B191]-[.A192]&gt;=11;[.A192];[.B191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4" calcext:value-type="float">
            <text:p>4674</text:p>
          </table:table-cell>
          <table:table-cell table:formula="of:=IF([.B192]-[.A193]&gt;=11;[.A193];[.B192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72" calcext:value-type="float">
            <text:p>4672</text:p>
          </table:table-cell>
          <table:table-cell table:formula="of:=IF([.B193]-[.A194]&gt;=11;[.A194];[.B193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 table:visibility="filter">
          <table:table-cell office:value-type="float" office:value="4668" calcext:value-type="float">
            <text:p>4668</text:p>
          </table:table-cell>
          <table:table-cell table:formula="of:=IF([.B194]-[.A195]&gt;=11;[.A195];[.B194])" office:value-type="float" office:value="4678" calcext:value-type="float">
            <text:p>4678</text:p>
          </table:table-cell>
          <table:table-cell table:number-columns-repeated="9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IF([.B195]-[.A196]&gt;=11;[.A196];[.B195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62" calcext:value-type="float">
            <text:p>4662</text:p>
          </table:table-cell>
          <table:table-cell table:formula="of:=IF([.B196]-[.A197]&gt;=11;[.A197];[.B196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62" calcext:value-type="float">
            <text:p>4662</text:p>
          </table:table-cell>
          <table:table-cell table:formula="of:=IF([.B197]-[.A198]&gt;=11;[.A198];[.B197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60" calcext:value-type="float">
            <text:p>4660</text:p>
          </table:table-cell>
          <table:table-cell table:formula="of:=IF([.B198]-[.A199]&gt;=11;[.A199];[.B198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60" calcext:value-type="float">
            <text:p>4660</text:p>
          </table:table-cell>
          <table:table-cell table:formula="of:=IF([.B199]-[.A200]&gt;=11;[.A200];[.B199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60" calcext:value-type="float">
            <text:p>4660</text:p>
          </table:table-cell>
          <table:table-cell table:formula="of:=IF([.B200]-[.A201]&gt;=11;[.A201];[.B200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56" calcext:value-type="float">
            <text:p>4656</text:p>
          </table:table-cell>
          <table:table-cell table:formula="of:=IF([.B201]-[.A202]&gt;=11;[.A202];[.B201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54" calcext:value-type="float">
            <text:p>4654</text:p>
          </table:table-cell>
          <table:table-cell table:formula="of:=IF([.B202]-[.A203]&gt;=11;[.A203];[.B202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 table:visibility="filter">
          <table:table-cell office:value-type="float" office:value="4654" calcext:value-type="float">
            <text:p>4654</text:p>
          </table:table-cell>
          <table:table-cell table:formula="of:=IF([.B203]-[.A204]&gt;=11;[.A204];[.B203])" office:value-type="float" office:value="4664" calcext:value-type="float">
            <text:p>4664</text:p>
          </table:table-cell>
          <table:table-cell table:number-columns-repeated="9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formula="of:=IF([.B204]-[.A205]&gt;=11;[.A205];[.B204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 table:visibility="filter">
          <table:table-cell office:value-type="float" office:value="4652" calcext:value-type="float">
            <text:p>4652</text:p>
          </table:table-cell>
          <table:table-cell table:formula="of:=IF([.B205]-[.A206]&gt;=11;[.A206];[.B205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 table:visibility="filter">
          <table:table-cell office:value-type="float" office:value="4650" calcext:value-type="float">
            <text:p>4650</text:p>
          </table:table-cell>
          <table:table-cell table:formula="of:=IF([.B206]-[.A207]&gt;=11;[.A207];[.B206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 table:visibility="filter">
          <table:table-cell office:value-type="float" office:value="4646" calcext:value-type="float">
            <text:p>4646</text:p>
          </table:table-cell>
          <table:table-cell table:formula="of:=IF([.B207]-[.A208]&gt;=11;[.A208];[.B207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 table:visibility="filter">
          <table:table-cell office:value-type="float" office:value="4644" calcext:value-type="float">
            <text:p>4644</text:p>
          </table:table-cell>
          <table:table-cell table:formula="of:=IF([.B208]-[.A209]&gt;=11;[.A209];[.B208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 table:visibility="filter">
          <table:table-cell office:value-type="float" office:value="4642" calcext:value-type="float">
            <text:p>4642</text:p>
          </table:table-cell>
          <table:table-cell table:formula="of:=IF([.B209]-[.A210]&gt;=11;[.A210];[.B209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 table:visibility="filter">
          <table:table-cell office:value-type="float" office:value="4642" calcext:value-type="float">
            <text:p>4642</text:p>
          </table:table-cell>
          <table:table-cell table:formula="of:=IF([.B210]-[.A211]&gt;=11;[.A211];[.B210])" office:value-type="float" office:value="4652" calcext:value-type="float">
            <text:p>4652</text:p>
          </table:table-cell>
          <table:table-cell table:number-columns-repeated="9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IF([.B211]-[.A212]&gt;=11;[.A212];[.B211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8" calcext:value-type="float">
            <text:p>4638</text:p>
          </table:table-cell>
          <table:table-cell table:formula="of:=IF([.B212]-[.A213]&gt;=11;[.A213];[.B212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8" calcext:value-type="float">
            <text:p>4638</text:p>
          </table:table-cell>
          <table:table-cell table:formula="of:=IF([.B213]-[.A214]&gt;=11;[.A214];[.B213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8" calcext:value-type="float">
            <text:p>4638</text:p>
          </table:table-cell>
          <table:table-cell table:formula="of:=IF([.B214]-[.A215]&gt;=11;[.A215];[.B214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8" calcext:value-type="float">
            <text:p>4638</text:p>
          </table:table-cell>
          <table:table-cell table:formula="of:=IF([.B215]-[.A216]&gt;=11;[.A216];[.B215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6" calcext:value-type="float">
            <text:p>4636</text:p>
          </table:table-cell>
          <table:table-cell table:formula="of:=IF([.B216]-[.A217]&gt;=11;[.A217];[.B216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4" calcext:value-type="float">
            <text:p>4634</text:p>
          </table:table-cell>
          <table:table-cell table:formula="of:=IF([.B217]-[.A218]&gt;=11;[.A218];[.B217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 table:visibility="filter">
          <table:table-cell office:value-type="float" office:value="4632" calcext:value-type="float">
            <text:p>4632</text:p>
          </table:table-cell>
          <table:table-cell table:formula="of:=IF([.B218]-[.A219]&gt;=11;[.A219];[.B218])"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IF([.B219]-[.A220]&gt;=11;[.A220];[.B219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8" calcext:value-type="float">
            <text:p>4628</text:p>
          </table:table-cell>
          <table:table-cell table:formula="of:=IF([.B220]-[.A221]&gt;=11;[.A221];[.B220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8" calcext:value-type="float">
            <text:p>4628</text:p>
          </table:table-cell>
          <table:table-cell table:formula="of:=IF([.B221]-[.A222]&gt;=11;[.A222];[.B221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6" calcext:value-type="float">
            <text:p>4626</text:p>
          </table:table-cell>
          <table:table-cell table:formula="of:=IF([.B222]-[.A223]&gt;=11;[.A223];[.B222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4" calcext:value-type="float">
            <text:p>4624</text:p>
          </table:table-cell>
          <table:table-cell table:formula="of:=IF([.B223]-[.A224]&gt;=11;[.A224];[.B223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0" calcext:value-type="float">
            <text:p>4620</text:p>
          </table:table-cell>
          <table:table-cell table:formula="of:=IF([.B224]-[.A225]&gt;=11;[.A225];[.B224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0" calcext:value-type="float">
            <text:p>4620</text:p>
          </table:table-cell>
          <table:table-cell table:formula="of:=IF([.B225]-[.A226]&gt;=11;[.A226];[.B225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0" calcext:value-type="float">
            <text:p>4620</text:p>
          </table:table-cell>
          <table:table-cell table:formula="of:=IF([.B226]-[.A227]&gt;=11;[.A227];[.B226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 table:visibility="filter">
          <table:table-cell office:value-type="float" office:value="4620" calcext:value-type="float">
            <text:p>4620</text:p>
          </table:table-cell>
          <table:table-cell table:formula="of:=IF([.B227]-[.A228]&gt;=11;[.A228];[.B227])" office:value-type="float" office:value="4628" calcext:value-type="float">
            <text:p>4628</text:p>
          </table:table-cell>
          <table:table-cell table:number-columns-repeated="9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IF([.B228]-[.A229]&gt;=11;[.A229];[.B228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2" calcext:value-type="float">
            <text:p>4612</text:p>
          </table:table-cell>
          <table:table-cell table:formula="of:=IF([.B229]-[.A230]&gt;=11;[.A230];[.B229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2" calcext:value-type="float">
            <text:p>4612</text:p>
          </table:table-cell>
          <table:table-cell table:formula="of:=IF([.B230]-[.A231]&gt;=11;[.A231];[.B230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2" calcext:value-type="float">
            <text:p>4612</text:p>
          </table:table-cell>
          <table:table-cell table:formula="of:=IF([.B231]-[.A232]&gt;=11;[.A232];[.B231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0" calcext:value-type="float">
            <text:p>4610</text:p>
          </table:table-cell>
          <table:table-cell table:formula="of:=IF([.B232]-[.A233]&gt;=11;[.A233];[.B232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0" calcext:value-type="float">
            <text:p>4610</text:p>
          </table:table-cell>
          <table:table-cell table:formula="of:=IF([.B233]-[.A234]&gt;=11;[.A234];[.B233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0" calcext:value-type="float">
            <text:p>4610</text:p>
          </table:table-cell>
          <table:table-cell table:formula="of:=IF([.B234]-[.A235]&gt;=11;[.A235];[.B234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10" calcext:value-type="float">
            <text:p>4610</text:p>
          </table:table-cell>
          <table:table-cell table:formula="of:=IF([.B235]-[.A236]&gt;=11;[.A236];[.B235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08" calcext:value-type="float">
            <text:p>4608</text:p>
          </table:table-cell>
          <table:table-cell table:formula="of:=IF([.B236]-[.A237]&gt;=11;[.A237];[.B236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08" calcext:value-type="float">
            <text:p>4608</text:p>
          </table:table-cell>
          <table:table-cell table:formula="of:=IF([.B237]-[.A238]&gt;=11;[.A238];[.B237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06" calcext:value-type="float">
            <text:p>4606</text:p>
          </table:table-cell>
          <table:table-cell table:formula="of:=IF([.B238]-[.A239]&gt;=11;[.A239];[.B238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06" calcext:value-type="float">
            <text:p>4606</text:p>
          </table:table-cell>
          <table:table-cell table:formula="of:=IF([.B239]-[.A240]&gt;=11;[.A240];[.B239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 table:visibility="filter">
          <table:table-cell office:value-type="float" office:value="4604" calcext:value-type="float">
            <text:p>4604</text:p>
          </table:table-cell>
          <table:table-cell table:formula="of:=IF([.B240]-[.A241]&gt;=11;[.A241];[.B240])" office:value-type="float" office:value="4614" calcext:value-type="float">
            <text:p>4614</text:p>
          </table:table-cell>
          <table:table-cell table:number-columns-repeated="9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formula="of:=IF([.B241]-[.A242]&gt;=11;[.A242];[.B241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602" calcext:value-type="float">
            <text:p>4602</text:p>
          </table:table-cell>
          <table:table-cell table:formula="of:=IF([.B242]-[.A243]&gt;=11;[.A243];[.B242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600" calcext:value-type="float">
            <text:p>4600</text:p>
          </table:table-cell>
          <table:table-cell table:formula="of:=IF([.B243]-[.A244]&gt;=11;[.A244];[.B243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598" calcext:value-type="float">
            <text:p>4598</text:p>
          </table:table-cell>
          <table:table-cell table:formula="of:=IF([.B244]-[.A245]&gt;=11;[.A245];[.B244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596" calcext:value-type="float">
            <text:p>4596</text:p>
          </table:table-cell>
          <table:table-cell table:formula="of:=IF([.B245]-[.A246]&gt;=11;[.A246];[.B245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594" calcext:value-type="float">
            <text:p>4594</text:p>
          </table:table-cell>
          <table:table-cell table:formula="of:=IF([.B246]-[.A247]&gt;=11;[.A247];[.B246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594" calcext:value-type="float">
            <text:p>4594</text:p>
          </table:table-cell>
          <table:table-cell table:formula="of:=IF([.B247]-[.A248]&gt;=11;[.A248];[.B247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 table:visibility="filter">
          <table:table-cell office:value-type="float" office:value="4592" calcext:value-type="float">
            <text:p>4592</text:p>
          </table:table-cell>
          <table:table-cell table:formula="of:=IF([.B248]-[.A249]&gt;=11;[.A249];[.B248])" office:value-type="float" office:value="4602" calcext:value-type="float">
            <text:p>4602</text:p>
          </table:table-cell>
          <table:table-cell table:number-columns-repeated="9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formula="of:=IF([.B249]-[.A250]&gt;=11;[.A250];[.B249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90" calcext:value-type="float">
            <text:p>4590</text:p>
          </table:table-cell>
          <table:table-cell table:formula="of:=IF([.B250]-[.A251]&gt;=11;[.A251];[.B250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90" calcext:value-type="float">
            <text:p>4590</text:p>
          </table:table-cell>
          <table:table-cell table:formula="of:=IF([.B251]-[.A252]&gt;=11;[.A252];[.B251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88" calcext:value-type="float">
            <text:p>4588</text:p>
          </table:table-cell>
          <table:table-cell table:formula="of:=IF([.B252]-[.A253]&gt;=11;[.A253];[.B252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86" calcext:value-type="float">
            <text:p>4586</text:p>
          </table:table-cell>
          <table:table-cell table:formula="of:=IF([.B253]-[.A254]&gt;=11;[.A254];[.B253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84" calcext:value-type="float">
            <text:p>4584</text:p>
          </table:table-cell>
          <table:table-cell table:formula="of:=IF([.B254]-[.A255]&gt;=11;[.A255];[.B254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84" calcext:value-type="float">
            <text:p>4584</text:p>
          </table:table-cell>
          <table:table-cell table:formula="of:=IF([.B255]-[.A256]&gt;=11;[.A256];[.B255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 table:visibility="filter">
          <table:table-cell office:value-type="float" office:value="4580" calcext:value-type="float">
            <text:p>4580</text:p>
          </table:table-cell>
          <table:table-cell table:formula="of:=IF([.B256]-[.A257]&gt;=11;[.A257];[.B256])" office:value-type="float" office:value="4590" calcext:value-type="float">
            <text:p>4590</text:p>
          </table:table-cell>
          <table:table-cell table:number-columns-repeated="9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formula="of:=IF([.B257]-[.A258]&gt;=11;[.A258];[.B257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8" calcext:value-type="float">
            <text:p>4578</text:p>
          </table:table-cell>
          <table:table-cell table:formula="of:=IF([.B258]-[.A259]&gt;=11;[.A259];[.B258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8" calcext:value-type="float">
            <text:p>4578</text:p>
          </table:table-cell>
          <table:table-cell table:formula="of:=IF([.B259]-[.A260]&gt;=11;[.A260];[.B259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8" calcext:value-type="float">
            <text:p>4578</text:p>
          </table:table-cell>
          <table:table-cell table:formula="of:=IF([.B260]-[.A261]&gt;=11;[.A261];[.B260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4" calcext:value-type="float">
            <text:p>4574</text:p>
          </table:table-cell>
          <table:table-cell table:formula="of:=IF([.B261]-[.A262]&gt;=11;[.A262];[.B261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4" calcext:value-type="float">
            <text:p>4574</text:p>
          </table:table-cell>
          <table:table-cell table:formula="of:=IF([.B262]-[.A263]&gt;=11;[.A263];[.B262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4" calcext:value-type="float">
            <text:p>4574</text:p>
          </table:table-cell>
          <table:table-cell table:formula="of:=IF([.B263]-[.A264]&gt;=11;[.A264];[.B263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2" calcext:value-type="float">
            <text:p>4572</text:p>
          </table:table-cell>
          <table:table-cell table:formula="of:=IF([.B264]-[.A265]&gt;=11;[.A265];[.B264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70" calcext:value-type="float">
            <text:p>4570</text:p>
          </table:table-cell>
          <table:table-cell table:formula="of:=IF([.B265]-[.A266]&gt;=11;[.A266];[.B265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 table:visibility="filter">
          <table:table-cell office:value-type="float" office:value="4568" calcext:value-type="float">
            <text:p>4568</text:p>
          </table:table-cell>
          <table:table-cell table:formula="of:=IF([.B266]-[.A267]&gt;=11;[.A267];[.B266])" office:value-type="float" office:value="4578" calcext:value-type="float">
            <text:p>4578</text:p>
          </table:table-cell>
          <table:table-cell table:number-columns-repeated="9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IF([.B267]-[.A268]&gt;=11;[.A268];[.B267])" office:value-type="float" office:value="4564" calcext:value-type="float">
            <text:p>4564</text:p>
          </table:table-cell>
          <table:table-cell table:number-columns-repeated="9"/>
        </table:table-row>
        <table:table-row table:style-name="ro1" table:visibility="filter">
          <table:table-cell office:value-type="float" office:value="4564" calcext:value-type="float">
            <text:p>4564</text:p>
          </table:table-cell>
          <table:table-cell table:formula="of:=IF([.B268]-[.A269]&gt;=11;[.A269];[.B268])" office:value-type="float" office:value="4564" calcext:value-type="float">
            <text:p>4564</text:p>
          </table:table-cell>
          <table:table-cell table:number-columns-repeated="9"/>
        </table:table-row>
        <table:table-row table:style-name="ro1" table:visibility="filter">
          <table:table-cell office:value-type="float" office:value="4562" calcext:value-type="float">
            <text:p>4562</text:p>
          </table:table-cell>
          <table:table-cell table:formula="of:=IF([.B269]-[.A270]&gt;=11;[.A270];[.B269])" office:value-type="float" office:value="4564" calcext:value-type="float">
            <text:p>4564</text:p>
          </table:table-cell>
          <table:table-cell table:number-columns-repeated="9"/>
        </table:table-row>
        <table:table-row table:style-name="ro1" table:visibility="filter">
          <table:table-cell office:value-type="float" office:value="4562" calcext:value-type="float">
            <text:p>4562</text:p>
          </table:table-cell>
          <table:table-cell table:formula="of:=IF([.B270]-[.A271]&gt;=11;[.A271];[.B270])" office:value-type="float" office:value="4564" calcext:value-type="float">
            <text:p>4564</text:p>
          </table:table-cell>
          <table:table-cell table:number-columns-repeated="9"/>
        </table:table-row>
        <table:table-row table:style-name="ro1" table:visibility="filter">
          <table:table-cell office:value-type="float" office:value="4556" calcext:value-type="float">
            <text:p>4556</text:p>
          </table:table-cell>
          <table:table-cell table:formula="of:=IF([.B271]-[.A272]&gt;=11;[.A272];[.B271])" office:value-type="float" office:value="4564" calcext:value-type="float">
            <text:p>4564</text:p>
          </table:table-cell>
          <table:table-cell table:number-columns-repeated="9"/>
        </table:table-row>
        <table:table-row table:style-name="ro1" table:visibility="filter">
          <table:table-cell office:value-type="float" office:value="4554" calcext:value-type="float">
            <text:p>4554</text:p>
          </table:table-cell>
          <table:table-cell table:formula="of:=IF([.B272]-[.A273]&gt;=11;[.A273];[.B272])" office:value-type="float" office:value="4564" calcext:value-type="float">
            <text:p>4564</text:p>
          </table:table-cell>
          <table:table-cell table:number-columns-repeated="9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formula="of:=IF([.B273]-[.A274]&gt;=11;[.A274];[.B273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 table:visibility="filter">
          <table:table-cell office:value-type="float" office:value="4548" calcext:value-type="float">
            <text:p>4548</text:p>
          </table:table-cell>
          <table:table-cell table:formula="of:=IF([.B274]-[.A275]&gt;=11;[.A275];[.B274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 table:visibility="filter">
          <table:table-cell office:value-type="float" office:value="4544" calcext:value-type="float">
            <text:p>4544</text:p>
          </table:table-cell>
          <table:table-cell table:formula="of:=IF([.B275]-[.A276]&gt;=11;[.A276];[.B275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 table:visibility="filter">
          <table:table-cell office:value-type="float" office:value="4542" calcext:value-type="float">
            <text:p>4542</text:p>
          </table:table-cell>
          <table:table-cell table:formula="of:=IF([.B276]-[.A277]&gt;=11;[.A277];[.B276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 table:visibility="filter">
          <table:table-cell office:value-type="float" office:value="4538" calcext:value-type="float">
            <text:p>4538</text:p>
          </table:table-cell>
          <table:table-cell table:formula="of:=IF([.B277]-[.A278]&gt;=11;[.A278];[.B277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 table:visibility="filter">
          <table:table-cell office:value-type="float" office:value="4538" calcext:value-type="float">
            <text:p>4538</text:p>
          </table:table-cell>
          <table:table-cell table:formula="of:=IF([.B278]-[.A279]&gt;=11;[.A279];[.B278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 table:visibility="filter">
          <table:table-cell office:value-type="float" office:value="4538" calcext:value-type="float">
            <text:p>4538</text:p>
          </table:table-cell>
          <table:table-cell table:formula="of:=IF([.B279]-[.A280]&gt;=11;[.A280];[.B279])" office:value-type="float" office:value="4548" calcext:value-type="float">
            <text:p>4548</text:p>
          </table:table-cell>
          <table:table-cell table:number-columns-repeated="9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formula="of:=IF([.B280]-[.A281]&gt;=11;[.A281];[.B280])" office:value-type="float" office:value="4536" calcext:value-type="float">
            <text:p>4536</text:p>
          </table:table-cell>
          <table:table-cell table:number-columns-repeated="9"/>
        </table:table-row>
        <table:table-row table:style-name="ro1" table:visibility="filter">
          <table:table-cell office:value-type="float" office:value="4536" calcext:value-type="float">
            <text:p>4536</text:p>
          </table:table-cell>
          <table:table-cell table:formula="of:=IF([.B281]-[.A282]&gt;=11;[.A282];[.B281])" office:value-type="float" office:value="4536" calcext:value-type="float">
            <text:p>4536</text:p>
          </table:table-cell>
          <table:table-cell table:number-columns-repeated="9"/>
        </table:table-row>
        <table:table-row table:style-name="ro1" table:visibility="filter">
          <table:table-cell office:value-type="float" office:value="4536" calcext:value-type="float">
            <text:p>4536</text:p>
          </table:table-cell>
          <table:table-cell table:formula="of:=IF([.B282]-[.A283]&gt;=11;[.A283];[.B282])" office:value-type="float" office:value="4536" calcext:value-type="float">
            <text:p>4536</text:p>
          </table:table-cell>
          <table:table-cell table:number-columns-repeated="9"/>
        </table:table-row>
        <table:table-row table:style-name="ro1" table:visibility="filter">
          <table:table-cell office:value-type="float" office:value="4534" calcext:value-type="float">
            <text:p>4534</text:p>
          </table:table-cell>
          <table:table-cell table:formula="of:=IF([.B283]-[.A284]&gt;=11;[.A284];[.B283])" office:value-type="float" office:value="4536" calcext:value-type="float">
            <text:p>4536</text:p>
          </table:table-cell>
          <table:table-cell table:number-columns-repeated="9"/>
        </table:table-row>
        <table:table-row table:style-name="ro1" table:visibility="filter">
          <table:table-cell office:value-type="float" office:value="4528" calcext:value-type="float">
            <text:p>4528</text:p>
          </table:table-cell>
          <table:table-cell table:formula="of:=IF([.B284]-[.A285]&gt;=11;[.A285];[.B284])" office:value-type="float" office:value="4536" calcext:value-type="float">
            <text:p>4536</text:p>
          </table:table-cell>
          <table:table-cell table:number-columns-repeated="9"/>
        </table:table-row>
        <table:table-row table:style-name="ro1" table:visibility="filter">
          <table:table-cell office:value-type="float" office:value="4528" calcext:value-type="float">
            <text:p>4528</text:p>
          </table:table-cell>
          <table:table-cell table:formula="of:=IF([.B285]-[.A286]&gt;=11;[.A286];[.B285])" office:value-type="float" office:value="4536" calcext:value-type="float">
            <text:p>4536</text:p>
          </table:table-cell>
          <table:table-cell table:number-columns-repeated="9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formula="of:=IF([.B286]-[.A287]&gt;=11;[.A287];[.B286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4" calcext:value-type="float">
            <text:p>4524</text:p>
          </table:table-cell>
          <table:table-cell table:formula="of:=IF([.B287]-[.A288]&gt;=11;[.A288];[.B287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2" calcext:value-type="float">
            <text:p>4522</text:p>
          </table:table-cell>
          <table:table-cell table:formula="of:=IF([.B288]-[.A289]&gt;=11;[.A289];[.B288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2" calcext:value-type="float">
            <text:p>4522</text:p>
          </table:table-cell>
          <table:table-cell table:formula="of:=IF([.B289]-[.A290]&gt;=11;[.A290];[.B289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2" calcext:value-type="float">
            <text:p>4522</text:p>
          </table:table-cell>
          <table:table-cell table:formula="of:=IF([.B290]-[.A291]&gt;=11;[.A291];[.B290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2" calcext:value-type="float">
            <text:p>4522</text:p>
          </table:table-cell>
          <table:table-cell table:formula="of:=IF([.B291]-[.A292]&gt;=11;[.A292];[.B291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2" calcext:value-type="float">
            <text:p>4522</text:p>
          </table:table-cell>
          <table:table-cell table:formula="of:=IF([.B292]-[.A293]&gt;=11;[.A293];[.B292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0" calcext:value-type="float">
            <text:p>4520</text:p>
          </table:table-cell>
          <table:table-cell table:formula="of:=IF([.B293]-[.A294]&gt;=11;[.A294];[.B293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20" calcext:value-type="float">
            <text:p>4520</text:p>
          </table:table-cell>
          <table:table-cell table:formula="of:=IF([.B294]-[.A295]&gt;=11;[.A295];[.B294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18" calcext:value-type="float">
            <text:p>4518</text:p>
          </table:table-cell>
          <table:table-cell table:formula="of:=IF([.B295]-[.A296]&gt;=11;[.A296];[.B295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18" calcext:value-type="float">
            <text:p>4518</text:p>
          </table:table-cell>
          <table:table-cell table:formula="of:=IF([.B296]-[.A297]&gt;=11;[.A297];[.B296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18" calcext:value-type="float">
            <text:p>4518</text:p>
          </table:table-cell>
          <table:table-cell table:formula="of:=IF([.B297]-[.A298]&gt;=11;[.A298];[.B297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14" calcext:value-type="float">
            <text:p>4514</text:p>
          </table:table-cell>
          <table:table-cell table:formula="of:=IF([.B298]-[.A299]&gt;=11;[.A299];[.B298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 table:visibility="filter">
          <table:table-cell office:value-type="float" office:value="4514" calcext:value-type="float">
            <text:p>4514</text:p>
          </table:table-cell>
          <table:table-cell table:formula="of:=IF([.B299]-[.A300]&gt;=11;[.A300];[.B299])" office:value-type="float" office:value="4524" calcext:value-type="float">
            <text:p>4524</text:p>
          </table:table-cell>
          <table:table-cell table:number-columns-repeated="9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formula="of:=IF([.B300]-[.A301]&gt;=11;[.A301];[.B300])" office:value-type="float" office:value="4512" calcext:value-type="float">
            <text:p>4512</text:p>
          </table:table-cell>
          <table:table-cell table:number-columns-repeated="9"/>
        </table:table-row>
        <table:table-row table:style-name="ro1" table:visibility="filter">
          <table:table-cell office:value-type="float" office:value="4510" calcext:value-type="float">
            <text:p>4510</text:p>
          </table:table-cell>
          <table:table-cell table:formula="of:=IF([.B301]-[.A302]&gt;=11;[.A302];[.B301])" office:value-type="float" office:value="4512" calcext:value-type="float">
            <text:p>4512</text:p>
          </table:table-cell>
          <table:table-cell table:number-columns-repeated="9"/>
        </table:table-row>
        <table:table-row table:style-name="ro1" table:visibility="filter">
          <table:table-cell office:value-type="float" office:value="4510" calcext:value-type="float">
            <text:p>4510</text:p>
          </table:table-cell>
          <table:table-cell table:formula="of:=IF([.B302]-[.A303]&gt;=11;[.A303];[.B302])" office:value-type="float" office:value="4512" calcext:value-type="float">
            <text:p>4512</text:p>
          </table:table-cell>
          <table:table-cell table:number-columns-repeated="9"/>
        </table:table-row>
        <table:table-row table:style-name="ro1" table:visibility="filter">
          <table:table-cell office:value-type="float" office:value="4506" calcext:value-type="float">
            <text:p>4506</text:p>
          </table:table-cell>
          <table:table-cell table:formula="of:=IF([.B303]-[.A304]&gt;=11;[.A304];[.B303])" office:value-type="float" office:value="4512" calcext:value-type="float">
            <text:p>4512</text:p>
          </table:table-cell>
          <table:table-cell table:number-columns-repeated="9"/>
        </table:table-row>
        <table:table-row table:style-name="ro1" table:visibility="filter">
          <table:table-cell office:value-type="float" office:value="4506" calcext:value-type="float">
            <text:p>4506</text:p>
          </table:table-cell>
          <table:table-cell table:formula="of:=IF([.B304]-[.A305]&gt;=11;[.A305];[.B304])" office:value-type="float" office:value="4512" calcext:value-type="float">
            <text:p>4512</text:p>
          </table:table-cell>
          <table:table-cell table:number-columns-repeated="9"/>
        </table:table-row>
        <table:table-row table:style-name="ro1" table:visibility="filter">
          <table:table-cell office:value-type="float" office:value="4502" calcext:value-type="float">
            <text:p>4502</text:p>
          </table:table-cell>
          <table:table-cell table:formula="of:=IF([.B305]-[.A306]&gt;=11;[.A306];[.B305])" office:value-type="float" office:value="4512" calcext:value-type="float">
            <text:p>4512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IF([.B306]-[.A307]&gt;=11;[.A307];[.B306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500" calcext:value-type="float">
            <text:p>4500</text:p>
          </table:table-cell>
          <table:table-cell table:formula="of:=IF([.B307]-[.A308]&gt;=11;[.A308];[.B307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8" calcext:value-type="float">
            <text:p>4498</text:p>
          </table:table-cell>
          <table:table-cell table:formula="of:=IF([.B308]-[.A309]&gt;=11;[.A309];[.B308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8" calcext:value-type="float">
            <text:p>4498</text:p>
          </table:table-cell>
          <table:table-cell table:formula="of:=IF([.B309]-[.A310]&gt;=11;[.A310];[.B309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8" calcext:value-type="float">
            <text:p>4498</text:p>
          </table:table-cell>
          <table:table-cell table:formula="of:=IF([.B310]-[.A311]&gt;=11;[.A311];[.B310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8" calcext:value-type="float">
            <text:p>4498</text:p>
          </table:table-cell>
          <table:table-cell table:formula="of:=IF([.B311]-[.A312]&gt;=11;[.A312];[.B311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8" calcext:value-type="float">
            <text:p>4498</text:p>
          </table:table-cell>
          <table:table-cell table:formula="of:=IF([.B312]-[.A313]&gt;=11;[.A313];[.B312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2" calcext:value-type="float">
            <text:p>4492</text:p>
          </table:table-cell>
          <table:table-cell table:formula="of:=IF([.B313]-[.A314]&gt;=11;[.A314];[.B313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0" calcext:value-type="float">
            <text:p>4490</text:p>
          </table:table-cell>
          <table:table-cell table:formula="of:=IF([.B314]-[.A315]&gt;=11;[.A315];[.B314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 table:visibility="filter">
          <table:table-cell office:value-type="float" office:value="4490" calcext:value-type="float">
            <text:p>4490</text:p>
          </table:table-cell>
          <table:table-cell table:formula="of:=IF([.B315]-[.A316]&gt;=11;[.A316];[.B315])"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IF([.B316]-[.A317]&gt;=11;[.A317];[.B316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84" calcext:value-type="float">
            <text:p>4484</text:p>
          </table:table-cell>
          <table:table-cell table:formula="of:=IF([.B317]-[.A318]&gt;=11;[.A318];[.B317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84" calcext:value-type="float">
            <text:p>4484</text:p>
          </table:table-cell>
          <table:table-cell table:formula="of:=IF([.B318]-[.A319]&gt;=11;[.A319];[.B318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84" calcext:value-type="float">
            <text:p>4484</text:p>
          </table:table-cell>
          <table:table-cell table:formula="of:=IF([.B319]-[.A320]&gt;=11;[.A320];[.B319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82" calcext:value-type="float">
            <text:p>4482</text:p>
          </table:table-cell>
          <table:table-cell table:formula="of:=IF([.B320]-[.A321]&gt;=11;[.A321];[.B320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82" calcext:value-type="float">
            <text:p>4482</text:p>
          </table:table-cell>
          <table:table-cell table:formula="of:=IF([.B321]-[.A322]&gt;=11;[.A322];[.B321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80" calcext:value-type="float">
            <text:p>4480</text:p>
          </table:table-cell>
          <table:table-cell table:formula="of:=IF([.B322]-[.A323]&gt;=11;[.A323];[.B322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78" calcext:value-type="float">
            <text:p>4478</text:p>
          </table:table-cell>
          <table:table-cell table:formula="of:=IF([.B323]-[.A324]&gt;=11;[.A324];[.B323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78" calcext:value-type="float">
            <text:p>4478</text:p>
          </table:table-cell>
          <table:table-cell table:formula="of:=IF([.B324]-[.A325]&gt;=11;[.A325];[.B324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78" calcext:value-type="float">
            <text:p>4478</text:p>
          </table:table-cell>
          <table:table-cell table:formula="of:=IF([.B325]-[.A326]&gt;=11;[.A326];[.B325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76" calcext:value-type="float">
            <text:p>4476</text:p>
          </table:table-cell>
          <table:table-cell table:formula="of:=IF([.B326]-[.A327]&gt;=11;[.A327];[.B326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76" calcext:value-type="float">
            <text:p>4476</text:p>
          </table:table-cell>
          <table:table-cell table:formula="of:=IF([.B327]-[.A328]&gt;=11;[.A328];[.B327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 table:visibility="filter">
          <table:table-cell office:value-type="float" office:value="4474" calcext:value-type="float">
            <text:p>4474</text:p>
          </table:table-cell>
          <table:table-cell table:formula="of:=IF([.B328]-[.A329]&gt;=11;[.A329];[.B328])" office:value-type="float" office:value="4484" calcext:value-type="float">
            <text:p>4484</text:p>
          </table:table-cell>
          <table:table-cell table:number-columns-repeated="9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IF([.B329]-[.A330]&gt;=11;[.A330];[.B329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8" calcext:value-type="float">
            <text:p>4468</text:p>
          </table:table-cell>
          <table:table-cell table:formula="of:=IF([.B330]-[.A331]&gt;=11;[.A331];[.B330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8" calcext:value-type="float">
            <text:p>4468</text:p>
          </table:table-cell>
          <table:table-cell table:formula="of:=IF([.B331]-[.A332]&gt;=11;[.A332];[.B331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8" calcext:value-type="float">
            <text:p>4468</text:p>
          </table:table-cell>
          <table:table-cell table:formula="of:=IF([.B332]-[.A333]&gt;=11;[.A333];[.B332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6" calcext:value-type="float">
            <text:p>4466</text:p>
          </table:table-cell>
          <table:table-cell table:formula="of:=IF([.B333]-[.A334]&gt;=11;[.A334];[.B333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0" calcext:value-type="float">
            <text:p>4460</text:p>
          </table:table-cell>
          <table:table-cell table:formula="of:=IF([.B334]-[.A335]&gt;=11;[.A335];[.B334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0" calcext:value-type="float">
            <text:p>4460</text:p>
          </table:table-cell>
          <table:table-cell table:formula="of:=IF([.B335]-[.A336]&gt;=11;[.A336];[.B335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 table:visibility="filter">
          <table:table-cell office:value-type="float" office:value="4460" calcext:value-type="float">
            <text:p>4460</text:p>
          </table:table-cell>
          <table:table-cell table:formula="of:=IF([.B336]-[.A337]&gt;=11;[.A337];[.B336])" office:value-type="float" office:value="4470" calcext:value-type="float">
            <text:p>4470</text:p>
          </table:table-cell>
          <table:table-cell table:number-columns-repeated="9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B337]-[.A338]&gt;=11;[.A338];[.B337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8" calcext:value-type="float">
            <text:p>4458</text:p>
          </table:table-cell>
          <table:table-cell table:formula="of:=IF([.B338]-[.A339]&gt;=11;[.A339];[.B338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4" calcext:value-type="float">
            <text:p>4454</text:p>
          </table:table-cell>
          <table:table-cell table:formula="of:=IF([.B339]-[.A340]&gt;=11;[.A340];[.B339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4" calcext:value-type="float">
            <text:p>4454</text:p>
          </table:table-cell>
          <table:table-cell table:formula="of:=IF([.B340]-[.A341]&gt;=11;[.A341];[.B340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4" calcext:value-type="float">
            <text:p>4454</text:p>
          </table:table-cell>
          <table:table-cell table:formula="of:=IF([.B341]-[.A342]&gt;=11;[.A342];[.B341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2" calcext:value-type="float">
            <text:p>4452</text:p>
          </table:table-cell>
          <table:table-cell table:formula="of:=IF([.B342]-[.A343]&gt;=11;[.A343];[.B342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2" calcext:value-type="float">
            <text:p>4452</text:p>
          </table:table-cell>
          <table:table-cell table:formula="of:=IF([.B343]-[.A344]&gt;=11;[.A344];[.B343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0" calcext:value-type="float">
            <text:p>4450</text:p>
          </table:table-cell>
          <table:table-cell table:formula="of:=IF([.B344]-[.A345]&gt;=11;[.A345];[.B344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50" calcext:value-type="float">
            <text:p>4450</text:p>
          </table:table-cell>
          <table:table-cell table:formula="of:=IF([.B345]-[.A346]&gt;=11;[.A346];[.B345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48" calcext:value-type="float">
            <text:p>4448</text:p>
          </table:table-cell>
          <table:table-cell table:formula="of:=IF([.B346]-[.A347]&gt;=11;[.A347];[.B346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 table:visibility="filter">
          <table:table-cell office:value-type="float" office:value="4448" calcext:value-type="float">
            <text:p>4448</text:p>
          </table:table-cell>
          <table:table-cell table:formula="of:=IF([.B347]-[.A348]&gt;=11;[.A348];[.B347])" office:value-type="float" office:value="4458" calcext:value-type="float">
            <text:p>4458</text:p>
          </table:table-cell>
          <table:table-cell table:number-columns-repeated="9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IF([.B348]-[.A349]&gt;=11;[.A349];[.B348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 table:visibility="filter">
          <table:table-cell office:value-type="float" office:value="4444" calcext:value-type="float">
            <text:p>4444</text:p>
          </table:table-cell>
          <table:table-cell table:formula="of:=IF([.B349]-[.A350]&gt;=11;[.A350];[.B349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 table:visibility="filter">
          <table:table-cell office:value-type="float" office:value="4440" calcext:value-type="float">
            <text:p>4440</text:p>
          </table:table-cell>
          <table:table-cell table:formula="of:=IF([.B350]-[.A351]&gt;=11;[.A351];[.B350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 table:visibility="filter">
          <table:table-cell office:value-type="float" office:value="4440" calcext:value-type="float">
            <text:p>4440</text:p>
          </table:table-cell>
          <table:table-cell table:formula="of:=IF([.B351]-[.A352]&gt;=11;[.A352];[.B351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 table:visibility="filter">
          <table:table-cell office:value-type="float" office:value="4440" calcext:value-type="float">
            <text:p>4440</text:p>
          </table:table-cell>
          <table:table-cell table:formula="of:=IF([.B352]-[.A353]&gt;=11;[.A353];[.B352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 table:visibility="filter">
          <table:table-cell office:value-type="float" office:value="4440" calcext:value-type="float">
            <text:p>4440</text:p>
          </table:table-cell>
          <table:table-cell table:formula="of:=IF([.B353]-[.A354]&gt;=11;[.A354];[.B353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 table:visibility="filter">
          <table:table-cell office:value-type="float" office:value="4440" calcext:value-type="float">
            <text:p>4440</text:p>
          </table:table-cell>
          <table:table-cell table:formula="of:=IF([.B354]-[.A355]&gt;=11;[.A355];[.B354])" office:value-type="float" office:value="4446" calcext:value-type="float">
            <text:p>4446</text:p>
          </table:table-cell>
          <table:table-cell table:number-columns-repeated="9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IF([.B355]-[.A356]&gt;=11;[.A356];[.B355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 table:visibility="filter">
          <table:table-cell office:value-type="float" office:value="4434" calcext:value-type="float">
            <text:p>4434</text:p>
          </table:table-cell>
          <table:table-cell table:formula="of:=IF([.B356]-[.A357]&gt;=11;[.A357];[.B356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 table:visibility="filter">
          <table:table-cell office:value-type="float" office:value="4434" calcext:value-type="float">
            <text:p>4434</text:p>
          </table:table-cell>
          <table:table-cell table:formula="of:=IF([.B357]-[.A358]&gt;=11;[.A358];[.B357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 table:visibility="filter">
          <table:table-cell office:value-type="float" office:value="4432" calcext:value-type="float">
            <text:p>4432</text:p>
          </table:table-cell>
          <table:table-cell table:formula="of:=IF([.B358]-[.A359]&gt;=11;[.A359];[.B358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 table:visibility="filter">
          <table:table-cell office:value-type="float" office:value="4430" calcext:value-type="float">
            <text:p>4430</text:p>
          </table:table-cell>
          <table:table-cell table:formula="of:=IF([.B359]-[.A360]&gt;=11;[.A360];[.B359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 table:visibility="filter">
          <table:table-cell office:value-type="float" office:value="4428" calcext:value-type="float">
            <text:p>4428</text:p>
          </table:table-cell>
          <table:table-cell table:formula="of:=IF([.B360]-[.A361]&gt;=11;[.A361];[.B360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 table:visibility="filter">
          <table:table-cell office:value-type="float" office:value="4424" calcext:value-type="float">
            <text:p>4424</text:p>
          </table:table-cell>
          <table:table-cell table:formula="of:=IF([.B361]-[.A362]&gt;=11;[.A362];[.B361])" office:value-type="float" office:value="4434" calcext:value-type="float">
            <text:p>4434</text:p>
          </table:table-cell>
          <table:table-cell table:number-columns-repeated="9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formula="of:=IF([.B362]-[.A363]&gt;=11;[.A363];[.B362])" office:value-type="float" office:value="4422" calcext:value-type="float">
            <text:p>4422</text:p>
          </table:table-cell>
          <table:table-cell table:number-columns-repeated="9"/>
        </table:table-row>
        <table:table-row table:style-name="ro1" table:visibility="filter">
          <table:table-cell office:value-type="float" office:value="4418" calcext:value-type="float">
            <text:p>4418</text:p>
          </table:table-cell>
          <table:table-cell table:formula="of:=IF([.B363]-[.A364]&gt;=11;[.A364];[.B363])" office:value-type="float" office:value="4422" calcext:value-type="float">
            <text:p>4422</text:p>
          </table:table-cell>
          <table:table-cell table:number-columns-repeated="9"/>
        </table:table-row>
        <table:table-row table:style-name="ro1" table:visibility="filter">
          <table:table-cell office:value-type="float" office:value="4418" calcext:value-type="float">
            <text:p>4418</text:p>
          </table:table-cell>
          <table:table-cell table:formula="of:=IF([.B364]-[.A365]&gt;=11;[.A365];[.B364])" office:value-type="float" office:value="4422" calcext:value-type="float">
            <text:p>4422</text:p>
          </table:table-cell>
          <table:table-cell table:number-columns-repeated="9"/>
        </table:table-row>
        <table:table-row table:style-name="ro1" table:visibility="filter">
          <table:table-cell office:value-type="float" office:value="4416" calcext:value-type="float">
            <text:p>4416</text:p>
          </table:table-cell>
          <table:table-cell table:formula="of:=IF([.B365]-[.A366]&gt;=11;[.A366];[.B365])" office:value-type="float" office:value="4422" calcext:value-type="float">
            <text:p>4422</text:p>
          </table:table-cell>
          <table:table-cell table:number-columns-repeated="9"/>
        </table:table-row>
        <table:table-row table:style-name="ro1" table:visibility="filter">
          <table:table-cell office:value-type="float" office:value="4414" calcext:value-type="float">
            <text:p>4414</text:p>
          </table:table-cell>
          <table:table-cell table:formula="of:=IF([.B366]-[.A367]&gt;=11;[.A367];[.B366])" office:value-type="float" office:value="4422" calcext:value-type="float">
            <text:p>4422</text:p>
          </table:table-cell>
          <table:table-cell table:number-columns-repeated="9"/>
        </table:table-row>
        <table:table-row table:style-name="ro1" table:visibility="filter">
          <table:table-cell office:value-type="float" office:value="4414" calcext:value-type="float">
            <text:p>4414</text:p>
          </table:table-cell>
          <table:table-cell table:formula="of:=IF([.B367]-[.A368]&gt;=11;[.A368];[.B367])" office:value-type="float" office:value="4422" calcext:value-type="float">
            <text:p>4422</text:p>
          </table:table-cell>
          <table:table-cell table:number-columns-repeated="9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formula="of:=IF([.B368]-[.A369]&gt;=11;[.A369];[.B368])" office:value-type="float" office:value="4410" calcext:value-type="float">
            <text:p>4410</text:p>
          </table:table-cell>
          <table:table-cell table:number-columns-repeated="9"/>
        </table:table-row>
        <table:table-row table:style-name="ro1" table:visibility="filter">
          <table:table-cell office:value-type="float" office:value="4406" calcext:value-type="float">
            <text:p>4406</text:p>
          </table:table-cell>
          <table:table-cell table:formula="of:=IF([.B369]-[.A370]&gt;=11;[.A370];[.B369])" office:value-type="float" office:value="4410" calcext:value-type="float">
            <text:p>4410</text:p>
          </table:table-cell>
          <table:table-cell table:number-columns-repeated="9"/>
        </table:table-row>
        <table:table-row table:style-name="ro1" table:visibility="filter">
          <table:table-cell office:value-type="float" office:value="4402" calcext:value-type="float">
            <text:p>4402</text:p>
          </table:table-cell>
          <table:table-cell table:formula="of:=IF([.B370]-[.A371]&gt;=11;[.A371];[.B370])" office:value-type="float" office:value="4410" calcext:value-type="float">
            <text:p>4410</text:p>
          </table:table-cell>
          <table:table-cell table:number-columns-repeated="9"/>
        </table:table-row>
        <table:table-row table:style-name="ro1" table:visibility="filter">
          <table:table-cell office:value-type="float" office:value="4402" calcext:value-type="float">
            <text:p>4402</text:p>
          </table:table-cell>
          <table:table-cell table:formula="of:=IF([.B371]-[.A372]&gt;=11;[.A372];[.B371])" office:value-type="float" office:value="4410" calcext:value-type="float">
            <text:p>4410</text:p>
          </table:table-cell>
          <table:table-cell table:number-columns-repeated="9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formula="of:=IF([.B372]-[.A373]&gt;=11;[.A373];[.B372])" office:value-type="float" office:value="4394" calcext:value-type="float">
            <text:p>4394</text:p>
          </table:table-cell>
          <table:table-cell table:number-columns-repeated="9"/>
        </table:table-row>
        <table:table-row table:style-name="ro1" table:visibility="filter">
          <table:table-cell office:value-type="float" office:value="4394" calcext:value-type="float">
            <text:p>4394</text:p>
          </table:table-cell>
          <table:table-cell table:formula="of:=IF([.B373]-[.A374]&gt;=11;[.A374];[.B373])" office:value-type="float" office:value="4394" calcext:value-type="float">
            <text:p>4394</text:p>
          </table:table-cell>
          <table:table-cell table:number-columns-repeated="9"/>
        </table:table-row>
        <table:table-row table:style-name="ro1" table:visibility="filter">
          <table:table-cell office:value-type="float" office:value="4390" calcext:value-type="float">
            <text:p>4390</text:p>
          </table:table-cell>
          <table:table-cell table:formula="of:=IF([.B374]-[.A375]&gt;=11;[.A375];[.B374])" office:value-type="float" office:value="4394" calcext:value-type="float">
            <text:p>4394</text:p>
          </table:table-cell>
          <table:table-cell table:number-columns-repeated="9"/>
        </table:table-row>
        <table:table-row table:style-name="ro1" table:visibility="filter">
          <table:table-cell office:value-type="float" office:value="4390" calcext:value-type="float">
            <text:p>4390</text:p>
          </table:table-cell>
          <table:table-cell table:formula="of:=IF([.B375]-[.A376]&gt;=11;[.A376];[.B375])" office:value-type="float" office:value="4394" calcext:value-type="float">
            <text:p>4394</text:p>
          </table:table-cell>
          <table:table-cell table:number-columns-repeated="9"/>
        </table:table-row>
        <table:table-row table:style-name="ro1" table:visibility="filter">
          <table:table-cell office:value-type="float" office:value="4388" calcext:value-type="float">
            <text:p>4388</text:p>
          </table:table-cell>
          <table:table-cell table:formula="of:=IF([.B376]-[.A377]&gt;=11;[.A377];[.B376])" office:value-type="float" office:value="4394" calcext:value-type="float">
            <text:p>4394</text:p>
          </table:table-cell>
          <table:table-cell table:number-columns-repeated="9"/>
        </table:table-row>
        <table:table-row table:style-name="ro1" table:visibility="filter">
          <table:table-cell office:value-type="float" office:value="4386" calcext:value-type="float">
            <text:p>4386</text:p>
          </table:table-cell>
          <table:table-cell table:formula="of:=IF([.B377]-[.A378]&gt;=11;[.A378];[.B377])" office:value-type="float" office:value="4394" calcext:value-type="float">
            <text:p>4394</text:p>
          </table:table-cell>
          <table:table-cell table:number-columns-repeated="9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formula="of:=IF([.B378]-[.A379]&gt;=11;[.A379];[.B378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82" calcext:value-type="float">
            <text:p>4382</text:p>
          </table:table-cell>
          <table:table-cell table:formula="of:=IF([.B379]-[.A380]&gt;=11;[.A380];[.B379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82" calcext:value-type="float">
            <text:p>4382</text:p>
          </table:table-cell>
          <table:table-cell table:formula="of:=IF([.B380]-[.A381]&gt;=11;[.A381];[.B380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80" calcext:value-type="float">
            <text:p>4380</text:p>
          </table:table-cell>
          <table:table-cell table:formula="of:=IF([.B381]-[.A382]&gt;=11;[.A382];[.B381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80" calcext:value-type="float">
            <text:p>4380</text:p>
          </table:table-cell>
          <table:table-cell table:formula="of:=IF([.B382]-[.A383]&gt;=11;[.A383];[.B382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76" calcext:value-type="float">
            <text:p>4376</text:p>
          </table:table-cell>
          <table:table-cell table:formula="of:=IF([.B383]-[.A384]&gt;=11;[.A384];[.B383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76" calcext:value-type="float">
            <text:p>4376</text:p>
          </table:table-cell>
          <table:table-cell table:formula="of:=IF([.B384]-[.A385]&gt;=11;[.A385];[.B384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72" calcext:value-type="float">
            <text:p>4372</text:p>
          </table:table-cell>
          <table:table-cell table:formula="of:=IF([.B385]-[.A386]&gt;=11;[.A386];[.B385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72" calcext:value-type="float">
            <text:p>4372</text:p>
          </table:table-cell>
          <table:table-cell table:formula="of:=IF([.B386]-[.A387]&gt;=11;[.A387];[.B386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 table:visibility="filter">
          <table:table-cell office:value-type="float" office:value="4372" calcext:value-type="float">
            <text:p>4372</text:p>
          </table:table-cell>
          <table:table-cell table:formula="of:=IF([.B387]-[.A388]&gt;=11;[.A388];[.B387])" office:value-type="float" office:value="4382" calcext:value-type="float">
            <text:p>4382</text:p>
          </table:table-cell>
          <table:table-cell table:number-columns-repeated="9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formula="of:=IF([.B388]-[.A389]&gt;=11;[.A389];[.B388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8" calcext:value-type="float">
            <text:p>4368</text:p>
          </table:table-cell>
          <table:table-cell table:formula="of:=IF([.B389]-[.A390]&gt;=11;[.A390];[.B389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6" calcext:value-type="float">
            <text:p>4366</text:p>
          </table:table-cell>
          <table:table-cell table:formula="of:=IF([.B390]-[.A391]&gt;=11;[.A391];[.B390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4" calcext:value-type="float">
            <text:p>4364</text:p>
          </table:table-cell>
          <table:table-cell table:formula="of:=IF([.B391]-[.A392]&gt;=11;[.A392];[.B391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4" calcext:value-type="float">
            <text:p>4364</text:p>
          </table:table-cell>
          <table:table-cell table:formula="of:=IF([.B392]-[.A393]&gt;=11;[.A393];[.B392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4" calcext:value-type="float">
            <text:p>4364</text:p>
          </table:table-cell>
          <table:table-cell table:formula="of:=IF([.B393]-[.A394]&gt;=11;[.A394];[.B393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0" calcext:value-type="float">
            <text:p>4360</text:p>
          </table:table-cell>
          <table:table-cell table:formula="of:=IF([.B394]-[.A395]&gt;=11;[.A395];[.B394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60" calcext:value-type="float">
            <text:p>4360</text:p>
          </table:table-cell>
          <table:table-cell table:formula="of:=IF([.B395]-[.A396]&gt;=11;[.A396];[.B395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58" calcext:value-type="float">
            <text:p>4358</text:p>
          </table:table-cell>
          <table:table-cell table:formula="of:=IF([.B396]-[.A397]&gt;=11;[.A397];[.B396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 table:visibility="filter">
          <table:table-cell office:value-type="float" office:value="4358" calcext:value-type="float">
            <text:p>4358</text:p>
          </table:table-cell>
          <table:table-cell table:formula="of:=IF([.B397]-[.A398]&gt;=11;[.A398];[.B397])" office:value-type="float" office:value="4368" calcext:value-type="float">
            <text:p>4368</text:p>
          </table:table-cell>
          <table:table-cell table:number-columns-repeated="9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IF([.B398]-[.A399]&gt;=11;[.A399];[.B398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 table:visibility="filter">
          <table:table-cell office:value-type="float" office:value="4354" calcext:value-type="float">
            <text:p>4354</text:p>
          </table:table-cell>
          <table:table-cell table:formula="of:=IF([.B399]-[.A400]&gt;=11;[.A400];[.B399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 table:visibility="filter">
          <table:table-cell office:value-type="float" office:value="4354" calcext:value-type="float">
            <text:p>4354</text:p>
          </table:table-cell>
          <table:table-cell table:formula="of:=IF([.B400]-[.A401]&gt;=11;[.A401];[.B400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 table:visibility="filter">
          <table:table-cell office:value-type="float" office:value="4352" calcext:value-type="float">
            <text:p>4352</text:p>
          </table:table-cell>
          <table:table-cell table:formula="of:=IF([.B401]-[.A402]&gt;=11;[.A402];[.B401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 table:visibility="filter">
          <table:table-cell office:value-type="float" office:value="4352" calcext:value-type="float">
            <text:p>4352</text:p>
          </table:table-cell>
          <table:table-cell table:formula="of:=IF([.B402]-[.A403]&gt;=11;[.A403];[.B402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 table:visibility="filter">
          <table:table-cell office:value-type="float" office:value="4348" calcext:value-type="float">
            <text:p>4348</text:p>
          </table:table-cell>
          <table:table-cell table:formula="of:=IF([.B403]-[.A404]&gt;=11;[.A404];[.B403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 table:visibility="filter">
          <table:table-cell office:value-type="float" office:value="4346" calcext:value-type="float">
            <text:p>4346</text:p>
          </table:table-cell>
          <table:table-cell table:formula="of:=IF([.B404]-[.A405]&gt;=11;[.A405];[.B404])" office:value-type="float" office:value="4356" calcext:value-type="float">
            <text:p>4356</text:p>
          </table:table-cell>
          <table:table-cell table:number-columns-repeated="9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B405]-[.A406]&gt;=11;[.A406];[.B405])" office:value-type="float" office:value="4344" calcext:value-type="float">
            <text:p>4344</text:p>
          </table:table-cell>
          <table:table-cell table:number-columns-repeated="9"/>
        </table:table-row>
        <table:table-row table:style-name="ro1" table:visibility="filter">
          <table:table-cell office:value-type="float" office:value="4344" calcext:value-type="float">
            <text:p>4344</text:p>
          </table:table-cell>
          <table:table-cell table:formula="of:=IF([.B406]-[.A407]&gt;=11;[.A407];[.B406])" office:value-type="float" office:value="4344" calcext:value-type="float">
            <text:p>4344</text:p>
          </table:table-cell>
          <table:table-cell table:number-columns-repeated="9"/>
        </table:table-row>
        <table:table-row table:style-name="ro1" table:visibility="filter">
          <table:table-cell office:value-type="float" office:value="4340" calcext:value-type="float">
            <text:p>4340</text:p>
          </table:table-cell>
          <table:table-cell table:formula="of:=IF([.B407]-[.A408]&gt;=11;[.A408];[.B407])" office:value-type="float" office:value="4344" calcext:value-type="float">
            <text:p>4344</text:p>
          </table:table-cell>
          <table:table-cell table:number-columns-repeated="9"/>
        </table:table-row>
        <table:table-row table:style-name="ro1" table:visibility="filter">
          <table:table-cell office:value-type="float" office:value="4334" calcext:value-type="float">
            <text:p>4334</text:p>
          </table:table-cell>
          <table:table-cell table:formula="of:=IF([.B408]-[.A409]&gt;=11;[.A409];[.B408])" office:value-type="float" office:value="4344" calcext:value-type="float">
            <text:p>4344</text:p>
          </table:table-cell>
          <table:table-cell table:number-columns-repeated="9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IF([.B409]-[.A410]&gt;=11;[.A410];[.B409])" office:value-type="float" office:value="4332" calcext:value-type="float">
            <text:p>4332</text:p>
          </table:table-cell>
          <table:table-cell table:number-columns-repeated="9"/>
        </table:table-row>
        <table:table-row table:style-name="ro1" table:visibility="filter">
          <table:table-cell office:value-type="float" office:value="4330" calcext:value-type="float">
            <text:p>4330</text:p>
          </table:table-cell>
          <table:table-cell table:formula="of:=IF([.B410]-[.A411]&gt;=11;[.A411];[.B410])" office:value-type="float" office:value="4332" calcext:value-type="float">
            <text:p>4332</text:p>
          </table:table-cell>
          <table:table-cell table:number-columns-repeated="9"/>
        </table:table-row>
        <table:table-row table:style-name="ro1" table:visibility="filter">
          <table:table-cell office:value-type="float" office:value="4330" calcext:value-type="float">
            <text:p>4330</text:p>
          </table:table-cell>
          <table:table-cell table:formula="of:=IF([.B411]-[.A412]&gt;=11;[.A412];[.B411])" office:value-type="float" office:value="4332" calcext:value-type="float">
            <text:p>4332</text:p>
          </table:table-cell>
          <table:table-cell table:number-columns-repeated="9"/>
        </table:table-row>
        <table:table-row table:style-name="ro1" table:visibility="filter">
          <table:table-cell office:value-type="float" office:value="4330" calcext:value-type="float">
            <text:p>4330</text:p>
          </table:table-cell>
          <table:table-cell table:formula="of:=IF([.B412]-[.A413]&gt;=11;[.A413];[.B412])" office:value-type="float" office:value="4332" calcext:value-type="float">
            <text:p>4332</text:p>
          </table:table-cell>
          <table:table-cell table:number-columns-repeated="9"/>
        </table:table-row>
        <table:table-row table:style-name="ro1" table:visibility="filter">
          <table:table-cell office:value-type="float" office:value="4330" calcext:value-type="float">
            <text:p>4330</text:p>
          </table:table-cell>
          <table:table-cell table:formula="of:=IF([.B413]-[.A414]&gt;=11;[.A414];[.B413])" office:value-type="float" office:value="4332" calcext:value-type="float">
            <text:p>4332</text:p>
          </table:table-cell>
          <table:table-cell table:number-columns-repeated="9"/>
        </table:table-row>
        <table:table-row table:style-name="ro1" table:visibility="filter">
          <table:table-cell office:value-type="float" office:value="4326" calcext:value-type="float">
            <text:p>4326</text:p>
          </table:table-cell>
          <table:table-cell table:formula="of:=IF([.B414]-[.A415]&gt;=11;[.A415];[.B414])" office:value-type="float" office:value="4332" calcext:value-type="float">
            <text:p>4332</text:p>
          </table:table-cell>
          <table:table-cell table:number-columns-repeated="9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formula="of:=IF([.B415]-[.A416]&gt;=11;[.A416];[.B415])" office:value-type="float" office:value="4314" calcext:value-type="float">
            <text:p>4314</text:p>
          </table:table-cell>
          <table:table-cell table:number-columns-repeated="9"/>
        </table:table-row>
        <table:table-row table:style-name="ro1" table:visibility="filter">
          <table:table-cell office:value-type="float" office:value="4314" calcext:value-type="float">
            <text:p>4314</text:p>
          </table:table-cell>
          <table:table-cell table:formula="of:=IF([.B416]-[.A417]&gt;=11;[.A417];[.B416])" office:value-type="float" office:value="4314" calcext:value-type="float">
            <text:p>4314</text:p>
          </table:table-cell>
          <table:table-cell table:number-columns-repeated="9"/>
        </table:table-row>
        <table:table-row table:style-name="ro1" table:visibility="filter">
          <table:table-cell office:value-type="float" office:value="4314" calcext:value-type="float">
            <text:p>4314</text:p>
          </table:table-cell>
          <table:table-cell table:formula="of:=IF([.B417]-[.A418]&gt;=11;[.A418];[.B417])" office:value-type="float" office:value="4314" calcext:value-type="float">
            <text:p>4314</text:p>
          </table:table-cell>
          <table:table-cell table:number-columns-repeated="9"/>
        </table:table-row>
        <table:table-row table:style-name="ro1" table:visibility="filter">
          <table:table-cell office:value-type="float" office:value="4308" calcext:value-type="float">
            <text:p>4308</text:p>
          </table:table-cell>
          <table:table-cell table:formula="of:=IF([.B418]-[.A419]&gt;=11;[.A419];[.B418])" office:value-type="float" office:value="4314" calcext:value-type="float">
            <text:p>4314</text:p>
          </table:table-cell>
          <table:table-cell table:number-columns-repeated="9"/>
        </table:table-row>
        <table:table-row table:style-name="ro1" table:visibility="filter">
          <table:table-cell office:value-type="float" office:value="4304" calcext:value-type="float">
            <text:p>4304</text:p>
          </table:table-cell>
          <table:table-cell table:formula="of:=IF([.B419]-[.A420]&gt;=11;[.A420];[.B419])" office:value-type="float" office:value="4314" calcext:value-type="float">
            <text:p>4314</text:p>
          </table:table-cell>
          <table:table-cell table:number-columns-repeated="9"/>
        </table:table-row>
        <table:table-row table:style-name="ro1" table:visibility="filter">
          <table:table-cell office:value-type="float" office:value="4304" calcext:value-type="float">
            <text:p>4304</text:p>
          </table:table-cell>
          <table:table-cell table:formula="of:=IF([.B420]-[.A421]&gt;=11;[.A421];[.B420])" office:value-type="float" office:value="4314" calcext:value-type="float">
            <text:p>4314</text:p>
          </table:table-cell>
          <table:table-cell table:number-columns-repeated="9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formula="of:=IF([.B421]-[.A422]&gt;=11;[.A422];[.B421])" office:value-type="float" office:value="4296" calcext:value-type="float">
            <text:p>4296</text:p>
          </table:table-cell>
          <table:table-cell table:number-columns-repeated="9"/>
        </table:table-row>
        <table:table-row table:style-name="ro1" table:visibility="filter">
          <table:table-cell office:value-type="float" office:value="4296" calcext:value-type="float">
            <text:p>4296</text:p>
          </table:table-cell>
          <table:table-cell table:formula="of:=IF([.B422]-[.A423]&gt;=11;[.A423];[.B422])" office:value-type="float" office:value="4296" calcext:value-type="float">
            <text:p>4296</text:p>
          </table:table-cell>
          <table:table-cell table:number-columns-repeated="9"/>
        </table:table-row>
        <table:table-row table:style-name="ro1" table:visibility="filter">
          <table:table-cell office:value-type="float" office:value="4292" calcext:value-type="float">
            <text:p>4292</text:p>
          </table:table-cell>
          <table:table-cell table:formula="of:=IF([.B423]-[.A424]&gt;=11;[.A424];[.B423])" office:value-type="float" office:value="4296" calcext:value-type="float">
            <text:p>4296</text:p>
          </table:table-cell>
          <table:table-cell table:number-columns-repeated="9"/>
        </table:table-row>
        <table:table-row table:style-name="ro1" table:visibility="filter">
          <table:table-cell office:value-type="float" office:value="4290" calcext:value-type="float">
            <text:p>4290</text:p>
          </table:table-cell>
          <table:table-cell table:formula="of:=IF([.B424]-[.A425]&gt;=11;[.A425];[.B424])" office:value-type="float" office:value="4296" calcext:value-type="float">
            <text:p>4296</text:p>
          </table:table-cell>
          <table:table-cell table:number-columns-repeated="9"/>
        </table:table-row>
        <table:table-row table:style-name="ro1" table:visibility="filter">
          <table:table-cell office:value-type="float" office:value="4290" calcext:value-type="float">
            <text:p>4290</text:p>
          </table:table-cell>
          <table:table-cell table:formula="of:=IF([.B425]-[.A426]&gt;=11;[.A426];[.B425])" office:value-type="float" office:value="4296" calcext:value-type="float">
            <text:p>4296</text:p>
          </table:table-cell>
          <table:table-cell table:number-columns-repeated="9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formula="of:=IF([.B426]-[.A427]&gt;=11;[.A427];[.B426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82" calcext:value-type="float">
            <text:p>4282</text:p>
          </table:table-cell>
          <table:table-cell table:formula="of:=IF([.B427]-[.A428]&gt;=11;[.A428];[.B427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80" calcext:value-type="float">
            <text:p>4280</text:p>
          </table:table-cell>
          <table:table-cell table:formula="of:=IF([.B428]-[.A429]&gt;=11;[.A429];[.B428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80" calcext:value-type="float">
            <text:p>4280</text:p>
          </table:table-cell>
          <table:table-cell table:formula="of:=IF([.B429]-[.A430]&gt;=11;[.A430];[.B429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80" calcext:value-type="float">
            <text:p>4280</text:p>
          </table:table-cell>
          <table:table-cell table:formula="of:=IF([.B430]-[.A431]&gt;=11;[.A431];[.B430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8" calcext:value-type="float">
            <text:p>4278</text:p>
          </table:table-cell>
          <table:table-cell table:formula="of:=IF([.B431]-[.A432]&gt;=11;[.A432];[.B431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8" calcext:value-type="float">
            <text:p>4278</text:p>
          </table:table-cell>
          <table:table-cell table:formula="of:=IF([.B432]-[.A433]&gt;=11;[.A433];[.B432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6" calcext:value-type="float">
            <text:p>4276</text:p>
          </table:table-cell>
          <table:table-cell table:formula="of:=IF([.B433]-[.A434]&gt;=11;[.A434];[.B433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6" calcext:value-type="float">
            <text:p>4276</text:p>
          </table:table-cell>
          <table:table-cell table:formula="of:=IF([.B434]-[.A435]&gt;=11;[.A435];[.B434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6" calcext:value-type="float">
            <text:p>4276</text:p>
          </table:table-cell>
          <table:table-cell table:formula="of:=IF([.B435]-[.A436]&gt;=11;[.A436];[.B435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4" calcext:value-type="float">
            <text:p>4274</text:p>
          </table:table-cell>
          <table:table-cell table:formula="of:=IF([.B436]-[.A437]&gt;=11;[.A437];[.B436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2" calcext:value-type="float">
            <text:p>4272</text:p>
          </table:table-cell>
          <table:table-cell table:formula="of:=IF([.B437]-[.A438]&gt;=11;[.A438];[.B437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2" calcext:value-type="float">
            <text:p>4272</text:p>
          </table:table-cell>
          <table:table-cell table:formula="of:=IF([.B438]-[.A439]&gt;=11;[.A439];[.B438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 table:visibility="filter">
          <table:table-cell office:value-type="float" office:value="4272" calcext:value-type="float">
            <text:p>4272</text:p>
          </table:table-cell>
          <table:table-cell table:formula="of:=IF([.B439]-[.A440]&gt;=11;[.A440];[.B439])" office:value-type="float" office:value="4282" calcext:value-type="float">
            <text:p>4282</text:p>
          </table:table-cell>
          <table:table-cell table:number-columns-repeated="9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IF([.B440]-[.A441]&gt;=11;[.A441];[.B440])" office:value-type="float" office:value="4268" calcext:value-type="float">
            <text:p>4268</text:p>
          </table:table-cell>
          <table:table-cell table:number-columns-repeated="9"/>
        </table:table-row>
        <table:table-row table:style-name="ro1" table:visibility="filter">
          <table:table-cell office:value-type="float" office:value="4266" calcext:value-type="float">
            <text:p>4266</text:p>
          </table:table-cell>
          <table:table-cell table:formula="of:=IF([.B441]-[.A442]&gt;=11;[.A442];[.B441])" office:value-type="float" office:value="4268" calcext:value-type="float">
            <text:p>4268</text:p>
          </table:table-cell>
          <table:table-cell table:number-columns-repeated="9"/>
        </table:table-row>
        <table:table-row table:style-name="ro1" table:visibility="filter">
          <table:table-cell office:value-type="float" office:value="4264" calcext:value-type="float">
            <text:p>4264</text:p>
          </table:table-cell>
          <table:table-cell table:formula="of:=IF([.B442]-[.A443]&gt;=11;[.A443];[.B442])" office:value-type="float" office:value="4268" calcext:value-type="float">
            <text:p>4268</text:p>
          </table:table-cell>
          <table:table-cell table:number-columns-repeated="9"/>
        </table:table-row>
        <table:table-row table:style-name="ro1" table:visibility="filter">
          <table:table-cell office:value-type="float" office:value="4260" calcext:value-type="float">
            <text:p>4260</text:p>
          </table:table-cell>
          <table:table-cell table:formula="of:=IF([.B443]-[.A444]&gt;=11;[.A444];[.B443])" office:value-type="float" office:value="4268" calcext:value-type="float">
            <text:p>4268</text:p>
          </table:table-cell>
          <table:table-cell table:number-columns-repeated="9"/>
        </table:table-row>
        <table:table-row table:style-name="ro1" table:visibility="filter">
          <table:table-cell office:value-type="float" office:value="4258" calcext:value-type="float">
            <text:p>4258</text:p>
          </table:table-cell>
          <table:table-cell table:formula="of:=IF([.B444]-[.A445]&gt;=11;[.A445];[.B444])" office:value-type="float" office:value="4268" calcext:value-type="float">
            <text:p>4268</text:p>
          </table:table-cell>
          <table:table-cell table:number-columns-repeated="9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B445]-[.A446]&gt;=11;[.A446];[.B445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56" calcext:value-type="float">
            <text:p>4256</text:p>
          </table:table-cell>
          <table:table-cell table:formula="of:=IF([.B446]-[.A447]&gt;=11;[.A447];[.B446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54" calcext:value-type="float">
            <text:p>4254</text:p>
          </table:table-cell>
          <table:table-cell table:formula="of:=IF([.B447]-[.A448]&gt;=11;[.A448];[.B447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54" calcext:value-type="float">
            <text:p>4254</text:p>
          </table:table-cell>
          <table:table-cell table:formula="of:=IF([.B448]-[.A449]&gt;=11;[.A449];[.B448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54" calcext:value-type="float">
            <text:p>4254</text:p>
          </table:table-cell>
          <table:table-cell table:formula="of:=IF([.B449]-[.A450]&gt;=11;[.A450];[.B449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52" calcext:value-type="float">
            <text:p>4252</text:p>
          </table:table-cell>
          <table:table-cell table:formula="of:=IF([.B450]-[.A451]&gt;=11;[.A451];[.B450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52" calcext:value-type="float">
            <text:p>4252</text:p>
          </table:table-cell>
          <table:table-cell table:formula="of:=IF([.B451]-[.A452]&gt;=11;[.A452];[.B451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48" calcext:value-type="float">
            <text:p>4248</text:p>
          </table:table-cell>
          <table:table-cell table:formula="of:=IF([.B452]-[.A453]&gt;=11;[.A453];[.B452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48" calcext:value-type="float">
            <text:p>4248</text:p>
          </table:table-cell>
          <table:table-cell table:formula="of:=IF([.B453]-[.A454]&gt;=11;[.A454];[.B453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46" calcext:value-type="float">
            <text:p>4246</text:p>
          </table:table-cell>
          <table:table-cell table:formula="of:=IF([.B454]-[.A455]&gt;=11;[.A455];[.B454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 table:visibility="filter">
          <table:table-cell office:value-type="float" office:value="4246" calcext:value-type="float">
            <text:p>4246</text:p>
          </table:table-cell>
          <table:table-cell table:formula="of:=IF([.B455]-[.A456]&gt;=11;[.A456];[.B455])" office:value-type="float" office:value="4256" calcext:value-type="float">
            <text:p>4256</text:p>
          </table:table-cell>
          <table:table-cell table:number-columns-repeated="9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formula="of:=IF([.B456]-[.A457]&gt;=11;[.A457];[.B456])" office:value-type="float" office:value="4242" calcext:value-type="float">
            <text:p>4242</text:p>
          </table:table-cell>
          <table:table-cell table:number-columns-repeated="9"/>
        </table:table-row>
        <table:table-row table:style-name="ro1" table:visibility="filter">
          <table:table-cell office:value-type="float" office:value="4242" calcext:value-type="float">
            <text:p>4242</text:p>
          </table:table-cell>
          <table:table-cell table:formula="of:=IF([.B457]-[.A458]&gt;=11;[.A458];[.B457])" office:value-type="float" office:value="4242" calcext:value-type="float">
            <text:p>4242</text:p>
          </table:table-cell>
          <table:table-cell table:number-columns-repeated="9"/>
        </table:table-row>
        <table:table-row table:style-name="ro1" table:visibility="filter">
          <table:table-cell office:value-type="float" office:value="4236" calcext:value-type="float">
            <text:p>4236</text:p>
          </table:table-cell>
          <table:table-cell table:formula="of:=IF([.B458]-[.A459]&gt;=11;[.A459];[.B458])" office:value-type="float" office:value="4242" calcext:value-type="float">
            <text:p>4242</text:p>
          </table:table-cell>
          <table:table-cell table:number-columns-repeated="9"/>
        </table:table-row>
        <table:table-row table:style-name="ro1" table:visibility="filter">
          <table:table-cell office:value-type="float" office:value="4236" calcext:value-type="float">
            <text:p>4236</text:p>
          </table:table-cell>
          <table:table-cell table:formula="of:=IF([.B459]-[.A460]&gt;=11;[.A460];[.B459])" office:value-type="float" office:value="4242" calcext:value-type="float">
            <text:p>4242</text:p>
          </table:table-cell>
          <table:table-cell table:number-columns-repeated="9"/>
        </table:table-row>
        <table:table-row table:style-name="ro1" table:visibility="filter">
          <table:table-cell office:value-type="float" office:value="4234" calcext:value-type="float">
            <text:p>4234</text:p>
          </table:table-cell>
          <table:table-cell table:formula="of:=IF([.B460]-[.A461]&gt;=11;[.A461];[.B460])" office:value-type="float" office:value="4242" calcext:value-type="float">
            <text:p>4242</text:p>
          </table:table-cell>
          <table:table-cell table:number-columns-repeated="9"/>
        </table:table-row>
        <table:table-row table:style-name="ro1" table:visibility="filter">
          <table:table-cell office:value-type="float" office:value="4232" calcext:value-type="float">
            <text:p>4232</text:p>
          </table:table-cell>
          <table:table-cell table:formula="of:=IF([.B461]-[.A462]&gt;=11;[.A462];[.B461])" office:value-type="float" office:value="4242" calcext:value-type="float">
            <text:p>4242</text:p>
          </table:table-cell>
          <table:table-cell table:number-columns-repeated="9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IF([.B462]-[.A463]&gt;=11;[.A463];[.B462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 table:visibility="filter">
          <table:table-cell office:value-type="float" office:value="4222" calcext:value-type="float">
            <text:p>4222</text:p>
          </table:table-cell>
          <table:table-cell table:formula="of:=IF([.B463]-[.A464]&gt;=11;[.A464];[.B463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 table:visibility="filter">
          <table:table-cell office:value-type="float" office:value="4218" calcext:value-type="float">
            <text:p>4218</text:p>
          </table:table-cell>
          <table:table-cell table:formula="of:=IF([.B464]-[.A465]&gt;=11;[.A465];[.B464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 table:visibility="filter">
          <table:table-cell office:value-type="float" office:value="4218" calcext:value-type="float">
            <text:p>4218</text:p>
          </table:table-cell>
          <table:table-cell table:formula="of:=IF([.B465]-[.A466]&gt;=11;[.A466];[.B465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 table:visibility="filter">
          <table:table-cell office:value-type="float" office:value="4216" calcext:value-type="float">
            <text:p>4216</text:p>
          </table:table-cell>
          <table:table-cell table:formula="of:=IF([.B466]-[.A467]&gt;=11;[.A467];[.B466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 table:visibility="filter">
          <table:table-cell office:value-type="float" office:value="4216" calcext:value-type="float">
            <text:p>4216</text:p>
          </table:table-cell>
          <table:table-cell table:formula="of:=IF([.B467]-[.A468]&gt;=11;[.A468];[.B467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 table:visibility="filter">
          <table:table-cell office:value-type="float" office:value="4216" calcext:value-type="float">
            <text:p>4216</text:p>
          </table:table-cell>
          <table:table-cell table:formula="of:=IF([.B468]-[.A469]&gt;=11;[.A469];[.B468])" office:value-type="float" office:value="4224" calcext:value-type="float">
            <text:p>4224</text:p>
          </table:table-cell>
          <table:table-cell table:number-columns-repeated="9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formula="of:=IF([.B469]-[.A470]&gt;=11;[.A470];[.B469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12" calcext:value-type="float">
            <text:p>4212</text:p>
          </table:table-cell>
          <table:table-cell table:formula="of:=IF([.B470]-[.A471]&gt;=11;[.A471];[.B470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12" calcext:value-type="float">
            <text:p>4212</text:p>
          </table:table-cell>
          <table:table-cell table:formula="of:=IF([.B471]-[.A472]&gt;=11;[.A472];[.B471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10" calcext:value-type="float">
            <text:p>4210</text:p>
          </table:table-cell>
          <table:table-cell table:formula="of:=IF([.B472]-[.A473]&gt;=11;[.A473];[.B472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08" calcext:value-type="float">
            <text:p>4208</text:p>
          </table:table-cell>
          <table:table-cell table:formula="of:=IF([.B473]-[.A474]&gt;=11;[.A474];[.B473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04" calcext:value-type="float">
            <text:p>4204</text:p>
          </table:table-cell>
          <table:table-cell table:formula="of:=IF([.B474]-[.A475]&gt;=11;[.A475];[.B474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02" calcext:value-type="float">
            <text:p>4202</text:p>
          </table:table-cell>
          <table:table-cell table:formula="of:=IF([.B475]-[.A476]&gt;=11;[.A476];[.B475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02" calcext:value-type="float">
            <text:p>4202</text:p>
          </table:table-cell>
          <table:table-cell table:formula="of:=IF([.B476]-[.A477]&gt;=11;[.A477];[.B476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02" calcext:value-type="float">
            <text:p>4202</text:p>
          </table:table-cell>
          <table:table-cell table:formula="of:=IF([.B477]-[.A478]&gt;=11;[.A478];[.B477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 table:visibility="filter">
          <table:table-cell office:value-type="float" office:value="4202" calcext:value-type="float">
            <text:p>4202</text:p>
          </table:table-cell>
          <table:table-cell table:formula="of:=IF([.B478]-[.A479]&gt;=11;[.A479];[.B478])" office:value-type="float" office:value="4212" calcext:value-type="float">
            <text:p>4212</text:p>
          </table:table-cell>
          <table:table-cell table:number-columns-repeated="9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IF([.B479]-[.A480]&gt;=11;[.A480];[.B479])" office:value-type="float" office:value="4200" calcext:value-type="float">
            <text:p>4200</text:p>
          </table:table-cell>
          <table:table-cell table:number-columns-repeated="9"/>
        </table:table-row>
        <table:table-row table:style-name="ro1" table:visibility="filter">
          <table:table-cell office:value-type="float" office:value="4200" calcext:value-type="float">
            <text:p>4200</text:p>
          </table:table-cell>
          <table:table-cell table:formula="of:=IF([.B480]-[.A481]&gt;=11;[.A481];[.B480])" office:value-type="float" office:value="4200" calcext:value-type="float">
            <text:p>4200</text:p>
          </table:table-cell>
          <table:table-cell table:number-columns-repeated="9"/>
        </table:table-row>
        <table:table-row table:style-name="ro1" table:visibility="filter">
          <table:table-cell office:value-type="float" office:value="4198" calcext:value-type="float">
            <text:p>4198</text:p>
          </table:table-cell>
          <table:table-cell table:formula="of:=IF([.B481]-[.A482]&gt;=11;[.A482];[.B481])" office:value-type="float" office:value="4200" calcext:value-type="float">
            <text:p>4200</text:p>
          </table:table-cell>
          <table:table-cell table:number-columns-repeated="9"/>
        </table:table-row>
        <table:table-row table:style-name="ro1" table:visibility="filter">
          <table:table-cell office:value-type="float" office:value="4196" calcext:value-type="float">
            <text:p>4196</text:p>
          </table:table-cell>
          <table:table-cell table:formula="of:=IF([.B482]-[.A483]&gt;=11;[.A483];[.B482])" office:value-type="float" office:value="4200" calcext:value-type="float">
            <text:p>4200</text:p>
          </table:table-cell>
          <table:table-cell table:number-columns-repeated="9"/>
        </table:table-row>
        <table:table-row table:style-name="ro1" table:visibility="filter">
          <table:table-cell office:value-type="float" office:value="4190" calcext:value-type="float">
            <text:p>4190</text:p>
          </table:table-cell>
          <table:table-cell table:formula="of:=IF([.B483]-[.A484]&gt;=11;[.A484];[.B483])" office:value-type="float" office:value="4200" calcext:value-type="float">
            <text:p>4200</text:p>
          </table:table-cell>
          <table:table-cell table:number-columns-repeated="9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IF([.B484]-[.A485]&gt;=11;[.A485];[.B484])" office:value-type="float" office:value="4184" calcext:value-type="float">
            <text:p>4184</text:p>
          </table:table-cell>
          <table:table-cell table:number-columns-repeated="9"/>
        </table:table-row>
        <table:table-row table:style-name="ro1" table:visibility="filter">
          <table:table-cell office:value-type="float" office:value="4184" calcext:value-type="float">
            <text:p>4184</text:p>
          </table:table-cell>
          <table:table-cell table:formula="of:=IF([.B485]-[.A486]&gt;=11;[.A486];[.B485])" office:value-type="float" office:value="4184" calcext:value-type="float">
            <text:p>4184</text:p>
          </table:table-cell>
          <table:table-cell table:number-columns-repeated="9"/>
        </table:table-row>
        <table:table-row table:style-name="ro1" table:visibility="filter">
          <table:table-cell office:value-type="float" office:value="4180" calcext:value-type="float">
            <text:p>4180</text:p>
          </table:table-cell>
          <table:table-cell table:formula="of:=IF([.B486]-[.A487]&gt;=11;[.A487];[.B486])" office:value-type="float" office:value="4184" calcext:value-type="float">
            <text:p>4184</text:p>
          </table:table-cell>
          <table:table-cell table:number-columns-repeated="9"/>
        </table:table-row>
        <table:table-row table:style-name="ro1" table:visibility="filter">
          <table:table-cell office:value-type="float" office:value="4176" calcext:value-type="float">
            <text:p>4176</text:p>
          </table:table-cell>
          <table:table-cell table:formula="of:=IF([.B487]-[.A488]&gt;=11;[.A488];[.B487])" office:value-type="float" office:value="4184" calcext:value-type="float">
            <text:p>4184</text:p>
          </table:table-cell>
          <table:table-cell table:number-columns-repeated="9"/>
        </table:table-row>
        <table:table-row table:style-name="ro1" table:visibility="filter">
          <table:table-cell office:value-type="float" office:value="4174" calcext:value-type="float">
            <text:p>4174</text:p>
          </table:table-cell>
          <table:table-cell table:formula="of:=IF([.B488]-[.A489]&gt;=11;[.A489];[.B488])" office:value-type="float" office:value="4184" calcext:value-type="float">
            <text:p>4184</text:p>
          </table:table-cell>
          <table:table-cell table:number-columns-repeated="9"/>
        </table:table-row>
        <table:table-row table:style-name="ro1" table:visibility="filter">
          <table:table-cell office:value-type="float" office:value="4174" calcext:value-type="float">
            <text:p>4174</text:p>
          </table:table-cell>
          <table:table-cell table:formula="of:=IF([.B489]-[.A490]&gt;=11;[.A490];[.B489])" office:value-type="float" office:value="4184" calcext:value-type="float">
            <text:p>4184</text:p>
          </table:table-cell>
          <table:table-cell table:number-columns-repeated="9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IF([.B490]-[.A491]&gt;=11;[.A491];[.B490])" office:value-type="float" office:value="4172" calcext:value-type="float">
            <text:p>4172</text:p>
          </table:table-cell>
          <table:table-cell table:number-columns-repeated="9"/>
        </table:table-row>
        <table:table-row table:style-name="ro1" table:visibility="filter">
          <table:table-cell office:value-type="float" office:value="4172" calcext:value-type="float">
            <text:p>4172</text:p>
          </table:table-cell>
          <table:table-cell table:formula="of:=IF([.B491]-[.A492]&gt;=11;[.A492];[.B491])" office:value-type="float" office:value="4172" calcext:value-type="float">
            <text:p>4172</text:p>
          </table:table-cell>
          <table:table-cell table:number-columns-repeated="9"/>
        </table:table-row>
        <table:table-row table:style-name="ro1" table:visibility="filter">
          <table:table-cell office:value-type="float" office:value="4168" calcext:value-type="float">
            <text:p>4168</text:p>
          </table:table-cell>
          <table:table-cell table:formula="of:=IF([.B492]-[.A493]&gt;=11;[.A493];[.B492])" office:value-type="float" office:value="4172" calcext:value-type="float">
            <text:p>4172</text:p>
          </table:table-cell>
          <table:table-cell table:number-columns-repeated="9"/>
        </table:table-row>
        <table:table-row table:style-name="ro1" table:visibility="filter">
          <table:table-cell office:value-type="float" office:value="4166" calcext:value-type="float">
            <text:p>4166</text:p>
          </table:table-cell>
          <table:table-cell table:formula="of:=IF([.B493]-[.A494]&gt;=11;[.A494];[.B493])" office:value-type="float" office:value="4172" calcext:value-type="float">
            <text:p>4172</text:p>
          </table:table-cell>
          <table:table-cell table:number-columns-repeated="9"/>
        </table:table-row>
        <table:table-row table:style-name="ro1" table:visibility="filter">
          <table:table-cell office:value-type="float" office:value="4164" calcext:value-type="float">
            <text:p>4164</text:p>
          </table:table-cell>
          <table:table-cell table:formula="of:=IF([.B494]-[.A495]&gt;=11;[.A495];[.B494])" office:value-type="float" office:value="4172" calcext:value-type="float">
            <text:p>4172</text:p>
          </table:table-cell>
          <table:table-cell table:number-columns-repeated="9"/>
        </table:table-row>
        <table:table-row table:style-name="ro1" table:visibility="filter">
          <table:table-cell office:value-type="float" office:value="4162" calcext:value-type="float">
            <text:p>4162</text:p>
          </table:table-cell>
          <table:table-cell table:formula="of:=IF([.B495]-[.A496]&gt;=11;[.A496];[.B495])" office:value-type="float" office:value="4172" calcext:value-type="float">
            <text:p>4172</text:p>
          </table:table-cell>
          <table:table-cell table:number-columns-repeated="9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formula="of:=IF([.B496]-[.A497]&gt;=11;[.A497];[.B496])" office:value-type="float" office:value="4160" calcext:value-type="float">
            <text:p>4160</text:p>
          </table:table-cell>
          <table:table-cell table:number-columns-repeated="9"/>
        </table:table-row>
        <table:table-row table:style-name="ro1" table:visibility="filter">
          <table:table-cell office:value-type="float" office:value="4156" calcext:value-type="float">
            <text:p>4156</text:p>
          </table:table-cell>
          <table:table-cell table:formula="of:=IF([.B497]-[.A498]&gt;=11;[.A498];[.B497])" office:value-type="float" office:value="4160" calcext:value-type="float">
            <text:p>4160</text:p>
          </table:table-cell>
          <table:table-cell table:number-columns-repeated="9"/>
        </table:table-row>
        <table:table-row table:style-name="ro1" table:visibility="filter">
          <table:table-cell office:value-type="float" office:value="4156" calcext:value-type="float">
            <text:p>4156</text:p>
          </table:table-cell>
          <table:table-cell table:formula="of:=IF([.B498]-[.A499]&gt;=11;[.A499];[.B498])" office:value-type="float" office:value="4160" calcext:value-type="float">
            <text:p>4160</text:p>
          </table:table-cell>
          <table:table-cell table:number-columns-repeated="9"/>
        </table:table-row>
        <table:table-row table:style-name="ro1" table:visibility="filter">
          <table:table-cell office:value-type="float" office:value="4152" calcext:value-type="float">
            <text:p>4152</text:p>
          </table:table-cell>
          <table:table-cell table:formula="of:=IF([.B499]-[.A500]&gt;=11;[.A500];[.B499])"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IF([.B500]-[.A501]&gt;=11;[.A501];[.B500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 table:visibility="filter">
          <table:table-cell office:value-type="float" office:value="4148" calcext:value-type="float">
            <text:p>4148</text:p>
          </table:table-cell>
          <table:table-cell table:formula="of:=IF([.B501]-[.A502]&gt;=11;[.A502];[.B501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 table:visibility="filter">
          <table:table-cell office:value-type="float" office:value="4144" calcext:value-type="float">
            <text:p>4144</text:p>
          </table:table-cell>
          <table:table-cell table:formula="of:=IF([.B502]-[.A503]&gt;=11;[.A503];[.B502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 table:visibility="filter">
          <table:table-cell office:value-type="float" office:value="4142" calcext:value-type="float">
            <text:p>4142</text:p>
          </table:table-cell>
          <table:table-cell table:formula="of:=IF([.B503]-[.A504]&gt;=11;[.A504];[.B503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 table:visibility="filter">
          <table:table-cell office:value-type="float" office:value="4142" calcext:value-type="float">
            <text:p>4142</text:p>
          </table:table-cell>
          <table:table-cell table:formula="of:=IF([.B504]-[.A505]&gt;=11;[.A505];[.B504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 table:visibility="filter">
          <table:table-cell office:value-type="float" office:value="4140" calcext:value-type="float">
            <text:p>4140</text:p>
          </table:table-cell>
          <table:table-cell table:formula="of:=IF([.B505]-[.A506]&gt;=11;[.A506];[.B505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 table:visibility="filter">
          <table:table-cell office:value-type="float" office:value="4138" calcext:value-type="float">
            <text:p>4138</text:p>
          </table:table-cell>
          <table:table-cell table:formula="of:=IF([.B506]-[.A507]&gt;=11;[.A507];[.B506])" office:value-type="float" office:value="4148" calcext:value-type="float">
            <text:p>4148</text:p>
          </table:table-cell>
          <table:table-cell table:number-columns-repeated="9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formula="of:=IF([.B507]-[.A508]&gt;=11;[.A508];[.B507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30" calcext:value-type="float">
            <text:p>4130</text:p>
          </table:table-cell>
          <table:table-cell table:formula="of:=IF([.B508]-[.A509]&gt;=11;[.A509];[.B508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30" calcext:value-type="float">
            <text:p>4130</text:p>
          </table:table-cell>
          <table:table-cell table:formula="of:=IF([.B509]-[.A510]&gt;=11;[.A510];[.B509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28" calcext:value-type="float">
            <text:p>4128</text:p>
          </table:table-cell>
          <table:table-cell table:formula="of:=IF([.B510]-[.A511]&gt;=11;[.A511];[.B510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28" calcext:value-type="float">
            <text:p>4128</text:p>
          </table:table-cell>
          <table:table-cell table:formula="of:=IF([.B511]-[.A512]&gt;=11;[.A512];[.B511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26" calcext:value-type="float">
            <text:p>4126</text:p>
          </table:table-cell>
          <table:table-cell table:formula="of:=IF([.B512]-[.A513]&gt;=11;[.A513];[.B512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26" calcext:value-type="float">
            <text:p>4126</text:p>
          </table:table-cell>
          <table:table-cell table:formula="of:=IF([.B513]-[.A514]&gt;=11;[.A514];[.B513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26" calcext:value-type="float">
            <text:p>4126</text:p>
          </table:table-cell>
          <table:table-cell table:formula="of:=IF([.B514]-[.A515]&gt;=11;[.A515];[.B514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 table:visibility="filter">
          <table:table-cell office:value-type="float" office:value="4126" calcext:value-type="float">
            <text:p>4126</text:p>
          </table:table-cell>
          <table:table-cell table:formula="of:=IF([.B515]-[.A516]&gt;=11;[.A516];[.B515])" office:value-type="float" office:value="4136" calcext:value-type="float">
            <text:p>4136</text:p>
          </table:table-cell>
          <table:table-cell table:number-columns-repeated="9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IF([.B516]-[.A517]&gt;=11;[.A517];[.B516])" office:value-type="float" office:value="4124" calcext:value-type="float">
            <text:p>4124</text:p>
          </table:table-cell>
          <table:table-cell table:number-columns-repeated="9"/>
        </table:table-row>
        <table:table-row table:style-name="ro1" table:visibility="filter">
          <table:table-cell office:value-type="float" office:value="4122" calcext:value-type="float">
            <text:p>4122</text:p>
          </table:table-cell>
          <table:table-cell table:formula="of:=IF([.B517]-[.A518]&gt;=11;[.A518];[.B517])" office:value-type="float" office:value="4124" calcext:value-type="float">
            <text:p>4124</text:p>
          </table:table-cell>
          <table:table-cell table:number-columns-repeated="9"/>
        </table:table-row>
        <table:table-row table:style-name="ro1" table:visibility="filter">
          <table:table-cell office:value-type="float" office:value="4116" calcext:value-type="float">
            <text:p>4116</text:p>
          </table:table-cell>
          <table:table-cell table:formula="of:=IF([.B518]-[.A519]&gt;=11;[.A519];[.B518])" office:value-type="float" office:value="4124" calcext:value-type="float">
            <text:p>4124</text:p>
          </table:table-cell>
          <table:table-cell table:number-columns-repeated="9"/>
        </table:table-row>
        <table:table-row table:style-name="ro1" table:visibility="filter">
          <table:table-cell office:value-type="float" office:value="4114" calcext:value-type="float">
            <text:p>4114</text:p>
          </table:table-cell>
          <table:table-cell table:formula="of:=IF([.B519]-[.A520]&gt;=11;[.A520];[.B519])" office:value-type="float" office:value="4124" calcext:value-type="float">
            <text:p>4124</text:p>
          </table:table-cell>
          <table:table-cell table:number-columns-repeated="9"/>
        </table:table-row>
        <table:table-row table:style-name="ro1" table:visibility="filter">
          <table:table-cell office:value-type="float" office:value="4114" calcext:value-type="float">
            <text:p>4114</text:p>
          </table:table-cell>
          <table:table-cell table:formula="of:=IF([.B520]-[.A521]&gt;=11;[.A521];[.B520])" office:value-type="float" office:value="4124" calcext:value-type="float">
            <text:p>4124</text:p>
          </table:table-cell>
          <table:table-cell table:number-columns-repeated="9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IF([.B521]-[.A522]&gt;=11;[.A522];[.B521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12" calcext:value-type="float">
            <text:p>4112</text:p>
          </table:table-cell>
          <table:table-cell table:formula="of:=IF([.B522]-[.A523]&gt;=11;[.A523];[.B522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08" calcext:value-type="float">
            <text:p>4108</text:p>
          </table:table-cell>
          <table:table-cell table:formula="of:=IF([.B523]-[.A524]&gt;=11;[.A524];[.B523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06" calcext:value-type="float">
            <text:p>4106</text:p>
          </table:table-cell>
          <table:table-cell table:formula="of:=IF([.B524]-[.A525]&gt;=11;[.A525];[.B524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04" calcext:value-type="float">
            <text:p>4104</text:p>
          </table:table-cell>
          <table:table-cell table:formula="of:=IF([.B525]-[.A526]&gt;=11;[.A526];[.B525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04" calcext:value-type="float">
            <text:p>4104</text:p>
          </table:table-cell>
          <table:table-cell table:formula="of:=IF([.B526]-[.A527]&gt;=11;[.A527];[.B526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02" calcext:value-type="float">
            <text:p>4102</text:p>
          </table:table-cell>
          <table:table-cell table:formula="of:=IF([.B527]-[.A528]&gt;=11;[.A528];[.B527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 table:visibility="filter">
          <table:table-cell office:value-type="float" office:value="4102" calcext:value-type="float">
            <text:p>4102</text:p>
          </table:table-cell>
          <table:table-cell table:formula="of:=IF([.B528]-[.A529]&gt;=11;[.A529];[.B528])" office:value-type="float" office:value="4112" calcext:value-type="float">
            <text:p>4112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IF([.B529]-[.A530]&gt;=11;[.A530];[.B529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8" calcext:value-type="float">
            <text:p>4098</text:p>
          </table:table-cell>
          <table:table-cell table:formula="of:=IF([.B530]-[.A531]&gt;=11;[.A531];[.B530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8" calcext:value-type="float">
            <text:p>4098</text:p>
          </table:table-cell>
          <table:table-cell table:formula="of:=IF([.B531]-[.A532]&gt;=11;[.A532];[.B531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2" calcext:value-type="float">
            <text:p>4092</text:p>
          </table:table-cell>
          <table:table-cell table:formula="of:=IF([.B532]-[.A533]&gt;=11;[.A533];[.B532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2" calcext:value-type="float">
            <text:p>4092</text:p>
          </table:table-cell>
          <table:table-cell table:formula="of:=IF([.B533]-[.A534]&gt;=11;[.A534];[.B533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2" calcext:value-type="float">
            <text:p>4092</text:p>
          </table:table-cell>
          <table:table-cell table:formula="of:=IF([.B534]-[.A535]&gt;=11;[.A535];[.B534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0" calcext:value-type="float">
            <text:p>4090</text:p>
          </table:table-cell>
          <table:table-cell table:formula="of:=IF([.B535]-[.A536]&gt;=11;[.A536];[.B535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 table:visibility="filter">
          <table:table-cell office:value-type="float" office:value="4090" calcext:value-type="float">
            <text:p>4090</text:p>
          </table:table-cell>
          <table:table-cell table:formula="of:=IF([.B536]-[.A537]&gt;=11;[.A537];[.B536])" office:value-type="float" office:value="4100" calcext:value-type="float">
            <text:p>4100</text:p>
          </table:table-cell>
          <table:table-cell table:number-columns-repeated="9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IF([.B537]-[.A538]&gt;=11;[.A538];[.B537])" office:value-type="float" office:value="4088" calcext:value-type="float">
            <text:p>4088</text:p>
          </table:table-cell>
          <table:table-cell table:number-columns-repeated="9"/>
        </table:table-row>
        <table:table-row table:style-name="ro1" table:visibility="filter">
          <table:table-cell office:value-type="float" office:value="4088" calcext:value-type="float">
            <text:p>4088</text:p>
          </table:table-cell>
          <table:table-cell table:formula="of:=IF([.B538]-[.A539]&gt;=11;[.A539];[.B538])" office:value-type="float" office:value="4088" calcext:value-type="float">
            <text:p>4088</text:p>
          </table:table-cell>
          <table:table-cell table:number-columns-repeated="9"/>
        </table:table-row>
        <table:table-row table:style-name="ro1" table:visibility="filter">
          <table:table-cell office:value-type="float" office:value="4086" calcext:value-type="float">
            <text:p>4086</text:p>
          </table:table-cell>
          <table:table-cell table:formula="of:=IF([.B539]-[.A540]&gt;=11;[.A540];[.B539])" office:value-type="float" office:value="4088" calcext:value-type="float">
            <text:p>4088</text:p>
          </table:table-cell>
          <table:table-cell table:number-columns-repeated="9"/>
        </table:table-row>
        <table:table-row table:style-name="ro1" table:visibility="filter">
          <table:table-cell office:value-type="float" office:value="4084" calcext:value-type="float">
            <text:p>4084</text:p>
          </table:table-cell>
          <table:table-cell table:formula="of:=IF([.B540]-[.A541]&gt;=11;[.A541];[.B540])" office:value-type="float" office:value="4088" calcext:value-type="float">
            <text:p>4088</text:p>
          </table:table-cell>
          <table:table-cell table:number-columns-repeated="9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IF([.B541]-[.A542]&gt;=11;[.A542];[.B541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 table:visibility="filter">
          <table:table-cell office:value-type="float" office:value="4074" calcext:value-type="float">
            <text:p>4074</text:p>
          </table:table-cell>
          <table:table-cell table:formula="of:=IF([.B542]-[.A543]&gt;=11;[.A543];[.B542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 table:visibility="filter">
          <table:table-cell office:value-type="float" office:value="4068" calcext:value-type="float">
            <text:p>4068</text:p>
          </table:table-cell>
          <table:table-cell table:formula="of:=IF([.B543]-[.A544]&gt;=11;[.A544];[.B543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 table:visibility="filter">
          <table:table-cell office:value-type="float" office:value="4068" calcext:value-type="float">
            <text:p>4068</text:p>
          </table:table-cell>
          <table:table-cell table:formula="of:=IF([.B544]-[.A545]&gt;=11;[.A545];[.B544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 table:visibility="filter">
          <table:table-cell office:value-type="float" office:value="4068" calcext:value-type="float">
            <text:p>4068</text:p>
          </table:table-cell>
          <table:table-cell table:formula="of:=IF([.B545]-[.A546]&gt;=11;[.A546];[.B545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 table:visibility="filter">
          <table:table-cell office:value-type="float" office:value="4066" calcext:value-type="float">
            <text:p>4066</text:p>
          </table:table-cell>
          <table:table-cell table:formula="of:=IF([.B546]-[.A547]&gt;=11;[.A547];[.B546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 table:visibility="filter">
          <table:table-cell office:value-type="float" office:value="4066" calcext:value-type="float">
            <text:p>4066</text:p>
          </table:table-cell>
          <table:table-cell table:formula="of:=IF([.B547]-[.A548]&gt;=11;[.A548];[.B547])"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IF([.B548]-[.A549]&gt;=11;[.A549];[.B548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 table:visibility="filter">
          <table:table-cell office:value-type="float" office:value="4062" calcext:value-type="float">
            <text:p>4062</text:p>
          </table:table-cell>
          <table:table-cell table:formula="of:=IF([.B549]-[.A550]&gt;=11;[.A550];[.B549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 table:visibility="filter">
          <table:table-cell office:value-type="float" office:value="4062" calcext:value-type="float">
            <text:p>4062</text:p>
          </table:table-cell>
          <table:table-cell table:formula="of:=IF([.B550]-[.A551]&gt;=11;[.A551];[.B550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 table:visibility="filter">
          <table:table-cell office:value-type="float" office:value="4060" calcext:value-type="float">
            <text:p>4060</text:p>
          </table:table-cell>
          <table:table-cell table:formula="of:=IF([.B551]-[.A552]&gt;=11;[.A552];[.B551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 table:visibility="filter">
          <table:table-cell office:value-type="float" office:value="4058" calcext:value-type="float">
            <text:p>4058</text:p>
          </table:table-cell>
          <table:table-cell table:formula="of:=IF([.B552]-[.A553]&gt;=11;[.A553];[.B552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 table:visibility="filter">
          <table:table-cell office:value-type="float" office:value="4058" calcext:value-type="float">
            <text:p>4058</text:p>
          </table:table-cell>
          <table:table-cell table:formula="of:=IF([.B553]-[.A554]&gt;=11;[.A554];[.B553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 table:visibility="filter">
          <table:table-cell office:value-type="float" office:value="4056" calcext:value-type="float">
            <text:p>4056</text:p>
          </table:table-cell>
          <table:table-cell table:formula="of:=IF([.B554]-[.A555]&gt;=11;[.A555];[.B554])"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IF([.B555]-[.A556]&gt;=11;[.A556];[.B555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 table:visibility="filter">
          <table:table-cell office:value-type="float" office:value="4052" calcext:value-type="float">
            <text:p>4052</text:p>
          </table:table-cell>
          <table:table-cell table:formula="of:=IF([.B556]-[.A557]&gt;=11;[.A557];[.B556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 table:visibility="filter">
          <table:table-cell office:value-type="float" office:value="4048" calcext:value-type="float">
            <text:p>4048</text:p>
          </table:table-cell>
          <table:table-cell table:formula="of:=IF([.B557]-[.A558]&gt;=11;[.A558];[.B557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 table:visibility="filter">
          <table:table-cell office:value-type="float" office:value="4048" calcext:value-type="float">
            <text:p>4048</text:p>
          </table:table-cell>
          <table:table-cell table:formula="of:=IF([.B558]-[.A559]&gt;=11;[.A559];[.B558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 table:visibility="filter">
          <table:table-cell office:value-type="float" office:value="4046" calcext:value-type="float">
            <text:p>4046</text:p>
          </table:table-cell>
          <table:table-cell table:formula="of:=IF([.B559]-[.A560]&gt;=11;[.A560];[.B559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 table:visibility="filter">
          <table:table-cell office:value-type="float" office:value="4046" calcext:value-type="float">
            <text:p>4046</text:p>
          </table:table-cell>
          <table:table-cell table:formula="of:=IF([.B560]-[.A561]&gt;=11;[.A561];[.B560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 table:visibility="filter">
          <table:table-cell office:value-type="float" office:value="4044" calcext:value-type="float">
            <text:p>4044</text:p>
          </table:table-cell>
          <table:table-cell table:formula="of:=IF([.B561]-[.A562]&gt;=11;[.A562];[.B561])"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IF([.B562]-[.A563]&gt;=11;[.A563];[.B562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 table:visibility="filter">
          <table:table-cell office:value-type="float" office:value="4040" calcext:value-type="float">
            <text:p>4040</text:p>
          </table:table-cell>
          <table:table-cell table:formula="of:=IF([.B563]-[.A564]&gt;=11;[.A564];[.B563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 table:visibility="filter">
          <table:table-cell office:value-type="float" office:value="4040" calcext:value-type="float">
            <text:p>4040</text:p>
          </table:table-cell>
          <table:table-cell table:formula="of:=IF([.B564]-[.A565]&gt;=11;[.A565];[.B564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 table:visibility="filter">
          <table:table-cell office:value-type="float" office:value="4038" calcext:value-type="float">
            <text:p>4038</text:p>
          </table:table-cell>
          <table:table-cell table:formula="of:=IF([.B565]-[.A566]&gt;=11;[.A566];[.B565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 table:visibility="filter">
          <table:table-cell office:value-type="float" office:value="4038" calcext:value-type="float">
            <text:p>4038</text:p>
          </table:table-cell>
          <table:table-cell table:formula="of:=IF([.B566]-[.A567]&gt;=11;[.A567];[.B566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 table:visibility="filter">
          <table:table-cell office:value-type="float" office:value="4036" calcext:value-type="float">
            <text:p>4036</text:p>
          </table:table-cell>
          <table:table-cell table:formula="of:=IF([.B567]-[.A568]&gt;=11;[.A568];[.B567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 table:visibility="filter">
          <table:table-cell office:value-type="float" office:value="4032" calcext:value-type="float">
            <text:p>4032</text:p>
          </table:table-cell>
          <table:table-cell table:formula="of:=IF([.B568]-[.A569]&gt;=11;[.A569];[.B568])"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IF([.B569]-[.A570]&gt;=11;[.A570];[.B569])" office:value-type="float" office:value="4026" calcext:value-type="float">
            <text:p>4026</text:p>
          </table:table-cell>
          <table:table-cell table:number-columns-repeated="9"/>
        </table:table-row>
        <table:table-row table:style-name="ro1" table:visibility="filter">
          <table:table-cell office:value-type="float" office:value="4020" calcext:value-type="float">
            <text:p>4020</text:p>
          </table:table-cell>
          <table:table-cell table:formula="of:=IF([.B570]-[.A571]&gt;=11;[.A571];[.B570])" office:value-type="float" office:value="4026" calcext:value-type="float">
            <text:p>4026</text:p>
          </table:table-cell>
          <table:table-cell table:number-columns-repeated="9"/>
        </table:table-row>
        <table:table-row table:style-name="ro1" table:visibility="filter">
          <table:table-cell office:value-type="float" office:value="4016" calcext:value-type="float">
            <text:p>4016</text:p>
          </table:table-cell>
          <table:table-cell table:formula="of:=IF([.B571]-[.A572]&gt;=11;[.A572];[.B571])" office:value-type="float" office:value="4026" calcext:value-type="float">
            <text:p>4026</text:p>
          </table:table-cell>
          <table:table-cell table:number-columns-repeated="9"/>
        </table:table-row>
        <table:table-row table:style-name="ro1" table:visibility="filter">
          <table:table-cell office:value-type="float" office:value="4016" calcext:value-type="float">
            <text:p>4016</text:p>
          </table:table-cell>
          <table:table-cell table:formula="of:=IF([.B572]-[.A573]&gt;=11;[.A573];[.B572])"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IF([.B573]-[.A574]&gt;=11;[.A574];[.B573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12" calcext:value-type="float">
            <text:p>4012</text:p>
          </table:table-cell>
          <table:table-cell table:formula="of:=IF([.B574]-[.A575]&gt;=11;[.A575];[.B574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12" calcext:value-type="float">
            <text:p>4012</text:p>
          </table:table-cell>
          <table:table-cell table:formula="of:=IF([.B575]-[.A576]&gt;=11;[.A576];[.B575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08" calcext:value-type="float">
            <text:p>4008</text:p>
          </table:table-cell>
          <table:table-cell table:formula="of:=IF([.B576]-[.A577]&gt;=11;[.A577];[.B576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06" calcext:value-type="float">
            <text:p>4006</text:p>
          </table:table-cell>
          <table:table-cell table:formula="of:=IF([.B577]-[.A578]&gt;=11;[.A578];[.B577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04" calcext:value-type="float">
            <text:p>4004</text:p>
          </table:table-cell>
          <table:table-cell table:formula="of:=IF([.B578]-[.A579]&gt;=11;[.A579];[.B578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04" calcext:value-type="float">
            <text:p>4004</text:p>
          </table:table-cell>
          <table:table-cell table:formula="of:=IF([.B579]-[.A580]&gt;=11;[.A580];[.B579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 table:visibility="filter">
          <table:table-cell office:value-type="float" office:value="4004" calcext:value-type="float">
            <text:p>4004</text:p>
          </table:table-cell>
          <table:table-cell table:formula="of:=IF([.B580]-[.A581]&gt;=11;[.A581];[.B580])"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[.B581]-[.A582]&gt;=11;[.A582];[.B581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table:formula="of:=IF([.B582]-[.A583]&gt;=11;[.A583];[.B582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 table:visibility="filter">
          <table:table-cell office:value-type="float" office:value="3996" calcext:value-type="float">
            <text:p>3996</text:p>
          </table:table-cell>
          <table:table-cell table:formula="of:=IF([.B583]-[.A584]&gt;=11;[.A584];[.B583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 table:visibility="filter">
          <table:table-cell office:value-type="float" office:value="3996" calcext:value-type="float">
            <text:p>3996</text:p>
          </table:table-cell>
          <table:table-cell table:formula="of:=IF([.B584]-[.A585]&gt;=11;[.A585];[.B584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 table:visibility="filter">
          <table:table-cell office:value-type="float" office:value="3994" calcext:value-type="float">
            <text:p>3994</text:p>
          </table:table-cell>
          <table:table-cell table:formula="of:=IF([.B585]-[.A586]&gt;=11;[.A586];[.B585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 table:visibility="filter">
          <table:table-cell office:value-type="float" office:value="3994" calcext:value-type="float">
            <text:p>3994</text:p>
          </table:table-cell>
          <table:table-cell table:formula="of:=IF([.B586]-[.A587]&gt;=11;[.A587];[.B586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 table:visibility="filter">
          <table:table-cell office:value-type="float" office:value="3992" calcext:value-type="float">
            <text:p>3992</text:p>
          </table:table-cell>
          <table:table-cell table:formula="of:=IF([.B587]-[.A588]&gt;=11;[.A588];[.B587])"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IF([.B588]-[.A589]&gt;=11;[.A589];[.B588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6" calcext:value-type="float">
            <text:p>3986</text:p>
          </table:table-cell>
          <table:table-cell table:formula="of:=IF([.B589]-[.A590]&gt;=11;[.A590];[.B589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6" calcext:value-type="float">
            <text:p>3986</text:p>
          </table:table-cell>
          <table:table-cell table:formula="of:=IF([.B590]-[.A591]&gt;=11;[.A591];[.B590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6" calcext:value-type="float">
            <text:p>3986</text:p>
          </table:table-cell>
          <table:table-cell table:formula="of:=IF([.B591]-[.A592]&gt;=11;[.A592];[.B591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4" calcext:value-type="float">
            <text:p>3984</text:p>
          </table:table-cell>
          <table:table-cell table:formula="of:=IF([.B592]-[.A593]&gt;=11;[.A593];[.B592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4" calcext:value-type="float">
            <text:p>3984</text:p>
          </table:table-cell>
          <table:table-cell table:formula="of:=IF([.B593]-[.A594]&gt;=11;[.A594];[.B593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4" calcext:value-type="float">
            <text:p>3984</text:p>
          </table:table-cell>
          <table:table-cell table:formula="of:=IF([.B594]-[.A595]&gt;=11;[.A595];[.B594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2" calcext:value-type="float">
            <text:p>3982</text:p>
          </table:table-cell>
          <table:table-cell table:formula="of:=IF([.B595]-[.A596]&gt;=11;[.A596];[.B595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0" calcext:value-type="float">
            <text:p>3980</text:p>
          </table:table-cell>
          <table:table-cell table:formula="of:=IF([.B596]-[.A597]&gt;=11;[.A597];[.B596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80" calcext:value-type="float">
            <text:p>3980</text:p>
          </table:table-cell>
          <table:table-cell table:formula="of:=IF([.B597]-[.A598]&gt;=11;[.A598];[.B597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78" calcext:value-type="float">
            <text:p>3978</text:p>
          </table:table-cell>
          <table:table-cell table:formula="of:=IF([.B598]-[.A599]&gt;=11;[.A599];[.B598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78" calcext:value-type="float">
            <text:p>3978</text:p>
          </table:table-cell>
          <table:table-cell table:formula="of:=IF([.B599]-[.A600]&gt;=11;[.A600];[.B599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 table:visibility="filter">
          <table:table-cell office:value-type="float" office:value="3978" calcext:value-type="float">
            <text:p>3978</text:p>
          </table:table-cell>
          <table:table-cell table:formula="of:=IF([.B600]-[.A601]&gt;=11;[.A601];[.B600])"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IF([.B601]-[.A602]&gt;=11;[.A602];[.B601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76" calcext:value-type="float">
            <text:p>3976</text:p>
          </table:table-cell>
          <table:table-cell table:formula="of:=IF([.B602]-[.A603]&gt;=11;[.A603];[.B602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72" calcext:value-type="float">
            <text:p>3972</text:p>
          </table:table-cell>
          <table:table-cell table:formula="of:=IF([.B603]-[.A604]&gt;=11;[.A604];[.B603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72" calcext:value-type="float">
            <text:p>3972</text:p>
          </table:table-cell>
          <table:table-cell table:formula="of:=IF([.B604]-[.A605]&gt;=11;[.A605];[.B604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70" calcext:value-type="float">
            <text:p>3970</text:p>
          </table:table-cell>
          <table:table-cell table:formula="of:=IF([.B605]-[.A606]&gt;=11;[.A606];[.B605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70" calcext:value-type="float">
            <text:p>3970</text:p>
          </table:table-cell>
          <table:table-cell table:formula="of:=IF([.B606]-[.A607]&gt;=11;[.A607];[.B606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66" calcext:value-type="float">
            <text:p>3966</text:p>
          </table:table-cell>
          <table:table-cell table:formula="of:=IF([.B607]-[.A608]&gt;=11;[.A608];[.B607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 table:visibility="filter">
          <table:table-cell office:value-type="float" office:value="3966" calcext:value-type="float">
            <text:p>3966</text:p>
          </table:table-cell>
          <table:table-cell table:formula="of:=IF([.B608]-[.A609]&gt;=11;[.A609];[.B608])"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IF([.B609]-[.A610]&gt;=11;[.A610];[.B609])" office:value-type="float" office:value="3962" calcext:value-type="float">
            <text:p>3962</text:p>
          </table:table-cell>
          <table:table-cell table:number-columns-repeated="9"/>
        </table:table-row>
        <table:table-row table:style-name="ro1" table:visibility="filter">
          <table:table-cell office:value-type="float" office:value="3960" calcext:value-type="float">
            <text:p>3960</text:p>
          </table:table-cell>
          <table:table-cell table:formula="of:=IF([.B610]-[.A611]&gt;=11;[.A611];[.B610])" office:value-type="float" office:value="3962" calcext:value-type="float">
            <text:p>3962</text:p>
          </table:table-cell>
          <table:table-cell table:number-columns-repeated="9"/>
        </table:table-row>
        <table:table-row table:style-name="ro1" table:visibility="filter">
          <table:table-cell office:value-type="float" office:value="3958" calcext:value-type="float">
            <text:p>3958</text:p>
          </table:table-cell>
          <table:table-cell table:formula="of:=IF([.B611]-[.A612]&gt;=11;[.A612];[.B611])" office:value-type="float" office:value="3962" calcext:value-type="float">
            <text:p>3962</text:p>
          </table:table-cell>
          <table:table-cell table:number-columns-repeated="9"/>
        </table:table-row>
        <table:table-row table:style-name="ro1" table:visibility="filter">
          <table:table-cell office:value-type="float" office:value="3956" calcext:value-type="float">
            <text:p>3956</text:p>
          </table:table-cell>
          <table:table-cell table:formula="of:=IF([.B612]-[.A613]&gt;=11;[.A613];[.B612])" office:value-type="float" office:value="3962" calcext:value-type="float">
            <text:p>3962</text:p>
          </table:table-cell>
          <table:table-cell table:number-columns-repeated="9"/>
        </table:table-row>
        <table:table-row table:style-name="ro1" table:visibility="filter">
          <table:table-cell office:value-type="float" office:value="3956" calcext:value-type="float">
            <text:p>3956</text:p>
          </table:table-cell>
          <table:table-cell table:formula="of:=IF([.B613]-[.A614]&gt;=11;[.A614];[.B613])"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IF([.B614]-[.A615]&gt;=11;[.A615];[.B614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50" calcext:value-type="float">
            <text:p>3950</text:p>
          </table:table-cell>
          <table:table-cell table:formula="of:=IF([.B615]-[.A616]&gt;=11;[.A616];[.B615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8" calcext:value-type="float">
            <text:p>3948</text:p>
          </table:table-cell>
          <table:table-cell table:formula="of:=IF([.B616]-[.A617]&gt;=11;[.A617];[.B616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8" calcext:value-type="float">
            <text:p>3948</text:p>
          </table:table-cell>
          <table:table-cell table:formula="of:=IF([.B617]-[.A618]&gt;=11;[.A618];[.B617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4" calcext:value-type="float">
            <text:p>3944</text:p>
          </table:table-cell>
          <table:table-cell table:formula="of:=IF([.B618]-[.A619]&gt;=11;[.A619];[.B618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4" calcext:value-type="float">
            <text:p>3944</text:p>
          </table:table-cell>
          <table:table-cell table:formula="of:=IF([.B619]-[.A620]&gt;=11;[.A620];[.B619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4" calcext:value-type="float">
            <text:p>3944</text:p>
          </table:table-cell>
          <table:table-cell table:formula="of:=IF([.B620]-[.A621]&gt;=11;[.A621];[.B620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2" calcext:value-type="float">
            <text:p>3942</text:p>
          </table:table-cell>
          <table:table-cell table:formula="of:=IF([.B621]-[.A622]&gt;=11;[.A622];[.B621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2" calcext:value-type="float">
            <text:p>3942</text:p>
          </table:table-cell>
          <table:table-cell table:formula="of:=IF([.B622]-[.A623]&gt;=11;[.A623];[.B622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2" calcext:value-type="float">
            <text:p>3942</text:p>
          </table:table-cell>
          <table:table-cell table:formula="of:=IF([.B623]-[.A624]&gt;=11;[.A624];[.B623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2" calcext:value-type="float">
            <text:p>3942</text:p>
          </table:table-cell>
          <table:table-cell table:formula="of:=IF([.B624]-[.A625]&gt;=11;[.A625];[.B624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2" calcext:value-type="float">
            <text:p>3942</text:p>
          </table:table-cell>
          <table:table-cell table:formula="of:=IF([.B625]-[.A626]&gt;=11;[.A626];[.B625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 table:visibility="filter">
          <table:table-cell office:value-type="float" office:value="3942" calcext:value-type="float">
            <text:p>3942</text:p>
          </table:table-cell>
          <table:table-cell table:formula="of:=IF([.B626]-[.A627]&gt;=11;[.A627];[.B626])" office:value-type="float" office:value="3950" calcext:value-type="float">
            <text:p>3950</text:p>
          </table:table-cell>
          <table:table-cell table:number-columns-repeated="9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IF([.B627]-[.A628]&gt;=11;[.A628];[.B627])" office:value-type="float" office:value="3936" calcext:value-type="float">
            <text:p>3936</text:p>
          </table:table-cell>
          <table:table-cell table:number-columns-repeated="9"/>
        </table:table-row>
        <table:table-row table:style-name="ro1" table:visibility="filter">
          <table:table-cell office:value-type="float" office:value="3934" calcext:value-type="float">
            <text:p>3934</text:p>
          </table:table-cell>
          <table:table-cell table:formula="of:=IF([.B628]-[.A629]&gt;=11;[.A629];[.B628])" office:value-type="float" office:value="3936" calcext:value-type="float">
            <text:p>3936</text:p>
          </table:table-cell>
          <table:table-cell table:number-columns-repeated="9"/>
        </table:table-row>
        <table:table-row table:style-name="ro1" table:visibility="filter">
          <table:table-cell office:value-type="float" office:value="3930" calcext:value-type="float">
            <text:p>3930</text:p>
          </table:table-cell>
          <table:table-cell table:formula="of:=IF([.B629]-[.A630]&gt;=11;[.A630];[.B629])" office:value-type="float" office:value="3936" calcext:value-type="float">
            <text:p>3936</text:p>
          </table:table-cell>
          <table:table-cell table:number-columns-repeated="9"/>
        </table:table-row>
        <table:table-row table:style-name="ro1" table:visibility="filter">
          <table:table-cell office:value-type="float" office:value="3928" calcext:value-type="float">
            <text:p>3928</text:p>
          </table:table-cell>
          <table:table-cell table:formula="of:=IF([.B630]-[.A631]&gt;=11;[.A631];[.B630])" office:value-type="float" office:value="3936" calcext:value-type="float">
            <text:p>3936</text:p>
          </table:table-cell>
          <table:table-cell table:number-columns-repeated="9"/>
        </table:table-row>
        <table:table-row table:style-name="ro1" table:visibility="filter">
          <table:table-cell office:value-type="float" office:value="3928" calcext:value-type="float">
            <text:p>3928</text:p>
          </table:table-cell>
          <table:table-cell table:formula="of:=IF([.B631]-[.A632]&gt;=11;[.A632];[.B631])" office:value-type="float" office:value="3936" calcext:value-type="float">
            <text:p>3936</text:p>
          </table:table-cell>
          <table:table-cell table:number-columns-repeated="9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IF([.B632]-[.A633]&gt;=11;[.A633];[.B632])" office:value-type="float" office:value="3924" calcext:value-type="float">
            <text:p>3924</text:p>
          </table:table-cell>
          <table:table-cell table:number-columns-repeated="9"/>
        </table:table-row>
        <table:table-row table:style-name="ro1" table:visibility="filter">
          <table:table-cell office:value-type="float" office:value="3922" calcext:value-type="float">
            <text:p>3922</text:p>
          </table:table-cell>
          <table:table-cell table:formula="of:=IF([.B633]-[.A634]&gt;=11;[.A634];[.B633])" office:value-type="float" office:value="3924" calcext:value-type="float">
            <text:p>3924</text:p>
          </table:table-cell>
          <table:table-cell table:number-columns-repeated="9"/>
        </table:table-row>
        <table:table-row table:style-name="ro1" table:visibility="filter">
          <table:table-cell office:value-type="float" office:value="3922" calcext:value-type="float">
            <text:p>3922</text:p>
          </table:table-cell>
          <table:table-cell table:formula="of:=IF([.B634]-[.A635]&gt;=11;[.A635];[.B634])" office:value-type="float" office:value="3924" calcext:value-type="float">
            <text:p>3924</text:p>
          </table:table-cell>
          <table:table-cell table:number-columns-repeated="9"/>
        </table:table-row>
        <table:table-row table:style-name="ro1" table:visibility="filter">
          <table:table-cell office:value-type="float" office:value="3922" calcext:value-type="float">
            <text:p>3922</text:p>
          </table:table-cell>
          <table:table-cell table:formula="of:=IF([.B635]-[.A636]&gt;=11;[.A636];[.B635])" office:value-type="float" office:value="3924" calcext:value-type="float">
            <text:p>3924</text:p>
          </table:table-cell>
          <table:table-cell table:number-columns-repeated="9"/>
        </table:table-row>
        <table:table-row table:style-name="ro1" table:visibility="filter">
          <table:table-cell office:value-type="float" office:value="3920" calcext:value-type="float">
            <text:p>3920</text:p>
          </table:table-cell>
          <table:table-cell table:formula="of:=IF([.B636]-[.A637]&gt;=11;[.A637];[.B636])" office:value-type="float" office:value="3924" calcext:value-type="float">
            <text:p>3924</text:p>
          </table:table-cell>
          <table:table-cell table:number-columns-repeated="9"/>
        </table:table-row>
        <table:table-row table:style-name="ro1" table:visibility="filter">
          <table:table-cell office:value-type="float" office:value="3914" calcext:value-type="float">
            <text:p>3914</text:p>
          </table:table-cell>
          <table:table-cell table:formula="of:=IF([.B637]-[.A638]&gt;=11;[.A638];[.B637])" office:value-type="float" office:value="3924" calcext:value-type="float">
            <text:p>3924</text:p>
          </table:table-cell>
          <table:table-cell table:number-columns-repeated="9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B638]-[.A639]&gt;=11;[.A639];[.B638])" office:value-type="float" office:value="3912" calcext:value-type="float">
            <text:p>3912</text:p>
          </table:table-cell>
          <table:table-cell table:number-columns-repeated="9"/>
        </table:table-row>
        <table:table-row table:style-name="ro1" table:visibility="filter">
          <table:table-cell office:value-type="float" office:value="3910" calcext:value-type="float">
            <text:p>3910</text:p>
          </table:table-cell>
          <table:table-cell table:formula="of:=IF([.B639]-[.A640]&gt;=11;[.A640];[.B639])" office:value-type="float" office:value="3912" calcext:value-type="float">
            <text:p>3912</text:p>
          </table:table-cell>
          <table:table-cell table:number-columns-repeated="9"/>
        </table:table-row>
        <table:table-row table:style-name="ro1" table:visibility="filter">
          <table:table-cell office:value-type="float" office:value="3908" calcext:value-type="float">
            <text:p>3908</text:p>
          </table:table-cell>
          <table:table-cell table:formula="of:=IF([.B640]-[.A641]&gt;=11;[.A641];[.B640])" office:value-type="float" office:value="3912" calcext:value-type="float">
            <text:p>3912</text:p>
          </table:table-cell>
          <table:table-cell table:number-columns-repeated="9"/>
        </table:table-row>
        <table:table-row table:style-name="ro1" table:visibility="filter">
          <table:table-cell office:value-type="float" office:value="3908" calcext:value-type="float">
            <text:p>3908</text:p>
          </table:table-cell>
          <table:table-cell table:formula="of:=IF([.B641]-[.A642]&gt;=11;[.A642];[.B641])" office:value-type="float" office:value="3912" calcext:value-type="float">
            <text:p>3912</text:p>
          </table:table-cell>
          <table:table-cell table:number-columns-repeated="9"/>
        </table:table-row>
        <table:table-row table:style-name="ro1" table:visibility="filter">
          <table:table-cell office:value-type="float" office:value="3904" calcext:value-type="float">
            <text:p>3904</text:p>
          </table:table-cell>
          <table:table-cell table:formula="of:=IF([.B642]-[.A643]&gt;=11;[.A643];[.B642])" office:value-type="float" office:value="3912" calcext:value-type="float">
            <text:p>3912</text:p>
          </table:table-cell>
          <table:table-cell table:number-columns-repeated="9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IF([.B643]-[.A644]&gt;=11;[.A644];[.B643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8" calcext:value-type="float">
            <text:p>3898</text:p>
          </table:table-cell>
          <table:table-cell table:formula="of:=IF([.B644]-[.A645]&gt;=11;[.A645];[.B644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6" calcext:value-type="float">
            <text:p>3896</text:p>
          </table:table-cell>
          <table:table-cell table:formula="of:=IF([.B645]-[.A646]&gt;=11;[.A646];[.B645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6" calcext:value-type="float">
            <text:p>3896</text:p>
          </table:table-cell>
          <table:table-cell table:formula="of:=IF([.B646]-[.A647]&gt;=11;[.A647];[.B646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4" calcext:value-type="float">
            <text:p>3894</text:p>
          </table:table-cell>
          <table:table-cell table:formula="of:=IF([.B647]-[.A648]&gt;=11;[.A648];[.B647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2" calcext:value-type="float">
            <text:p>3892</text:p>
          </table:table-cell>
          <table:table-cell table:formula="of:=IF([.B648]-[.A649]&gt;=11;[.A649];[.B648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2" calcext:value-type="float">
            <text:p>3892</text:p>
          </table:table-cell>
          <table:table-cell table:formula="of:=IF([.B649]-[.A650]&gt;=11;[.A650];[.B649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2" calcext:value-type="float">
            <text:p>3892</text:p>
          </table:table-cell>
          <table:table-cell table:formula="of:=IF([.B650]-[.A651]&gt;=11;[.A651];[.B650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0" calcext:value-type="float">
            <text:p>3890</text:p>
          </table:table-cell>
          <table:table-cell table:formula="of:=IF([.B651]-[.A652]&gt;=11;[.A652];[.B651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 table:visibility="filter">
          <table:table-cell office:value-type="float" office:value="3890" calcext:value-type="float">
            <text:p>3890</text:p>
          </table:table-cell>
          <table:table-cell table:formula="of:=IF([.B652]-[.A653]&gt;=11;[.A653];[.B652])" office:value-type="float" office:value="3900" calcext:value-type="float">
            <text:p>3900</text:p>
          </table:table-cell>
          <table:table-cell table:number-columns-repeated="9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B653]-[.A654]&gt;=11;[.A654];[.B653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88" calcext:value-type="float">
            <text:p>3888</text:p>
          </table:table-cell>
          <table:table-cell table:formula="of:=IF([.B654]-[.A655]&gt;=11;[.A655];[.B654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84" calcext:value-type="float">
            <text:p>3884</text:p>
          </table:table-cell>
          <table:table-cell table:formula="of:=IF([.B655]-[.A656]&gt;=11;[.A656];[.B655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84" calcext:value-type="float">
            <text:p>3884</text:p>
          </table:table-cell>
          <table:table-cell table:formula="of:=IF([.B656]-[.A657]&gt;=11;[.A657];[.B656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82" calcext:value-type="float">
            <text:p>3882</text:p>
          </table:table-cell>
          <table:table-cell table:formula="of:=IF([.B657]-[.A658]&gt;=11;[.A658];[.B657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82" calcext:value-type="float">
            <text:p>3882</text:p>
          </table:table-cell>
          <table:table-cell table:formula="of:=IF([.B658]-[.A659]&gt;=11;[.A659];[.B658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78" calcext:value-type="float">
            <text:p>3878</text:p>
          </table:table-cell>
          <table:table-cell table:formula="of:=IF([.B659]-[.A660]&gt;=11;[.A660];[.B659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78" calcext:value-type="float">
            <text:p>3878</text:p>
          </table:table-cell>
          <table:table-cell table:formula="of:=IF([.B660]-[.A661]&gt;=11;[.A661];[.B660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78" calcext:value-type="float">
            <text:p>3878</text:p>
          </table:table-cell>
          <table:table-cell table:formula="of:=IF([.B661]-[.A662]&gt;=11;[.A662];[.B661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 table:visibility="filter">
          <table:table-cell office:value-type="float" office:value="3878" calcext:value-type="float">
            <text:p>3878</text:p>
          </table:table-cell>
          <table:table-cell table:formula="of:=IF([.B662]-[.A663]&gt;=11;[.A663];[.B662])" office:value-type="float" office:value="3888" calcext:value-type="float">
            <text:p>3888</text:p>
          </table:table-cell>
          <table:table-cell table:number-columns-repeated="9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B663]-[.A664]&gt;=11;[.A664];[.B663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74" calcext:value-type="float">
            <text:p>3874</text:p>
          </table:table-cell>
          <table:table-cell table:formula="of:=IF([.B664]-[.A665]&gt;=11;[.A665];[.B664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74" calcext:value-type="float">
            <text:p>3874</text:p>
          </table:table-cell>
          <table:table-cell table:formula="of:=IF([.B665]-[.A666]&gt;=11;[.A666];[.B665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74" calcext:value-type="float">
            <text:p>3874</text:p>
          </table:table-cell>
          <table:table-cell table:formula="of:=IF([.B666]-[.A667]&gt;=11;[.A667];[.B666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74" calcext:value-type="float">
            <text:p>3874</text:p>
          </table:table-cell>
          <table:table-cell table:formula="of:=IF([.B667]-[.A668]&gt;=11;[.A668];[.B667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74" calcext:value-type="float">
            <text:p>3874</text:p>
          </table:table-cell>
          <table:table-cell table:formula="of:=IF([.B668]-[.A669]&gt;=11;[.A669];[.B668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72" calcext:value-type="float">
            <text:p>3872</text:p>
          </table:table-cell>
          <table:table-cell table:formula="of:=IF([.B669]-[.A670]&gt;=11;[.A670];[.B669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68" calcext:value-type="float">
            <text:p>3868</text:p>
          </table:table-cell>
          <table:table-cell table:formula="of:=IF([.B670]-[.A671]&gt;=11;[.A671];[.B670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66" calcext:value-type="float">
            <text:p>3866</text:p>
          </table:table-cell>
          <table:table-cell table:formula="of:=IF([.B671]-[.A672]&gt;=11;[.A672];[.B671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 table:visibility="filter">
          <table:table-cell office:value-type="float" office:value="3866" calcext:value-type="float">
            <text:p>3866</text:p>
          </table:table-cell>
          <table:table-cell table:formula="of:=IF([.B672]-[.A673]&gt;=11;[.A673];[.B672])" office:value-type="float" office:value="3876" calcext:value-type="float">
            <text:p>3876</text:p>
          </table:table-cell>
          <table:table-cell table:number-columns-repeated="9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B673]-[.A674]&gt;=11;[.A674];[.B673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 table:visibility="filter">
          <table:table-cell office:value-type="float" office:value="3864" calcext:value-type="float">
            <text:p>3864</text:p>
          </table:table-cell>
          <table:table-cell table:formula="of:=IF([.B674]-[.A675]&gt;=11;[.A675];[.B674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 table:visibility="filter">
          <table:table-cell office:value-type="float" office:value="3858" calcext:value-type="float">
            <text:p>3858</text:p>
          </table:table-cell>
          <table:table-cell table:formula="of:=IF([.B675]-[.A676]&gt;=11;[.A676];[.B675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 table:visibility="filter">
          <table:table-cell office:value-type="float" office:value="3858" calcext:value-type="float">
            <text:p>3858</text:p>
          </table:table-cell>
          <table:table-cell table:formula="of:=IF([.B676]-[.A677]&gt;=11;[.A677];[.B676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 table:visibility="filter">
          <table:table-cell office:value-type="float" office:value="3856" calcext:value-type="float">
            <text:p>3856</text:p>
          </table:table-cell>
          <table:table-cell table:formula="of:=IF([.B677]-[.A678]&gt;=11;[.A678];[.B677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 table:visibility="filter">
          <table:table-cell office:value-type="float" office:value="3856" calcext:value-type="float">
            <text:p>3856</text:p>
          </table:table-cell>
          <table:table-cell table:formula="of:=IF([.B678]-[.A679]&gt;=11;[.A679];[.B678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 table:visibility="filter">
          <table:table-cell office:value-type="float" office:value="3856" calcext:value-type="float">
            <text:p>3856</text:p>
          </table:table-cell>
          <table:table-cell table:formula="of:=IF([.B679]-[.A680]&gt;=11;[.A680];[.B679])" office:value-type="float" office:value="3864" calcext:value-type="float">
            <text:p>3864</text:p>
          </table:table-cell>
          <table:table-cell table:number-columns-repeated="9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IF([.B680]-[.A681]&gt;=11;[.A681];[.B680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6" calcext:value-type="float">
            <text:p>3846</text:p>
          </table:table-cell>
          <table:table-cell table:formula="of:=IF([.B681]-[.A682]&gt;=11;[.A682];[.B681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6" calcext:value-type="float">
            <text:p>3846</text:p>
          </table:table-cell>
          <table:table-cell table:formula="of:=IF([.B682]-[.A683]&gt;=11;[.A683];[.B682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4" calcext:value-type="float">
            <text:p>3844</text:p>
          </table:table-cell>
          <table:table-cell table:formula="of:=IF([.B683]-[.A684]&gt;=11;[.A684];[.B683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4" calcext:value-type="float">
            <text:p>3844</text:p>
          </table:table-cell>
          <table:table-cell table:formula="of:=IF([.B684]-[.A685]&gt;=11;[.A685];[.B684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2" calcext:value-type="float">
            <text:p>3842</text:p>
          </table:table-cell>
          <table:table-cell table:formula="of:=IF([.B685]-[.A686]&gt;=11;[.A686];[.B685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0" calcext:value-type="float">
            <text:p>3840</text:p>
          </table:table-cell>
          <table:table-cell table:formula="of:=IF([.B686]-[.A687]&gt;=11;[.A687];[.B686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 table:visibility="filter">
          <table:table-cell office:value-type="float" office:value="3840" calcext:value-type="float">
            <text:p>3840</text:p>
          </table:table-cell>
          <table:table-cell table:formula="of:=IF([.B687]-[.A688]&gt;=11;[.A688];[.B687])" office:value-type="float" office:value="3850" calcext:value-type="float">
            <text:p>3850</text:p>
          </table:table-cell>
          <table:table-cell table:number-columns-repeated="9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IF([.B688]-[.A689]&gt;=11;[.A689];[.B688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8" calcext:value-type="float">
            <text:p>3838</text:p>
          </table:table-cell>
          <table:table-cell table:formula="of:=IF([.B689]-[.A690]&gt;=11;[.A690];[.B689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8" calcext:value-type="float">
            <text:p>3838</text:p>
          </table:table-cell>
          <table:table-cell table:formula="of:=IF([.B690]-[.A691]&gt;=11;[.A691];[.B690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8" calcext:value-type="float">
            <text:p>3838</text:p>
          </table:table-cell>
          <table:table-cell table:formula="of:=IF([.B691]-[.A692]&gt;=11;[.A692];[.B691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6" calcext:value-type="float">
            <text:p>3836</text:p>
          </table:table-cell>
          <table:table-cell table:formula="of:=IF([.B692]-[.A693]&gt;=11;[.A693];[.B692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4" calcext:value-type="float">
            <text:p>3834</text:p>
          </table:table-cell>
          <table:table-cell table:formula="of:=IF([.B693]-[.A694]&gt;=11;[.A694];[.B693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4" calcext:value-type="float">
            <text:p>3834</text:p>
          </table:table-cell>
          <table:table-cell table:formula="of:=IF([.B694]-[.A695]&gt;=11;[.A695];[.B694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0" calcext:value-type="float">
            <text:p>3830</text:p>
          </table:table-cell>
          <table:table-cell table:formula="of:=IF([.B695]-[.A696]&gt;=11;[.A696];[.B695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0" calcext:value-type="float">
            <text:p>3830</text:p>
          </table:table-cell>
          <table:table-cell table:formula="of:=IF([.B696]-[.A697]&gt;=11;[.A697];[.B696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0" calcext:value-type="float">
            <text:p>3830</text:p>
          </table:table-cell>
          <table:table-cell table:formula="of:=IF([.B697]-[.A698]&gt;=11;[.A698];[.B697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0" calcext:value-type="float">
            <text:p>3830</text:p>
          </table:table-cell>
          <table:table-cell table:formula="of:=IF([.B698]-[.A699]&gt;=11;[.A699];[.B698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 table:visibility="filter">
          <table:table-cell office:value-type="float" office:value="3830" calcext:value-type="float">
            <text:p>3830</text:p>
          </table:table-cell>
          <table:table-cell table:formula="of:=IF([.B699]-[.A700]&gt;=11;[.A700];[.B699])" office:value-type="float" office:value="3838" calcext:value-type="float">
            <text:p>3838</text:p>
          </table:table-cell>
          <table:table-cell table:number-columns-repeated="9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IF([.B700]-[.A701]&gt;=11;[.A701];[.B700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 table:visibility="filter">
          <table:table-cell office:value-type="float" office:value="3824" calcext:value-type="float">
            <text:p>3824</text:p>
          </table:table-cell>
          <table:table-cell table:formula="of:=IF([.B701]-[.A702]&gt;=11;[.A702];[.B701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 table:visibility="filter">
          <table:table-cell office:value-type="float" office:value="3824" calcext:value-type="float">
            <text:p>3824</text:p>
          </table:table-cell>
          <table:table-cell table:formula="of:=IF([.B702]-[.A703]&gt;=11;[.A703];[.B702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 table:visibility="filter">
          <table:table-cell office:value-type="float" office:value="3822" calcext:value-type="float">
            <text:p>3822</text:p>
          </table:table-cell>
          <table:table-cell table:formula="of:=IF([.B703]-[.A704]&gt;=11;[.A704];[.B703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 table:visibility="filter">
          <table:table-cell office:value-type="float" office:value="3822" calcext:value-type="float">
            <text:p>3822</text:p>
          </table:table-cell>
          <table:table-cell table:formula="of:=IF([.B704]-[.A705]&gt;=11;[.A705];[.B704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 table:visibility="filter">
          <table:table-cell office:value-type="float" office:value="3818" calcext:value-type="float">
            <text:p>3818</text:p>
          </table:table-cell>
          <table:table-cell table:formula="of:=IF([.B705]-[.A706]&gt;=11;[.A706];[.B705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 table:visibility="filter">
          <table:table-cell office:value-type="float" office:value="3818" calcext:value-type="float">
            <text:p>3818</text:p>
          </table:table-cell>
          <table:table-cell table:formula="of:=IF([.B706]-[.A707]&gt;=11;[.A707];[.B706])" office:value-type="float" office:value="3826" calcext:value-type="float">
            <text:p>3826</text:p>
          </table:table-cell>
          <table:table-cell table:number-columns-repeated="9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IF([.B707]-[.A708]&gt;=11;[.A708];[.B707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12" calcext:value-type="float">
            <text:p>3812</text:p>
          </table:table-cell>
          <table:table-cell table:formula="of:=IF([.B708]-[.A709]&gt;=11;[.A709];[.B708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10" calcext:value-type="float">
            <text:p>3810</text:p>
          </table:table-cell>
          <table:table-cell table:formula="of:=IF([.B709]-[.A710]&gt;=11;[.A710];[.B709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08" calcext:value-type="float">
            <text:p>3808</text:p>
          </table:table-cell>
          <table:table-cell table:formula="of:=IF([.B710]-[.A711]&gt;=11;[.A711];[.B710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08" calcext:value-type="float">
            <text:p>3808</text:p>
          </table:table-cell>
          <table:table-cell table:formula="of:=IF([.B711]-[.A712]&gt;=11;[.A712];[.B711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06" calcext:value-type="float">
            <text:p>3806</text:p>
          </table:table-cell>
          <table:table-cell table:formula="of:=IF([.B712]-[.A713]&gt;=11;[.A713];[.B712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06" calcext:value-type="float">
            <text:p>3806</text:p>
          </table:table-cell>
          <table:table-cell table:formula="of:=IF([.B713]-[.A714]&gt;=11;[.A714];[.B713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06" calcext:value-type="float">
            <text:p>3806</text:p>
          </table:table-cell>
          <table:table-cell table:formula="of:=IF([.B714]-[.A715]&gt;=11;[.A715];[.B714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 table:visibility="filter">
          <table:table-cell office:value-type="float" office:value="3804" calcext:value-type="float">
            <text:p>3804</text:p>
          </table:table-cell>
          <table:table-cell table:formula="of:=IF([.B715]-[.A716]&gt;=11;[.A716];[.B715])" office:value-type="float" office:value="3812" calcext:value-type="float">
            <text:p>3812</text:p>
          </table:table-cell>
          <table:table-cell table:number-columns-repeated="9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IF([.B716]-[.A717]&gt;=11;[.A717];[.B716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 table:visibility="filter">
          <table:table-cell office:value-type="float" office:value="3798" calcext:value-type="float">
            <text:p>3798</text:p>
          </table:table-cell>
          <table:table-cell table:formula="of:=IF([.B717]-[.A718]&gt;=11;[.A718];[.B717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 table:visibility="filter">
          <table:table-cell office:value-type="float" office:value="3798" calcext:value-type="float">
            <text:p>3798</text:p>
          </table:table-cell>
          <table:table-cell table:formula="of:=IF([.B718]-[.A719]&gt;=11;[.A719];[.B718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 table:visibility="filter">
          <table:table-cell office:value-type="float" office:value="3796" calcext:value-type="float">
            <text:p>3796</text:p>
          </table:table-cell>
          <table:table-cell table:formula="of:=IF([.B719]-[.A720]&gt;=11;[.A720];[.B719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 table:visibility="filter">
          <table:table-cell office:value-type="float" office:value="3796" calcext:value-type="float">
            <text:p>3796</text:p>
          </table:table-cell>
          <table:table-cell table:formula="of:=IF([.B720]-[.A721]&gt;=11;[.A721];[.B720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 table:visibility="filter">
          <table:table-cell office:value-type="float" office:value="3796" calcext:value-type="float">
            <text:p>3796</text:p>
          </table:table-cell>
          <table:table-cell table:formula="of:=IF([.B721]-[.A722]&gt;=11;[.A722];[.B721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 table:visibility="filter">
          <table:table-cell office:value-type="float" office:value="3794" calcext:value-type="float">
            <text:p>3794</text:p>
          </table:table-cell>
          <table:table-cell table:formula="of:=IF([.B722]-[.A723]&gt;=11;[.A723];[.B722])" office:value-type="float" office:value="3800" calcext:value-type="float">
            <text:p>3800</text:p>
          </table:table-cell>
          <table:table-cell table:number-columns-repeated="9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IF([.B723]-[.A724]&gt;=11;[.A724];[.B723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8" calcext:value-type="float">
            <text:p>3788</text:p>
          </table:table-cell>
          <table:table-cell table:formula="of:=IF([.B724]-[.A725]&gt;=11;[.A725];[.B724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8" calcext:value-type="float">
            <text:p>3788</text:p>
          </table:table-cell>
          <table:table-cell table:formula="of:=IF([.B725]-[.A726]&gt;=11;[.A726];[.B725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8" calcext:value-type="float">
            <text:p>3788</text:p>
          </table:table-cell>
          <table:table-cell table:formula="of:=IF([.B726]-[.A727]&gt;=11;[.A727];[.B726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6" calcext:value-type="float">
            <text:p>3786</text:p>
          </table:table-cell>
          <table:table-cell table:formula="of:=IF([.B727]-[.A728]&gt;=11;[.A728];[.B727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4" calcext:value-type="float">
            <text:p>3784</text:p>
          </table:table-cell>
          <table:table-cell table:formula="of:=IF([.B728]-[.A729]&gt;=11;[.A729];[.B728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2" calcext:value-type="float">
            <text:p>3782</text:p>
          </table:table-cell>
          <table:table-cell table:formula="of:=IF([.B729]-[.A730]&gt;=11;[.A730];[.B729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80" calcext:value-type="float">
            <text:p>3780</text:p>
          </table:table-cell>
          <table:table-cell table:formula="of:=IF([.B730]-[.A731]&gt;=11;[.A731];[.B730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 table:visibility="filter">
          <table:table-cell office:value-type="float" office:value="3778" calcext:value-type="float">
            <text:p>3778</text:p>
          </table:table-cell>
          <table:table-cell table:formula="of:=IF([.B731]-[.A732]&gt;=11;[.A732];[.B731])" office:value-type="float" office:value="3788" calcext:value-type="float">
            <text:p>3788</text:p>
          </table:table-cell>
          <table:table-cell table:number-columns-repeated="9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IF([.B732]-[.A733]&gt;=11;[.A733];[.B732])" office:value-type="float" office:value="3776" calcext:value-type="float">
            <text:p>3776</text:p>
          </table:table-cell>
          <table:table-cell table:number-columns-repeated="9"/>
        </table:table-row>
        <table:table-row table:style-name="ro1" table:visibility="filter">
          <table:table-cell office:value-type="float" office:value="3774" calcext:value-type="float">
            <text:p>3774</text:p>
          </table:table-cell>
          <table:table-cell table:formula="of:=IF([.B733]-[.A734]&gt;=11;[.A734];[.B733])" office:value-type="float" office:value="3776" calcext:value-type="float">
            <text:p>3776</text:p>
          </table:table-cell>
          <table:table-cell table:number-columns-repeated="9"/>
        </table:table-row>
        <table:table-row table:style-name="ro1" table:visibility="filter">
          <table:table-cell office:value-type="float" office:value="3770" calcext:value-type="float">
            <text:p>3770</text:p>
          </table:table-cell>
          <table:table-cell table:formula="of:=IF([.B734]-[.A735]&gt;=11;[.A735];[.B734])" office:value-type="float" office:value="3776" calcext:value-type="float">
            <text:p>3776</text:p>
          </table:table-cell>
          <table:table-cell table:number-columns-repeated="9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IF([.B735]-[.A736]&gt;=11;[.A736];[.B735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62" calcext:value-type="float">
            <text:p>3762</text:p>
          </table:table-cell>
          <table:table-cell table:formula="of:=IF([.B736]-[.A737]&gt;=11;[.A737];[.B736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60" calcext:value-type="float">
            <text:p>3760</text:p>
          </table:table-cell>
          <table:table-cell table:formula="of:=IF([.B737]-[.A738]&gt;=11;[.A738];[.B737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60" calcext:value-type="float">
            <text:p>3760</text:p>
          </table:table-cell>
          <table:table-cell table:formula="of:=IF([.B738]-[.A739]&gt;=11;[.A739];[.B738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58" calcext:value-type="float">
            <text:p>3758</text:p>
          </table:table-cell>
          <table:table-cell table:formula="of:=IF([.B739]-[.A740]&gt;=11;[.A740];[.B739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56" calcext:value-type="float">
            <text:p>3756</text:p>
          </table:table-cell>
          <table:table-cell table:formula="of:=IF([.B740]-[.A741]&gt;=11;[.A741];[.B740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56" calcext:value-type="float">
            <text:p>3756</text:p>
          </table:table-cell>
          <table:table-cell table:formula="of:=IF([.B741]-[.A742]&gt;=11;[.A742];[.B741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 table:visibility="filter">
          <table:table-cell office:value-type="float" office:value="3754" calcext:value-type="float">
            <text:p>3754</text:p>
          </table:table-cell>
          <table:table-cell table:formula="of:=IF([.B742]-[.A743]&gt;=11;[.A743];[.B742])" office:value-type="float" office:value="3762" calcext:value-type="float">
            <text:p>3762</text:p>
          </table:table-cell>
          <table:table-cell table:number-columns-repeated="9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IF([.B743]-[.A744]&gt;=11;[.A744];[.B743])" office:value-type="float" office:value="3750" calcext:value-type="float">
            <text:p>3750</text:p>
          </table:table-cell>
          <table:table-cell table:number-columns-repeated="9"/>
        </table:table-row>
        <table:table-row table:style-name="ro1" table:visibility="filter">
          <table:table-cell office:value-type="float" office:value="3748" calcext:value-type="float">
            <text:p>3748</text:p>
          </table:table-cell>
          <table:table-cell table:formula="of:=IF([.B744]-[.A745]&gt;=11;[.A745];[.B744])" office:value-type="float" office:value="3750" calcext:value-type="float">
            <text:p>3750</text:p>
          </table:table-cell>
          <table:table-cell table:number-columns-repeated="9"/>
        </table:table-row>
        <table:table-row table:style-name="ro1" table:visibility="filter">
          <table:table-cell office:value-type="float" office:value="3740" calcext:value-type="float">
            <text:p>3740</text:p>
          </table:table-cell>
          <table:table-cell table:formula="of:=IF([.B745]-[.A746]&gt;=11;[.A746];[.B745])" office:value-type="float" office:value="3750" calcext:value-type="float">
            <text:p>3750</text:p>
          </table:table-cell>
          <table:table-cell table:number-columns-repeated="9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IF([.B746]-[.A747]&gt;=11;[.A747];[.B746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38" calcext:value-type="float">
            <text:p>3738</text:p>
          </table:table-cell>
          <table:table-cell table:formula="of:=IF([.B747]-[.A748]&gt;=11;[.A748];[.B747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38" calcext:value-type="float">
            <text:p>3738</text:p>
          </table:table-cell>
          <table:table-cell table:formula="of:=IF([.B748]-[.A749]&gt;=11;[.A749];[.B748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34" calcext:value-type="float">
            <text:p>3734</text:p>
          </table:table-cell>
          <table:table-cell table:formula="of:=IF([.B749]-[.A750]&gt;=11;[.A750];[.B749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34" calcext:value-type="float">
            <text:p>3734</text:p>
          </table:table-cell>
          <table:table-cell table:formula="of:=IF([.B750]-[.A751]&gt;=11;[.A751];[.B750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32" calcext:value-type="float">
            <text:p>3732</text:p>
          </table:table-cell>
          <table:table-cell table:formula="of:=IF([.B751]-[.A752]&gt;=11;[.A752];[.B751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28" calcext:value-type="float">
            <text:p>3728</text:p>
          </table:table-cell>
          <table:table-cell table:formula="of:=IF([.B752]-[.A753]&gt;=11;[.A753];[.B752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 table:visibility="filter">
          <table:table-cell office:value-type="float" office:value="3728" calcext:value-type="float">
            <text:p>3728</text:p>
          </table:table-cell>
          <table:table-cell table:formula="of:=IF([.B753]-[.A754]&gt;=11;[.A754];[.B753])" office:value-type="float" office:value="3738" calcext:value-type="float">
            <text:p>3738</text:p>
          </table:table-cell>
          <table:table-cell table:number-columns-repeated="9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IF([.B754]-[.A755]&gt;=11;[.A755];[.B754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 table:visibility="filter">
          <table:table-cell office:value-type="float" office:value="3720" calcext:value-type="float">
            <text:p>3720</text:p>
          </table:table-cell>
          <table:table-cell table:formula="of:=IF([.B755]-[.A756]&gt;=11;[.A756];[.B755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 table:visibility="filter">
          <table:table-cell office:value-type="float" office:value="3718" calcext:value-type="float">
            <text:p>3718</text:p>
          </table:table-cell>
          <table:table-cell table:formula="of:=IF([.B756]-[.A757]&gt;=11;[.A757];[.B756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 table:visibility="filter">
          <table:table-cell office:value-type="float" office:value="3718" calcext:value-type="float">
            <text:p>3718</text:p>
          </table:table-cell>
          <table:table-cell table:formula="of:=IF([.B757]-[.A758]&gt;=11;[.A758];[.B757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 table:visibility="filter">
          <table:table-cell office:value-type="float" office:value="3716" calcext:value-type="float">
            <text:p>3716</text:p>
          </table:table-cell>
          <table:table-cell table:formula="of:=IF([.B758]-[.A759]&gt;=11;[.A759];[.B758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 table:visibility="filter">
          <table:table-cell office:value-type="float" office:value="3716" calcext:value-type="float">
            <text:p>3716</text:p>
          </table:table-cell>
          <table:table-cell table:formula="of:=IF([.B759]-[.A760]&gt;=11;[.A760];[.B759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 table:visibility="filter">
          <table:table-cell office:value-type="float" office:value="3714" calcext:value-type="float">
            <text:p>3714</text:p>
          </table:table-cell>
          <table:table-cell table:formula="of:=IF([.B760]-[.A761]&gt;=11;[.A761];[.B760])" office:value-type="float" office:value="3724" calcext:value-type="float">
            <text:p>3724</text:p>
          </table:table-cell>
          <table:table-cell table:number-columns-repeated="9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IF([.B761]-[.A762]&gt;=11;[.A762];[.B761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 table:visibility="filter">
          <table:table-cell office:value-type="float" office:value="3706" calcext:value-type="float">
            <text:p>3706</text:p>
          </table:table-cell>
          <table:table-cell table:formula="of:=IF([.B762]-[.A763]&gt;=11;[.A763];[.B762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 table:visibility="filter">
          <table:table-cell office:value-type="float" office:value="3706" calcext:value-type="float">
            <text:p>3706</text:p>
          </table:table-cell>
          <table:table-cell table:formula="of:=IF([.B763]-[.A764]&gt;=11;[.A764];[.B763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 table:visibility="filter">
          <table:table-cell office:value-type="float" office:value="3704" calcext:value-type="float">
            <text:p>3704</text:p>
          </table:table-cell>
          <table:table-cell table:formula="of:=IF([.B764]-[.A765]&gt;=11;[.A765];[.B764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 table:visibility="filter">
          <table:table-cell office:value-type="float" office:value="3702" calcext:value-type="float">
            <text:p>3702</text:p>
          </table:table-cell>
          <table:table-cell table:formula="of:=IF([.B765]-[.A766]&gt;=11;[.A766];[.B765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 table:visibility="filter">
          <table:table-cell office:value-type="float" office:value="3702" calcext:value-type="float">
            <text:p>3702</text:p>
          </table:table-cell>
          <table:table-cell table:formula="of:=IF([.B766]-[.A767]&gt;=11;[.A767];[.B766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 table:visibility="filter">
          <table:table-cell office:value-type="float" office:value="3700" calcext:value-type="float">
            <text:p>3700</text:p>
          </table:table-cell>
          <table:table-cell table:formula="of:=IF([.B767]-[.A768]&gt;=11;[.A768];[.B767])" office:value-type="float" office:value="3710" calcext:value-type="float">
            <text:p>3710</text:p>
          </table:table-cell>
          <table:table-cell table:number-columns-repeated="9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IF([.B768]-[.A769]&gt;=11;[.A769];[.B768])" office:value-type="float" office:value="3698" calcext:value-type="float">
            <text:p>3698</text:p>
          </table:table-cell>
          <table:table-cell table:number-columns-repeated="9"/>
        </table:table-row>
        <table:table-row table:style-name="ro1" table:visibility="filter">
          <table:table-cell office:value-type="float" office:value="3698" calcext:value-type="float">
            <text:p>3698</text:p>
          </table:table-cell>
          <table:table-cell table:formula="of:=IF([.B769]-[.A770]&gt;=11;[.A770];[.B769])" office:value-type="float" office:value="3698" calcext:value-type="float">
            <text:p>3698</text:p>
          </table:table-cell>
          <table:table-cell table:number-columns-repeated="9"/>
        </table:table-row>
        <table:table-row table:style-name="ro1" table:visibility="filter">
          <table:table-cell office:value-type="float" office:value="3690" calcext:value-type="float">
            <text:p>3690</text:p>
          </table:table-cell>
          <table:table-cell table:formula="of:=IF([.B770]-[.A771]&gt;=11;[.A771];[.B770])" office:value-type="float" office:value="3698" calcext:value-type="float">
            <text:p>3698</text:p>
          </table:table-cell>
          <table:table-cell table:number-columns-repeated="9"/>
        </table:table-row>
        <table:table-row table:style-name="ro1" table:visibility="filter">
          <table:table-cell office:value-type="float" office:value="3690" calcext:value-type="float">
            <text:p>3690</text:p>
          </table:table-cell>
          <table:table-cell table:formula="of:=IF([.B771]-[.A772]&gt;=11;[.A772];[.B771])" office:value-type="float" office:value="3698" calcext:value-type="float">
            <text:p>3698</text:p>
          </table:table-cell>
          <table:table-cell table:number-columns-repeated="9"/>
        </table:table-row>
        <table:table-row table:style-name="ro1" table:visibility="filter">
          <table:table-cell office:value-type="float" office:value="3690" calcext:value-type="float">
            <text:p>3690</text:p>
          </table:table-cell>
          <table:table-cell table:formula="of:=IF([.B772]-[.A773]&gt;=11;[.A773];[.B772])" office:value-type="float" office:value="3698" calcext:value-type="float">
            <text:p>3698</text:p>
          </table:table-cell>
          <table:table-cell table:number-columns-repeated="9"/>
        </table:table-row>
        <table:table-row table:style-name="ro1" table:visibility="filter">
          <table:table-cell office:value-type="float" office:value="3688" calcext:value-type="float">
            <text:p>3688</text:p>
          </table:table-cell>
          <table:table-cell table:formula="of:=IF([.B773]-[.A774]&gt;=11;[.A774];[.B773])" office:value-type="float" office:value="3698" calcext:value-type="float">
            <text:p>3698</text:p>
          </table:table-cell>
          <table:table-cell table:number-columns-repeated="9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IF([.B774]-[.A775]&gt;=11;[.A775];[.B774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82" calcext:value-type="float">
            <text:p>3682</text:p>
          </table:table-cell>
          <table:table-cell table:formula="of:=IF([.B775]-[.A776]&gt;=11;[.A776];[.B775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82" calcext:value-type="float">
            <text:p>3682</text:p>
          </table:table-cell>
          <table:table-cell table:formula="of:=IF([.B776]-[.A777]&gt;=11;[.A777];[.B776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82" calcext:value-type="float">
            <text:p>3682</text:p>
          </table:table-cell>
          <table:table-cell table:formula="of:=IF([.B777]-[.A778]&gt;=11;[.A778];[.B777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80" calcext:value-type="float">
            <text:p>3680</text:p>
          </table:table-cell>
          <table:table-cell table:formula="of:=IF([.B778]-[.A779]&gt;=11;[.A779];[.B778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78" calcext:value-type="float">
            <text:p>3678</text:p>
          </table:table-cell>
          <table:table-cell table:formula="of:=IF([.B779]-[.A780]&gt;=11;[.A780];[.B779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76" calcext:value-type="float">
            <text:p>3676</text:p>
          </table:table-cell>
          <table:table-cell table:formula="of:=IF([.B780]-[.A781]&gt;=11;[.A781];[.B780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 table:visibility="filter">
          <table:table-cell office:value-type="float" office:value="3676" calcext:value-type="float">
            <text:p>3676</text:p>
          </table:table-cell>
          <table:table-cell table:formula="of:=IF([.B781]-[.A782]&gt;=11;[.A782];[.B781])" office:value-type="float" office:value="3686" calcext:value-type="float">
            <text:p>3686</text:p>
          </table:table-cell>
          <table:table-cell table:number-columns-repeated="9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B782]-[.A783]&gt;=11;[.A783];[.B782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72" calcext:value-type="float">
            <text:p>3672</text:p>
          </table:table-cell>
          <table:table-cell table:formula="of:=IF([.B783]-[.A784]&gt;=11;[.A784];[.B783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72" calcext:value-type="float">
            <text:p>3672</text:p>
          </table:table-cell>
          <table:table-cell table:formula="of:=IF([.B784]-[.A785]&gt;=11;[.A785];[.B784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72" calcext:value-type="float">
            <text:p>3672</text:p>
          </table:table-cell>
          <table:table-cell table:formula="of:=IF([.B785]-[.A786]&gt;=11;[.A786];[.B785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70" calcext:value-type="float">
            <text:p>3670</text:p>
          </table:table-cell>
          <table:table-cell table:formula="of:=IF([.B786]-[.A787]&gt;=11;[.A787];[.B786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66" calcext:value-type="float">
            <text:p>3666</text:p>
          </table:table-cell>
          <table:table-cell table:formula="of:=IF([.B787]-[.A788]&gt;=11;[.A788];[.B787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66" calcext:value-type="float">
            <text:p>3666</text:p>
          </table:table-cell>
          <table:table-cell table:formula="of:=IF([.B788]-[.A789]&gt;=11;[.A789];[.B788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64" calcext:value-type="float">
            <text:p>3664</text:p>
          </table:table-cell>
          <table:table-cell table:formula="of:=IF([.B789]-[.A790]&gt;=11;[.A790];[.B789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 table:visibility="filter">
          <table:table-cell office:value-type="float" office:value="3664" calcext:value-type="float">
            <text:p>3664</text:p>
          </table:table-cell>
          <table:table-cell table:formula="of:=IF([.B790]-[.A791]&gt;=11;[.A791];[.B790])"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IF([.B791]-[.A792]&gt;=11;[.A792];[.B791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 table:visibility="filter">
          <table:table-cell office:value-type="float" office:value="3660" calcext:value-type="float">
            <text:p>3660</text:p>
          </table:table-cell>
          <table:table-cell table:formula="of:=IF([.B792]-[.A793]&gt;=11;[.A793];[.B792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 table:visibility="filter">
          <table:table-cell office:value-type="float" office:value="3656" calcext:value-type="float">
            <text:p>3656</text:p>
          </table:table-cell>
          <table:table-cell table:formula="of:=IF([.B793]-[.A794]&gt;=11;[.A794];[.B793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 table:visibility="filter">
          <table:table-cell office:value-type="float" office:value="3656" calcext:value-type="float">
            <text:p>3656</text:p>
          </table:table-cell>
          <table:table-cell table:formula="of:=IF([.B794]-[.A795]&gt;=11;[.A795];[.B794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 table:visibility="filter">
          <table:table-cell office:value-type="float" office:value="3654" calcext:value-type="float">
            <text:p>3654</text:p>
          </table:table-cell>
          <table:table-cell table:formula="of:=IF([.B795]-[.A796]&gt;=11;[.A796];[.B795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 table:visibility="filter">
          <table:table-cell office:value-type="float" office:value="3652" calcext:value-type="float">
            <text:p>3652</text:p>
          </table:table-cell>
          <table:table-cell table:formula="of:=IF([.B796]-[.A797]&gt;=11;[.A797];[.B796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 table:visibility="filter">
          <table:table-cell office:value-type="float" office:value="3652" calcext:value-type="float">
            <text:p>3652</text:p>
          </table:table-cell>
          <table:table-cell table:formula="of:=IF([.B797]-[.A798]&gt;=11;[.A798];[.B797])" office:value-type="float" office:value="3662" calcext:value-type="float">
            <text:p>3662</text:p>
          </table:table-cell>
          <table:table-cell table:number-columns-repeated="9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IF([.B798]-[.A799]&gt;=11;[.A799];[.B798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50" calcext:value-type="float">
            <text:p>3650</text:p>
          </table:table-cell>
          <table:table-cell table:formula="of:=IF([.B799]-[.A800]&gt;=11;[.A800];[.B799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50" calcext:value-type="float">
            <text:p>3650</text:p>
          </table:table-cell>
          <table:table-cell table:formula="of:=IF([.B800]-[.A801]&gt;=11;[.A801];[.B800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8" calcext:value-type="float">
            <text:p>3648</text:p>
          </table:table-cell>
          <table:table-cell table:formula="of:=IF([.B801]-[.A802]&gt;=11;[.A802];[.B801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6" calcext:value-type="float">
            <text:p>3646</text:p>
          </table:table-cell>
          <table:table-cell table:formula="of:=IF([.B802]-[.A803]&gt;=11;[.A803];[.B802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4" calcext:value-type="float">
            <text:p>3644</text:p>
          </table:table-cell>
          <table:table-cell table:formula="of:=IF([.B803]-[.A804]&gt;=11;[.A804];[.B803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2" calcext:value-type="float">
            <text:p>3642</text:p>
          </table:table-cell>
          <table:table-cell table:formula="of:=IF([.B804]-[.A805]&gt;=11;[.A805];[.B804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2" calcext:value-type="float">
            <text:p>3642</text:p>
          </table:table-cell>
          <table:table-cell table:formula="of:=IF([.B805]-[.A806]&gt;=11;[.A806];[.B805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2" calcext:value-type="float">
            <text:p>3642</text:p>
          </table:table-cell>
          <table:table-cell table:formula="of:=IF([.B806]-[.A807]&gt;=11;[.A807];[.B806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 table:visibility="filter">
          <table:table-cell office:value-type="float" office:value="3640" calcext:value-type="float">
            <text:p>3640</text:p>
          </table:table-cell>
          <table:table-cell table:formula="of:=IF([.B807]-[.A808]&gt;=11;[.A808];[.B807])"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IF([.B808]-[.A809]&gt;=11;[.A809];[.B808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 table:visibility="filter">
          <table:table-cell office:value-type="float" office:value="3638" calcext:value-type="float">
            <text:p>3638</text:p>
          </table:table-cell>
          <table:table-cell table:formula="of:=IF([.B809]-[.A810]&gt;=11;[.A810];[.B809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 table:visibility="filter">
          <table:table-cell office:value-type="float" office:value="3636" calcext:value-type="float">
            <text:p>3636</text:p>
          </table:table-cell>
          <table:table-cell table:formula="of:=IF([.B810]-[.A811]&gt;=11;[.A811];[.B810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 table:visibility="filter">
          <table:table-cell office:value-type="float" office:value="3630" calcext:value-type="float">
            <text:p>3630</text:p>
          </table:table-cell>
          <table:table-cell table:formula="of:=IF([.B811]-[.A812]&gt;=11;[.A812];[.B811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 table:visibility="filter">
          <table:table-cell office:value-type="float" office:value="3630" calcext:value-type="float">
            <text:p>3630</text:p>
          </table:table-cell>
          <table:table-cell table:formula="of:=IF([.B812]-[.A813]&gt;=11;[.A813];[.B812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 table:visibility="filter">
          <table:table-cell office:value-type="float" office:value="3630" calcext:value-type="float">
            <text:p>3630</text:p>
          </table:table-cell>
          <table:table-cell table:formula="of:=IF([.B813]-[.A814]&gt;=11;[.A814];[.B813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 table:visibility="filter">
          <table:table-cell office:value-type="float" office:value="3630" calcext:value-type="float">
            <text:p>3630</text:p>
          </table:table-cell>
          <table:table-cell table:formula="of:=IF([.B814]-[.A815]&gt;=11;[.A815];[.B814])" office:value-type="float" office:value="3638" calcext:value-type="float">
            <text:p>3638</text:p>
          </table:table-cell>
          <table:table-cell table:number-columns-repeated="9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IF([.B815]-[.A816]&gt;=11;[.A816];[.B815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 table:visibility="filter">
          <table:table-cell office:value-type="float" office:value="3626" calcext:value-type="float">
            <text:p>3626</text:p>
          </table:table-cell>
          <table:table-cell table:formula="of:=IF([.B816]-[.A817]&gt;=11;[.A817];[.B816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 table:visibility="filter">
          <table:table-cell office:value-type="float" office:value="3624" calcext:value-type="float">
            <text:p>3624</text:p>
          </table:table-cell>
          <table:table-cell table:formula="of:=IF([.B817]-[.A818]&gt;=11;[.A818];[.B817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 table:visibility="filter">
          <table:table-cell office:value-type="float" office:value="3622" calcext:value-type="float">
            <text:p>3622</text:p>
          </table:table-cell>
          <table:table-cell table:formula="of:=IF([.B818]-[.A819]&gt;=11;[.A819];[.B818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 table:visibility="filter">
          <table:table-cell office:value-type="float" office:value="3620" calcext:value-type="float">
            <text:p>3620</text:p>
          </table:table-cell>
          <table:table-cell table:formula="of:=IF([.B819]-[.A820]&gt;=11;[.A820];[.B819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 table:visibility="filter">
          <table:table-cell office:value-type="float" office:value="3618" calcext:value-type="float">
            <text:p>3618</text:p>
          </table:table-cell>
          <table:table-cell table:formula="of:=IF([.B820]-[.A821]&gt;=11;[.A821];[.B820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 table:visibility="filter">
          <table:table-cell office:value-type="float" office:value="3618" calcext:value-type="float">
            <text:p>3618</text:p>
          </table:table-cell>
          <table:table-cell table:formula="of:=IF([.B821]-[.A822]&gt;=11;[.A822];[.B821])" office:value-type="float" office:value="3626" calcext:value-type="float">
            <text:p>3626</text:p>
          </table:table-cell>
          <table:table-cell table:number-columns-repeated="9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IF([.B822]-[.A823]&gt;=11;[.A823];[.B822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14" calcext:value-type="float">
            <text:p>3614</text:p>
          </table:table-cell>
          <table:table-cell table:formula="of:=IF([.B823]-[.A824]&gt;=11;[.A824];[.B823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12" calcext:value-type="float">
            <text:p>3612</text:p>
          </table:table-cell>
          <table:table-cell table:formula="of:=IF([.B824]-[.A825]&gt;=11;[.A825];[.B824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12" calcext:value-type="float">
            <text:p>3612</text:p>
          </table:table-cell>
          <table:table-cell table:formula="of:=IF([.B825]-[.A826]&gt;=11;[.A826];[.B825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10" calcext:value-type="float">
            <text:p>3610</text:p>
          </table:table-cell>
          <table:table-cell table:formula="of:=IF([.B826]-[.A827]&gt;=11;[.A827];[.B826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10" calcext:value-type="float">
            <text:p>3610</text:p>
          </table:table-cell>
          <table:table-cell table:formula="of:=IF([.B827]-[.A828]&gt;=11;[.A828];[.B827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10" calcext:value-type="float">
            <text:p>3610</text:p>
          </table:table-cell>
          <table:table-cell table:formula="of:=IF([.B828]-[.A829]&gt;=11;[.A829];[.B828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08" calcext:value-type="float">
            <text:p>3608</text:p>
          </table:table-cell>
          <table:table-cell table:formula="of:=IF([.B829]-[.A830]&gt;=11;[.A830];[.B829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08" calcext:value-type="float">
            <text:p>3608</text:p>
          </table:table-cell>
          <table:table-cell table:formula="of:=IF([.B830]-[.A831]&gt;=11;[.A831];[.B830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08" calcext:value-type="float">
            <text:p>3608</text:p>
          </table:table-cell>
          <table:table-cell table:formula="of:=IF([.B831]-[.A832]&gt;=11;[.A832];[.B831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04" calcext:value-type="float">
            <text:p>3604</text:p>
          </table:table-cell>
          <table:table-cell table:formula="of:=IF([.B832]-[.A833]&gt;=11;[.A833];[.B832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 table:visibility="filter">
          <table:table-cell office:value-type="float" office:value="3604" calcext:value-type="float">
            <text:p>3604</text:p>
          </table:table-cell>
          <table:table-cell table:formula="of:=IF([.B833]-[.A834]&gt;=11;[.A834];[.B833])" office:value-type="float" office:value="3614" calcext:value-type="float">
            <text:p>3614</text:p>
          </table:table-cell>
          <table:table-cell table:number-columns-repeated="9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IF([.B834]-[.A835]&gt;=11;[.A835];[.B834])" office:value-type="float" office:value="3602" calcext:value-type="float">
            <text:p>3602</text:p>
          </table:table-cell>
          <table:table-cell table:number-columns-repeated="9"/>
        </table:table-row>
        <table:table-row table:style-name="ro1" table:visibility="filter">
          <table:table-cell office:value-type="float" office:value="3600" calcext:value-type="float">
            <text:p>3600</text:p>
          </table:table-cell>
          <table:table-cell table:formula="of:=IF([.B835]-[.A836]&gt;=11;[.A836];[.B835])" office:value-type="float" office:value="3602" calcext:value-type="float">
            <text:p>3602</text:p>
          </table:table-cell>
          <table:table-cell table:number-columns-repeated="9"/>
        </table:table-row>
        <table:table-row table:style-name="ro1" table:visibility="filter">
          <table:table-cell office:value-type="float" office:value="3598" calcext:value-type="float">
            <text:p>3598</text:p>
          </table:table-cell>
          <table:table-cell table:formula="of:=IF([.B836]-[.A837]&gt;=11;[.A837];[.B836])" office:value-type="float" office:value="3602" calcext:value-type="float">
            <text:p>3602</text:p>
          </table:table-cell>
          <table:table-cell table:number-columns-repeated="9"/>
        </table:table-row>
        <table:table-row table:style-name="ro1" table:visibility="filter">
          <table:table-cell office:value-type="float" office:value="3596" calcext:value-type="float">
            <text:p>3596</text:p>
          </table:table-cell>
          <table:table-cell table:formula="of:=IF([.B837]-[.A838]&gt;=11;[.A838];[.B837])" office:value-type="float" office:value="3602" calcext:value-type="float">
            <text:p>3602</text:p>
          </table:table-cell>
          <table:table-cell table:number-columns-repeated="9"/>
        </table:table-row>
        <table:table-row table:style-name="ro1" table:visibility="filter">
          <table:table-cell office:value-type="float" office:value="3594" calcext:value-type="float">
            <text:p>3594</text:p>
          </table:table-cell>
          <table:table-cell table:formula="of:=IF([.B838]-[.A839]&gt;=11;[.A839];[.B838])" office:value-type="float" office:value="3602" calcext:value-type="float">
            <text:p>3602</text:p>
          </table:table-cell>
          <table:table-cell table:number-columns-repeated="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IF([.B839]-[.A840]&gt;=11;[.A840];[.B839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8" calcext:value-type="float">
            <text:p>3588</text:p>
          </table:table-cell>
          <table:table-cell table:formula="of:=IF([.B840]-[.A841]&gt;=11;[.A841];[.B840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8" calcext:value-type="float">
            <text:p>3588</text:p>
          </table:table-cell>
          <table:table-cell table:formula="of:=IF([.B841]-[.A842]&gt;=11;[.A842];[.B841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8" calcext:value-type="float">
            <text:p>3588</text:p>
          </table:table-cell>
          <table:table-cell table:formula="of:=IF([.B842]-[.A843]&gt;=11;[.A843];[.B842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2" calcext:value-type="float">
            <text:p>3582</text:p>
          </table:table-cell>
          <table:table-cell table:formula="of:=IF([.B843]-[.A844]&gt;=11;[.A844];[.B843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0" calcext:value-type="float">
            <text:p>3580</text:p>
          </table:table-cell>
          <table:table-cell table:formula="of:=IF([.B844]-[.A845]&gt;=11;[.A845];[.B844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0" calcext:value-type="float">
            <text:p>3580</text:p>
          </table:table-cell>
          <table:table-cell table:formula="of:=IF([.B845]-[.A846]&gt;=11;[.A846];[.B845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 table:visibility="filter">
          <table:table-cell office:value-type="float" office:value="3580" calcext:value-type="float">
            <text:p>3580</text:p>
          </table:table-cell>
          <table:table-cell table:formula="of:=IF([.B846]-[.A847]&gt;=11;[.A847];[.B846])" office:value-type="float" office:value="3588" calcext:value-type="float">
            <text:p>3588</text:p>
          </table:table-cell>
          <table:table-cell table:number-columns-repeated="9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IF([.B847]-[.A848]&gt;=11;[.A848];[.B847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4" calcext:value-type="float">
            <text:p>3574</text:p>
          </table:table-cell>
          <table:table-cell table:formula="of:=IF([.B848]-[.A849]&gt;=11;[.A849];[.B848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2" calcext:value-type="float">
            <text:p>3572</text:p>
          </table:table-cell>
          <table:table-cell table:formula="of:=IF([.B849]-[.A850]&gt;=11;[.A850];[.B849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2" calcext:value-type="float">
            <text:p>3572</text:p>
          </table:table-cell>
          <table:table-cell table:formula="of:=IF([.B850]-[.A851]&gt;=11;[.A851];[.B850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2" calcext:value-type="float">
            <text:p>3572</text:p>
          </table:table-cell>
          <table:table-cell table:formula="of:=IF([.B851]-[.A852]&gt;=11;[.A852];[.B851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0" calcext:value-type="float">
            <text:p>3570</text:p>
          </table:table-cell>
          <table:table-cell table:formula="of:=IF([.B852]-[.A853]&gt;=11;[.A853];[.B852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0" calcext:value-type="float">
            <text:p>3570</text:p>
          </table:table-cell>
          <table:table-cell table:formula="of:=IF([.B853]-[.A854]&gt;=11;[.A854];[.B853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0" calcext:value-type="float">
            <text:p>3570</text:p>
          </table:table-cell>
          <table:table-cell table:formula="of:=IF([.B854]-[.A855]&gt;=11;[.A855];[.B854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70" calcext:value-type="float">
            <text:p>3570</text:p>
          </table:table-cell>
          <table:table-cell table:formula="of:=IF([.B855]-[.A856]&gt;=11;[.A856];[.B855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 table:visibility="filter">
          <table:table-cell office:value-type="float" office:value="3568" calcext:value-type="float">
            <text:p>3568</text:p>
          </table:table-cell>
          <table:table-cell table:formula="of:=IF([.B856]-[.A857]&gt;=11;[.A857];[.B856])" office:value-type="float" office:value="3576" calcext:value-type="float">
            <text:p>3576</text:p>
          </table:table-cell>
          <table:table-cell table:number-columns-repeated="9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IF([.B857]-[.A858]&gt;=11;[.A858];[.B857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4" calcext:value-type="float">
            <text:p>3564</text:p>
          </table:table-cell>
          <table:table-cell table:formula="of:=IF([.B858]-[.A859]&gt;=11;[.A859];[.B858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2" calcext:value-type="float">
            <text:p>3562</text:p>
          </table:table-cell>
          <table:table-cell table:formula="of:=IF([.B859]-[.A860]&gt;=11;[.A860];[.B859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2" calcext:value-type="float">
            <text:p>3562</text:p>
          </table:table-cell>
          <table:table-cell table:formula="of:=IF([.B860]-[.A861]&gt;=11;[.A861];[.B860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2" calcext:value-type="float">
            <text:p>3562</text:p>
          </table:table-cell>
          <table:table-cell table:formula="of:=IF([.B861]-[.A862]&gt;=11;[.A862];[.B861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0" calcext:value-type="float">
            <text:p>3560</text:p>
          </table:table-cell>
          <table:table-cell table:formula="of:=IF([.B862]-[.A863]&gt;=11;[.A863];[.B862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0" calcext:value-type="float">
            <text:p>3560</text:p>
          </table:table-cell>
          <table:table-cell table:formula="of:=IF([.B863]-[.A864]&gt;=11;[.A864];[.B863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60" calcext:value-type="float">
            <text:p>3560</text:p>
          </table:table-cell>
          <table:table-cell table:formula="of:=IF([.B864]-[.A865]&gt;=11;[.A865];[.B864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58" calcext:value-type="float">
            <text:p>3558</text:p>
          </table:table-cell>
          <table:table-cell table:formula="of:=IF([.B865]-[.A866]&gt;=11;[.A866];[.B865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56" calcext:value-type="float">
            <text:p>3556</text:p>
          </table:table-cell>
          <table:table-cell table:formula="of:=IF([.B866]-[.A867]&gt;=11;[.A867];[.B866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56" calcext:value-type="float">
            <text:p>3556</text:p>
          </table:table-cell>
          <table:table-cell table:formula="of:=IF([.B867]-[.A868]&gt;=11;[.A868];[.B867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 table:visibility="filter">
          <table:table-cell office:value-type="float" office:value="3554" calcext:value-type="float">
            <text:p>3554</text:p>
          </table:table-cell>
          <table:table-cell table:formula="of:=IF([.B868]-[.A869]&gt;=11;[.A869];[.B868])" office:value-type="float" office:value="3564" calcext:value-type="float">
            <text:p>3564</text:p>
          </table:table-cell>
          <table:table-cell table:number-columns-repeated="9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IF([.B869]-[.A870]&gt;=11;[.A870];[.B869])" office:value-type="float" office:value="3552" calcext:value-type="float">
            <text:p>3552</text:p>
          </table:table-cell>
          <table:table-cell table:number-columns-repeated="9"/>
        </table:table-row>
        <table:table-row table:style-name="ro1" table:visibility="filter">
          <table:table-cell office:value-type="float" office:value="3550" calcext:value-type="float">
            <text:p>3550</text:p>
          </table:table-cell>
          <table:table-cell table:formula="of:=IF([.B870]-[.A871]&gt;=11;[.A871];[.B870])" office:value-type="float" office:value="3552" calcext:value-type="float">
            <text:p>3552</text:p>
          </table:table-cell>
          <table:table-cell table:number-columns-repeated="9"/>
        </table:table-row>
        <table:table-row table:style-name="ro1" table:visibility="filter">
          <table:table-cell office:value-type="float" office:value="3548" calcext:value-type="float">
            <text:p>3548</text:p>
          </table:table-cell>
          <table:table-cell table:formula="of:=IF([.B871]-[.A872]&gt;=11;[.A872];[.B871])" office:value-type="float" office:value="3552" calcext:value-type="float">
            <text:p>3552</text:p>
          </table:table-cell>
          <table:table-cell table:number-columns-repeated="9"/>
        </table:table-row>
        <table:table-row table:style-name="ro1" table:visibility="filter">
          <table:table-cell office:value-type="float" office:value="3546" calcext:value-type="float">
            <text:p>3546</text:p>
          </table:table-cell>
          <table:table-cell table:formula="of:=IF([.B872]-[.A873]&gt;=11;[.A873];[.B872])" office:value-type="float" office:value="3552" calcext:value-type="float">
            <text:p>3552</text:p>
          </table:table-cell>
          <table:table-cell table:number-columns-repeated="9"/>
        </table:table-row>
        <table:table-row table:style-name="ro1" table:visibility="filter">
          <table:table-cell office:value-type="float" office:value="3546" calcext:value-type="float">
            <text:p>3546</text:p>
          </table:table-cell>
          <table:table-cell table:formula="of:=IF([.B873]-[.A874]&gt;=11;[.A874];[.B873])" office:value-type="float" office:value="3552" calcext:value-type="float">
            <text:p>3552</text:p>
          </table:table-cell>
          <table:table-cell table:number-columns-repeated="9"/>
        </table:table-row>
        <table:table-row table:style-name="ro1" table:visibility="filter">
          <table:table-cell office:value-type="float" office:value="3542" calcext:value-type="float">
            <text:p>3542</text:p>
          </table:table-cell>
          <table:table-cell table:formula="of:=IF([.B874]-[.A875]&gt;=11;[.A875];[.B874])" office:value-type="float" office:value="3552" calcext:value-type="float">
            <text:p>3552</text:p>
          </table:table-cell>
          <table:table-cell table:number-columns-repeated="9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IF([.B875]-[.A876]&gt;=11;[.A876];[.B875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40" calcext:value-type="float">
            <text:p>3540</text:p>
          </table:table-cell>
          <table:table-cell table:formula="of:=IF([.B876]-[.A877]&gt;=11;[.A877];[.B876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40" calcext:value-type="float">
            <text:p>3540</text:p>
          </table:table-cell>
          <table:table-cell table:formula="of:=IF([.B877]-[.A878]&gt;=11;[.A878];[.B877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40" calcext:value-type="float">
            <text:p>3540</text:p>
          </table:table-cell>
          <table:table-cell table:formula="of:=IF([.B878]-[.A879]&gt;=11;[.A879];[.B878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8" calcext:value-type="float">
            <text:p>3538</text:p>
          </table:table-cell>
          <table:table-cell table:formula="of:=IF([.B879]-[.A880]&gt;=11;[.A880];[.B879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6" calcext:value-type="float">
            <text:p>3536</text:p>
          </table:table-cell>
          <table:table-cell table:formula="of:=IF([.B880]-[.A881]&gt;=11;[.A881];[.B880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6" calcext:value-type="float">
            <text:p>3536</text:p>
          </table:table-cell>
          <table:table-cell table:formula="of:=IF([.B881]-[.A882]&gt;=11;[.A882];[.B881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4" calcext:value-type="float">
            <text:p>3534</text:p>
          </table:table-cell>
          <table:table-cell table:formula="of:=IF([.B882]-[.A883]&gt;=11;[.A883];[.B882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4" calcext:value-type="float">
            <text:p>3534</text:p>
          </table:table-cell>
          <table:table-cell table:formula="of:=IF([.B883]-[.A884]&gt;=11;[.A884];[.B883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4" calcext:value-type="float">
            <text:p>3534</text:p>
          </table:table-cell>
          <table:table-cell table:formula="of:=IF([.B884]-[.A885]&gt;=11;[.A885];[.B884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2" calcext:value-type="float">
            <text:p>3532</text:p>
          </table:table-cell>
          <table:table-cell table:formula="of:=IF([.B885]-[.A886]&gt;=11;[.A886];[.B885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2" calcext:value-type="float">
            <text:p>3532</text:p>
          </table:table-cell>
          <table:table-cell table:formula="of:=IF([.B886]-[.A887]&gt;=11;[.A887];[.B886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 table:visibility="filter">
          <table:table-cell office:value-type="float" office:value="3530" calcext:value-type="float">
            <text:p>3530</text:p>
          </table:table-cell>
          <table:table-cell table:formula="of:=IF([.B887]-[.A888]&gt;=11;[.A888];[.B887])"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.B888]-[.A889]&gt;=11;[.A889];[.B888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 table:visibility="filter">
          <table:table-cell office:value-type="float" office:value="3522" calcext:value-type="float">
            <text:p>3522</text:p>
          </table:table-cell>
          <table:table-cell table:formula="of:=IF([.B889]-[.A890]&gt;=11;[.A890];[.B889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 table:visibility="filter">
          <table:table-cell office:value-type="float" office:value="3522" calcext:value-type="float">
            <text:p>3522</text:p>
          </table:table-cell>
          <table:table-cell table:formula="of:=IF([.B890]-[.A891]&gt;=11;[.A891];[.B890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 table:visibility="filter">
          <table:table-cell office:value-type="float" office:value="3522" calcext:value-type="float">
            <text:p>3522</text:p>
          </table:table-cell>
          <table:table-cell table:formula="of:=IF([.B891]-[.A892]&gt;=11;[.A892];[.B891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 table:visibility="filter">
          <table:table-cell office:value-type="float" office:value="3520" calcext:value-type="float">
            <text:p>3520</text:p>
          </table:table-cell>
          <table:table-cell table:formula="of:=IF([.B892]-[.A893]&gt;=11;[.A893];[.B892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 table:visibility="filter">
          <table:table-cell office:value-type="float" office:value="3520" calcext:value-type="float">
            <text:p>3520</text:p>
          </table:table-cell>
          <table:table-cell table:formula="of:=IF([.B893]-[.A894]&gt;=11;[.A894];[.B893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 table:visibility="filter">
          <table:table-cell office:value-type="float" office:value="3520" calcext:value-type="float">
            <text:p>3520</text:p>
          </table:table-cell>
          <table:table-cell table:formula="of:=IF([.B894]-[.A895]&gt;=11;[.A895];[.B894])" office:value-type="float" office:value="3528" calcext:value-type="float">
            <text:p>3528</text:p>
          </table:table-cell>
          <table:table-cell table:number-columns-repeated="9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IF([.B895]-[.A896]&gt;=11;[.A896];[.B895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 table:visibility="filter">
          <table:table-cell office:value-type="float" office:value="3516" calcext:value-type="float">
            <text:p>3516</text:p>
          </table:table-cell>
          <table:table-cell table:formula="of:=IF([.B896]-[.A897]&gt;=11;[.A897];[.B896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 table:visibility="filter">
          <table:table-cell office:value-type="float" office:value="3514" calcext:value-type="float">
            <text:p>3514</text:p>
          </table:table-cell>
          <table:table-cell table:formula="of:=IF([.B897]-[.A898]&gt;=11;[.A898];[.B897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 table:visibility="filter">
          <table:table-cell office:value-type="float" office:value="3512" calcext:value-type="float">
            <text:p>3512</text:p>
          </table:table-cell>
          <table:table-cell table:formula="of:=IF([.B898]-[.A899]&gt;=11;[.A899];[.B898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 table:visibility="filter">
          <table:table-cell office:value-type="float" office:value="3510" calcext:value-type="float">
            <text:p>3510</text:p>
          </table:table-cell>
          <table:table-cell table:formula="of:=IF([.B899]-[.A900]&gt;=11;[.A900];[.B899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 table:visibility="filter">
          <table:table-cell office:value-type="float" office:value="3510" calcext:value-type="float">
            <text:p>3510</text:p>
          </table:table-cell>
          <table:table-cell table:formula="of:=IF([.B900]-[.A901]&gt;=11;[.A901];[.B900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 table:visibility="filter">
          <table:table-cell office:value-type="float" office:value="3508" calcext:value-type="float">
            <text:p>3508</text:p>
          </table:table-cell>
          <table:table-cell table:formula="of:=IF([.B901]-[.A902]&gt;=11;[.A902];[.B901])" office:value-type="float" office:value="3516" calcext:value-type="float">
            <text:p>3516</text:p>
          </table:table-cell>
          <table:table-cell table:number-columns-repeated="9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IF([.B902]-[.A903]&gt;=11;[.A903];[.B902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504" calcext:value-type="float">
            <text:p>3504</text:p>
          </table:table-cell>
          <table:table-cell table:formula="of:=IF([.B903]-[.A904]&gt;=11;[.A904];[.B903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500" calcext:value-type="float">
            <text:p>3500</text:p>
          </table:table-cell>
          <table:table-cell table:formula="of:=IF([.B904]-[.A905]&gt;=11;[.A905];[.B904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498" calcext:value-type="float">
            <text:p>3498</text:p>
          </table:table-cell>
          <table:table-cell table:formula="of:=IF([.B905]-[.A906]&gt;=11;[.A906];[.B905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498" calcext:value-type="float">
            <text:p>3498</text:p>
          </table:table-cell>
          <table:table-cell table:formula="of:=IF([.B906]-[.A907]&gt;=11;[.A907];[.B906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494" calcext:value-type="float">
            <text:p>3494</text:p>
          </table:table-cell>
          <table:table-cell table:formula="of:=IF([.B907]-[.A908]&gt;=11;[.A908];[.B907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494" calcext:value-type="float">
            <text:p>3494</text:p>
          </table:table-cell>
          <table:table-cell table:formula="of:=IF([.B908]-[.A909]&gt;=11;[.A909];[.B908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 table:visibility="filter">
          <table:table-cell office:value-type="float" office:value="3494" calcext:value-type="float">
            <text:p>3494</text:p>
          </table:table-cell>
          <table:table-cell table:formula="of:=IF([.B909]-[.A910]&gt;=11;[.A910];[.B909])" office:value-type="float" office:value="3504" calcext:value-type="float">
            <text:p>3504</text:p>
          </table:table-cell>
          <table:table-cell table:number-columns-repeated="9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B910]-[.A911]&gt;=11;[.A911];[.B910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92" calcext:value-type="float">
            <text:p>3492</text:p>
          </table:table-cell>
          <table:table-cell table:formula="of:=IF([.B911]-[.A912]&gt;=11;[.A912];[.B911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92" calcext:value-type="float">
            <text:p>3492</text:p>
          </table:table-cell>
          <table:table-cell table:formula="of:=IF([.B912]-[.A913]&gt;=11;[.A913];[.B912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92" calcext:value-type="float">
            <text:p>3492</text:p>
          </table:table-cell>
          <table:table-cell table:formula="of:=IF([.B913]-[.A914]&gt;=11;[.A914];[.B913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90" calcext:value-type="float">
            <text:p>3490</text:p>
          </table:table-cell>
          <table:table-cell table:formula="of:=IF([.B914]-[.A915]&gt;=11;[.A915];[.B914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88" calcext:value-type="float">
            <text:p>3488</text:p>
          </table:table-cell>
          <table:table-cell table:formula="of:=IF([.B915]-[.A916]&gt;=11;[.A916];[.B915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82" calcext:value-type="float">
            <text:p>3482</text:p>
          </table:table-cell>
          <table:table-cell table:formula="of:=IF([.B916]-[.A917]&gt;=11;[.A917];[.B916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82" calcext:value-type="float">
            <text:p>3482</text:p>
          </table:table-cell>
          <table:table-cell table:formula="of:=IF([.B917]-[.A918]&gt;=11;[.A918];[.B917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 table:visibility="filter">
          <table:table-cell office:value-type="float" office:value="3482" calcext:value-type="float">
            <text:p>3482</text:p>
          </table:table-cell>
          <table:table-cell table:formula="of:=IF([.B918]-[.A919]&gt;=11;[.A919];[.B918])" office:value-type="float" office:value="3492" calcext:value-type="float">
            <text:p>3492</text:p>
          </table:table-cell>
          <table:table-cell table:number-columns-repeated="9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IF([.B919]-[.A920]&gt;=11;[.A920];[.B919])" office:value-type="float" office:value="3480" calcext:value-type="float">
            <text:p>3480</text:p>
          </table:table-cell>
          <table:table-cell table:number-columns-repeated="9"/>
        </table:table-row>
        <table:table-row table:style-name="ro1" table:visibility="filter">
          <table:table-cell office:value-type="float" office:value="3480" calcext:value-type="float">
            <text:p>3480</text:p>
          </table:table-cell>
          <table:table-cell table:formula="of:=IF([.B920]-[.A921]&gt;=11;[.A921];[.B920])" office:value-type="float" office:value="3480" calcext:value-type="float">
            <text:p>3480</text:p>
          </table:table-cell>
          <table:table-cell table:number-columns-repeated="9"/>
        </table:table-row>
        <table:table-row table:style-name="ro1" table:visibility="filter">
          <table:table-cell office:value-type="float" office:value="3478" calcext:value-type="float">
            <text:p>3478</text:p>
          </table:table-cell>
          <table:table-cell table:formula="of:=IF([.B921]-[.A922]&gt;=11;[.A922];[.B921])" office:value-type="float" office:value="3480" calcext:value-type="float">
            <text:p>3480</text:p>
          </table:table-cell>
          <table:table-cell table:number-columns-repeated="9"/>
        </table:table-row>
        <table:table-row table:style-name="ro1" table:visibility="filter">
          <table:table-cell office:value-type="float" office:value="3470" calcext:value-type="float">
            <text:p>3470</text:p>
          </table:table-cell>
          <table:table-cell table:formula="of:=IF([.B922]-[.A923]&gt;=11;[.A923];[.B922])"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IF([.B923]-[.A924]&gt;=11;[.A924];[.B923])" office:value-type="float" office:value="3468" calcext:value-type="float">
            <text:p>3468</text:p>
          </table:table-cell>
          <table:table-cell table:number-columns-repeated="9"/>
        </table:table-row>
        <table:table-row table:style-name="ro1" table:visibility="filter">
          <table:table-cell office:value-type="float" office:value="3466" calcext:value-type="float">
            <text:p>3466</text:p>
          </table:table-cell>
          <table:table-cell table:formula="of:=IF([.B924]-[.A925]&gt;=11;[.A925];[.B924])" office:value-type="float" office:value="3468" calcext:value-type="float">
            <text:p>3468</text:p>
          </table:table-cell>
          <table:table-cell table:number-columns-repeated="9"/>
        </table:table-row>
        <table:table-row table:style-name="ro1" table:visibility="filter">
          <table:table-cell office:value-type="float" office:value="3466" calcext:value-type="float">
            <text:p>3466</text:p>
          </table:table-cell>
          <table:table-cell table:formula="of:=IF([.B925]-[.A926]&gt;=11;[.A926];[.B925])" office:value-type="float" office:value="3468" calcext:value-type="float">
            <text:p>3468</text:p>
          </table:table-cell>
          <table:table-cell table:number-columns-repeated="9"/>
        </table:table-row>
        <table:table-row table:style-name="ro1" table:visibility="filter">
          <table:table-cell office:value-type="float" office:value="3466" calcext:value-type="float">
            <text:p>3466</text:p>
          </table:table-cell>
          <table:table-cell table:formula="of:=IF([.B926]-[.A927]&gt;=11;[.A927];[.B926])" office:value-type="float" office:value="3468" calcext:value-type="float">
            <text:p>3468</text:p>
          </table:table-cell>
          <table:table-cell table:number-columns-repeated="9"/>
        </table:table-row>
        <table:table-row table:style-name="ro1" table:visibility="filter">
          <table:table-cell office:value-type="float" office:value="3462" calcext:value-type="float">
            <text:p>3462</text:p>
          </table:table-cell>
          <table:table-cell table:formula="of:=IF([.B927]-[.A928]&gt;=11;[.A928];[.B927])" office:value-type="float" office:value="3468" calcext:value-type="float">
            <text:p>3468</text:p>
          </table:table-cell>
          <table:table-cell table:number-columns-repeated="9"/>
        </table:table-row>
        <table:table-row table:style-name="ro1" table:visibility="filter">
          <table:table-cell office:value-type="float" office:value="3458" calcext:value-type="float">
            <text:p>3458</text:p>
          </table:table-cell>
          <table:table-cell table:formula="of:=IF([.B928]-[.A929]&gt;=11;[.A929];[.B928])" office:value-type="float" office:value="3468" calcext:value-type="float">
            <text:p>3468</text:p>
          </table:table-cell>
          <table:table-cell table:number-columns-repeated="9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IF([.B929]-[.A930]&gt;=11;[.A930];[.B929])" office:value-type="float" office:value="3456" calcext:value-type="float">
            <text:p>3456</text:p>
          </table:table-cell>
          <table:table-cell table:number-columns-repeated="9"/>
        </table:table-row>
        <table:table-row table:style-name="ro1" table:visibility="filter">
          <table:table-cell office:value-type="float" office:value="3454" calcext:value-type="float">
            <text:p>3454</text:p>
          </table:table-cell>
          <table:table-cell table:formula="of:=IF([.B930]-[.A931]&gt;=11;[.A931];[.B930])" office:value-type="float" office:value="3456" calcext:value-type="float">
            <text:p>3456</text:p>
          </table:table-cell>
          <table:table-cell table:number-columns-repeated="9"/>
        </table:table-row>
        <table:table-row table:style-name="ro1" table:visibility="filter">
          <table:table-cell office:value-type="float" office:value="3452" calcext:value-type="float">
            <text:p>3452</text:p>
          </table:table-cell>
          <table:table-cell table:formula="of:=IF([.B931]-[.A932]&gt;=11;[.A932];[.B931])" office:value-type="float" office:value="3456" calcext:value-type="float">
            <text:p>3456</text:p>
          </table:table-cell>
          <table:table-cell table:number-columns-repeated="9"/>
        </table:table-row>
        <table:table-row table:style-name="ro1" table:visibility="filter">
          <table:table-cell office:value-type="float" office:value="3448" calcext:value-type="float">
            <text:p>3448</text:p>
          </table:table-cell>
          <table:table-cell table:formula="of:=IF([.B932]-[.A933]&gt;=11;[.A933];[.B932])" office:value-type="float" office:value="3456" calcext:value-type="float">
            <text:p>3456</text:p>
          </table:table-cell>
          <table:table-cell table:number-columns-repeated="9"/>
        </table:table-row>
        <table:table-row table:style-name="ro1" table:visibility="filter">
          <table:table-cell office:value-type="float" office:value="3448" calcext:value-type="float">
            <text:p>3448</text:p>
          </table:table-cell>
          <table:table-cell table:formula="of:=IF([.B933]-[.A934]&gt;=11;[.A934];[.B933])" office:value-type="float" office:value="3456" calcext:value-type="float">
            <text:p>3456</text:p>
          </table:table-cell>
          <table:table-cell table:number-columns-repeated="9"/>
        </table:table-row>
        <table:table-row table:style-name="ro1" table:visibility="filter">
          <table:table-cell office:value-type="float" office:value="3446" calcext:value-type="float">
            <text:p>3446</text:p>
          </table:table-cell>
          <table:table-cell table:formula="of:=IF([.B934]-[.A935]&gt;=11;[.A935];[.B934])" office:value-type="float" office:value="3456" calcext:value-type="float">
            <text:p>3456</text:p>
          </table:table-cell>
          <table:table-cell table:number-columns-repeated="9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IF([.B935]-[.A936]&gt;=11;[.A936];[.B935])" office:value-type="float" office:value="3444" calcext:value-type="float">
            <text:p>3444</text:p>
          </table:table-cell>
          <table:table-cell table:number-columns-repeated="9"/>
        </table:table-row>
        <table:table-row table:style-name="ro1" table:visibility="filter">
          <table:table-cell office:value-type="float" office:value="3440" calcext:value-type="float">
            <text:p>3440</text:p>
          </table:table-cell>
          <table:table-cell table:formula="of:=IF([.B936]-[.A937]&gt;=11;[.A937];[.B936])" office:value-type="float" office:value="3444" calcext:value-type="float">
            <text:p>3444</text:p>
          </table:table-cell>
          <table:table-cell table:number-columns-repeated="9"/>
        </table:table-row>
        <table:table-row table:style-name="ro1" table:visibility="filter">
          <table:table-cell office:value-type="float" office:value="3436" calcext:value-type="float">
            <text:p>3436</text:p>
          </table:table-cell>
          <table:table-cell table:formula="of:=IF([.B937]-[.A938]&gt;=11;[.A938];[.B937])" office:value-type="float" office:value="3444" calcext:value-type="float">
            <text:p>3444</text:p>
          </table:table-cell>
          <table:table-cell table:number-columns-repeated="9"/>
        </table:table-row>
        <table:table-row table:style-name="ro1" table:visibility="filter">
          <table:table-cell office:value-type="float" office:value="3434" calcext:value-type="float">
            <text:p>3434</text:p>
          </table:table-cell>
          <table:table-cell table:formula="of:=IF([.B938]-[.A939]&gt;=11;[.A939];[.B938])" office:value-type="float" office:value="3444" calcext:value-type="float">
            <text:p>3444</text:p>
          </table:table-cell>
          <table:table-cell table:number-columns-repeated="9"/>
        </table:table-row>
        <table:table-row table:style-name="ro1" table:visibility="filter">
          <table:table-cell office:value-type="float" office:value="3434" calcext:value-type="float">
            <text:p>3434</text:p>
          </table:table-cell>
          <table:table-cell table:formula="of:=IF([.B939]-[.A940]&gt;=11;[.A940];[.B939])" office:value-type="float" office:value="3444" calcext:value-type="float">
            <text:p>3444</text:p>
          </table:table-cell>
          <table:table-cell table:number-columns-repeated="9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IF([.B940]-[.A941]&gt;=11;[.A941];[.B940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 table:visibility="filter">
          <table:table-cell office:value-type="float" office:value="3426" calcext:value-type="float">
            <text:p>3426</text:p>
          </table:table-cell>
          <table:table-cell table:formula="of:=IF([.B941]-[.A942]&gt;=11;[.A942];[.B941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 table:visibility="filter">
          <table:table-cell office:value-type="float" office:value="3424" calcext:value-type="float">
            <text:p>3424</text:p>
          </table:table-cell>
          <table:table-cell table:formula="of:=IF([.B942]-[.A943]&gt;=11;[.A943];[.B942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 table:visibility="filter">
          <table:table-cell office:value-type="float" office:value="3420" calcext:value-type="float">
            <text:p>3420</text:p>
          </table:table-cell>
          <table:table-cell table:formula="of:=IF([.B943]-[.A944]&gt;=11;[.A944];[.B943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 table:visibility="filter">
          <table:table-cell office:value-type="float" office:value="3420" calcext:value-type="float">
            <text:p>3420</text:p>
          </table:table-cell>
          <table:table-cell table:formula="of:=IF([.B944]-[.A945]&gt;=11;[.A945];[.B944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 table:visibility="filter">
          <table:table-cell office:value-type="float" office:value="3420" calcext:value-type="float">
            <text:p>3420</text:p>
          </table:table-cell>
          <table:table-cell table:formula="of:=IF([.B945]-[.A946]&gt;=11;[.A946];[.B945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 table:visibility="filter">
          <table:table-cell office:value-type="float" office:value="3418" calcext:value-type="float">
            <text:p>3418</text:p>
          </table:table-cell>
          <table:table-cell table:formula="of:=IF([.B946]-[.A947]&gt;=11;[.A947];[.B946])" office:value-type="float" office:value="3428" calcext:value-type="float">
            <text:p>3428</text:p>
          </table:table-cell>
          <table:table-cell table:number-columns-repeated="9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IF([.B947]-[.A948]&gt;=11;[.A948];[.B947])" office:value-type="float" office:value="3416" calcext:value-type="float">
            <text:p>3416</text:p>
          </table:table-cell>
          <table:table-cell table:number-columns-repeated="9"/>
        </table:table-row>
        <table:table-row table:style-name="ro1" table:visibility="filter">
          <table:table-cell office:value-type="float" office:value="3412" calcext:value-type="float">
            <text:p>3412</text:p>
          </table:table-cell>
          <table:table-cell table:formula="of:=IF([.B948]-[.A949]&gt;=11;[.A949];[.B948])" office:value-type="float" office:value="3416" calcext:value-type="float">
            <text:p>3416</text:p>
          </table:table-cell>
          <table:table-cell table:number-columns-repeated="9"/>
        </table:table-row>
        <table:table-row table:style-name="ro1" table:visibility="filter">
          <table:table-cell office:value-type="float" office:value="3412" calcext:value-type="float">
            <text:p>3412</text:p>
          </table:table-cell>
          <table:table-cell table:formula="of:=IF([.B949]-[.A950]&gt;=11;[.A950];[.B949])" office:value-type="float" office:value="3416" calcext:value-type="float">
            <text:p>3416</text:p>
          </table:table-cell>
          <table:table-cell table:number-columns-repeated="9"/>
        </table:table-row>
        <table:table-row table:style-name="ro1" table:visibility="filter">
          <table:table-cell office:value-type="float" office:value="3410" calcext:value-type="float">
            <text:p>3410</text:p>
          </table:table-cell>
          <table:table-cell table:formula="of:=IF([.B950]-[.A951]&gt;=11;[.A951];[.B950])" office:value-type="float" office:value="3416" calcext:value-type="float">
            <text:p>3416</text:p>
          </table:table-cell>
          <table:table-cell table:number-columns-repeated="9"/>
        </table:table-row>
        <table:table-row table:style-name="ro1" table:visibility="filter">
          <table:table-cell office:value-type="float" office:value="3408" calcext:value-type="float">
            <text:p>3408</text:p>
          </table:table-cell>
          <table:table-cell table:formula="of:=IF([.B951]-[.A952]&gt;=11;[.A952];[.B951])" office:value-type="float" office:value="3416" calcext:value-type="float">
            <text:p>3416</text:p>
          </table:table-cell>
          <table:table-cell table:number-columns-repeated="9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IF([.B952]-[.A953]&gt;=11;[.A953];[.B952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404" calcext:value-type="float">
            <text:p>3404</text:p>
          </table:table-cell>
          <table:table-cell table:formula="of:=IF([.B953]-[.A954]&gt;=11;[.A954];[.B953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404" calcext:value-type="float">
            <text:p>3404</text:p>
          </table:table-cell>
          <table:table-cell table:formula="of:=IF([.B954]-[.A955]&gt;=11;[.A955];[.B954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402" calcext:value-type="float">
            <text:p>3402</text:p>
          </table:table-cell>
          <table:table-cell table:formula="of:=IF([.B955]-[.A956]&gt;=11;[.A956];[.B955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400" calcext:value-type="float">
            <text:p>3400</text:p>
          </table:table-cell>
          <table:table-cell table:formula="of:=IF([.B956]-[.A957]&gt;=11;[.A957];[.B956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400" calcext:value-type="float">
            <text:p>3400</text:p>
          </table:table-cell>
          <table:table-cell table:formula="of:=IF([.B957]-[.A958]&gt;=11;[.A958];[.B957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396" calcext:value-type="float">
            <text:p>3396</text:p>
          </table:table-cell>
          <table:table-cell table:formula="of:=IF([.B958]-[.A959]&gt;=11;[.A959];[.B958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396" calcext:value-type="float">
            <text:p>3396</text:p>
          </table:table-cell>
          <table:table-cell table:formula="of:=IF([.B959]-[.A960]&gt;=11;[.A960];[.B959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396" calcext:value-type="float">
            <text:p>3396</text:p>
          </table:table-cell>
          <table:table-cell table:formula="of:=IF([.B960]-[.A961]&gt;=11;[.A961];[.B960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 table:visibility="filter">
          <table:table-cell office:value-type="float" office:value="3394" calcext:value-type="float">
            <text:p>3394</text:p>
          </table:table-cell>
          <table:table-cell table:formula="of:=IF([.B961]-[.A962]&gt;=11;[.A962];[.B961])" office:value-type="float" office:value="3404" calcext:value-type="float">
            <text:p>3404</text:p>
          </table:table-cell>
          <table:table-cell table:number-columns-repeated="9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IF([.B962]-[.A963]&gt;=11;[.A963];[.B962])" office:value-type="float" office:value="3392" calcext:value-type="float">
            <text:p>3392</text:p>
          </table:table-cell>
          <table:table-cell table:number-columns-repeated="9"/>
        </table:table-row>
        <table:table-row table:style-name="ro1" table:visibility="filter">
          <table:table-cell office:value-type="float" office:value="3384" calcext:value-type="float">
            <text:p>3384</text:p>
          </table:table-cell>
          <table:table-cell table:formula="of:=IF([.B963]-[.A964]&gt;=11;[.A964];[.B963])" office:value-type="float" office:value="3392" calcext:value-type="float">
            <text:p>3392</text:p>
          </table:table-cell>
          <table:table-cell table:number-columns-repeated="9"/>
        </table:table-row>
        <table:table-row table:style-name="ro1" table:visibility="filter">
          <table:table-cell office:value-type="float" office:value="3384" calcext:value-type="float">
            <text:p>3384</text:p>
          </table:table-cell>
          <table:table-cell table:formula="of:=IF([.B964]-[.A965]&gt;=11;[.A965];[.B964])" office:value-type="float" office:value="3392" calcext:value-type="float">
            <text:p>3392</text:p>
          </table:table-cell>
          <table:table-cell table:number-columns-repeated="9"/>
        </table:table-row>
        <table:table-row table:style-name="ro1" table:visibility="filter">
          <table:table-cell office:value-type="float" office:value="3384" calcext:value-type="float">
            <text:p>3384</text:p>
          </table:table-cell>
          <table:table-cell table:formula="of:=IF([.B965]-[.A966]&gt;=11;[.A966];[.B965])" office:value-type="float" office:value="3392" calcext:value-type="float">
            <text:p>3392</text:p>
          </table:table-cell>
          <table:table-cell table:number-columns-repeated="9"/>
        </table:table-row>
        <table:table-row table:style-name="ro1" table:visibility="filter">
          <table:table-cell office:value-type="float" office:value="3382" calcext:value-type="float">
            <text:p>3382</text:p>
          </table:table-cell>
          <table:table-cell table:formula="of:=IF([.B966]-[.A967]&gt;=11;[.A967];[.B966])" office:value-type="float" office:value="3392" calcext:value-type="float">
            <text:p>3392</text:p>
          </table:table-cell>
          <table:table-cell table:number-columns-repeated="9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IF([.B967]-[.A968]&gt;=11;[.A968];[.B967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8" calcext:value-type="float">
            <text:p>3378</text:p>
          </table:table-cell>
          <table:table-cell table:formula="of:=IF([.B968]-[.A969]&gt;=11;[.A969];[.B968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8" calcext:value-type="float">
            <text:p>3378</text:p>
          </table:table-cell>
          <table:table-cell table:formula="of:=IF([.B969]-[.A970]&gt;=11;[.A970];[.B969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6" calcext:value-type="float">
            <text:p>3376</text:p>
          </table:table-cell>
          <table:table-cell table:formula="of:=IF([.B970]-[.A971]&gt;=11;[.A971];[.B970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6" calcext:value-type="float">
            <text:p>3376</text:p>
          </table:table-cell>
          <table:table-cell table:formula="of:=IF([.B971]-[.A972]&gt;=11;[.A972];[.B971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6" calcext:value-type="float">
            <text:p>3376</text:p>
          </table:table-cell>
          <table:table-cell table:formula="of:=IF([.B972]-[.A973]&gt;=11;[.A973];[.B972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4" calcext:value-type="float">
            <text:p>3374</text:p>
          </table:table-cell>
          <table:table-cell table:formula="of:=IF([.B973]-[.A974]&gt;=11;[.A974];[.B973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4" calcext:value-type="float">
            <text:p>3374</text:p>
          </table:table-cell>
          <table:table-cell table:formula="of:=IF([.B974]-[.A975]&gt;=11;[.A975];[.B974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4" calcext:value-type="float">
            <text:p>3374</text:p>
          </table:table-cell>
          <table:table-cell table:formula="of:=IF([.B975]-[.A976]&gt;=11;[.A976];[.B975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4" calcext:value-type="float">
            <text:p>3374</text:p>
          </table:table-cell>
          <table:table-cell table:formula="of:=IF([.B976]-[.A977]&gt;=11;[.A977];[.B976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2" calcext:value-type="float">
            <text:p>3372</text:p>
          </table:table-cell>
          <table:table-cell table:formula="of:=IF([.B977]-[.A978]&gt;=11;[.A978];[.B977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2" calcext:value-type="float">
            <text:p>3372</text:p>
          </table:table-cell>
          <table:table-cell table:formula="of:=IF([.B978]-[.A979]&gt;=11;[.A979];[.B978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2" calcext:value-type="float">
            <text:p>3372</text:p>
          </table:table-cell>
          <table:table-cell table:formula="of:=IF([.B979]-[.A980]&gt;=11;[.A980];[.B979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0" calcext:value-type="float">
            <text:p>3370</text:p>
          </table:table-cell>
          <table:table-cell table:formula="of:=IF([.B980]-[.A981]&gt;=11;[.A981];[.B980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 table:visibility="filter">
          <table:table-cell office:value-type="float" office:value="3370" calcext:value-type="float">
            <text:p>3370</text:p>
          </table:table-cell>
          <table:table-cell table:formula="of:=IF([.B981]-[.A982]&gt;=11;[.A982];[.B981])"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IF([.B982]-[.A983]&gt;=11;[.A983];[.B982])" office:value-type="float" office:value="3366" calcext:value-type="float">
            <text:p>3366</text:p>
          </table:table-cell>
          <table:table-cell table:number-columns-repeated="9"/>
        </table:table-row>
        <table:table-row table:style-name="ro1" table:visibility="filter">
          <table:table-cell office:value-type="float" office:value="3364" calcext:value-type="float">
            <text:p>3364</text:p>
          </table:table-cell>
          <table:table-cell table:formula="of:=IF([.B983]-[.A984]&gt;=11;[.A984];[.B983])" office:value-type="float" office:value="3366" calcext:value-type="float">
            <text:p>3366</text:p>
          </table:table-cell>
          <table:table-cell table:number-columns-repeated="9"/>
        </table:table-row>
        <table:table-row table:style-name="ro1" table:visibility="filter">
          <table:table-cell office:value-type="float" office:value="3362" calcext:value-type="float">
            <text:p>3362</text:p>
          </table:table-cell>
          <table:table-cell table:formula="of:=IF([.B984]-[.A985]&gt;=11;[.A985];[.B984])" office:value-type="float" office:value="3366" calcext:value-type="float">
            <text:p>3366</text:p>
          </table:table-cell>
          <table:table-cell table:number-columns-repeated="9"/>
        </table:table-row>
        <table:table-row table:style-name="ro1" table:visibility="filter">
          <table:table-cell office:value-type="float" office:value="3362" calcext:value-type="float">
            <text:p>3362</text:p>
          </table:table-cell>
          <table:table-cell table:formula="of:=IF([.B985]-[.A986]&gt;=11;[.A986];[.B985])" office:value-type="float" office:value="3366" calcext:value-type="float">
            <text:p>3366</text:p>
          </table:table-cell>
          <table:table-cell table:number-columns-repeated="9"/>
        </table:table-row>
        <table:table-row table:style-name="ro1" table:visibility="filter">
          <table:table-cell office:value-type="float" office:value="3362" calcext:value-type="float">
            <text:p>3362</text:p>
          </table:table-cell>
          <table:table-cell table:formula="of:=IF([.B986]-[.A987]&gt;=11;[.A987];[.B986])" office:value-type="float" office:value="3366" calcext:value-type="float">
            <text:p>3366</text:p>
          </table:table-cell>
          <table:table-cell table:number-columns-repeated="9"/>
        </table:table-row>
        <table:table-row table:style-name="ro1" table:visibility="filter">
          <table:table-cell office:value-type="float" office:value="3360" calcext:value-type="float">
            <text:p>3360</text:p>
          </table:table-cell>
          <table:table-cell table:formula="of:=IF([.B987]-[.A988]&gt;=11;[.A988];[.B987])" office:value-type="float" office:value="3366" calcext:value-type="float">
            <text:p>3366</text:p>
          </table:table-cell>
          <table:table-cell table:number-columns-repeated="9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formula="of:=IF([.B988]-[.A989]&gt;=11;[.A989];[.B988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 table:visibility="filter">
          <table:table-cell office:value-type="float" office:value="3354" calcext:value-type="float">
            <text:p>3354</text:p>
          </table:table-cell>
          <table:table-cell table:formula="of:=IF([.B989]-[.A990]&gt;=11;[.A990];[.B989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 table:visibility="filter">
          <table:table-cell office:value-type="float" office:value="3352" calcext:value-type="float">
            <text:p>3352</text:p>
          </table:table-cell>
          <table:table-cell table:formula="of:=IF([.B990]-[.A991]&gt;=11;[.A991];[.B990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 table:visibility="filter">
          <table:table-cell office:value-type="float" office:value="3348" calcext:value-type="float">
            <text:p>3348</text:p>
          </table:table-cell>
          <table:table-cell table:formula="of:=IF([.B991]-[.A992]&gt;=11;[.A992];[.B991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 table:visibility="filter">
          <table:table-cell office:value-type="float" office:value="3346" calcext:value-type="float">
            <text:p>3346</text:p>
          </table:table-cell>
          <table:table-cell table:formula="of:=IF([.B992]-[.A993]&gt;=11;[.A993];[.B992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 table:visibility="filter">
          <table:table-cell office:value-type="float" office:value="3346" calcext:value-type="float">
            <text:p>3346</text:p>
          </table:table-cell>
          <table:table-cell table:formula="of:=IF([.B993]-[.A994]&gt;=11;[.A994];[.B993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 table:visibility="filter">
          <table:table-cell office:value-type="float" office:value="3346" calcext:value-type="float">
            <text:p>3346</text:p>
          </table:table-cell>
          <table:table-cell table:formula="of:=IF([.B994]-[.A995]&gt;=11;[.A995];[.B994])" office:value-type="float" office:value="3354" calcext:value-type="float">
            <text:p>3354</text:p>
          </table:table-cell>
          <table:table-cell table:number-columns-repeated="9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IF([.B995]-[.A996]&gt;=11;[.A996];[.B995])" office:value-type="float" office:value="3342" calcext:value-type="float">
            <text:p>3342</text:p>
          </table:table-cell>
          <table:table-cell table:number-columns-repeated="9"/>
        </table:table-row>
        <table:table-row table:style-name="ro1" table:visibility="filter">
          <table:table-cell office:value-type="float" office:value="3340" calcext:value-type="float">
            <text:p>3340</text:p>
          </table:table-cell>
          <table:table-cell table:formula="of:=IF([.B996]-[.A997]&gt;=11;[.A997];[.B996])" office:value-type="float" office:value="3342" calcext:value-type="float">
            <text:p>3342</text:p>
          </table:table-cell>
          <table:table-cell table:number-columns-repeated="9"/>
        </table:table-row>
        <table:table-row table:style-name="ro1" table:visibility="filter">
          <table:table-cell office:value-type="float" office:value="3340" calcext:value-type="float">
            <text:p>3340</text:p>
          </table:table-cell>
          <table:table-cell table:formula="of:=IF([.B997]-[.A998]&gt;=11;[.A998];[.B997])" office:value-type="float" office:value="3342" calcext:value-type="float">
            <text:p>3342</text:p>
          </table:table-cell>
          <table:table-cell table:number-columns-repeated="9"/>
        </table:table-row>
        <table:table-row table:style-name="ro1" table:visibility="filter">
          <table:table-cell office:value-type="float" office:value="3332" calcext:value-type="float">
            <text:p>3332</text:p>
          </table:table-cell>
          <table:table-cell table:formula="of:=IF([.B998]-[.A999]&gt;=11;[.A999];[.B998])" office:value-type="float" office:value="3342" calcext:value-type="float">
            <text:p>3342</text:p>
          </table:table-cell>
          <table:table-cell table:number-columns-repeated="9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IF([.B999]-[.A1000]&gt;=11;[.A1000];[.B999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 table:visibility="filter">
          <table:table-cell office:value-type="float" office:value="3328" calcext:value-type="float">
            <text:p>3328</text:p>
          </table:table-cell>
          <table:table-cell table:formula="of:=IF([.B1000]-[.A1001]&gt;=11;[.A1001];[.B1000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 table:visibility="filter">
          <table:table-cell office:value-type="float" office:value="3326" calcext:value-type="float">
            <text:p>3326</text:p>
          </table:table-cell>
          <table:table-cell table:formula="of:=IF([.B1001]-[.A1002]&gt;=11;[.A1002];[.B1001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 table:visibility="filter">
          <table:table-cell office:value-type="float" office:value="3324" calcext:value-type="float">
            <text:p>3324</text:p>
          </table:table-cell>
          <table:table-cell table:formula="of:=IF([.B1002]-[.A1003]&gt;=11;[.A1003];[.B1002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 table:visibility="filter">
          <table:table-cell office:value-type="float" office:value="3322" calcext:value-type="float">
            <text:p>3322</text:p>
          </table:table-cell>
          <table:table-cell table:formula="of:=IF([.B1003]-[.A1004]&gt;=11;[.A1004];[.B1003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 table:visibility="filter">
          <table:table-cell office:value-type="float" office:value="3320" calcext:value-type="float">
            <text:p>3320</text:p>
          </table:table-cell>
          <table:table-cell table:formula="of:=IF([.B1004]-[.A1005]&gt;=11;[.A1005];[.B1004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 table:visibility="filter">
          <table:table-cell office:value-type="float" office:value="3318" calcext:value-type="float">
            <text:p>3318</text:p>
          </table:table-cell>
          <table:table-cell table:formula="of:=IF([.B1005]-[.A1006]&gt;=11;[.A1006];[.B1005])" office:value-type="float" office:value="3328" calcext:value-type="float">
            <text:p>3328</text:p>
          </table:table-cell>
          <table:table-cell table:number-columns-repeated="9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IF([.B1006]-[.A1007]&gt;=11;[.A1007];[.B1006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table:formula="of:=IF([.B1007]-[.A1008]&gt;=11;[.A1008];[.B1007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 table:visibility="filter">
          <table:table-cell office:value-type="float" office:value="3314" calcext:value-type="float">
            <text:p>3314</text:p>
          </table:table-cell>
          <table:table-cell table:formula="of:=IF([.B1008]-[.A1009]&gt;=11;[.A1009];[.B1008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 table:visibility="filter">
          <table:table-cell office:value-type="float" office:value="3308" calcext:value-type="float">
            <text:p>3308</text:p>
          </table:table-cell>
          <table:table-cell table:formula="of:=IF([.B1009]-[.A1010]&gt;=11;[.A1010];[.B1009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 table:visibility="filter">
          <table:table-cell office:value-type="float" office:value="3308" calcext:value-type="float">
            <text:p>3308</text:p>
          </table:table-cell>
          <table:table-cell table:formula="of:=IF([.B1010]-[.A1011]&gt;=11;[.A1011];[.B1010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 table:visibility="filter">
          <table:table-cell office:value-type="float" office:value="3306" calcext:value-type="float">
            <text:p>3306</text:p>
          </table:table-cell>
          <table:table-cell table:formula="of:=IF([.B1011]-[.A1012]&gt;=11;[.A1012];[.B1011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 table:visibility="filter">
          <table:table-cell office:value-type="float" office:value="3306" calcext:value-type="float">
            <text:p>3306</text:p>
          </table:table-cell>
          <table:table-cell table:formula="of:=IF([.B1012]-[.A1013]&gt;=11;[.A1013];[.B1012])" office:value-type="float" office:value="3316" calcext:value-type="float">
            <text:p>3316</text:p>
          </table:table-cell>
          <table:table-cell table:number-columns-repeated="9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IF([.B1013]-[.A1014]&gt;=11;[.A1014];[.B1013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 table:visibility="filter">
          <table:table-cell office:value-type="float" office:value="3304" calcext:value-type="float">
            <text:p>3304</text:p>
          </table:table-cell>
          <table:table-cell table:formula="of:=IF([.B1014]-[.A1015]&gt;=11;[.A1015];[.B1014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 table:visibility="filter">
          <table:table-cell office:value-type="float" office:value="3302" calcext:value-type="float">
            <text:p>3302</text:p>
          </table:table-cell>
          <table:table-cell table:formula="of:=IF([.B1015]-[.A1016]&gt;=11;[.A1016];[.B1015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 table:visibility="filter">
          <table:table-cell office:value-type="float" office:value="3300" calcext:value-type="float">
            <text:p>3300</text:p>
          </table:table-cell>
          <table:table-cell table:formula="of:=IF([.B1016]-[.A1017]&gt;=11;[.A1017];[.B1016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 table:visibility="filter">
          <table:table-cell office:value-type="float" office:value="3298" calcext:value-type="float">
            <text:p>3298</text:p>
          </table:table-cell>
          <table:table-cell table:formula="of:=IF([.B1017]-[.A1018]&gt;=11;[.A1018];[.B1017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 table:visibility="filter">
          <table:table-cell office:value-type="float" office:value="3298" calcext:value-type="float">
            <text:p>3298</text:p>
          </table:table-cell>
          <table:table-cell table:formula="of:=IF([.B1018]-[.A1019]&gt;=11;[.A1019];[.B1018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 table:visibility="filter">
          <table:table-cell office:value-type="float" office:value="3294" calcext:value-type="float">
            <text:p>3294</text:p>
          </table:table-cell>
          <table:table-cell table:formula="of:=IF([.B1019]-[.A1020]&gt;=11;[.A1020];[.B1019])" office:value-type="float" office:value="3304" calcext:value-type="float">
            <text:p>3304</text:p>
          </table:table-cell>
          <table:table-cell table:number-columns-repeated="9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IF([.B1020]-[.A1021]&gt;=11;[.A1021];[.B1020])" office:value-type="float" office:value="3292" calcext:value-type="float">
            <text:p>3292</text:p>
          </table:table-cell>
          <table:table-cell table:number-columns-repeated="9"/>
        </table:table-row>
        <table:table-row table:style-name="ro1" table:visibility="filter">
          <table:table-cell office:value-type="float" office:value="3288" calcext:value-type="float">
            <text:p>3288</text:p>
          </table:table-cell>
          <table:table-cell table:formula="of:=IF([.B1021]-[.A1022]&gt;=11;[.A1022];[.B1021])" office:value-type="float" office:value="3292" calcext:value-type="float">
            <text:p>3292</text:p>
          </table:table-cell>
          <table:table-cell table:number-columns-repeated="9"/>
        </table:table-row>
        <table:table-row table:style-name="ro1" table:visibility="filter">
          <table:table-cell office:value-type="float" office:value="3286" calcext:value-type="float">
            <text:p>3286</text:p>
          </table:table-cell>
          <table:table-cell table:formula="of:=IF([.B1022]-[.A1023]&gt;=11;[.A1023];[.B1022])" office:value-type="float" office:value="3292" calcext:value-type="float">
            <text:p>3292</text:p>
          </table:table-cell>
          <table:table-cell table:number-columns-repeated="9"/>
        </table:table-row>
        <table:table-row table:style-name="ro1" table:visibility="filter">
          <table:table-cell office:value-type="float" office:value="3286" calcext:value-type="float">
            <text:p>3286</text:p>
          </table:table-cell>
          <table:table-cell table:formula="of:=IF([.B1023]-[.A1024]&gt;=11;[.A1024];[.B1023])" office:value-type="float" office:value="3292" calcext:value-type="float">
            <text:p>3292</text:p>
          </table:table-cell>
          <table:table-cell table:number-columns-repeated="9"/>
        </table:table-row>
        <table:table-row table:style-name="ro1" table:visibility="filter">
          <table:table-cell office:value-type="float" office:value="3284" calcext:value-type="float">
            <text:p>3284</text:p>
          </table:table-cell>
          <table:table-cell table:formula="of:=IF([.B1024]-[.A1025]&gt;=11;[.A1025];[.B1024])" office:value-type="float" office:value="3292" calcext:value-type="float">
            <text:p>3292</text:p>
          </table:table-cell>
          <table:table-cell table:number-columns-repeated="9"/>
        </table:table-row>
        <table:table-row table:style-name="ro1" table:visibility="filter">
          <table:table-cell office:value-type="float" office:value="3282" calcext:value-type="float">
            <text:p>3282</text:p>
          </table:table-cell>
          <table:table-cell table:formula="of:=IF([.B1025]-[.A1026]&gt;=11;[.A1026];[.B1025])" office:value-type="float" office:value="3292" calcext:value-type="float">
            <text:p>3292</text:p>
          </table:table-cell>
          <table:table-cell table:number-columns-repeated="9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IF([.B1026]-[.A1027]&gt;=11;[.A1027];[.B1026])" office:value-type="float" office:value="3280" calcext:value-type="float">
            <text:p>3280</text:p>
          </table:table-cell>
          <table:table-cell table:number-columns-repeated="9"/>
        </table:table-row>
        <table:table-row table:style-name="ro1" table:visibility="filter">
          <table:table-cell office:value-type="float" office:value="3278" calcext:value-type="float">
            <text:p>3278</text:p>
          </table:table-cell>
          <table:table-cell table:formula="of:=IF([.B1027]-[.A1028]&gt;=11;[.A1028];[.B1027])" office:value-type="float" office:value="3280" calcext:value-type="float">
            <text:p>3280</text:p>
          </table:table-cell>
          <table:table-cell table:number-columns-repeated="9"/>
        </table:table-row>
        <table:table-row table:style-name="ro1" table:visibility="filter">
          <table:table-cell office:value-type="float" office:value="3278" calcext:value-type="float">
            <text:p>3278</text:p>
          </table:table-cell>
          <table:table-cell table:formula="of:=IF([.B1028]-[.A1029]&gt;=11;[.A1029];[.B1028])" office:value-type="float" office:value="3280" calcext:value-type="float">
            <text:p>3280</text:p>
          </table:table-cell>
          <table:table-cell table:number-columns-repeated="9"/>
        </table:table-row>
        <table:table-row table:style-name="ro1" table:visibility="filter">
          <table:table-cell office:value-type="float" office:value="3274" calcext:value-type="float">
            <text:p>3274</text:p>
          </table:table-cell>
          <table:table-cell table:formula="of:=IF([.B1029]-[.A1030]&gt;=11;[.A1030];[.B1029])" office:value-type="float" office:value="3280" calcext:value-type="float">
            <text:p>3280</text:p>
          </table:table-cell>
          <table:table-cell table:number-columns-repeated="9"/>
        </table:table-row>
        <table:table-row table:style-name="ro1" table:visibility="filter">
          <table:table-cell office:value-type="float" office:value="3270" calcext:value-type="float">
            <text:p>3270</text:p>
          </table:table-cell>
          <table:table-cell table:formula="of:=IF([.B1030]-[.A1031]&gt;=11;[.A1031];[.B1030])"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IF([.B1031]-[.A1032]&gt;=11;[.A1032];[.B1031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8" calcext:value-type="float">
            <text:p>3268</text:p>
          </table:table-cell>
          <table:table-cell table:formula="of:=IF([.B1032]-[.A1033]&gt;=11;[.A1033];[.B1032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6" calcext:value-type="float">
            <text:p>3266</text:p>
          </table:table-cell>
          <table:table-cell table:formula="of:=IF([.B1033]-[.A1034]&gt;=11;[.A1034];[.B1033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4" calcext:value-type="float">
            <text:p>3264</text:p>
          </table:table-cell>
          <table:table-cell table:formula="of:=IF([.B1034]-[.A1035]&gt;=11;[.A1035];[.B1034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4" calcext:value-type="float">
            <text:p>3264</text:p>
          </table:table-cell>
          <table:table-cell table:formula="of:=IF([.B1035]-[.A1036]&gt;=11;[.A1036];[.B1035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4" calcext:value-type="float">
            <text:p>3264</text:p>
          </table:table-cell>
          <table:table-cell table:formula="of:=IF([.B1036]-[.A1037]&gt;=11;[.A1037];[.B1036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4" calcext:value-type="float">
            <text:p>3264</text:p>
          </table:table-cell>
          <table:table-cell table:formula="of:=IF([.B1037]-[.A1038]&gt;=11;[.A1038];[.B1037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4" calcext:value-type="float">
            <text:p>3264</text:p>
          </table:table-cell>
          <table:table-cell table:formula="of:=IF([.B1038]-[.A1039]&gt;=11;[.A1039];[.B1038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2" calcext:value-type="float">
            <text:p>3262</text:p>
          </table:table-cell>
          <table:table-cell table:formula="of:=IF([.B1039]-[.A1040]&gt;=11;[.A1040];[.B1039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62" calcext:value-type="float">
            <text:p>3262</text:p>
          </table:table-cell>
          <table:table-cell table:formula="of:=IF([.B1040]-[.A1041]&gt;=11;[.A1041];[.B1040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 table:visibility="filter">
          <table:table-cell office:value-type="float" office:value="3258" calcext:value-type="float">
            <text:p>3258</text:p>
          </table:table-cell>
          <table:table-cell table:formula="of:=IF([.B1041]-[.A1042]&gt;=11;[.A1042];[.B1041])" office:value-type="float" office:value="3268" calcext:value-type="float">
            <text:p>3268</text:p>
          </table:table-cell>
          <table:table-cell table:number-columns-repeated="9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IF([.B1042]-[.A1043]&gt;=11;[.A1043];[.B1042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56" calcext:value-type="float">
            <text:p>3256</text:p>
          </table:table-cell>
          <table:table-cell table:formula="of:=IF([.B1043]-[.A1044]&gt;=11;[.A1044];[.B1043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52" calcext:value-type="float">
            <text:p>3252</text:p>
          </table:table-cell>
          <table:table-cell table:formula="of:=IF([.B1044]-[.A1045]&gt;=11;[.A1045];[.B1044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50" calcext:value-type="float">
            <text:p>3250</text:p>
          </table:table-cell>
          <table:table-cell table:formula="of:=IF([.B1045]-[.A1046]&gt;=11;[.A1046];[.B1045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48" calcext:value-type="float">
            <text:p>3248</text:p>
          </table:table-cell>
          <table:table-cell table:formula="of:=IF([.B1046]-[.A1047]&gt;=11;[.A1047];[.B1046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48" calcext:value-type="float">
            <text:p>3248</text:p>
          </table:table-cell>
          <table:table-cell table:formula="of:=IF([.B1047]-[.A1048]&gt;=11;[.A1048];[.B1047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46" calcext:value-type="float">
            <text:p>3246</text:p>
          </table:table-cell>
          <table:table-cell table:formula="of:=IF([.B1048]-[.A1049]&gt;=11;[.A1049];[.B1048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46" calcext:value-type="float">
            <text:p>3246</text:p>
          </table:table-cell>
          <table:table-cell table:formula="of:=IF([.B1049]-[.A1050]&gt;=11;[.A1050];[.B1049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 table:visibility="filter">
          <table:table-cell office:value-type="float" office:value="3246" calcext:value-type="float">
            <text:p>3246</text:p>
          </table:table-cell>
          <table:table-cell table:formula="of:=IF([.B1050]-[.A1051]&gt;=11;[.A1051];[.B1050])" office:value-type="float" office:value="3256" calcext:value-type="float">
            <text:p>3256</text:p>
          </table:table-cell>
          <table:table-cell table:number-columns-repeated="9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IF([.B1051]-[.A1052]&gt;=11;[.A1052];[.B1051])" office:value-type="float" office:value="3244" calcext:value-type="float">
            <text:p>3244</text:p>
          </table:table-cell>
          <table:table-cell table:number-columns-repeated="9"/>
        </table:table-row>
        <table:table-row table:style-name="ro1" table:visibility="filter">
          <table:table-cell office:value-type="float" office:value="3244" calcext:value-type="float">
            <text:p>3244</text:p>
          </table:table-cell>
          <table:table-cell table:formula="of:=IF([.B1052]-[.A1053]&gt;=11;[.A1053];[.B1052])" office:value-type="float" office:value="3244" calcext:value-type="float">
            <text:p>3244</text:p>
          </table:table-cell>
          <table:table-cell table:number-columns-repeated="9"/>
        </table:table-row>
        <table:table-row table:style-name="ro1" table:visibility="filter">
          <table:table-cell office:value-type="float" office:value="3244" calcext:value-type="float">
            <text:p>3244</text:p>
          </table:table-cell>
          <table:table-cell table:formula="of:=IF([.B1053]-[.A1054]&gt;=11;[.A1054];[.B1053])" office:value-type="float" office:value="3244" calcext:value-type="float">
            <text:p>3244</text:p>
          </table:table-cell>
          <table:table-cell table:number-columns-repeated="9"/>
        </table:table-row>
        <table:table-row table:style-name="ro1" table:visibility="filter">
          <table:table-cell office:value-type="float" office:value="3238" calcext:value-type="float">
            <text:p>3238</text:p>
          </table:table-cell>
          <table:table-cell table:formula="of:=IF([.B1054]-[.A1055]&gt;=11;[.A1055];[.B1054])" office:value-type="float" office:value="3244" calcext:value-type="float">
            <text:p>3244</text:p>
          </table:table-cell>
          <table:table-cell table:number-columns-repeated="9"/>
        </table:table-row>
        <table:table-row table:style-name="ro1" table:visibility="filter">
          <table:table-cell office:value-type="float" office:value="3236" calcext:value-type="float">
            <text:p>3236</text:p>
          </table:table-cell>
          <table:table-cell table:formula="of:=IF([.B1055]-[.A1056]&gt;=11;[.A1056];[.B1055])" office:value-type="float" office:value="3244" calcext:value-type="float">
            <text:p>3244</text:p>
          </table:table-cell>
          <table:table-cell table:number-columns-repeated="9"/>
        </table:table-row>
        <table:table-row table:style-name="ro1" table:visibility="filter">
          <table:table-cell office:value-type="float" office:value="3236" calcext:value-type="float">
            <text:p>3236</text:p>
          </table:table-cell>
          <table:table-cell table:formula="of:=IF([.B1056]-[.A1057]&gt;=11;[.A1057];[.B1056])" office:value-type="float" office:value="3244" calcext:value-type="float">
            <text:p>3244</text:p>
          </table:table-cell>
          <table:table-cell table:number-columns-repeated="9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IF([.B1057]-[.A1058]&gt;=11;[.A1058];[.B1057])" office:value-type="float" office:value="3232" calcext:value-type="float">
            <text:p>3232</text:p>
          </table:table-cell>
          <table:table-cell table:number-columns-repeated="9"/>
        </table:table-row>
        <table:table-row table:style-name="ro1" table:visibility="filter">
          <table:table-cell office:value-type="float" office:value="3230" calcext:value-type="float">
            <text:p>3230</text:p>
          </table:table-cell>
          <table:table-cell table:formula="of:=IF([.B1058]-[.A1059]&gt;=11;[.A1059];[.B1058])" office:value-type="float" office:value="3232" calcext:value-type="float">
            <text:p>3232</text:p>
          </table:table-cell>
          <table:table-cell table:number-columns-repeated="9"/>
        </table:table-row>
        <table:table-row table:style-name="ro1" table:visibility="filter">
          <table:table-cell office:value-type="float" office:value="3230" calcext:value-type="float">
            <text:p>3230</text:p>
          </table:table-cell>
          <table:table-cell table:formula="of:=IF([.B1059]-[.A1060]&gt;=11;[.A1060];[.B1059])" office:value-type="float" office:value="3232" calcext:value-type="float">
            <text:p>3232</text:p>
          </table:table-cell>
          <table:table-cell table:number-columns-repeated="9"/>
        </table:table-row>
        <table:table-row table:style-name="ro1" table:visibility="filter">
          <table:table-cell office:value-type="float" office:value="3228" calcext:value-type="float">
            <text:p>3228</text:p>
          </table:table-cell>
          <table:table-cell table:formula="of:=IF([.B1060]-[.A1061]&gt;=11;[.A1061];[.B1060])" office:value-type="float" office:value="3232" calcext:value-type="float">
            <text:p>3232</text:p>
          </table:table-cell>
          <table:table-cell table:number-columns-repeated="9"/>
        </table:table-row>
        <table:table-row table:style-name="ro1" table:visibility="filter">
          <table:table-cell office:value-type="float" office:value="3224" calcext:value-type="float">
            <text:p>3224</text:p>
          </table:table-cell>
          <table:table-cell table:formula="of:=IF([.B1061]-[.A1062]&gt;=11;[.A1062];[.B1061])" office:value-type="float" office:value="3232" calcext:value-type="float">
            <text:p>3232</text:p>
          </table:table-cell>
          <table:table-cell table:number-columns-repeated="9"/>
        </table:table-row>
        <table:table-row table:style-name="ro1" table:visibility="filter">
          <table:table-cell office:value-type="float" office:value="3222" calcext:value-type="float">
            <text:p>3222</text:p>
          </table:table-cell>
          <table:table-cell table:formula="of:=IF([.B1062]-[.A1063]&gt;=11;[.A1063];[.B1062])" office:value-type="float" office:value="3232" calcext:value-type="float">
            <text:p>3232</text:p>
          </table:table-cell>
          <table:table-cell table:number-columns-repeated="9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IF([.B1063]-[.A1064]&gt;=11;[.A1064];[.B1063])" office:value-type="float" office:value="3220" calcext:value-type="float">
            <text:p>3220</text:p>
          </table:table-cell>
          <table:table-cell table:number-columns-repeated="9"/>
        </table:table-row>
        <table:table-row table:style-name="ro1" table:visibility="filter">
          <table:table-cell office:value-type="float" office:value="3220" calcext:value-type="float">
            <text:p>3220</text:p>
          </table:table-cell>
          <table:table-cell table:formula="of:=IF([.B1064]-[.A1065]&gt;=11;[.A1065];[.B1064])" office:value-type="float" office:value="3220" calcext:value-type="float">
            <text:p>3220</text:p>
          </table:table-cell>
          <table:table-cell table:number-columns-repeated="9"/>
        </table:table-row>
        <table:table-row table:style-name="ro1" table:visibility="filter">
          <table:table-cell office:value-type="float" office:value="3218" calcext:value-type="float">
            <text:p>3218</text:p>
          </table:table-cell>
          <table:table-cell table:formula="of:=IF([.B1065]-[.A1066]&gt;=11;[.A1066];[.B1065])" office:value-type="float" office:value="3220" calcext:value-type="float">
            <text:p>3220</text:p>
          </table:table-cell>
          <table:table-cell table:number-columns-repeated="9"/>
        </table:table-row>
        <table:table-row table:style-name="ro1" table:visibility="filter">
          <table:table-cell office:value-type="float" office:value="3214" calcext:value-type="float">
            <text:p>3214</text:p>
          </table:table-cell>
          <table:table-cell table:formula="of:=IF([.B1066]-[.A1067]&gt;=11;[.A1067];[.B1066])" office:value-type="float" office:value="3220" calcext:value-type="float">
            <text:p>3220</text:p>
          </table:table-cell>
          <table:table-cell table:number-columns-repeated="9"/>
        </table:table-row>
        <table:table-row table:style-name="ro1" table:visibility="filter">
          <table:table-cell office:value-type="float" office:value="3212" calcext:value-type="float">
            <text:p>3212</text:p>
          </table:table-cell>
          <table:table-cell table:formula="of:=IF([.B1067]-[.A1068]&gt;=11;[.A1068];[.B1067])" office:value-type="float" office:value="3220" calcext:value-type="float">
            <text:p>3220</text:p>
          </table:table-cell>
          <table:table-cell table:number-columns-repeated="9"/>
        </table:table-row>
        <table:table-row table:style-name="ro1" table:visibility="filter">
          <table:table-cell office:value-type="float" office:value="3210" calcext:value-type="float">
            <text:p>3210</text:p>
          </table:table-cell>
          <table:table-cell table:formula="of:=IF([.B1068]-[.A1069]&gt;=11;[.A1069];[.B1068])"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IF([.B1069]-[.A1070]&gt;=11;[.A1070];[.B1069])" office:value-type="float" office:value="3208" calcext:value-type="float">
            <text:p>3208</text:p>
          </table:table-cell>
          <table:table-cell table:number-columns-repeated="9"/>
        </table:table-row>
        <table:table-row table:style-name="ro1" table:visibility="filter">
          <table:table-cell office:value-type="float" office:value="3208" calcext:value-type="float">
            <text:p>3208</text:p>
          </table:table-cell>
          <table:table-cell table:formula="of:=IF([.B1070]-[.A1071]&gt;=11;[.A1071];[.B1070])" office:value-type="float" office:value="3208" calcext:value-type="float">
            <text:p>3208</text:p>
          </table:table-cell>
          <table:table-cell table:number-columns-repeated="9"/>
        </table:table-row>
        <table:table-row table:style-name="ro1" table:visibility="filter">
          <table:table-cell office:value-type="float" office:value="3208" calcext:value-type="float">
            <text:p>3208</text:p>
          </table:table-cell>
          <table:table-cell table:formula="of:=IF([.B1071]-[.A1072]&gt;=11;[.A1072];[.B1071])" office:value-type="float" office:value="3208" calcext:value-type="float">
            <text:p>3208</text:p>
          </table:table-cell>
          <table:table-cell table:number-columns-repeated="9"/>
        </table:table-row>
        <table:table-row table:style-name="ro1" table:visibility="filter">
          <table:table-cell office:value-type="float" office:value="3204" calcext:value-type="float">
            <text:p>3204</text:p>
          </table:table-cell>
          <table:table-cell table:formula="of:=IF([.B1072]-[.A1073]&gt;=11;[.A1073];[.B1072])" office:value-type="float" office:value="3208" calcext:value-type="float">
            <text:p>3208</text:p>
          </table:table-cell>
          <table:table-cell table:number-columns-repeated="9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IF([.B1073]-[.A1074]&gt;=11;[.A1074];[.B1073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92" calcext:value-type="float">
            <text:p>3192</text:p>
          </table:table-cell>
          <table:table-cell table:formula="of:=IF([.B1074]-[.A1075]&gt;=11;[.A1075];[.B1074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90" calcext:value-type="float">
            <text:p>3190</text:p>
          </table:table-cell>
          <table:table-cell table:formula="of:=IF([.B1075]-[.A1076]&gt;=11;[.A1076];[.B1075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90" calcext:value-type="float">
            <text:p>3190</text:p>
          </table:table-cell>
          <table:table-cell table:formula="of:=IF([.B1076]-[.A1077]&gt;=11;[.A1077];[.B1076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88" calcext:value-type="float">
            <text:p>3188</text:p>
          </table:table-cell>
          <table:table-cell table:formula="of:=IF([.B1077]-[.A1078]&gt;=11;[.A1078];[.B1077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88" calcext:value-type="float">
            <text:p>3188</text:p>
          </table:table-cell>
          <table:table-cell table:formula="of:=IF([.B1078]-[.A1079]&gt;=11;[.A1079];[.B1078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86" calcext:value-type="float">
            <text:p>3186</text:p>
          </table:table-cell>
          <table:table-cell table:formula="of:=IF([.B1079]-[.A1080]&gt;=11;[.A1080];[.B1079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86" calcext:value-type="float">
            <text:p>3186</text:p>
          </table:table-cell>
          <table:table-cell table:formula="of:=IF([.B1080]-[.A1081]&gt;=11;[.A1081];[.B1080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84" calcext:value-type="float">
            <text:p>3184</text:p>
          </table:table-cell>
          <table:table-cell table:formula="of:=IF([.B1081]-[.A1082]&gt;=11;[.A1082];[.B1081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 table:visibility="filter">
          <table:table-cell office:value-type="float" office:value="3184" calcext:value-type="float">
            <text:p>3184</text:p>
          </table:table-cell>
          <table:table-cell table:formula="of:=IF([.B1082]-[.A1083]&gt;=11;[.A1083];[.B1082])" office:value-type="float" office:value="3194" calcext:value-type="float">
            <text:p>3194</text:p>
          </table:table-cell>
          <table:table-cell table:number-columns-repeated="9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IF([.B1083]-[.A1084]&gt;=11;[.A1084];[.B1083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 table:visibility="filter">
          <table:table-cell office:value-type="float" office:value="3176" calcext:value-type="float">
            <text:p>3176</text:p>
          </table:table-cell>
          <table:table-cell table:formula="of:=IF([.B1084]-[.A1085]&gt;=11;[.A1085];[.B1084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 table:visibility="filter">
          <table:table-cell office:value-type="float" office:value="3176" calcext:value-type="float">
            <text:p>3176</text:p>
          </table:table-cell>
          <table:table-cell table:formula="of:=IF([.B1085]-[.A1086]&gt;=11;[.A1086];[.B1085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 table:visibility="filter">
          <table:table-cell office:value-type="float" office:value="3174" calcext:value-type="float">
            <text:p>3174</text:p>
          </table:table-cell>
          <table:table-cell table:formula="of:=IF([.B1086]-[.A1087]&gt;=11;[.A1087];[.B1086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 table:visibility="filter">
          <table:table-cell office:value-type="float" office:value="3172" calcext:value-type="float">
            <text:p>3172</text:p>
          </table:table-cell>
          <table:table-cell table:formula="of:=IF([.B1087]-[.A1088]&gt;=11;[.A1088];[.B1087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 table:visibility="filter">
          <table:table-cell office:value-type="float" office:value="3168" calcext:value-type="float">
            <text:p>3168</text:p>
          </table:table-cell>
          <table:table-cell table:formula="of:=IF([.B1088]-[.A1089]&gt;=11;[.A1089];[.B1088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 table:visibility="filter">
          <table:table-cell office:value-type="float" office:value="3168" calcext:value-type="float">
            <text:p>3168</text:p>
          </table:table-cell>
          <table:table-cell table:formula="of:=IF([.B1089]-[.A1090]&gt;=11;[.A1090];[.B1089])" office:value-type="float" office:value="3178" calcext:value-type="float">
            <text:p>3178</text:p>
          </table:table-cell>
          <table:table-cell table:number-columns-repeated="9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IF([.B1090]-[.A1091]&gt;=11;[.A1091];[.B1090])" office:value-type="float" office:value="3164" calcext:value-type="float">
            <text:p>3164</text:p>
          </table:table-cell>
          <table:table-cell table:number-columns-repeated="9"/>
        </table:table-row>
        <table:table-row table:style-name="ro1" table:visibility="filter">
          <table:table-cell office:value-type="float" office:value="3162" calcext:value-type="float">
            <text:p>3162</text:p>
          </table:table-cell>
          <table:table-cell table:formula="of:=IF([.B1091]-[.A1092]&gt;=11;[.A1092];[.B1091])" office:value-type="float" office:value="3164" calcext:value-type="float">
            <text:p>3164</text:p>
          </table:table-cell>
          <table:table-cell table:number-columns-repeated="9"/>
        </table:table-row>
        <table:table-row table:style-name="ro1" table:visibility="filter">
          <table:table-cell office:value-type="float" office:value="3160" calcext:value-type="float">
            <text:p>3160</text:p>
          </table:table-cell>
          <table:table-cell table:formula="of:=IF([.B1092]-[.A1093]&gt;=11;[.A1093];[.B1092])" office:value-type="float" office:value="3164" calcext:value-type="float">
            <text:p>3164</text:p>
          </table:table-cell>
          <table:table-cell table:number-columns-repeated="9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IF([.B1093]-[.A1094]&gt;=11;[.A1094];[.B1093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52" calcext:value-type="float">
            <text:p>3152</text:p>
          </table:table-cell>
          <table:table-cell table:formula="of:=IF([.B1094]-[.A1095]&gt;=11;[.A1095];[.B1094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8" calcext:value-type="float">
            <text:p>3148</text:p>
          </table:table-cell>
          <table:table-cell table:formula="of:=IF([.B1095]-[.A1096]&gt;=11;[.A1096];[.B1095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8" calcext:value-type="float">
            <text:p>3148</text:p>
          </table:table-cell>
          <table:table-cell table:formula="of:=IF([.B1096]-[.A1097]&gt;=11;[.A1097];[.B1096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6" calcext:value-type="float">
            <text:p>3146</text:p>
          </table:table-cell>
          <table:table-cell table:formula="of:=IF([.B1097]-[.A1098]&gt;=11;[.A1098];[.B1097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6" calcext:value-type="float">
            <text:p>3146</text:p>
          </table:table-cell>
          <table:table-cell table:formula="of:=IF([.B1098]-[.A1099]&gt;=11;[.A1099];[.B1098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6" calcext:value-type="float">
            <text:p>3146</text:p>
          </table:table-cell>
          <table:table-cell table:formula="of:=IF([.B1099]-[.A1100]&gt;=11;[.A1100];[.B1099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4" calcext:value-type="float">
            <text:p>3144</text:p>
          </table:table-cell>
          <table:table-cell table:formula="of:=IF([.B1100]-[.A1101]&gt;=11;[.A1101];[.B1100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4" calcext:value-type="float">
            <text:p>3144</text:p>
          </table:table-cell>
          <table:table-cell table:formula="of:=IF([.B1101]-[.A1102]&gt;=11;[.A1102];[.B1101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4" calcext:value-type="float">
            <text:p>3144</text:p>
          </table:table-cell>
          <table:table-cell table:formula="of:=IF([.B1102]-[.A1103]&gt;=11;[.A1103];[.B1102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 table:visibility="filter">
          <table:table-cell office:value-type="float" office:value="3142" calcext:value-type="float">
            <text:p>3142</text:p>
          </table:table-cell>
          <table:table-cell table:formula="of:=IF([.B1103]-[.A1104]&gt;=11;[.A1104];[.B1103])" office:value-type="float" office:value="3152" calcext:value-type="float">
            <text:p>3152</text:p>
          </table:table-cell>
          <table:table-cell table:number-columns-repeated="9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IF([.B1104]-[.A1105]&gt;=11;[.A1105];[.B1104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40" calcext:value-type="float">
            <text:p>3140</text:p>
          </table:table-cell>
          <table:table-cell table:formula="of:=IF([.B1105]-[.A1106]&gt;=11;[.A1106];[.B1105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8" calcext:value-type="float">
            <text:p>3138</text:p>
          </table:table-cell>
          <table:table-cell table:formula="of:=IF([.B1106]-[.A1107]&gt;=11;[.A1107];[.B1106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8" calcext:value-type="float">
            <text:p>3138</text:p>
          </table:table-cell>
          <table:table-cell table:formula="of:=IF([.B1107]-[.A1108]&gt;=11;[.A1108];[.B1107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8" calcext:value-type="float">
            <text:p>3138</text:p>
          </table:table-cell>
          <table:table-cell table:formula="of:=IF([.B1108]-[.A1109]&gt;=11;[.A1109];[.B1108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4" calcext:value-type="float">
            <text:p>3134</text:p>
          </table:table-cell>
          <table:table-cell table:formula="of:=IF([.B1109]-[.A1110]&gt;=11;[.A1110];[.B1109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4" calcext:value-type="float">
            <text:p>3134</text:p>
          </table:table-cell>
          <table:table-cell table:formula="of:=IF([.B1110]-[.A1111]&gt;=11;[.A1111];[.B1110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4" calcext:value-type="float">
            <text:p>3134</text:p>
          </table:table-cell>
          <table:table-cell table:formula="of:=IF([.B1111]-[.A1112]&gt;=11;[.A1112];[.B1111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2" calcext:value-type="float">
            <text:p>3132</text:p>
          </table:table-cell>
          <table:table-cell table:formula="of:=IF([.B1112]-[.A1113]&gt;=11;[.A1113];[.B1112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2" calcext:value-type="float">
            <text:p>3132</text:p>
          </table:table-cell>
          <table:table-cell table:formula="of:=IF([.B1113]-[.A1114]&gt;=11;[.A1114];[.B1113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2" calcext:value-type="float">
            <text:p>3132</text:p>
          </table:table-cell>
          <table:table-cell table:formula="of:=IF([.B1114]-[.A1115]&gt;=11;[.A1115];[.B1114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2" calcext:value-type="float">
            <text:p>3132</text:p>
          </table:table-cell>
          <table:table-cell table:formula="of:=IF([.B1115]-[.A1116]&gt;=11;[.A1116];[.B1115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0" calcext:value-type="float">
            <text:p>3130</text:p>
          </table:table-cell>
          <table:table-cell table:formula="of:=IF([.B1116]-[.A1117]&gt;=11;[.A1117];[.B1116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0" calcext:value-type="float">
            <text:p>3130</text:p>
          </table:table-cell>
          <table:table-cell table:formula="of:=IF([.B1117]-[.A1118]&gt;=11;[.A1118];[.B1117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 table:visibility="filter">
          <table:table-cell office:value-type="float" office:value="3130" calcext:value-type="float">
            <text:p>3130</text:p>
          </table:table-cell>
          <table:table-cell table:formula="of:=IF([.B1118]-[.A1119]&gt;=11;[.A1119];[.B1118])"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IF([.B1119]-[.A1120]&gt;=11;[.A1120];[.B1119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6" calcext:value-type="float">
            <text:p>3126</text:p>
          </table:table-cell>
          <table:table-cell table:formula="of:=IF([.B1120]-[.A1121]&gt;=11;[.A1121];[.B1120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6" calcext:value-type="float">
            <text:p>3126</text:p>
          </table:table-cell>
          <table:table-cell table:formula="of:=IF([.B1121]-[.A1122]&gt;=11;[.A1122];[.B1121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4" calcext:value-type="float">
            <text:p>3124</text:p>
          </table:table-cell>
          <table:table-cell table:formula="of:=IF([.B1122]-[.A1123]&gt;=11;[.A1123];[.B1122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2" calcext:value-type="float">
            <text:p>3122</text:p>
          </table:table-cell>
          <table:table-cell table:formula="of:=IF([.B1123]-[.A1124]&gt;=11;[.A1124];[.B1123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2" calcext:value-type="float">
            <text:p>3122</text:p>
          </table:table-cell>
          <table:table-cell table:formula="of:=IF([.B1124]-[.A1125]&gt;=11;[.A1125];[.B1124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0" calcext:value-type="float">
            <text:p>3120</text:p>
          </table:table-cell>
          <table:table-cell table:formula="of:=IF([.B1125]-[.A1126]&gt;=11;[.A1126];[.B1125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0" calcext:value-type="float">
            <text:p>3120</text:p>
          </table:table-cell>
          <table:table-cell table:formula="of:=IF([.B1126]-[.A1127]&gt;=11;[.A1127];[.B1126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20" calcext:value-type="float">
            <text:p>3120</text:p>
          </table:table-cell>
          <table:table-cell table:formula="of:=IF([.B1127]-[.A1128]&gt;=11;[.A1128];[.B1127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8" calcext:value-type="float">
            <text:p>3118</text:p>
          </table:table-cell>
          <table:table-cell table:formula="of:=IF([.B1128]-[.A1129]&gt;=11;[.A1129];[.B1128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8" calcext:value-type="float">
            <text:p>3118</text:p>
          </table:table-cell>
          <table:table-cell table:formula="of:=IF([.B1129]-[.A1130]&gt;=11;[.A1130];[.B1129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8" calcext:value-type="float">
            <text:p>3118</text:p>
          </table:table-cell>
          <table:table-cell table:formula="of:=IF([.B1130]-[.A1131]&gt;=11;[.A1131];[.B1130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8" calcext:value-type="float">
            <text:p>3118</text:p>
          </table:table-cell>
          <table:table-cell table:formula="of:=IF([.B1131]-[.A1132]&gt;=11;[.A1132];[.B1131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8" calcext:value-type="float">
            <text:p>3118</text:p>
          </table:table-cell>
          <table:table-cell table:formula="of:=IF([.B1132]-[.A1133]&gt;=11;[.A1133];[.B1132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6" calcext:value-type="float">
            <text:p>3116</text:p>
          </table:table-cell>
          <table:table-cell table:formula="of:=IF([.B1133]-[.A1134]&gt;=11;[.A1134];[.B1133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 table:visibility="filter">
          <table:table-cell office:value-type="float" office:value="3116" calcext:value-type="float">
            <text:p>3116</text:p>
          </table:table-cell>
          <table:table-cell table:formula="of:=IF([.B1134]-[.A1135]&gt;=11;[.A1135];[.B1134])" office:value-type="float" office:value="3126" calcext:value-type="float">
            <text:p>3126</text:p>
          </table:table-cell>
          <table:table-cell table:number-columns-repeated="9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IF([.B1135]-[.A1136]&gt;=11;[.A1136];[.B1135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12" calcext:value-type="float">
            <text:p>3112</text:p>
          </table:table-cell>
          <table:table-cell table:formula="of:=IF([.B1136]-[.A1137]&gt;=11;[.A1137];[.B1136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12" calcext:value-type="float">
            <text:p>3112</text:p>
          </table:table-cell>
          <table:table-cell table:formula="of:=IF([.B1137]-[.A1138]&gt;=11;[.A1138];[.B1137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08" calcext:value-type="float">
            <text:p>3108</text:p>
          </table:table-cell>
          <table:table-cell table:formula="of:=IF([.B1138]-[.A1139]&gt;=11;[.A1139];[.B1138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06" calcext:value-type="float">
            <text:p>3106</text:p>
          </table:table-cell>
          <table:table-cell table:formula="of:=IF([.B1139]-[.A1140]&gt;=11;[.A1140];[.B1139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04" calcext:value-type="float">
            <text:p>3104</text:p>
          </table:table-cell>
          <table:table-cell table:formula="of:=IF([.B1140]-[.A1141]&gt;=11;[.A1141];[.B1140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04" calcext:value-type="float">
            <text:p>3104</text:p>
          </table:table-cell>
          <table:table-cell table:formula="of:=IF([.B1141]-[.A1142]&gt;=11;[.A1142];[.B1141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 table:visibility="filter">
          <table:table-cell office:value-type="float" office:value="3104" calcext:value-type="float">
            <text:p>3104</text:p>
          </table:table-cell>
          <table:table-cell table:formula="of:=IF([.B1142]-[.A1143]&gt;=11;[.A1143];[.B1142])" office:value-type="float" office:value="3112" calcext:value-type="float">
            <text:p>3112</text:p>
          </table:table-cell>
          <table:table-cell table:number-columns-repeated="9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B1143]-[.A1144]&gt;=11;[.A1144];[.B1143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100" calcext:value-type="float">
            <text:p>3100</text:p>
          </table:table-cell>
          <table:table-cell table:formula="of:=IF([.B1144]-[.A1145]&gt;=11;[.A1145];[.B1144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8" calcext:value-type="float">
            <text:p>3098</text:p>
          </table:table-cell>
          <table:table-cell table:formula="of:=IF([.B1145]-[.A1146]&gt;=11;[.A1146];[.B1145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6" calcext:value-type="float">
            <text:p>3096</text:p>
          </table:table-cell>
          <table:table-cell table:formula="of:=IF([.B1146]-[.A1147]&gt;=11;[.A1147];[.B1146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6" calcext:value-type="float">
            <text:p>3096</text:p>
          </table:table-cell>
          <table:table-cell table:formula="of:=IF([.B1147]-[.A1148]&gt;=11;[.A1148];[.B1147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6" calcext:value-type="float">
            <text:p>3096</text:p>
          </table:table-cell>
          <table:table-cell table:formula="of:=IF([.B1148]-[.A1149]&gt;=11;[.A1149];[.B1148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4" calcext:value-type="float">
            <text:p>3094</text:p>
          </table:table-cell>
          <table:table-cell table:formula="of:=IF([.B1149]-[.A1150]&gt;=11;[.A1150];[.B1149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4" calcext:value-type="float">
            <text:p>3094</text:p>
          </table:table-cell>
          <table:table-cell table:formula="of:=IF([.B1150]-[.A1151]&gt;=11;[.A1151];[.B1150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2" calcext:value-type="float">
            <text:p>3092</text:p>
          </table:table-cell>
          <table:table-cell table:formula="of:=IF([.B1151]-[.A1152]&gt;=11;[.A1152];[.B1151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2" calcext:value-type="float">
            <text:p>3092</text:p>
          </table:table-cell>
          <table:table-cell table:formula="of:=IF([.B1152]-[.A1153]&gt;=11;[.A1153];[.B1152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0" calcext:value-type="float">
            <text:p>3090</text:p>
          </table:table-cell>
          <table:table-cell table:formula="of:=IF([.B1153]-[.A1154]&gt;=11;[.A1154];[.B1153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 table:visibility="filter">
          <table:table-cell office:value-type="float" office:value="3090" calcext:value-type="float">
            <text:p>3090</text:p>
          </table:table-cell>
          <table:table-cell table:formula="of:=IF([.B1154]-[.A1155]&gt;=11;[.A1155];[.B1154])"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IF([.B1155]-[.A1156]&gt;=11;[.A1156];[.B1155])" office:value-type="float" office:value="3086" calcext:value-type="float">
            <text:p>3086</text:p>
          </table:table-cell>
          <table:table-cell table:number-columns-repeated="9"/>
        </table:table-row>
        <table:table-row table:style-name="ro1" table:visibility="filter">
          <table:table-cell office:value-type="float" office:value="3084" calcext:value-type="float">
            <text:p>3084</text:p>
          </table:table-cell>
          <table:table-cell table:formula="of:=IF([.B1156]-[.A1157]&gt;=11;[.A1157];[.B1156])" office:value-type="float" office:value="3086" calcext:value-type="float">
            <text:p>3086</text:p>
          </table:table-cell>
          <table:table-cell table:number-columns-repeated="9"/>
        </table:table-row>
        <table:table-row table:style-name="ro1" table:visibility="filter">
          <table:table-cell office:value-type="float" office:value="3082" calcext:value-type="float">
            <text:p>3082</text:p>
          </table:table-cell>
          <table:table-cell table:formula="of:=IF([.B1157]-[.A1158]&gt;=11;[.A1158];[.B1157])" office:value-type="float" office:value="3086" calcext:value-type="float">
            <text:p>3086</text:p>
          </table:table-cell>
          <table:table-cell table:number-columns-repeated="9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[.B1158]-[.A1159]&gt;=11;[.A1159];[.B1158])" office:value-type="float" office:value="3074" calcext:value-type="float">
            <text:p>3074</text:p>
          </table:table-cell>
          <table:table-cell table:number-columns-repeated="9"/>
        </table:table-row>
        <table:table-row table:style-name="ro1" table:visibility="filter">
          <table:table-cell office:value-type="float" office:value="3072" calcext:value-type="float">
            <text:p>3072</text:p>
          </table:table-cell>
          <table:table-cell table:formula="of:=IF([.B1159]-[.A1160]&gt;=11;[.A1160];[.B1159])" office:value-type="float" office:value="3074" calcext:value-type="float">
            <text:p>3074</text:p>
          </table:table-cell>
          <table:table-cell table:number-columns-repeated="9"/>
        </table:table-row>
        <table:table-row table:style-name="ro1" table:visibility="filter">
          <table:table-cell office:value-type="float" office:value="3072" calcext:value-type="float">
            <text:p>3072</text:p>
          </table:table-cell>
          <table:table-cell table:formula="of:=IF([.B1160]-[.A1161]&gt;=11;[.A1161];[.B1160])" office:value-type="float" office:value="3074" calcext:value-type="float">
            <text:p>3074</text:p>
          </table:table-cell>
          <table:table-cell table:number-columns-repeated="9"/>
        </table:table-row>
        <table:table-row table:style-name="ro1" table:visibility="filter">
          <table:table-cell office:value-type="float" office:value="3070" calcext:value-type="float">
            <text:p>3070</text:p>
          </table:table-cell>
          <table:table-cell table:formula="of:=IF([.B1161]-[.A1162]&gt;=11;[.A1162];[.B1161])" office:value-type="float" office:value="3074" calcext:value-type="float">
            <text:p>3074</text:p>
          </table:table-cell>
          <table:table-cell table:number-columns-repeated="9"/>
        </table:table-row>
        <table:table-row table:style-name="ro1" table:visibility="filter">
          <table:table-cell office:value-type="float" office:value="3068" calcext:value-type="float">
            <text:p>3068</text:p>
          </table:table-cell>
          <table:table-cell table:formula="of:=IF([.B1162]-[.A1163]&gt;=11;[.A1163];[.B1162])" office:value-type="float" office:value="3074" calcext:value-type="float">
            <text:p>3074</text:p>
          </table:table-cell>
          <table:table-cell table:number-columns-repeated="9"/>
        </table:table-row>
        <table:table-row table:style-name="ro1" table:visibility="filter">
          <table:table-cell office:value-type="float" office:value="3064" calcext:value-type="float">
            <text:p>3064</text:p>
          </table:table-cell>
          <table:table-cell table:formula="of:=IF([.B1163]-[.A1164]&gt;=11;[.A1164];[.B1163])" office:value-type="float" office:value="3074" calcext:value-type="float">
            <text:p>3074</text:p>
          </table:table-cell>
          <table:table-cell table:number-columns-repeated="9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IF([.B1164]-[.A1165]&gt;=11;[.A1165];[.B1164])" office:value-type="float" office:value="3062" calcext:value-type="float">
            <text:p>3062</text:p>
          </table:table-cell>
          <table:table-cell table:number-columns-repeated="9"/>
        </table:table-row>
        <table:table-row table:style-name="ro1" table:visibility="filter">
          <table:table-cell office:value-type="float" office:value="3062" calcext:value-type="float">
            <text:p>3062</text:p>
          </table:table-cell>
          <table:table-cell table:formula="of:=IF([.B1165]-[.A1166]&gt;=11;[.A1166];[.B1165])" office:value-type="float" office:value="3062" calcext:value-type="float">
            <text:p>3062</text:p>
          </table:table-cell>
          <table:table-cell table:number-columns-repeated="9"/>
        </table:table-row>
        <table:table-row table:style-name="ro1" table:visibility="filter">
          <table:table-cell office:value-type="float" office:value="3060" calcext:value-type="float">
            <text:p>3060</text:p>
          </table:table-cell>
          <table:table-cell table:formula="of:=IF([.B1166]-[.A1167]&gt;=11;[.A1167];[.B1166])" office:value-type="float" office:value="3062" calcext:value-type="float">
            <text:p>3062</text:p>
          </table:table-cell>
          <table:table-cell table:number-columns-repeated="9"/>
        </table:table-row>
        <table:table-row table:style-name="ro1" table:visibility="filter">
          <table:table-cell office:value-type="float" office:value="3054" calcext:value-type="float">
            <text:p>3054</text:p>
          </table:table-cell>
          <table:table-cell table:formula="of:=IF([.B1167]-[.A1168]&gt;=11;[.A1168];[.B1167])" office:value-type="float" office:value="3062" calcext:value-type="float">
            <text:p>3062</text:p>
          </table:table-cell>
          <table:table-cell table:number-columns-repeated="9"/>
        </table:table-row>
        <table:table-row table:style-name="ro1" table:visibility="filter">
          <table:table-cell office:value-type="float" office:value="3054" calcext:value-type="float">
            <text:p>3054</text:p>
          </table:table-cell>
          <table:table-cell table:formula="of:=IF([.B1168]-[.A1169]&gt;=11;[.A1169];[.B1168])" office:value-type="float" office:value="3062" calcext:value-type="float">
            <text:p>3062</text:p>
          </table:table-cell>
          <table:table-cell table:number-columns-repeated="9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IF([.B1169]-[.A1170]&gt;=11;[.A1170];[.B1169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8" calcext:value-type="float">
            <text:p>3048</text:p>
          </table:table-cell>
          <table:table-cell table:formula="of:=IF([.B1170]-[.A1171]&gt;=11;[.A1171];[.B1170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8" calcext:value-type="float">
            <text:p>3048</text:p>
          </table:table-cell>
          <table:table-cell table:formula="of:=IF([.B1171]-[.A1172]&gt;=11;[.A1172];[.B1171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6" calcext:value-type="float">
            <text:p>3046</text:p>
          </table:table-cell>
          <table:table-cell table:formula="of:=IF([.B1172]-[.A1173]&gt;=11;[.A1173];[.B1172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2" calcext:value-type="float">
            <text:p>3042</text:p>
          </table:table-cell>
          <table:table-cell table:formula="of:=IF([.B1173]-[.A1174]&gt;=11;[.A1174];[.B1173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2" calcext:value-type="float">
            <text:p>3042</text:p>
          </table:table-cell>
          <table:table-cell table:formula="of:=IF([.B1174]-[.A1175]&gt;=11;[.A1175];[.B1174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0" calcext:value-type="float">
            <text:p>3040</text:p>
          </table:table-cell>
          <table:table-cell table:formula="of:=IF([.B1175]-[.A1176]&gt;=11;[.A1176];[.B1175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 table:visibility="filter">
          <table:table-cell office:value-type="float" office:value="3040" calcext:value-type="float">
            <text:p>3040</text:p>
          </table:table-cell>
          <table:table-cell table:formula="of:=IF([.B1176]-[.A1177]&gt;=11;[.A1177];[.B1176])" office:value-type="float" office:value="3050" calcext:value-type="float">
            <text:p>3050</text:p>
          </table:table-cell>
          <table:table-cell table:number-columns-repeated="9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IF([.B1177]-[.A1178]&gt;=11;[.A1178];[.B1177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4" calcext:value-type="float">
            <text:p>3034</text:p>
          </table:table-cell>
          <table:table-cell table:formula="of:=IF([.B1178]-[.A1179]&gt;=11;[.A1179];[.B1178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4" calcext:value-type="float">
            <text:p>3034</text:p>
          </table:table-cell>
          <table:table-cell table:formula="of:=IF([.B1179]-[.A1180]&gt;=11;[.A1180];[.B1179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4" calcext:value-type="float">
            <text:p>3034</text:p>
          </table:table-cell>
          <table:table-cell table:formula="of:=IF([.B1180]-[.A1181]&gt;=11;[.A1181];[.B1180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4" calcext:value-type="float">
            <text:p>3034</text:p>
          </table:table-cell>
          <table:table-cell table:formula="of:=IF([.B1181]-[.A1182]&gt;=11;[.A1182];[.B1181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2" calcext:value-type="float">
            <text:p>3032</text:p>
          </table:table-cell>
          <table:table-cell table:formula="of:=IF([.B1182]-[.A1183]&gt;=11;[.A1183];[.B1182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2" calcext:value-type="float">
            <text:p>3032</text:p>
          </table:table-cell>
          <table:table-cell table:formula="of:=IF([.B1183]-[.A1184]&gt;=11;[.A1184];[.B1183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0" calcext:value-type="float">
            <text:p>3030</text:p>
          </table:table-cell>
          <table:table-cell table:formula="of:=IF([.B1184]-[.A1185]&gt;=11;[.A1185];[.B1184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30" calcext:value-type="float">
            <text:p>3030</text:p>
          </table:table-cell>
          <table:table-cell table:formula="of:=IF([.B1185]-[.A1186]&gt;=11;[.A1186];[.B1185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 table:visibility="filter">
          <table:table-cell office:value-type="float" office:value="3026" calcext:value-type="float">
            <text:p>3026</text:p>
          </table:table-cell>
          <table:table-cell table:formula="of:=IF([.B1186]-[.A1187]&gt;=11;[.A1187];[.B1186])" office:value-type="float" office:value="3036" calcext:value-type="float">
            <text:p>3036</text:p>
          </table:table-cell>
          <table:table-cell table:number-columns-repeated="9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B1187]-[.A1188]&gt;=11;[.A1188];[.B1187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22" calcext:value-type="float">
            <text:p>3022</text:p>
          </table:table-cell>
          <table:table-cell table:formula="of:=IF([.B1188]-[.A1189]&gt;=11;[.A1189];[.B1188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8" calcext:value-type="float">
            <text:p>3018</text:p>
          </table:table-cell>
          <table:table-cell table:formula="of:=IF([.B1189]-[.A1190]&gt;=11;[.A1190];[.B1189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6" calcext:value-type="float">
            <text:p>3016</text:p>
          </table:table-cell>
          <table:table-cell table:formula="of:=IF([.B1190]-[.A1191]&gt;=11;[.A1191];[.B1190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table:formula="of:=IF([.B1191]-[.A1192]&gt;=11;[.A1192];[.B1191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table:formula="of:=IF([.B1192]-[.A1193]&gt;=11;[.A1193];[.B1192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table:formula="of:=IF([.B1193]-[.A1194]&gt;=11;[.A1194];[.B1193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table:formula="of:=IF([.B1194]-[.A1195]&gt;=11;[.A1195];[.B1194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table:formula="of:=IF([.B1195]-[.A1196]&gt;=11;[.A1196];[.B1195])" office:value-type="float" office:value="3024" calcext:value-type="float">
            <text:p>3024</text:p>
          </table:table-cell>
          <table:table-cell table:number-columns-repeated="9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IF([.B1196]-[.A1197]&gt;=11;[.A1197];[.B1196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 table:visibility="filter">
          <table:table-cell office:value-type="float" office:value="3012" calcext:value-type="float">
            <text:p>3012</text:p>
          </table:table-cell>
          <table:table-cell table:formula="of:=IF([.B1197]-[.A1198]&gt;=11;[.A1198];[.B1197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 table:visibility="filter">
          <table:table-cell office:value-type="float" office:value="3010" calcext:value-type="float">
            <text:p>3010</text:p>
          </table:table-cell>
          <table:table-cell table:formula="of:=IF([.B1198]-[.A1199]&gt;=11;[.A1199];[.B1198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 table:visibility="filter">
          <table:table-cell office:value-type="float" office:value="3008" calcext:value-type="float">
            <text:p>3008</text:p>
          </table:table-cell>
          <table:table-cell table:formula="of:=IF([.B1199]-[.A1200]&gt;=11;[.A1200];[.B1199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 table:visibility="filter">
          <table:table-cell office:value-type="float" office:value="3008" calcext:value-type="float">
            <text:p>3008</text:p>
          </table:table-cell>
          <table:table-cell table:formula="of:=IF([.B1200]-[.A1201]&gt;=11;[.A1201];[.B1200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 table:visibility="filter">
          <table:table-cell office:value-type="float" office:value="3006" calcext:value-type="float">
            <text:p>3006</text:p>
          </table:table-cell>
          <table:table-cell table:formula="of:=IF([.B1201]-[.A1202]&gt;=11;[.A1202];[.B1201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 table:visibility="filter">
          <table:table-cell office:value-type="float" office:value="3006" calcext:value-type="float">
            <text:p>3006</text:p>
          </table:table-cell>
          <table:table-cell table:formula="of:=IF([.B1202]-[.A1203]&gt;=11;[.A1203];[.B1202])"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IF([.B1203]-[.A1204]&gt;=11;[.A1204];[.B1203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8" calcext:value-type="float">
            <text:p>2998</text:p>
          </table:table-cell>
          <table:table-cell table:formula="of:=IF([.B1204]-[.A1205]&gt;=11;[.A1205];[.B1204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8" calcext:value-type="float">
            <text:p>2998</text:p>
          </table:table-cell>
          <table:table-cell table:formula="of:=IF([.B1205]-[.A1206]&gt;=11;[.A1206];[.B1205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8" calcext:value-type="float">
            <text:p>2998</text:p>
          </table:table-cell>
          <table:table-cell table:formula="of:=IF([.B1206]-[.A1207]&gt;=11;[.A1207];[.B1206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6" calcext:value-type="float">
            <text:p>2996</text:p>
          </table:table-cell>
          <table:table-cell table:formula="of:=IF([.B1207]-[.A1208]&gt;=11;[.A1208];[.B1207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4" calcext:value-type="float">
            <text:p>2994</text:p>
          </table:table-cell>
          <table:table-cell table:formula="of:=IF([.B1208]-[.A1209]&gt;=11;[.A1209];[.B1208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4" calcext:value-type="float">
            <text:p>2994</text:p>
          </table:table-cell>
          <table:table-cell table:formula="of:=IF([.B1209]-[.A1210]&gt;=11;[.A1210];[.B1209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2" calcext:value-type="float">
            <text:p>2992</text:p>
          </table:table-cell>
          <table:table-cell table:formula="of:=IF([.B1210]-[.A1211]&gt;=11;[.A1211];[.B1210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0" calcext:value-type="float">
            <text:p>2990</text:p>
          </table:table-cell>
          <table:table-cell table:formula="of:=IF([.B1211]-[.A1212]&gt;=11;[.A1212];[.B1211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visibility="filter">
          <table:table-cell office:value-type="float" office:value="2990" calcext:value-type="float">
            <text:p>2990</text:p>
          </table:table-cell>
          <table:table-cell table:formula="of:=IF([.B1212]-[.A1213]&gt;=11;[.A1213];[.B1212])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IF([.B1213]-[.A1214]&gt;=11;[.A1214];[.B1213])" office:value-type="float" office:value="2986" calcext:value-type="float">
            <text:p>2986</text:p>
          </table:table-cell>
          <table:table-cell table:number-columns-repeated="9"/>
        </table:table-row>
        <table:table-row table:style-name="ro1" table:visibility="filter">
          <table:table-cell office:value-type="float" office:value="2986" calcext:value-type="float">
            <text:p>2986</text:p>
          </table:table-cell>
          <table:table-cell table:formula="of:=IF([.B1214]-[.A1215]&gt;=11;[.A1215];[.B1214])" office:value-type="float" office:value="2986" calcext:value-type="float">
            <text:p>2986</text:p>
          </table:table-cell>
          <table:table-cell table:number-columns-repeated="9"/>
        </table:table-row>
        <table:table-row table:style-name="ro1" table:visibility="filter">
          <table:table-cell office:value-type="float" office:value="2986" calcext:value-type="float">
            <text:p>2986</text:p>
          </table:table-cell>
          <table:table-cell table:formula="of:=IF([.B1215]-[.A1216]&gt;=11;[.A1216];[.B1215])" office:value-type="float" office:value="2986" calcext:value-type="float">
            <text:p>2986</text:p>
          </table:table-cell>
          <table:table-cell table:number-columns-repeated="9"/>
        </table:table-row>
        <table:table-row table:style-name="ro1" table:visibility="filter">
          <table:table-cell office:value-type="float" office:value="2980" calcext:value-type="float">
            <text:p>2980</text:p>
          </table:table-cell>
          <table:table-cell table:formula="of:=IF([.B1216]-[.A1217]&gt;=11;[.A1217];[.B1216])" office:value-type="float" office:value="2986" calcext:value-type="float">
            <text:p>2986</text:p>
          </table:table-cell>
          <table:table-cell table:number-columns-repeated="9"/>
        </table:table-row>
        <table:table-row table:style-name="ro1" table:visibility="filter">
          <table:table-cell office:value-type="float" office:value="2978" calcext:value-type="float">
            <text:p>2978</text:p>
          </table:table-cell>
          <table:table-cell table:formula="of:=IF([.B1217]-[.A1218]&gt;=11;[.A1218];[.B1217])" office:value-type="float" office:value="2986" calcext:value-type="float">
            <text:p>2986</text:p>
          </table:table-cell>
          <table:table-cell table:number-columns-repeated="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B1218]-[.A1219]&gt;=11;[.A1219];[.B1218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74" calcext:value-type="float">
            <text:p>2974</text:p>
          </table:table-cell>
          <table:table-cell table:formula="of:=IF([.B1219]-[.A1220]&gt;=11;[.A1220];[.B1219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70" calcext:value-type="float">
            <text:p>2970</text:p>
          </table:table-cell>
          <table:table-cell table:formula="of:=IF([.B1220]-[.A1221]&gt;=11;[.A1221];[.B1220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70" calcext:value-type="float">
            <text:p>2970</text:p>
          </table:table-cell>
          <table:table-cell table:formula="of:=IF([.B1221]-[.A1222]&gt;=11;[.A1222];[.B1221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70" calcext:value-type="float">
            <text:p>2970</text:p>
          </table:table-cell>
          <table:table-cell table:formula="of:=IF([.B1222]-[.A1223]&gt;=11;[.A1223];[.B1222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68" calcext:value-type="float">
            <text:p>2968</text:p>
          </table:table-cell>
          <table:table-cell table:formula="of:=IF([.B1223]-[.A1224]&gt;=11;[.A1224];[.B1223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68" calcext:value-type="float">
            <text:p>2968</text:p>
          </table:table-cell>
          <table:table-cell table:formula="of:=IF([.B1224]-[.A1225]&gt;=11;[.A1225];[.B1224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68" calcext:value-type="float">
            <text:p>2968</text:p>
          </table:table-cell>
          <table:table-cell table:formula="of:=IF([.B1225]-[.A1226]&gt;=11;[.A1226];[.B1225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68" calcext:value-type="float">
            <text:p>2968</text:p>
          </table:table-cell>
          <table:table-cell table:formula="of:=IF([.B1226]-[.A1227]&gt;=11;[.A1227];[.B1226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66" calcext:value-type="float">
            <text:p>2966</text:p>
          </table:table-cell>
          <table:table-cell table:formula="of:=IF([.B1227]-[.A1228]&gt;=11;[.A1228];[.B1227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 table:visibility="filter">
          <table:table-cell office:value-type="float" office:value="2964" calcext:value-type="float">
            <text:p>2964</text:p>
          </table:table-cell>
          <table:table-cell table:formula="of:=IF([.B1228]-[.A1229]&gt;=11;[.A1229];[.B1228])" office:value-type="float" office:value="2974" calcext:value-type="float">
            <text:p>2974</text:p>
          </table:table-cell>
          <table:table-cell table:number-columns-repeated="9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IF([.B1229]-[.A1230]&gt;=11;[.A1230];[.B1229])" office:value-type="float" office:value="2962" calcext:value-type="float">
            <text:p>2962</text:p>
          </table:table-cell>
          <table:table-cell table:number-columns-repeated="9"/>
        </table:table-row>
        <table:table-row table:style-name="ro1" table:visibility="filter">
          <table:table-cell office:value-type="float" office:value="2960" calcext:value-type="float">
            <text:p>2960</text:p>
          </table:table-cell>
          <table:table-cell table:formula="of:=IF([.B1230]-[.A1231]&gt;=11;[.A1231];[.B1230])" office:value-type="float" office:value="2962" calcext:value-type="float">
            <text:p>2962</text:p>
          </table:table-cell>
          <table:table-cell table:number-columns-repeated="9"/>
        </table:table-row>
        <table:table-row table:style-name="ro1" table:visibility="filter">
          <table:table-cell office:value-type="float" office:value="2960" calcext:value-type="float">
            <text:p>2960</text:p>
          </table:table-cell>
          <table:table-cell table:formula="of:=IF([.B1231]-[.A1232]&gt;=11;[.A1232];[.B1231])" office:value-type="float" office:value="2962" calcext:value-type="float">
            <text:p>2962</text:p>
          </table:table-cell>
          <table:table-cell table:number-columns-repeated="9"/>
        </table:table-row>
        <table:table-row table:style-name="ro1" table:visibility="filter">
          <table:table-cell office:value-type="float" office:value="2956" calcext:value-type="float">
            <text:p>2956</text:p>
          </table:table-cell>
          <table:table-cell table:formula="of:=IF([.B1232]-[.A1233]&gt;=11;[.A1233];[.B1232])" office:value-type="float" office:value="2962" calcext:value-type="float">
            <text:p>2962</text:p>
          </table:table-cell>
          <table:table-cell table:number-columns-repeated="9"/>
        </table:table-row>
        <table:table-row table:style-name="ro1" table:visibility="filter">
          <table:table-cell office:value-type="float" office:value="2954" calcext:value-type="float">
            <text:p>2954</text:p>
          </table:table-cell>
          <table:table-cell table:formula="of:=IF([.B1233]-[.A1234]&gt;=11;[.A1234];[.B1233])" office:value-type="float" office:value="2962" calcext:value-type="float">
            <text:p>2962</text:p>
          </table:table-cell>
          <table:table-cell table:number-columns-repeated="9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IF([.B1234]-[.A1235]&gt;=11;[.A1235];[.B1234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50" calcext:value-type="float">
            <text:p>2950</text:p>
          </table:table-cell>
          <table:table-cell table:formula="of:=IF([.B1235]-[.A1236]&gt;=11;[.A1236];[.B1235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table:formula="of:=IF([.B1236]-[.A1237]&gt;=11;[.A1237];[.B1236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table:formula="of:=IF([.B1237]-[.A1238]&gt;=11;[.A1238];[.B1237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table:formula="of:=IF([.B1238]-[.A1239]&gt;=11;[.A1239];[.B1238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6" calcext:value-type="float">
            <text:p>2946</text:p>
          </table:table-cell>
          <table:table-cell table:formula="of:=IF([.B1239]-[.A1240]&gt;=11;[.A1240];[.B1239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4" calcext:value-type="float">
            <text:p>2944</text:p>
          </table:table-cell>
          <table:table-cell table:formula="of:=IF([.B1240]-[.A1241]&gt;=11;[.A1241];[.B1240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2" calcext:value-type="float">
            <text:p>2942</text:p>
          </table:table-cell>
          <table:table-cell table:formula="of:=IF([.B1241]-[.A1242]&gt;=11;[.A1242];[.B1241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2" calcext:value-type="float">
            <text:p>2942</text:p>
          </table:table-cell>
          <table:table-cell table:formula="of:=IF([.B1242]-[.A1243]&gt;=11;[.A1243];[.B1242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2" calcext:value-type="float">
            <text:p>2942</text:p>
          </table:table-cell>
          <table:table-cell table:formula="of:=IF([.B1243]-[.A1244]&gt;=11;[.A1244];[.B1243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 table:visibility="filter">
          <table:table-cell office:value-type="float" office:value="2940" calcext:value-type="float">
            <text:p>2940</text:p>
          </table:table-cell>
          <table:table-cell table:formula="of:=IF([.B1244]-[.A1245]&gt;=11;[.A1245];[.B1244])"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IF([.B1245]-[.A1246]&gt;=11;[.A1246];[.B1245])" office:value-type="float" office:value="2936" calcext:value-type="float">
            <text:p>2936</text:p>
          </table:table-cell>
          <table:table-cell table:number-columns-repeated="9"/>
        </table:table-row>
        <table:table-row table:style-name="ro1" table:visibility="filter">
          <table:table-cell office:value-type="float" office:value="2934" calcext:value-type="float">
            <text:p>2934</text:p>
          </table:table-cell>
          <table:table-cell table:formula="of:=IF([.B1246]-[.A1247]&gt;=11;[.A1247];[.B1246])" office:value-type="float" office:value="2936" calcext:value-type="float">
            <text:p>2936</text:p>
          </table:table-cell>
          <table:table-cell table:number-columns-repeated="9"/>
        </table:table-row>
        <table:table-row table:style-name="ro1" table:visibility="filter">
          <table:table-cell office:value-type="float" office:value="2928" calcext:value-type="float">
            <text:p>2928</text:p>
          </table:table-cell>
          <table:table-cell table:formula="of:=IF([.B1247]-[.A1248]&gt;=11;[.A1248];[.B1247])" office:value-type="float" office:value="2936" calcext:value-type="float">
            <text:p>2936</text:p>
          </table:table-cell>
          <table:table-cell table:number-columns-repeated="9"/>
        </table:table-row>
        <table:table-row table:style-name="ro1" table:visibility="filter">
          <table:table-cell office:value-type="float" office:value="2926" calcext:value-type="float">
            <text:p>2926</text:p>
          </table:table-cell>
          <table:table-cell table:formula="of:=IF([.B1248]-[.A1249]&gt;=11;[.A1249];[.B1248])" office:value-type="float" office:value="2936" calcext:value-type="float">
            <text:p>2936</text:p>
          </table:table-cell>
          <table:table-cell table:number-columns-repeated="9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formula="of:=IF([.B1249]-[.A1250]&gt;=11;[.A1250];[.B1249])" office:value-type="float" office:value="2924" calcext:value-type="float">
            <text:p>2924</text:p>
          </table:table-cell>
          <table:table-cell table:number-columns-repeated="9"/>
        </table:table-row>
        <table:table-row table:style-name="ro1" table:visibility="filter">
          <table:table-cell office:value-type="float" office:value="2920" calcext:value-type="float">
            <text:p>2920</text:p>
          </table:table-cell>
          <table:table-cell table:formula="of:=IF([.B1250]-[.A1251]&gt;=11;[.A1251];[.B1250])" office:value-type="float" office:value="2924" calcext:value-type="float">
            <text:p>2924</text:p>
          </table:table-cell>
          <table:table-cell table:number-columns-repeated="9"/>
        </table:table-row>
        <table:table-row table:style-name="ro1" table:visibility="filter">
          <table:table-cell office:value-type="float" office:value="2918" calcext:value-type="float">
            <text:p>2918</text:p>
          </table:table-cell>
          <table:table-cell table:formula="of:=IF([.B1251]-[.A1252]&gt;=11;[.A1252];[.B1251])" office:value-type="float" office:value="2924" calcext:value-type="float">
            <text:p>2924</text:p>
          </table:table-cell>
          <table:table-cell table:number-columns-repeated="9"/>
        </table:table-row>
        <table:table-row table:style-name="ro1" table:visibility="filter">
          <table:table-cell office:value-type="float" office:value="2918" calcext:value-type="float">
            <text:p>2918</text:p>
          </table:table-cell>
          <table:table-cell table:formula="of:=IF([.B1252]-[.A1253]&gt;=11;[.A1253];[.B1252])" office:value-type="float" office:value="2924" calcext:value-type="float">
            <text:p>2924</text:p>
          </table:table-cell>
          <table:table-cell table:number-columns-repeated="9"/>
        </table:table-row>
        <table:table-row table:style-name="ro1" table:visibility="filter">
          <table:table-cell office:value-type="float" office:value="2918" calcext:value-type="float">
            <text:p>2918</text:p>
          </table:table-cell>
          <table:table-cell table:formula="of:=IF([.B1253]-[.A1254]&gt;=11;[.A1254];[.B1253])" office:value-type="float" office:value="2924" calcext:value-type="float">
            <text:p>2924</text:p>
          </table:table-cell>
          <table:table-cell table:number-columns-repeated="9"/>
        </table:table-row>
        <table:table-row table:style-name="ro1" table:visibility="filter">
          <table:table-cell office:value-type="float" office:value="2916" calcext:value-type="float">
            <text:p>2916</text:p>
          </table:table-cell>
          <table:table-cell table:formula="of:=IF([.B1254]-[.A1255]&gt;=11;[.A1255];[.B1254])" office:value-type="float" office:value="2924" calcext:value-type="float">
            <text:p>2924</text:p>
          </table:table-cell>
          <table:table-cell table:number-columns-repeated="9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IF([.B1255]-[.A1256]&gt;=11;[.A1256];[.B1255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8" calcext:value-type="float">
            <text:p>2908</text:p>
          </table:table-cell>
          <table:table-cell table:formula="of:=IF([.B1256]-[.A1257]&gt;=11;[.A1257];[.B1256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6" calcext:value-type="float">
            <text:p>2906</text:p>
          </table:table-cell>
          <table:table-cell table:formula="of:=IF([.B1257]-[.A1258]&gt;=11;[.A1258];[.B1257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4" calcext:value-type="float">
            <text:p>2904</text:p>
          </table:table-cell>
          <table:table-cell table:formula="of:=IF([.B1258]-[.A1259]&gt;=11;[.A1259];[.B1258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2" calcext:value-type="float">
            <text:p>2902</text:p>
          </table:table-cell>
          <table:table-cell table:formula="of:=IF([.B1259]-[.A1260]&gt;=11;[.A1260];[.B1259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0" calcext:value-type="float">
            <text:p>2900</text:p>
          </table:table-cell>
          <table:table-cell table:formula="of:=IF([.B1260]-[.A1261]&gt;=11;[.A1261];[.B1260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0" calcext:value-type="float">
            <text:p>2900</text:p>
          </table:table-cell>
          <table:table-cell table:formula="of:=IF([.B1261]-[.A1262]&gt;=11;[.A1262];[.B1261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 table:visibility="filter">
          <table:table-cell office:value-type="float" office:value="2900" calcext:value-type="float">
            <text:p>2900</text:p>
          </table:table-cell>
          <table:table-cell table:formula="of:=IF([.B1262]-[.A1263]&gt;=11;[.A1263];[.B1262])"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[.B1263]-[.A1264]&gt;=11;[.A1264];[.B1263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92" calcext:value-type="float">
            <text:p>2892</text:p>
          </table:table-cell>
          <table:table-cell table:formula="of:=IF([.B1264]-[.A1265]&gt;=11;[.A1265];[.B1264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table:formula="of:=IF([.B1265]-[.A1266]&gt;=11;[.A1266];[.B1265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table:formula="of:=IF([.B1266]-[.A1267]&gt;=11;[.A1267];[.B1266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table:formula="of:=IF([.B1267]-[.A1268]&gt;=11;[.A1268];[.B1267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88" calcext:value-type="float">
            <text:p>2888</text:p>
          </table:table-cell>
          <table:table-cell table:formula="of:=IF([.B1268]-[.A1269]&gt;=11;[.A1269];[.B1268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88" calcext:value-type="float">
            <text:p>2888</text:p>
          </table:table-cell>
          <table:table-cell table:formula="of:=IF([.B1269]-[.A1270]&gt;=11;[.A1270];[.B1269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86" calcext:value-type="float">
            <text:p>2886</text:p>
          </table:table-cell>
          <table:table-cell table:formula="of:=IF([.B1270]-[.A1271]&gt;=11;[.A1271];[.B1270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 table:visibility="filter">
          <table:table-cell office:value-type="float" office:value="2886" calcext:value-type="float">
            <text:p>2886</text:p>
          </table:table-cell>
          <table:table-cell table:formula="of:=IF([.B1271]-[.A1272]&gt;=11;[.A1272];[.B1271])" office:value-type="float" office:value="2896" calcext:value-type="float">
            <text:p>2896</text:p>
          </table:table-cell>
          <table:table-cell table:number-columns-repeated="9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IF([.B1272]-[.A1273]&gt;=11;[.A1273];[.B1272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 table:visibility="filter">
          <table:table-cell office:value-type="float" office:value="2884" calcext:value-type="float">
            <text:p>2884</text:p>
          </table:table-cell>
          <table:table-cell table:formula="of:=IF([.B1273]-[.A1274]&gt;=11;[.A1274];[.B1273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 table:visibility="filter">
          <table:table-cell office:value-type="float" office:value="2884" calcext:value-type="float">
            <text:p>2884</text:p>
          </table:table-cell>
          <table:table-cell table:formula="of:=IF([.B1274]-[.A1275]&gt;=11;[.A1275];[.B1274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 table:visibility="filter">
          <table:table-cell office:value-type="float" office:value="2882" calcext:value-type="float">
            <text:p>2882</text:p>
          </table:table-cell>
          <table:table-cell table:formula="of:=IF([.B1275]-[.A1276]&gt;=11;[.A1276];[.B1275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 table:visibility="filter">
          <table:table-cell office:value-type="float" office:value="2882" calcext:value-type="float">
            <text:p>2882</text:p>
          </table:table-cell>
          <table:table-cell table:formula="of:=IF([.B1276]-[.A1277]&gt;=11;[.A1277];[.B1276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 table:visibility="filter">
          <table:table-cell office:value-type="float" office:value="2878" calcext:value-type="float">
            <text:p>2878</text:p>
          </table:table-cell>
          <table:table-cell table:formula="of:=IF([.B1277]-[.A1278]&gt;=11;[.A1278];[.B1277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 table:visibility="filter">
          <table:table-cell office:value-type="float" office:value="2876" calcext:value-type="float">
            <text:p>2876</text:p>
          </table:table-cell>
          <table:table-cell table:formula="of:=IF([.B1278]-[.A1279]&gt;=11;[.A1279];[.B1278])" office:value-type="float" office:value="2884" calcext:value-type="float">
            <text:p>2884</text:p>
          </table:table-cell>
          <table:table-cell table:number-columns-repeated="9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IF([.B1279]-[.A1280]&gt;=11;[.A1280];[.B1279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6" calcext:value-type="float">
            <text:p>2866</text:p>
          </table:table-cell>
          <table:table-cell table:formula="of:=IF([.B1280]-[.A1281]&gt;=11;[.A1281];[.B1280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6" calcext:value-type="float">
            <text:p>2866</text:p>
          </table:table-cell>
          <table:table-cell table:formula="of:=IF([.B1281]-[.A1282]&gt;=11;[.A1282];[.B1281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6" calcext:value-type="float">
            <text:p>2866</text:p>
          </table:table-cell>
          <table:table-cell table:formula="of:=IF([.B1282]-[.A1283]&gt;=11;[.A1283];[.B1282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4" calcext:value-type="float">
            <text:p>2864</text:p>
          </table:table-cell>
          <table:table-cell table:formula="of:=IF([.B1283]-[.A1284]&gt;=11;[.A1284];[.B1283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4" calcext:value-type="float">
            <text:p>2864</text:p>
          </table:table-cell>
          <table:table-cell table:formula="of:=IF([.B1284]-[.A1285]&gt;=11;[.A1285];[.B1284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2" calcext:value-type="float">
            <text:p>2862</text:p>
          </table:table-cell>
          <table:table-cell table:formula="of:=IF([.B1285]-[.A1286]&gt;=11;[.A1286];[.B1285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0" calcext:value-type="float">
            <text:p>2860</text:p>
          </table:table-cell>
          <table:table-cell table:formula="of:=IF([.B1286]-[.A1287]&gt;=11;[.A1287];[.B1286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0" calcext:value-type="float">
            <text:p>2860</text:p>
          </table:table-cell>
          <table:table-cell table:formula="of:=IF([.B1287]-[.A1288]&gt;=11;[.A1288];[.B1287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 table:visibility="filter">
          <table:table-cell office:value-type="float" office:value="2860" calcext:value-type="float">
            <text:p>2860</text:p>
          </table:table-cell>
          <table:table-cell table:formula="of:=IF([.B1288]-[.A1289]&gt;=11;[.A1289];[.B1288])" office:value-type="float" office:value="2870" calcext:value-type="float">
            <text:p>2870</text:p>
          </table:table-cell>
          <table:table-cell table:number-columns-repeated="9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IF([.B1289]-[.A1290]&gt;=11;[.A1290];[.B1289])" office:value-type="float" office:value="2858" calcext:value-type="float">
            <text:p>2858</text:p>
          </table:table-cell>
          <table:table-cell table:number-columns-repeated="9"/>
        </table:table-row>
        <table:table-row table:style-name="ro1" table:visibility="filter">
          <table:table-cell office:value-type="float" office:value="2858" calcext:value-type="float">
            <text:p>2858</text:p>
          </table:table-cell>
          <table:table-cell table:formula="of:=IF([.B1290]-[.A1291]&gt;=11;[.A1291];[.B1290])" office:value-type="float" office:value="2858" calcext:value-type="float">
            <text:p>2858</text:p>
          </table:table-cell>
          <table:table-cell table:number-columns-repeated="9"/>
        </table:table-row>
        <table:table-row table:style-name="ro1" table:visibility="filter">
          <table:table-cell office:value-type="float" office:value="2850" calcext:value-type="float">
            <text:p>2850</text:p>
          </table:table-cell>
          <table:table-cell table:formula="of:=IF([.B1291]-[.A1292]&gt;=11;[.A1292];[.B1291])" office:value-type="float" office:value="2858" calcext:value-type="float">
            <text:p>2858</text:p>
          </table:table-cell>
          <table:table-cell table:number-columns-repeated="9"/>
        </table:table-row>
        <table:table-row table:style-name="ro1" table:visibility="filter">
          <table:table-cell office:value-type="float" office:value="2848" calcext:value-type="float">
            <text:p>2848</text:p>
          </table:table-cell>
          <table:table-cell table:formula="of:=IF([.B1292]-[.A1293]&gt;=11;[.A1293];[.B1292])" office:value-type="float" office:value="2858" calcext:value-type="float">
            <text:p>2858</text:p>
          </table:table-cell>
          <table:table-cell table:number-columns-repeated="9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IF([.B1293]-[.A1294]&gt;=11;[.A1294];[.B1293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46" calcext:value-type="float">
            <text:p>2846</text:p>
          </table:table-cell>
          <table:table-cell table:formula="of:=IF([.B1294]-[.A1295]&gt;=11;[.A1295];[.B1294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44" calcext:value-type="float">
            <text:p>2844</text:p>
          </table:table-cell>
          <table:table-cell table:formula="of:=IF([.B1295]-[.A1296]&gt;=11;[.A1296];[.B1295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40" calcext:value-type="float">
            <text:p>2840</text:p>
          </table:table-cell>
          <table:table-cell table:formula="of:=IF([.B1296]-[.A1297]&gt;=11;[.A1297];[.B1296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40" calcext:value-type="float">
            <text:p>2840</text:p>
          </table:table-cell>
          <table:table-cell table:formula="of:=IF([.B1297]-[.A1298]&gt;=11;[.A1298];[.B1297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38" calcext:value-type="float">
            <text:p>2838</text:p>
          </table:table-cell>
          <table:table-cell table:formula="of:=IF([.B1298]-[.A1299]&gt;=11;[.A1299];[.B1298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38" calcext:value-type="float">
            <text:p>2838</text:p>
          </table:table-cell>
          <table:table-cell table:formula="of:=IF([.B1299]-[.A1300]&gt;=11;[.A1300];[.B1299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 table:visibility="filter">
          <table:table-cell office:value-type="float" office:value="2836" calcext:value-type="float">
            <text:p>2836</text:p>
          </table:table-cell>
          <table:table-cell table:formula="of:=IF([.B1300]-[.A1301]&gt;=11;[.A1301];[.B1300])" office:value-type="float" office:value="2846" calcext:value-type="float">
            <text:p>2846</text:p>
          </table:table-cell>
          <table:table-cell table:number-columns-repeated="9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IF([.B1301]-[.A1302]&gt;=11;[.A1302];[.B1301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4" calcext:value-type="float">
            <text:p>2834</text:p>
          </table:table-cell>
          <table:table-cell table:formula="of:=IF([.B1302]-[.A1303]&gt;=11;[.A1303];[.B1302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4" calcext:value-type="float">
            <text:p>2834</text:p>
          </table:table-cell>
          <table:table-cell table:formula="of:=IF([.B1303]-[.A1304]&gt;=11;[.A1304];[.B1303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4" calcext:value-type="float">
            <text:p>2834</text:p>
          </table:table-cell>
          <table:table-cell table:formula="of:=IF([.B1304]-[.A1305]&gt;=11;[.A1305];[.B1304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4" calcext:value-type="float">
            <text:p>2834</text:p>
          </table:table-cell>
          <table:table-cell table:formula="of:=IF([.B1305]-[.A1306]&gt;=11;[.A1306];[.B1305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2" calcext:value-type="float">
            <text:p>2832</text:p>
          </table:table-cell>
          <table:table-cell table:formula="of:=IF([.B1306]-[.A1307]&gt;=11;[.A1307];[.B1306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2" calcext:value-type="float">
            <text:p>2832</text:p>
          </table:table-cell>
          <table:table-cell table:formula="of:=IF([.B1307]-[.A1308]&gt;=11;[.A1308];[.B1307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30" calcext:value-type="float">
            <text:p>2830</text:p>
          </table:table-cell>
          <table:table-cell table:formula="of:=IF([.B1308]-[.A1309]&gt;=11;[.A1309];[.B1308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26" calcext:value-type="float">
            <text:p>2826</text:p>
          </table:table-cell>
          <table:table-cell table:formula="of:=IF([.B1309]-[.A1310]&gt;=11;[.A1310];[.B1309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26" calcext:value-type="float">
            <text:p>2826</text:p>
          </table:table-cell>
          <table:table-cell table:formula="of:=IF([.B1310]-[.A1311]&gt;=11;[.A1311];[.B1310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24" calcext:value-type="float">
            <text:p>2824</text:p>
          </table:table-cell>
          <table:table-cell table:formula="of:=IF([.B1311]-[.A1312]&gt;=11;[.A1312];[.B1311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24" calcext:value-type="float">
            <text:p>2824</text:p>
          </table:table-cell>
          <table:table-cell table:formula="of:=IF([.B1312]-[.A1313]&gt;=11;[.A1313];[.B1312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 table:visibility="filter">
          <table:table-cell office:value-type="float" office:value="2824" calcext:value-type="float">
            <text:p>2824</text:p>
          </table:table-cell>
          <table:table-cell table:formula="of:=IF([.B1313]-[.A1314]&gt;=11;[.A1314];[.B1313])" office:value-type="float" office:value="2834" calcext:value-type="float">
            <text:p>2834</text:p>
          </table:table-cell>
          <table:table-cell table:number-columns-repeated="9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IF([.B1314]-[.A1315]&gt;=11;[.A1315];[.B1314])" office:value-type="float" office:value="2820" calcext:value-type="float">
            <text:p>2820</text:p>
          </table:table-cell>
          <table:table-cell table:number-columns-repeated="9"/>
        </table:table-row>
        <table:table-row table:style-name="ro1" table:visibility="filter">
          <table:table-cell office:value-type="float" office:value="2820" calcext:value-type="float">
            <text:p>2820</text:p>
          </table:table-cell>
          <table:table-cell table:formula="of:=IF([.B1315]-[.A1316]&gt;=11;[.A1316];[.B1315])" office:value-type="float" office:value="2820" calcext:value-type="float">
            <text:p>2820</text:p>
          </table:table-cell>
          <table:table-cell table:number-columns-repeated="9"/>
        </table:table-row>
        <table:table-row table:style-name="ro1" table:visibility="filter">
          <table:table-cell office:value-type="float" office:value="2820" calcext:value-type="float">
            <text:p>2820</text:p>
          </table:table-cell>
          <table:table-cell table:formula="of:=IF([.B1316]-[.A1317]&gt;=11;[.A1317];[.B1316])" office:value-type="float" office:value="2820" calcext:value-type="float">
            <text:p>2820</text:p>
          </table:table-cell>
          <table:table-cell table:number-columns-repeated="9"/>
        </table:table-row>
        <table:table-row table:style-name="ro1" table:visibility="filter">
          <table:table-cell office:value-type="float" office:value="2816" calcext:value-type="float">
            <text:p>2816</text:p>
          </table:table-cell>
          <table:table-cell table:formula="of:=IF([.B1317]-[.A1318]&gt;=11;[.A1318];[.B1317])" office:value-type="float" office:value="2820" calcext:value-type="float">
            <text:p>2820</text:p>
          </table:table-cell>
          <table:table-cell table:number-columns-repeated="9"/>
        </table:table-row>
        <table:table-row table:style-name="ro1" table:visibility="filter">
          <table:table-cell office:value-type="float" office:value="2812" calcext:value-type="float">
            <text:p>2812</text:p>
          </table:table-cell>
          <table:table-cell table:formula="of:=IF([.B1318]-[.A1319]&gt;=11;[.A1319];[.B1318])" office:value-type="float" office:value="2820" calcext:value-type="float">
            <text:p>2820</text:p>
          </table:table-cell>
          <table:table-cell table:number-columns-repeated="9"/>
        </table:table-row>
        <table:table-row table:style-name="ro1" table:visibility="filter">
          <table:table-cell office:value-type="float" office:value="2810" calcext:value-type="float">
            <text:p>2810</text:p>
          </table:table-cell>
          <table:table-cell table:formula="of:=IF([.B1319]-[.A1320]&gt;=11;[.A1320];[.B1319])"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IF([.B1320]-[.A1321]&gt;=11;[.A1321];[.B1320])" office:value-type="float" office:value="2808" calcext:value-type="float">
            <text:p>2808</text:p>
          </table:table-cell>
          <table:table-cell table:number-columns-repeated="9"/>
        </table:table-row>
        <table:table-row table:style-name="ro1" table:visibility="filter">
          <table:table-cell office:value-type="float" office:value="2804" calcext:value-type="float">
            <text:p>2804</text:p>
          </table:table-cell>
          <table:table-cell table:formula="of:=IF([.B1321]-[.A1322]&gt;=11;[.A1322];[.B1321])" office:value-type="float" office:value="2808" calcext:value-type="float">
            <text:p>2808</text:p>
          </table:table-cell>
          <table:table-cell table:number-columns-repeated="9"/>
        </table:table-row>
        <table:table-row table:style-name="ro1" table:visibility="filter">
          <table:table-cell office:value-type="float" office:value="2804" calcext:value-type="float">
            <text:p>2804</text:p>
          </table:table-cell>
          <table:table-cell table:formula="of:=IF([.B1322]-[.A1323]&gt;=11;[.A1323];[.B1322])" office:value-type="float" office:value="2808" calcext:value-type="float">
            <text:p>2808</text:p>
          </table:table-cell>
          <table:table-cell table:number-columns-repeated="9"/>
        </table:table-row>
        <table:table-row table:style-name="ro1" table:visibility="filter">
          <table:table-cell office:value-type="float" office:value="2804" calcext:value-type="float">
            <text:p>2804</text:p>
          </table:table-cell>
          <table:table-cell table:formula="of:=IF([.B1323]-[.A1324]&gt;=11;[.A1324];[.B1323])" office:value-type="float" office:value="2808" calcext:value-type="float">
            <text:p>2808</text:p>
          </table:table-cell>
          <table:table-cell table:number-columns-repeated="9"/>
        </table:table-row>
        <table:table-row table:style-name="ro1" table:visibility="filter">
          <table:table-cell office:value-type="float" office:value="2802" calcext:value-type="float">
            <text:p>2802</text:p>
          </table:table-cell>
          <table:table-cell table:formula="of:=IF([.B1324]-[.A1325]&gt;=11;[.A1325];[.B1324])" office:value-type="float" office:value="2808" calcext:value-type="float">
            <text:p>2808</text:p>
          </table:table-cell>
          <table:table-cell table:number-columns-repeated="9"/>
        </table:table-row>
        <table:table-row table:style-name="ro1" table:visibility="filter">
          <table:table-cell office:value-type="float" office:value="2800" calcext:value-type="float">
            <text:p>2800</text:p>
          </table:table-cell>
          <table:table-cell table:formula="of:=IF([.B1325]-[.A1326]&gt;=11;[.A1326];[.B1325])" office:value-type="float" office:value="2808" calcext:value-type="float">
            <text:p>2808</text:p>
          </table:table-cell>
          <table:table-cell table:number-columns-repeated="9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IF([.B1326]-[.A1327]&gt;=11;[.A1327];[.B1326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96" calcext:value-type="float">
            <text:p>2796</text:p>
          </table:table-cell>
          <table:table-cell table:formula="of:=IF([.B1327]-[.A1328]&gt;=11;[.A1328];[.B1327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96" calcext:value-type="float">
            <text:p>2796</text:p>
          </table:table-cell>
          <table:table-cell table:formula="of:=IF([.B1328]-[.A1329]&gt;=11;[.A1329];[.B1328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94" calcext:value-type="float">
            <text:p>2794</text:p>
          </table:table-cell>
          <table:table-cell table:formula="of:=IF([.B1329]-[.A1330]&gt;=11;[.A1330];[.B1329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90" calcext:value-type="float">
            <text:p>2790</text:p>
          </table:table-cell>
          <table:table-cell table:formula="of:=IF([.B1330]-[.A1331]&gt;=11;[.A1331];[.B1330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90" calcext:value-type="float">
            <text:p>2790</text:p>
          </table:table-cell>
          <table:table-cell table:formula="of:=IF([.B1331]-[.A1332]&gt;=11;[.A1332];[.B1331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90" calcext:value-type="float">
            <text:p>2790</text:p>
          </table:table-cell>
          <table:table-cell table:formula="of:=IF([.B1332]-[.A1333]&gt;=11;[.A1333];[.B1332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88" calcext:value-type="float">
            <text:p>2788</text:p>
          </table:table-cell>
          <table:table-cell table:formula="of:=IF([.B1333]-[.A1334]&gt;=11;[.A1334];[.B1333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 table:visibility="filter">
          <table:table-cell office:value-type="float" office:value="2788" calcext:value-type="float">
            <text:p>2788</text:p>
          </table:table-cell>
          <table:table-cell table:formula="of:=IF([.B1334]-[.A1335]&gt;=11;[.A1335];[.B1334])" office:value-type="float" office:value="2796" calcext:value-type="float">
            <text:p>2796</text:p>
          </table:table-cell>
          <table:table-cell table:number-columns-repeated="9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IF([.B1335]-[.A1336]&gt;=11;[.A1336];[.B1335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84" calcext:value-type="float">
            <text:p>2784</text:p>
          </table:table-cell>
          <table:table-cell table:formula="of:=IF([.B1336]-[.A1337]&gt;=11;[.A1337];[.B1336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82" calcext:value-type="float">
            <text:p>2782</text:p>
          </table:table-cell>
          <table:table-cell table:formula="of:=IF([.B1337]-[.A1338]&gt;=11;[.A1338];[.B1337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80" calcext:value-type="float">
            <text:p>2780</text:p>
          </table:table-cell>
          <table:table-cell table:formula="of:=IF([.B1338]-[.A1339]&gt;=11;[.A1339];[.B1338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80" calcext:value-type="float">
            <text:p>2780</text:p>
          </table:table-cell>
          <table:table-cell table:formula="of:=IF([.B1339]-[.A1340]&gt;=11;[.A1340];[.B1339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8" calcext:value-type="float">
            <text:p>2778</text:p>
          </table:table-cell>
          <table:table-cell table:formula="of:=IF([.B1340]-[.A1341]&gt;=11;[.A1341];[.B1340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6" calcext:value-type="float">
            <text:p>2776</text:p>
          </table:table-cell>
          <table:table-cell table:formula="of:=IF([.B1341]-[.A1342]&gt;=11;[.A1342];[.B1341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6" calcext:value-type="float">
            <text:p>2776</text:p>
          </table:table-cell>
          <table:table-cell table:formula="of:=IF([.B1342]-[.A1343]&gt;=11;[.A1343];[.B1342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6" calcext:value-type="float">
            <text:p>2776</text:p>
          </table:table-cell>
          <table:table-cell table:formula="of:=IF([.B1343]-[.A1344]&gt;=11;[.A1344];[.B1343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4" calcext:value-type="float">
            <text:p>2774</text:p>
          </table:table-cell>
          <table:table-cell table:formula="of:=IF([.B1344]-[.A1345]&gt;=11;[.A1345];[.B1344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4" calcext:value-type="float">
            <text:p>2774</text:p>
          </table:table-cell>
          <table:table-cell table:formula="of:=IF([.B1345]-[.A1346]&gt;=11;[.A1346];[.B1345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 table:visibility="filter">
          <table:table-cell office:value-type="float" office:value="2774" calcext:value-type="float">
            <text:p>2774</text:p>
          </table:table-cell>
          <table:table-cell table:formula="of:=IF([.B1346]-[.A1347]&gt;=11;[.A1347];[.B1346])" office:value-type="float" office:value="2784" calcext:value-type="float">
            <text:p>2784</text:p>
          </table:table-cell>
          <table:table-cell table:number-columns-repeated="9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B1347]-[.A1348]&gt;=11;[.A1348];[.B1347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 table:visibility="filter">
          <table:table-cell office:value-type="float" office:value="2762" calcext:value-type="float">
            <text:p>2762</text:p>
          </table:table-cell>
          <table:table-cell table:formula="of:=IF([.B1348]-[.A1349]&gt;=11;[.A1349];[.B1348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 table:visibility="filter">
          <table:table-cell office:value-type="float" office:value="2760" calcext:value-type="float">
            <text:p>2760</text:p>
          </table:table-cell>
          <table:table-cell table:formula="of:=IF([.B1349]-[.A1350]&gt;=11;[.A1350];[.B1349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 table:visibility="filter">
          <table:table-cell office:value-type="float" office:value="2758" calcext:value-type="float">
            <text:p>2758</text:p>
          </table:table-cell>
          <table:table-cell table:formula="of:=IF([.B1350]-[.A1351]&gt;=11;[.A1351];[.B1350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 table:visibility="filter">
          <table:table-cell office:value-type="float" office:value="2756" calcext:value-type="float">
            <text:p>2756</text:p>
          </table:table-cell>
          <table:table-cell table:formula="of:=IF([.B1351]-[.A1352]&gt;=11;[.A1352];[.B1351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 table:visibility="filter">
          <table:table-cell office:value-type="float" office:value="2754" calcext:value-type="float">
            <text:p>2754</text:p>
          </table:table-cell>
          <table:table-cell table:formula="of:=IF([.B1352]-[.A1353]&gt;=11;[.A1353];[.B1352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 table:visibility="filter">
          <table:table-cell office:value-type="float" office:value="2752" calcext:value-type="float">
            <text:p>2752</text:p>
          </table:table-cell>
          <table:table-cell table:formula="of:=IF([.B1353]-[.A1354]&gt;=11;[.A1354];[.B1353])" office:value-type="float" office:value="2762" calcext:value-type="float">
            <text:p>2762</text:p>
          </table:table-cell>
          <table:table-cell table:number-columns-repeated="9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[.B1354]-[.A1355]&gt;=11;[.A1355];[.B1354])" office:value-type="float" office:value="2750" calcext:value-type="float">
            <text:p>2750</text:p>
          </table:table-cell>
          <table:table-cell table:number-columns-repeated="9"/>
        </table:table-row>
        <table:table-row table:style-name="ro1" table:visibility="filter">
          <table:table-cell office:value-type="float" office:value="2746" calcext:value-type="float">
            <text:p>2746</text:p>
          </table:table-cell>
          <table:table-cell table:formula="of:=IF([.B1355]-[.A1356]&gt;=11;[.A1356];[.B1355])" office:value-type="float" office:value="2750" calcext:value-type="float">
            <text:p>2750</text:p>
          </table:table-cell>
          <table:table-cell table:number-columns-repeated="9"/>
        </table:table-row>
        <table:table-row table:style-name="ro1" table:visibility="filter">
          <table:table-cell office:value-type="float" office:value="2746" calcext:value-type="float">
            <text:p>2746</text:p>
          </table:table-cell>
          <table:table-cell table:formula="of:=IF([.B1356]-[.A1357]&gt;=11;[.A1357];[.B1356])" office:value-type="float" office:value="2750" calcext:value-type="float">
            <text:p>2750</text:p>
          </table:table-cell>
          <table:table-cell table:number-columns-repeated="9"/>
        </table:table-row>
        <table:table-row table:style-name="ro1" table:visibility="filter">
          <table:table-cell office:value-type="float" office:value="2744" calcext:value-type="float">
            <text:p>2744</text:p>
          </table:table-cell>
          <table:table-cell table:formula="of:=IF([.B1357]-[.A1358]&gt;=11;[.A1358];[.B1357])" office:value-type="float" office:value="2750" calcext:value-type="float">
            <text:p>2750</text:p>
          </table:table-cell>
          <table:table-cell table:number-columns-repeated="9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B1358]-[.A1359]&gt;=11;[.A1359];[.B1358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8" calcext:value-type="float">
            <text:p>2738</text:p>
          </table:table-cell>
          <table:table-cell table:formula="of:=IF([.B1359]-[.A1360]&gt;=11;[.A1360];[.B1359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6" calcext:value-type="float">
            <text:p>2736</text:p>
          </table:table-cell>
          <table:table-cell table:formula="of:=IF([.B1360]-[.A1361]&gt;=11;[.A1361];[.B1360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6" calcext:value-type="float">
            <text:p>2736</text:p>
          </table:table-cell>
          <table:table-cell table:formula="of:=IF([.B1361]-[.A1362]&gt;=11;[.A1362];[.B1361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4" calcext:value-type="float">
            <text:p>2734</text:p>
          </table:table-cell>
          <table:table-cell table:formula="of:=IF([.B1362]-[.A1363]&gt;=11;[.A1363];[.B1362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2" calcext:value-type="float">
            <text:p>2732</text:p>
          </table:table-cell>
          <table:table-cell table:formula="of:=IF([.B1363]-[.A1364]&gt;=11;[.A1364];[.B1363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2" calcext:value-type="float">
            <text:p>2732</text:p>
          </table:table-cell>
          <table:table-cell table:formula="of:=IF([.B1364]-[.A1365]&gt;=11;[.A1365];[.B1364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30" calcext:value-type="float">
            <text:p>2730</text:p>
          </table:table-cell>
          <table:table-cell table:formula="of:=IF([.B1365]-[.A1366]&gt;=11;[.A1366];[.B1365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 table:visibility="filter">
          <table:table-cell office:value-type="float" office:value="2728" calcext:value-type="float">
            <text:p>2728</text:p>
          </table:table-cell>
          <table:table-cell table:formula="of:=IF([.B1366]-[.A1367]&gt;=11;[.A1367];[.B1366])" office:value-type="float" office:value="2738" calcext:value-type="float">
            <text:p>2738</text:p>
          </table:table-cell>
          <table:table-cell table:number-columns-repeated="9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IF([.B1367]-[.A1368]&gt;=11;[.A1368];[.B1367])" office:value-type="float" office:value="2726" calcext:value-type="float">
            <text:p>2726</text:p>
          </table:table-cell>
          <table:table-cell table:number-columns-repeated="9"/>
        </table:table-row>
        <table:table-row table:style-name="ro1" table:visibility="filter">
          <table:table-cell office:value-type="float" office:value="2724" calcext:value-type="float">
            <text:p>2724</text:p>
          </table:table-cell>
          <table:table-cell table:formula="of:=IF([.B1368]-[.A1369]&gt;=11;[.A1369];[.B1368])" office:value-type="float" office:value="2726" calcext:value-type="float">
            <text:p>2726</text:p>
          </table:table-cell>
          <table:table-cell table:number-columns-repeated="9"/>
        </table:table-row>
        <table:table-row table:style-name="ro1" table:visibility="filter">
          <table:table-cell office:value-type="float" office:value="2722" calcext:value-type="float">
            <text:p>2722</text:p>
          </table:table-cell>
          <table:table-cell table:formula="of:=IF([.B1369]-[.A1370]&gt;=11;[.A1370];[.B1369])" office:value-type="float" office:value="2726" calcext:value-type="float">
            <text:p>2726</text:p>
          </table:table-cell>
          <table:table-cell table:number-columns-repeated="9"/>
        </table:table-row>
        <table:table-row table:style-name="ro1" table:visibility="filter">
          <table:table-cell office:value-type="float" office:value="2720" calcext:value-type="float">
            <text:p>2720</text:p>
          </table:table-cell>
          <table:table-cell table:formula="of:=IF([.B1370]-[.A1371]&gt;=11;[.A1371];[.B1370])" office:value-type="float" office:value="2726" calcext:value-type="float">
            <text:p>2726</text:p>
          </table:table-cell>
          <table:table-cell table:number-columns-repeated="9"/>
        </table:table-row>
        <table:table-row table:style-name="ro1" table:visibility="filter">
          <table:table-cell office:value-type="float" office:value="2720" calcext:value-type="float">
            <text:p>2720</text:p>
          </table:table-cell>
          <table:table-cell table:formula="of:=IF([.B1371]-[.A1372]&gt;=11;[.A1372];[.B1371])" office:value-type="float" office:value="2726" calcext:value-type="float">
            <text:p>2726</text:p>
          </table:table-cell>
          <table:table-cell table:number-columns-repeated="9"/>
        </table:table-row>
        <table:table-row table:style-name="ro1" table:visibility="filter">
          <table:table-cell office:value-type="float" office:value="2716" calcext:value-type="float">
            <text:p>2716</text:p>
          </table:table-cell>
          <table:table-cell table:formula="of:=IF([.B1372]-[.A1373]&gt;=11;[.A1373];[.B1372])"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IF([.B1373]-[.A1374]&gt;=11;[.A1374];[.B1373])" office:value-type="float" office:value="2712" calcext:value-type="float">
            <text:p>2712</text:p>
          </table:table-cell>
          <table:table-cell table:number-columns-repeated="9"/>
        </table:table-row>
        <table:table-row table:style-name="ro1" table:visibility="filter">
          <table:table-cell office:value-type="float" office:value="2708" calcext:value-type="float">
            <text:p>2708</text:p>
          </table:table-cell>
          <table:table-cell table:formula="of:=IF([.B1374]-[.A1375]&gt;=11;[.A1375];[.B1374])" office:value-type="float" office:value="2712" calcext:value-type="float">
            <text:p>2712</text:p>
          </table:table-cell>
          <table:table-cell table:number-columns-repeated="9"/>
        </table:table-row>
        <table:table-row table:style-name="ro1" table:visibility="filter">
          <table:table-cell office:value-type="float" office:value="2708" calcext:value-type="float">
            <text:p>2708</text:p>
          </table:table-cell>
          <table:table-cell table:formula="of:=IF([.B1375]-[.A1376]&gt;=11;[.A1376];[.B1375])" office:value-type="float" office:value="2712" calcext:value-type="float">
            <text:p>2712</text:p>
          </table:table-cell>
          <table:table-cell table:number-columns-repeated="9"/>
        </table:table-row>
        <table:table-row table:style-name="ro1" table:visibility="filter">
          <table:table-cell office:value-type="float" office:value="2706" calcext:value-type="float">
            <text:p>2706</text:p>
          </table:table-cell>
          <table:table-cell table:formula="of:=IF([.B1376]-[.A1377]&gt;=11;[.A1377];[.B1376])" office:value-type="float" office:value="2712" calcext:value-type="float">
            <text:p>2712</text:p>
          </table:table-cell>
          <table:table-cell table:number-columns-repeated="9"/>
        </table:table-row>
        <table:table-row table:style-name="ro1" table:visibility="filter">
          <table:table-cell office:value-type="float" office:value="2702" calcext:value-type="float">
            <text:p>2702</text:p>
          </table:table-cell>
          <table:table-cell table:formula="of:=IF([.B1377]-[.A1378]&gt;=11;[.A1378];[.B1377])" office:value-type="float" office:value="2712" calcext:value-type="float">
            <text:p>2712</text:p>
          </table:table-cell>
          <table:table-cell table:number-columns-repeated="9"/>
        </table:table-row>
        <table:table-row table:style-name="ro1" table:visibility="filter">
          <table:table-cell office:value-type="float" office:value="2702" calcext:value-type="float">
            <text:p>2702</text:p>
          </table:table-cell>
          <table:table-cell table:formula="of:=IF([.B1378]-[.A1379]&gt;=11;[.A1379];[.B1378])" office:value-type="float" office:value="2712" calcext:value-type="float">
            <text:p>2712</text:p>
          </table:table-cell>
          <table:table-cell table:number-columns-repeated="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IF([.B1379]-[.A1380]&gt;=11;[.A1380];[.B1379])" office:value-type="float" office:value="2700" calcext:value-type="float">
            <text:p>2700</text:p>
          </table:table-cell>
          <table:table-cell table:number-columns-repeated="9"/>
        </table:table-row>
        <table:table-row table:style-name="ro1" table:visibility="filter">
          <table:table-cell office:value-type="float" office:value="2696" calcext:value-type="float">
            <text:p>2696</text:p>
          </table:table-cell>
          <table:table-cell table:formula="of:=IF([.B1380]-[.A1381]&gt;=11;[.A1381];[.B1380])" office:value-type="float" office:value="2700" calcext:value-type="float">
            <text:p>2700</text:p>
          </table:table-cell>
          <table:table-cell table:number-columns-repeated="9"/>
        </table:table-row>
        <table:table-row table:style-name="ro1" table:visibility="filter">
          <table:table-cell office:value-type="float" office:value="2690" calcext:value-type="float">
            <text:p>2690</text:p>
          </table:table-cell>
          <table:table-cell table:formula="of:=IF([.B1381]-[.A1382]&gt;=11;[.A1382];[.B1381])"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IF([.B1382]-[.A1383]&gt;=11;[.A1383];[.B1382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88" calcext:value-type="float">
            <text:p>2688</text:p>
          </table:table-cell>
          <table:table-cell table:formula="of:=IF([.B1383]-[.A1384]&gt;=11;[.A1384];[.B1383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88" calcext:value-type="float">
            <text:p>2688</text:p>
          </table:table-cell>
          <table:table-cell table:formula="of:=IF([.B1384]-[.A1385]&gt;=11;[.A1385];[.B1384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84" calcext:value-type="float">
            <text:p>2684</text:p>
          </table:table-cell>
          <table:table-cell table:formula="of:=IF([.B1385]-[.A1386]&gt;=11;[.A1386];[.B1385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82" calcext:value-type="float">
            <text:p>2682</text:p>
          </table:table-cell>
          <table:table-cell table:formula="of:=IF([.B1386]-[.A1387]&gt;=11;[.A1387];[.B1386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80" calcext:value-type="float">
            <text:p>2680</text:p>
          </table:table-cell>
          <table:table-cell table:formula="of:=IF([.B1387]-[.A1388]&gt;=11;[.A1388];[.B1387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80" calcext:value-type="float">
            <text:p>2680</text:p>
          </table:table-cell>
          <table:table-cell table:formula="of:=IF([.B1388]-[.A1389]&gt;=11;[.A1389];[.B1388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 table:visibility="filter">
          <table:table-cell office:value-type="float" office:value="2678" calcext:value-type="float">
            <text:p>2678</text:p>
          </table:table-cell>
          <table:table-cell table:formula="of:=IF([.B1389]-[.A1390]&gt;=11;[.A1390];[.B1389])" office:value-type="float" office:value="2688" calcext:value-type="float">
            <text:p>2688</text:p>
          </table:table-cell>
          <table:table-cell table:number-columns-repeated="9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IF([.B1390]-[.A1391]&gt;=11;[.A1391];[.B1390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72" calcext:value-type="float">
            <text:p>2672</text:p>
          </table:table-cell>
          <table:table-cell table:formula="of:=IF([.B1391]-[.A1392]&gt;=11;[.A1392];[.B1391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70" calcext:value-type="float">
            <text:p>2670</text:p>
          </table:table-cell>
          <table:table-cell table:formula="of:=IF([.B1392]-[.A1393]&gt;=11;[.A1393];[.B1392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70" calcext:value-type="float">
            <text:p>2670</text:p>
          </table:table-cell>
          <table:table-cell table:formula="of:=IF([.B1393]-[.A1394]&gt;=11;[.A1394];[.B1393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8" calcext:value-type="float">
            <text:p>2668</text:p>
          </table:table-cell>
          <table:table-cell table:formula="of:=IF([.B1394]-[.A1395]&gt;=11;[.A1395];[.B1394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8" calcext:value-type="float">
            <text:p>2668</text:p>
          </table:table-cell>
          <table:table-cell table:formula="of:=IF([.B1395]-[.A1396]&gt;=11;[.A1396];[.B1395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8" calcext:value-type="float">
            <text:p>2668</text:p>
          </table:table-cell>
          <table:table-cell table:formula="of:=IF([.B1396]-[.A1397]&gt;=11;[.A1397];[.B1396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6" calcext:value-type="float">
            <text:p>2666</text:p>
          </table:table-cell>
          <table:table-cell table:formula="of:=IF([.B1397]-[.A1398]&gt;=11;[.A1398];[.B1397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6" calcext:value-type="float">
            <text:p>2666</text:p>
          </table:table-cell>
          <table:table-cell table:formula="of:=IF([.B1398]-[.A1399]&gt;=11;[.A1399];[.B1398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6" calcext:value-type="float">
            <text:p>2666</text:p>
          </table:table-cell>
          <table:table-cell table:formula="of:=IF([.B1399]-[.A1400]&gt;=11;[.A1400];[.B1399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 table:visibility="filter">
          <table:table-cell office:value-type="float" office:value="2666" calcext:value-type="float">
            <text:p>2666</text:p>
          </table:table-cell>
          <table:table-cell table:formula="of:=IF([.B1400]-[.A1401]&gt;=11;[.A1401];[.B1400])" office:value-type="float" office:value="2674" calcext:value-type="float">
            <text:p>2674</text:p>
          </table:table-cell>
          <table:table-cell table:number-columns-repeated="9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B1401]-[.A1402]&gt;=11;[.A1402];[.B1401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60" calcext:value-type="float">
            <text:p>2660</text:p>
          </table:table-cell>
          <table:table-cell table:formula="of:=IF([.B1402]-[.A1403]&gt;=11;[.A1403];[.B1402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60" calcext:value-type="float">
            <text:p>2660</text:p>
          </table:table-cell>
          <table:table-cell table:formula="of:=IF([.B1403]-[.A1404]&gt;=11;[.A1404];[.B1403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60" calcext:value-type="float">
            <text:p>2660</text:p>
          </table:table-cell>
          <table:table-cell table:formula="of:=IF([.B1404]-[.A1405]&gt;=11;[.A1405];[.B1404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58" calcext:value-type="float">
            <text:p>2658</text:p>
          </table:table-cell>
          <table:table-cell table:formula="of:=IF([.B1405]-[.A1406]&gt;=11;[.A1406];[.B1405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58" calcext:value-type="float">
            <text:p>2658</text:p>
          </table:table-cell>
          <table:table-cell table:formula="of:=IF([.B1406]-[.A1407]&gt;=11;[.A1407];[.B1406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58" calcext:value-type="float">
            <text:p>2658</text:p>
          </table:table-cell>
          <table:table-cell table:formula="of:=IF([.B1407]-[.A1408]&gt;=11;[.A1408];[.B1407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 table:visibility="filter">
          <table:table-cell office:value-type="float" office:value="2656" calcext:value-type="float">
            <text:p>2656</text:p>
          </table:table-cell>
          <table:table-cell table:formula="of:=IF([.B1408]-[.A1409]&gt;=11;[.A1409];[.B1408])" office:value-type="float" office:value="2662" calcext:value-type="float">
            <text:p>2662</text:p>
          </table:table-cell>
          <table:table-cell table:number-columns-repeated="9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IF([.B1409]-[.A1410]&gt;=11;[.A1410];[.B1409])" office:value-type="float" office:value="2650" calcext:value-type="float">
            <text:p>2650</text:p>
          </table:table-cell>
          <table:table-cell table:number-columns-repeated="9"/>
        </table:table-row>
        <table:table-row table:style-name="ro1" table:visibility="filter">
          <table:table-cell office:value-type="float" office:value="2646" calcext:value-type="float">
            <text:p>2646</text:p>
          </table:table-cell>
          <table:table-cell table:formula="of:=IF([.B1410]-[.A1411]&gt;=11;[.A1411];[.B1410])" office:value-type="float" office:value="2650" calcext:value-type="float">
            <text:p>2650</text:p>
          </table:table-cell>
          <table:table-cell table:number-columns-repeated="9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IF([.B1411]-[.A1412]&gt;=11;[.A1412];[.B1411])" office:value-type="float" office:value="2634" calcext:value-type="float">
            <text:p>2634</text:p>
          </table:table-cell>
          <table:table-cell table:number-columns-repeated="9"/>
        </table:table-row>
        <table:table-row table:style-name="ro1" table:visibility="filter">
          <table:table-cell office:value-type="float" office:value="2634" calcext:value-type="float">
            <text:p>2634</text:p>
          </table:table-cell>
          <table:table-cell table:formula="of:=IF([.B1412]-[.A1413]&gt;=11;[.A1413];[.B1412])" office:value-type="float" office:value="2634" calcext:value-type="float">
            <text:p>2634</text:p>
          </table:table-cell>
          <table:table-cell table:number-columns-repeated="9"/>
        </table:table-row>
        <table:table-row table:style-name="ro1" table:visibility="filter">
          <table:table-cell office:value-type="float" office:value="2634" calcext:value-type="float">
            <text:p>2634</text:p>
          </table:table-cell>
          <table:table-cell table:formula="of:=IF([.B1413]-[.A1414]&gt;=11;[.A1414];[.B1413])" office:value-type="float" office:value="2634" calcext:value-type="float">
            <text:p>2634</text:p>
          </table:table-cell>
          <table:table-cell table:number-columns-repeated="9"/>
        </table:table-row>
        <table:table-row table:style-name="ro1" table:visibility="filter">
          <table:table-cell office:value-type="float" office:value="2626" calcext:value-type="float">
            <text:p>2626</text:p>
          </table:table-cell>
          <table:table-cell table:formula="of:=IF([.B1414]-[.A1415]&gt;=11;[.A1415];[.B1414])" office:value-type="float" office:value="2634" calcext:value-type="float">
            <text:p>2634</text:p>
          </table:table-cell>
          <table:table-cell table:number-columns-repeated="9"/>
        </table:table-row>
        <table:table-row table:style-name="ro1" table:visibility="filter">
          <table:table-cell office:value-type="float" office:value="2624" calcext:value-type="float">
            <text:p>2624</text:p>
          </table:table-cell>
          <table:table-cell table:formula="of:=IF([.B1415]-[.A1416]&gt;=11;[.A1416];[.B1415])" office:value-type="float" office:value="2634" calcext:value-type="float">
            <text:p>2634</text:p>
          </table:table-cell>
          <table:table-cell table:number-columns-repeated="9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B1416]-[.A1417]&gt;=11;[.A1417];[.B1416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22" calcext:value-type="float">
            <text:p>2622</text:p>
          </table:table-cell>
          <table:table-cell table:formula="of:=IF([.B1417]-[.A1418]&gt;=11;[.A1418];[.B1417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20" calcext:value-type="float">
            <text:p>2620</text:p>
          </table:table-cell>
          <table:table-cell table:formula="of:=IF([.B1418]-[.A1419]&gt;=11;[.A1419];[.B1418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16" calcext:value-type="float">
            <text:p>2616</text:p>
          </table:table-cell>
          <table:table-cell table:formula="of:=IF([.B1419]-[.A1420]&gt;=11;[.A1420];[.B1419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16" calcext:value-type="float">
            <text:p>2616</text:p>
          </table:table-cell>
          <table:table-cell table:formula="of:=IF([.B1420]-[.A1421]&gt;=11;[.A1421];[.B1420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16" calcext:value-type="float">
            <text:p>2616</text:p>
          </table:table-cell>
          <table:table-cell table:formula="of:=IF([.B1421]-[.A1422]&gt;=11;[.A1422];[.B1421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12" calcext:value-type="float">
            <text:p>2612</text:p>
          </table:table-cell>
          <table:table-cell table:formula="of:=IF([.B1422]-[.A1423]&gt;=11;[.A1423];[.B1422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12" calcext:value-type="float">
            <text:p>2612</text:p>
          </table:table-cell>
          <table:table-cell table:formula="of:=IF([.B1423]-[.A1424]&gt;=11;[.A1424];[.B1423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 table:visibility="filter">
          <table:table-cell office:value-type="float" office:value="2612" calcext:value-type="float">
            <text:p>2612</text:p>
          </table:table-cell>
          <table:table-cell table:formula="of:=IF([.B1424]-[.A1425]&gt;=11;[.A1425];[.B1424])" office:value-type="float" office:value="2622" calcext:value-type="float">
            <text:p>2622</text:p>
          </table:table-cell>
          <table:table-cell table:number-columns-repeated="9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IF([.B1425]-[.A1426]&gt;=11;[.A1426];[.B1425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10" calcext:value-type="float">
            <text:p>2610</text:p>
          </table:table-cell>
          <table:table-cell table:formula="of:=IF([.B1426]-[.A1427]&gt;=11;[.A1427];[.B1426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10" calcext:value-type="float">
            <text:p>2610</text:p>
          </table:table-cell>
          <table:table-cell table:formula="of:=IF([.B1427]-[.A1428]&gt;=11;[.A1428];[.B1427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08" calcext:value-type="float">
            <text:p>2608</text:p>
          </table:table-cell>
          <table:table-cell table:formula="of:=IF([.B1428]-[.A1429]&gt;=11;[.A1429];[.B1428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06" calcext:value-type="float">
            <text:p>2606</text:p>
          </table:table-cell>
          <table:table-cell table:formula="of:=IF([.B1429]-[.A1430]&gt;=11;[.A1430];[.B1429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06" calcext:value-type="float">
            <text:p>2606</text:p>
          </table:table-cell>
          <table:table-cell table:formula="of:=IF([.B1430]-[.A1431]&gt;=11;[.A1431];[.B1430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06" calcext:value-type="float">
            <text:p>2606</text:p>
          </table:table-cell>
          <table:table-cell table:formula="of:=IF([.B1431]-[.A1432]&gt;=11;[.A1432];[.B1431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02" calcext:value-type="float">
            <text:p>2602</text:p>
          </table:table-cell>
          <table:table-cell table:formula="of:=IF([.B1432]-[.A1433]&gt;=11;[.A1433];[.B1432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 table:visibility="filter">
          <table:table-cell office:value-type="float" office:value="2600" calcext:value-type="float">
            <text:p>2600</text:p>
          </table:table-cell>
          <table:table-cell table:formula="of:=IF([.B1433]-[.A1434]&gt;=11;[.A1434];[.B1433])" office:value-type="float" office:value="2610" calcext:value-type="float">
            <text:p>2610</text:p>
          </table:table-cell>
          <table:table-cell table:number-columns-repeated="9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IF([.B1434]-[.A1435]&gt;=11;[.A1435];[.B1434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96" calcext:value-type="float">
            <text:p>2596</text:p>
          </table:table-cell>
          <table:table-cell table:formula="of:=IF([.B1435]-[.A1436]&gt;=11;[.A1436];[.B1435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92" calcext:value-type="float">
            <text:p>2592</text:p>
          </table:table-cell>
          <table:table-cell table:formula="of:=IF([.B1436]-[.A1437]&gt;=11;[.A1437];[.B1436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90" calcext:value-type="float">
            <text:p>2590</text:p>
          </table:table-cell>
          <table:table-cell table:formula="of:=IF([.B1437]-[.A1438]&gt;=11;[.A1438];[.B1437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90" calcext:value-type="float">
            <text:p>2590</text:p>
          </table:table-cell>
          <table:table-cell table:formula="of:=IF([.B1438]-[.A1439]&gt;=11;[.A1439];[.B1438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88" calcext:value-type="float">
            <text:p>2588</text:p>
          </table:table-cell>
          <table:table-cell table:formula="of:=IF([.B1439]-[.A1440]&gt;=11;[.A1440];[.B1439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88" calcext:value-type="float">
            <text:p>2588</text:p>
          </table:table-cell>
          <table:table-cell table:formula="of:=IF([.B1440]-[.A1441]&gt;=11;[.A1441];[.B1440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 table:visibility="filter">
          <table:table-cell office:value-type="float" office:value="2588" calcext:value-type="float">
            <text:p>2588</text:p>
          </table:table-cell>
          <table:table-cell table:formula="of:=IF([.B1441]-[.A1442]&gt;=11;[.A1442];[.B1441])" office:value-type="float" office:value="2598" calcext:value-type="float">
            <text:p>2598</text:p>
          </table:table-cell>
          <table:table-cell table:number-columns-repeated="9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IF([.B1442]-[.A1443]&gt;=11;[.A1443];[.B1442])" office:value-type="float" office:value="2586" calcext:value-type="float">
            <text:p>2586</text:p>
          </table:table-cell>
          <table:table-cell table:number-columns-repeated="9"/>
        </table:table-row>
        <table:table-row table:style-name="ro1" table:visibility="filter">
          <table:table-cell office:value-type="float" office:value="2584" calcext:value-type="float">
            <text:p>2584</text:p>
          </table:table-cell>
          <table:table-cell table:formula="of:=IF([.B1443]-[.A1444]&gt;=11;[.A1444];[.B1443])" office:value-type="float" office:value="2586" calcext:value-type="float">
            <text:p>2586</text:p>
          </table:table-cell>
          <table:table-cell table:number-columns-repeated="9"/>
        </table:table-row>
        <table:table-row table:style-name="ro1" table:visibility="filter">
          <table:table-cell office:value-type="float" office:value="2584" calcext:value-type="float">
            <text:p>2584</text:p>
          </table:table-cell>
          <table:table-cell table:formula="of:=IF([.B1444]-[.A1445]&gt;=11;[.A1445];[.B1444])" office:value-type="float" office:value="2586" calcext:value-type="float">
            <text:p>2586</text:p>
          </table:table-cell>
          <table:table-cell table:number-columns-repeated="9"/>
        </table:table-row>
        <table:table-row table:style-name="ro1" table:visibility="filter">
          <table:table-cell office:value-type="float" office:value="2580" calcext:value-type="float">
            <text:p>2580</text:p>
          </table:table-cell>
          <table:table-cell table:formula="of:=IF([.B1445]-[.A1446]&gt;=11;[.A1446];[.B1445])" office:value-type="float" office:value="2586" calcext:value-type="float">
            <text:p>2586</text:p>
          </table:table-cell>
          <table:table-cell table:number-columns-repeated="9"/>
        </table:table-row>
        <table:table-row table:style-name="ro1" table:visibility="filter">
          <table:table-cell office:value-type="float" office:value="2580" calcext:value-type="float">
            <text:p>2580</text:p>
          </table:table-cell>
          <table:table-cell table:formula="of:=IF([.B1446]-[.A1447]&gt;=11;[.A1447];[.B1446])" office:value-type="float" office:value="2586" calcext:value-type="float">
            <text:p>2586</text:p>
          </table:table-cell>
          <table:table-cell table:number-columns-repeated="9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IF([.B1447]-[.A1448]&gt;=11;[.A1448];[.B1447])" office:value-type="float" office:value="2570" calcext:value-type="float">
            <text:p>2570</text:p>
          </table:table-cell>
          <table:table-cell table:number-columns-repeated="9"/>
        </table:table-row>
        <table:table-row table:style-name="ro1" table:visibility="filter">
          <table:table-cell office:value-type="float" office:value="2570" calcext:value-type="float">
            <text:p>2570</text:p>
          </table:table-cell>
          <table:table-cell table:formula="of:=IF([.B1448]-[.A1449]&gt;=11;[.A1449];[.B1448])" office:value-type="float" office:value="2570" calcext:value-type="float">
            <text:p>2570</text:p>
          </table:table-cell>
          <table:table-cell table:number-columns-repeated="9"/>
        </table:table-row>
        <table:table-row table:style-name="ro1" table:visibility="filter">
          <table:table-cell office:value-type="float" office:value="2570" calcext:value-type="float">
            <text:p>2570</text:p>
          </table:table-cell>
          <table:table-cell table:formula="of:=IF([.B1449]-[.A1450]&gt;=11;[.A1450];[.B1449])" office:value-type="float" office:value="2570" calcext:value-type="float">
            <text:p>2570</text:p>
          </table:table-cell>
          <table:table-cell table:number-columns-repeated="9"/>
        </table:table-row>
        <table:table-row table:style-name="ro1" table:visibility="filter">
          <table:table-cell office:value-type="float" office:value="2564" calcext:value-type="float">
            <text:p>2564</text:p>
          </table:table-cell>
          <table:table-cell table:formula="of:=IF([.B1450]-[.A1451]&gt;=11;[.A1451];[.B1450])" office:value-type="float" office:value="2570" calcext:value-type="float">
            <text:p>2570</text:p>
          </table:table-cell>
          <table:table-cell table:number-columns-repeated="9"/>
        </table:table-row>
        <table:table-row table:style-name="ro1" table:visibility="filter">
          <table:table-cell office:value-type="float" office:value="2562" calcext:value-type="float">
            <text:p>2562</text:p>
          </table:table-cell>
          <table:table-cell table:formula="of:=IF([.B1451]-[.A1452]&gt;=11;[.A1452];[.B1451])"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IF([.B1452]-[.A1453]&gt;=11;[.A1453];[.B1452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8" calcext:value-type="float">
            <text:p>2548</text:p>
          </table:table-cell>
          <table:table-cell table:formula="of:=IF([.B1453]-[.A1454]&gt;=11;[.A1454];[.B1453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8" calcext:value-type="float">
            <text:p>2548</text:p>
          </table:table-cell>
          <table:table-cell table:formula="of:=IF([.B1454]-[.A1455]&gt;=11;[.A1455];[.B1454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8" calcext:value-type="float">
            <text:p>2548</text:p>
          </table:table-cell>
          <table:table-cell table:formula="of:=IF([.B1455]-[.A1456]&gt;=11;[.A1456];[.B1455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4" calcext:value-type="float">
            <text:p>2544</text:p>
          </table:table-cell>
          <table:table-cell table:formula="of:=IF([.B1456]-[.A1457]&gt;=11;[.A1457];[.B1456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2" calcext:value-type="float">
            <text:p>2542</text:p>
          </table:table-cell>
          <table:table-cell table:formula="of:=IF([.B1457]-[.A1458]&gt;=11;[.A1458];[.B1457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2" calcext:value-type="float">
            <text:p>2542</text:p>
          </table:table-cell>
          <table:table-cell table:formula="of:=IF([.B1458]-[.A1459]&gt;=11;[.A1459];[.B1458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0" calcext:value-type="float">
            <text:p>2540</text:p>
          </table:table-cell>
          <table:table-cell table:formula="of:=IF([.B1459]-[.A1460]&gt;=11;[.A1460];[.B1459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 table:visibility="filter">
          <table:table-cell office:value-type="float" office:value="2540" calcext:value-type="float">
            <text:p>2540</text:p>
          </table:table-cell>
          <table:table-cell table:formula="of:=IF([.B1460]-[.A1461]&gt;=11;[.A1461];[.B1460])"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IF([.B1461]-[.A1462]&gt;=11;[.A1462];[.B1461])" office:value-type="float" office:value="2534" calcext:value-type="float">
            <text:p>2534</text:p>
          </table:table-cell>
          <table:table-cell table:number-columns-repeated="9"/>
        </table:table-row>
        <table:table-row table:style-name="ro1" table:visibility="filter">
          <table:table-cell office:value-type="float" office:value="2534" calcext:value-type="float">
            <text:p>2534</text:p>
          </table:table-cell>
          <table:table-cell table:formula="of:=IF([.B1462]-[.A1463]&gt;=11;[.A1463];[.B1462])" office:value-type="float" office:value="2534" calcext:value-type="float">
            <text:p>2534</text:p>
          </table:table-cell>
          <table:table-cell table:number-columns-repeated="9"/>
        </table:table-row>
        <table:table-row table:style-name="ro1" table:visibility="filter">
          <table:table-cell office:value-type="float" office:value="2524" calcext:value-type="float">
            <text:p>2524</text:p>
          </table:table-cell>
          <table:table-cell table:formula="of:=IF([.B1463]-[.A1464]&gt;=11;[.A1464];[.B1463])" office:value-type="float" office:value="2534" calcext:value-type="float">
            <text:p>2534</text:p>
          </table:table-cell>
          <table:table-cell table:number-columns-repeated="9"/>
        </table:table-row>
        <table:table-row table:style-name="ro1" table:visibility="filter">
          <table:table-cell office:value-type="float" office:value="2524" calcext:value-type="float">
            <text:p>2524</text:p>
          </table:table-cell>
          <table:table-cell table:formula="of:=IF([.B1464]-[.A1465]&gt;=11;[.A1465];[.B1464])" office:value-type="float" office:value="2534" calcext:value-type="float">
            <text:p>2534</text:p>
          </table:table-cell>
          <table:table-cell table:number-columns-repeated="9"/>
        </table:table-row>
        <table:table-row table:style-name="ro1" table:visibility="filter">
          <table:table-cell office:value-type="float" office:value="2524" calcext:value-type="float">
            <text:p>2524</text:p>
          </table:table-cell>
          <table:table-cell table:formula="of:=IF([.B1465]-[.A1466]&gt;=11;[.A1466];[.B1465])" office:value-type="float" office:value="2534" calcext:value-type="float">
            <text:p>2534</text:p>
          </table:table-cell>
          <table:table-cell table:number-columns-repeated="9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B1466]-[.A1467]&gt;=11;[.A1467];[.B1466])" office:value-type="float" office:value="2514" calcext:value-type="float">
            <text:p>2514</text:p>
          </table:table-cell>
          <table:table-cell table:number-columns-repeated="9"/>
        </table:table-row>
        <table:table-row table:style-name="ro1" table:visibility="filter">
          <table:table-cell office:value-type="float" office:value="2512" calcext:value-type="float">
            <text:p>2512</text:p>
          </table:table-cell>
          <table:table-cell table:formula="of:=IF([.B1467]-[.A1468]&gt;=11;[.A1468];[.B1467])" office:value-type="float" office:value="2514" calcext:value-type="float">
            <text:p>2514</text:p>
          </table:table-cell>
          <table:table-cell table:number-columns-repeated="9"/>
        </table:table-row>
        <table:table-row table:style-name="ro1" table:visibility="filter">
          <table:table-cell office:value-type="float" office:value="2510" calcext:value-type="float">
            <text:p>2510</text:p>
          </table:table-cell>
          <table:table-cell table:formula="of:=IF([.B1468]-[.A1469]&gt;=11;[.A1469];[.B1468])" office:value-type="float" office:value="2514" calcext:value-type="float">
            <text:p>2514</text:p>
          </table:table-cell>
          <table:table-cell table:number-columns-repeated="9"/>
        </table:table-row>
        <table:table-row table:style-name="ro1" table:visibility="filter">
          <table:table-cell office:value-type="float" office:value="2508" calcext:value-type="float">
            <text:p>2508</text:p>
          </table:table-cell>
          <table:table-cell table:formula="of:=IF([.B1469]-[.A1470]&gt;=11;[.A1470];[.B1469])" office:value-type="float" office:value="2514" calcext:value-type="float">
            <text:p>2514</text:p>
          </table:table-cell>
          <table:table-cell table:number-columns-repeated="9"/>
        </table:table-row>
        <table:table-row table:style-name="ro1" table:visibility="filter">
          <table:table-cell office:value-type="float" office:value="2508" calcext:value-type="float">
            <text:p>2508</text:p>
          </table:table-cell>
          <table:table-cell table:formula="of:=IF([.B1470]-[.A1471]&gt;=11;[.A1471];[.B1470])" office:value-type="float" office:value="2514" calcext:value-type="float">
            <text:p>2514</text:p>
          </table:table-cell>
          <table:table-cell table:number-columns-repeated="9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IF([.B1471]-[.A1472]&gt;=11;[.A1472];[.B1471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502" calcext:value-type="float">
            <text:p>2502</text:p>
          </table:table-cell>
          <table:table-cell table:formula="of:=IF([.B1472]-[.A1473]&gt;=11;[.A1473];[.B1472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502" calcext:value-type="float">
            <text:p>2502</text:p>
          </table:table-cell>
          <table:table-cell table:formula="of:=IF([.B1473]-[.A1474]&gt;=11;[.A1474];[.B1473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500" calcext:value-type="float">
            <text:p>2500</text:p>
          </table:table-cell>
          <table:table-cell table:formula="of:=IF([.B1474]-[.A1475]&gt;=11;[.A1475];[.B1474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500" calcext:value-type="float">
            <text:p>2500</text:p>
          </table:table-cell>
          <table:table-cell table:formula="of:=IF([.B1475]-[.A1476]&gt;=11;[.A1476];[.B1475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498" calcext:value-type="float">
            <text:p>2498</text:p>
          </table:table-cell>
          <table:table-cell table:formula="of:=IF([.B1476]-[.A1477]&gt;=11;[.A1477];[.B1476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496" calcext:value-type="float">
            <text:p>2496</text:p>
          </table:table-cell>
          <table:table-cell table:formula="of:=IF([.B1477]-[.A1478]&gt;=11;[.A1478];[.B1477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 table:visibility="filter">
          <table:table-cell office:value-type="float" office:value="2496" calcext:value-type="float">
            <text:p>2496</text:p>
          </table:table-cell>
          <table:table-cell table:formula="of:=IF([.B1478]-[.A1479]&gt;=11;[.A1479];[.B1478])" office:value-type="float" office:value="2502" calcext:value-type="float">
            <text:p>2502</text:p>
          </table:table-cell>
          <table:table-cell table:number-columns-repeated="9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B1479]-[.A1480]&gt;=11;[.A1480];[.B1479])" office:value-type="float" office:value="2490" calcext:value-type="float">
            <text:p>2490</text:p>
          </table:table-cell>
          <table:table-cell table:number-columns-repeated="9"/>
        </table:table-row>
        <table:table-row table:style-name="ro1" table:visibility="filter">
          <table:table-cell office:value-type="float" office:value="2488" calcext:value-type="float">
            <text:p>2488</text:p>
          </table:table-cell>
          <table:table-cell table:formula="of:=IF([.B1480]-[.A1481]&gt;=11;[.A1481];[.B1480])" office:value-type="float" office:value="2490" calcext:value-type="float">
            <text:p>2490</text:p>
          </table:table-cell>
          <table:table-cell table:number-columns-repeated="9"/>
        </table:table-row>
        <table:table-row table:style-name="ro1" table:visibility="filter">
          <table:table-cell office:value-type="float" office:value="2486" calcext:value-type="float">
            <text:p>2486</text:p>
          </table:table-cell>
          <table:table-cell table:formula="of:=IF([.B1481]-[.A1482]&gt;=11;[.A1482];[.B1481])" office:value-type="float" office:value="2490" calcext:value-type="float">
            <text:p>2490</text:p>
          </table:table-cell>
          <table:table-cell table:number-columns-repeated="9"/>
        </table:table-row>
        <table:table-row table:style-name="ro1" table:visibility="filter">
          <table:table-cell office:value-type="float" office:value="2486" calcext:value-type="float">
            <text:p>2486</text:p>
          </table:table-cell>
          <table:table-cell table:formula="of:=IF([.B1482]-[.A1483]&gt;=11;[.A1483];[.B1482])" office:value-type="float" office:value="2490" calcext:value-type="float">
            <text:p>2490</text:p>
          </table:table-cell>
          <table:table-cell table:number-columns-repeated="9"/>
        </table:table-row>
        <table:table-row table:style-name="ro1" table:visibility="filter">
          <table:table-cell office:value-type="float" office:value="2484" calcext:value-type="float">
            <text:p>2484</text:p>
          </table:table-cell>
          <table:table-cell table:formula="of:=IF([.B1483]-[.A1484]&gt;=11;[.A1484];[.B1483])" office:value-type="float" office:value="2490" calcext:value-type="float">
            <text:p>2490</text:p>
          </table:table-cell>
          <table:table-cell table:number-columns-repeated="9"/>
        </table:table-row>
        <table:table-row table:style-name="ro1" table:visibility="filter">
          <table:table-cell office:value-type="float" office:value="2480" calcext:value-type="float">
            <text:p>2480</text:p>
          </table:table-cell>
          <table:table-cell table:formula="of:=IF([.B1484]-[.A1485]&gt;=11;[.A1485];[.B1484])" office:value-type="float" office:value="2490" calcext:value-type="float">
            <text:p>2490</text:p>
          </table:table-cell>
          <table:table-cell table:number-columns-repeated="9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IF([.B1485]-[.A1486]&gt;=11;[.A1486];[.B1485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8" calcext:value-type="float">
            <text:p>2478</text:p>
          </table:table-cell>
          <table:table-cell table:formula="of:=IF([.B1486]-[.A1487]&gt;=11;[.A1487];[.B1486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6" calcext:value-type="float">
            <text:p>2476</text:p>
          </table:table-cell>
          <table:table-cell table:formula="of:=IF([.B1487]-[.A1488]&gt;=11;[.A1488];[.B1487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6" calcext:value-type="float">
            <text:p>2476</text:p>
          </table:table-cell>
          <table:table-cell table:formula="of:=IF([.B1488]-[.A1489]&gt;=11;[.A1489];[.B1488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4" calcext:value-type="float">
            <text:p>2474</text:p>
          </table:table-cell>
          <table:table-cell table:formula="of:=IF([.B1489]-[.A1490]&gt;=11;[.A1490];[.B1489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2" calcext:value-type="float">
            <text:p>2472</text:p>
          </table:table-cell>
          <table:table-cell table:formula="of:=IF([.B1490]-[.A1491]&gt;=11;[.A1491];[.B1490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2" calcext:value-type="float">
            <text:p>2472</text:p>
          </table:table-cell>
          <table:table-cell table:formula="of:=IF([.B1491]-[.A1492]&gt;=11;[.A1492];[.B1491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2" calcext:value-type="float">
            <text:p>2472</text:p>
          </table:table-cell>
          <table:table-cell table:formula="of:=IF([.B1492]-[.A1493]&gt;=11;[.A1493];[.B1492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 table:visibility="filter">
          <table:table-cell office:value-type="float" office:value="2470" calcext:value-type="float">
            <text:p>2470</text:p>
          </table:table-cell>
          <table:table-cell table:formula="of:=IF([.B1493]-[.A1494]&gt;=11;[.A1494];[.B1493])" office:value-type="float" office:value="2478" calcext:value-type="float">
            <text:p>2478</text:p>
          </table:table-cell>
          <table:table-cell table:number-columns-repeated="9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IF([.B1494]-[.A1495]&gt;=11;[.A1495];[.B1494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table:formula="of:=IF([.B1495]-[.A1496]&gt;=11;[.A1496];[.B1495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table:formula="of:=IF([.B1496]-[.A1497]&gt;=11;[.A1497];[.B1496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table:formula="of:=IF([.B1497]-[.A1498]&gt;=11;[.A1498];[.B1497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table:formula="of:=IF([.B1498]-[.A1499]&gt;=11;[.A1499];[.B1498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table:formula="of:=IF([.B1499]-[.A1500]&gt;=11;[.A1500];[.B1499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table:formula="of:=IF([.B1500]-[.A1501]&gt;=11;[.A1501];[.B1500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0" calcext:value-type="float">
            <text:p>2460</text:p>
          </table:table-cell>
          <table:table-cell table:formula="of:=IF([.B1501]-[.A1502]&gt;=11;[.A1502];[.B1501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60" calcext:value-type="float">
            <text:p>2460</text:p>
          </table:table-cell>
          <table:table-cell table:formula="of:=IF([.B1502]-[.A1503]&gt;=11;[.A1503];[.B1502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58" calcext:value-type="float">
            <text:p>2458</text:p>
          </table:table-cell>
          <table:table-cell table:formula="of:=IF([.B1503]-[.A1504]&gt;=11;[.A1504];[.B1503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 table:visibility="filter">
          <table:table-cell office:value-type="float" office:value="2456" calcext:value-type="float">
            <text:p>2456</text:p>
          </table:table-cell>
          <table:table-cell table:formula="of:=IF([.B1504]-[.A1505]&gt;=11;[.A1505];[.B1504])" office:value-type="float" office:value="2466" calcext:value-type="float">
            <text:p>2466</text:p>
          </table:table-cell>
          <table:table-cell table:number-columns-repeated="9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IF([.B1505]-[.A1506]&gt;=11;[.A1506];[.B1505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 table:visibility="filter">
          <table:table-cell office:value-type="float" office:value="2452" calcext:value-type="float">
            <text:p>2452</text:p>
          </table:table-cell>
          <table:table-cell table:formula="of:=IF([.B1506]-[.A1507]&gt;=11;[.A1507];[.B1506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 table:visibility="filter">
          <table:table-cell office:value-type="float" office:value="2448" calcext:value-type="float">
            <text:p>2448</text:p>
          </table:table-cell>
          <table:table-cell table:formula="of:=IF([.B1507]-[.A1508]&gt;=11;[.A1508];[.B1507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 table:visibility="filter">
          <table:table-cell office:value-type="float" office:value="2446" calcext:value-type="float">
            <text:p>2446</text:p>
          </table:table-cell>
          <table:table-cell table:formula="of:=IF([.B1508]-[.A1509]&gt;=11;[.A1509];[.B1508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 table:visibility="filter">
          <table:table-cell office:value-type="float" office:value="2444" calcext:value-type="float">
            <text:p>2444</text:p>
          </table:table-cell>
          <table:table-cell table:formula="of:=IF([.B1509]-[.A1510]&gt;=11;[.A1510];[.B1509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 table:visibility="filter">
          <table:table-cell office:value-type="float" office:value="2444" calcext:value-type="float">
            <text:p>2444</text:p>
          </table:table-cell>
          <table:table-cell table:formula="of:=IF([.B1510]-[.A1511]&gt;=11;[.A1511];[.B1510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 table:visibility="filter">
          <table:table-cell office:value-type="float" office:value="2444" calcext:value-type="float">
            <text:p>2444</text:p>
          </table:table-cell>
          <table:table-cell table:formula="of:=IF([.B1511]-[.A1512]&gt;=11;[.A1512];[.B1511])" office:value-type="float" office:value="2454" calcext:value-type="float">
            <text:p>2454</text:p>
          </table:table-cell>
          <table:table-cell table:number-columns-repeated="9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IF([.B1512]-[.A1513]&gt;=11;[.A1513];[.B1512])" office:value-type="float" office:value="2442" calcext:value-type="float">
            <text:p>2442</text:p>
          </table:table-cell>
          <table:table-cell table:number-columns-repeated="9"/>
        </table:table-row>
        <table:table-row table:style-name="ro1" table:visibility="filter">
          <table:table-cell office:value-type="float" office:value="2440" calcext:value-type="float">
            <text:p>2440</text:p>
          </table:table-cell>
          <table:table-cell table:formula="of:=IF([.B1513]-[.A1514]&gt;=11;[.A1514];[.B1513])" office:value-type="float" office:value="2442" calcext:value-type="float">
            <text:p>2442</text:p>
          </table:table-cell>
          <table:table-cell table:number-columns-repeated="9"/>
        </table:table-row>
        <table:table-row table:style-name="ro1" table:visibility="filter">
          <table:table-cell office:value-type="float" office:value="2438" calcext:value-type="float">
            <text:p>2438</text:p>
          </table:table-cell>
          <table:table-cell table:formula="of:=IF([.B1514]-[.A1515]&gt;=11;[.A1515];[.B1514])" office:value-type="float" office:value="2442" calcext:value-type="float">
            <text:p>2442</text:p>
          </table:table-cell>
          <table:table-cell table:number-columns-repeated="9"/>
        </table:table-row>
        <table:table-row table:style-name="ro1" table:visibility="filter">
          <table:table-cell office:value-type="float" office:value="2438" calcext:value-type="float">
            <text:p>2438</text:p>
          </table:table-cell>
          <table:table-cell table:formula="of:=IF([.B1515]-[.A1516]&gt;=11;[.A1516];[.B1515])" office:value-type="float" office:value="2442" calcext:value-type="float">
            <text:p>2442</text:p>
          </table:table-cell>
          <table:table-cell table:number-columns-repeated="9"/>
        </table:table-row>
        <table:table-row table:style-name="ro1" table:visibility="filter">
          <table:table-cell office:value-type="float" office:value="2434" calcext:value-type="float">
            <text:p>2434</text:p>
          </table:table-cell>
          <table:table-cell table:formula="of:=IF([.B1516]-[.A1517]&gt;=11;[.A1517];[.B1516])" office:value-type="float" office:value="2442" calcext:value-type="float">
            <text:p>2442</text:p>
          </table:table-cell>
          <table:table-cell table:number-columns-repeated="9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IF([.B1517]-[.A1518]&gt;=11;[.A1518];[.B1517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 table:visibility="filter">
          <table:table-cell office:value-type="float" office:value="2428" calcext:value-type="float">
            <text:p>2428</text:p>
          </table:table-cell>
          <table:table-cell table:formula="of:=IF([.B1518]-[.A1519]&gt;=11;[.A1519];[.B1518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 table:visibility="filter">
          <table:table-cell office:value-type="float" office:value="2428" calcext:value-type="float">
            <text:p>2428</text:p>
          </table:table-cell>
          <table:table-cell table:formula="of:=IF([.B1519]-[.A1520]&gt;=11;[.A1520];[.B1519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 table:visibility="filter">
          <table:table-cell office:value-type="float" office:value="2426" calcext:value-type="float">
            <text:p>2426</text:p>
          </table:table-cell>
          <table:table-cell table:formula="of:=IF([.B1520]-[.A1521]&gt;=11;[.A1521];[.B1520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 table:visibility="filter">
          <table:table-cell office:value-type="float" office:value="2424" calcext:value-type="float">
            <text:p>2424</text:p>
          </table:table-cell>
          <table:table-cell table:formula="of:=IF([.B1521]-[.A1522]&gt;=11;[.A1522];[.B1521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 table:visibility="filter">
          <table:table-cell office:value-type="float" office:value="2422" calcext:value-type="float">
            <text:p>2422</text:p>
          </table:table-cell>
          <table:table-cell table:formula="of:=IF([.B1522]-[.A1523]&gt;=11;[.A1523];[.B1522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 table:visibility="filter">
          <table:table-cell office:value-type="float" office:value="2420" calcext:value-type="float">
            <text:p>2420</text:p>
          </table:table-cell>
          <table:table-cell table:formula="of:=IF([.B1523]-[.A1524]&gt;=11;[.A1524];[.B1523])" office:value-type="float" office:value="2430" calcext:value-type="float">
            <text:p>2430</text:p>
          </table:table-cell>
          <table:table-cell table:number-columns-repeated="9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IF([.B1524]-[.A1525]&gt;=11;[.A1525];[.B1524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16" calcext:value-type="float">
            <text:p>2416</text:p>
          </table:table-cell>
          <table:table-cell table:formula="of:=IF([.B1525]-[.A1526]&gt;=11;[.A1526];[.B1525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16" calcext:value-type="float">
            <text:p>2416</text:p>
          </table:table-cell>
          <table:table-cell table:formula="of:=IF([.B1526]-[.A1527]&gt;=11;[.A1527];[.B1526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14" calcext:value-type="float">
            <text:p>2414</text:p>
          </table:table-cell>
          <table:table-cell table:formula="of:=IF([.B1527]-[.A1528]&gt;=11;[.A1528];[.B1527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12" calcext:value-type="float">
            <text:p>2412</text:p>
          </table:table-cell>
          <table:table-cell table:formula="of:=IF([.B1528]-[.A1529]&gt;=11;[.A1529];[.B1528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10" calcext:value-type="float">
            <text:p>2410</text:p>
          </table:table-cell>
          <table:table-cell table:formula="of:=IF([.B1529]-[.A1530]&gt;=11;[.A1530];[.B1529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08" calcext:value-type="float">
            <text:p>2408</text:p>
          </table:table-cell>
          <table:table-cell table:formula="of:=IF([.B1530]-[.A1531]&gt;=11;[.A1531];[.B1530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 table:visibility="filter">
          <table:table-cell office:value-type="float" office:value="2408" calcext:value-type="float">
            <text:p>2408</text:p>
          </table:table-cell>
          <table:table-cell table:formula="of:=IF([.B1531]-[.A1532]&gt;=11;[.A1532];[.B1531])" office:value-type="float" office:value="2418" calcext:value-type="float">
            <text:p>2418</text:p>
          </table:table-cell>
          <table:table-cell table:number-columns-repeated="9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IF([.B1532]-[.A1533]&gt;=11;[.A1533];[.B1532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406" calcext:value-type="float">
            <text:p>2406</text:p>
          </table:table-cell>
          <table:table-cell table:formula="of:=IF([.B1533]-[.A1534]&gt;=11;[.A1534];[.B1533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402" calcext:value-type="float">
            <text:p>2402</text:p>
          </table:table-cell>
          <table:table-cell table:formula="of:=IF([.B1534]-[.A1535]&gt;=11;[.A1535];[.B1534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402" calcext:value-type="float">
            <text:p>2402</text:p>
          </table:table-cell>
          <table:table-cell table:formula="of:=IF([.B1535]-[.A1536]&gt;=11;[.A1536];[.B1535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400" calcext:value-type="float">
            <text:p>2400</text:p>
          </table:table-cell>
          <table:table-cell table:formula="of:=IF([.B1536]-[.A1537]&gt;=11;[.A1537];[.B1536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400" calcext:value-type="float">
            <text:p>2400</text:p>
          </table:table-cell>
          <table:table-cell table:formula="of:=IF([.B1537]-[.A1538]&gt;=11;[.A1538];[.B1537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398" calcext:value-type="float">
            <text:p>2398</text:p>
          </table:table-cell>
          <table:table-cell table:formula="of:=IF([.B1538]-[.A1539]&gt;=11;[.A1539];[.B1538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 table:visibility="filter">
          <table:table-cell office:value-type="float" office:value="2396" calcext:value-type="float">
            <text:p>2396</text:p>
          </table:table-cell>
          <table:table-cell table:formula="of:=IF([.B1539]-[.A1540]&gt;=11;[.A1540];[.B1539])" office:value-type="float" office:value="2406" calcext:value-type="float">
            <text:p>2406</text:p>
          </table:table-cell>
          <table:table-cell table:number-columns-repeated="9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[.B1540]-[.A1541]&gt;=11;[.A1541];[.B1540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92" calcext:value-type="float">
            <text:p>2392</text:p>
          </table:table-cell>
          <table:table-cell table:formula="of:=IF([.B1541]-[.A1542]&gt;=11;[.A1542];[.B1541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90" calcext:value-type="float">
            <text:p>2390</text:p>
          </table:table-cell>
          <table:table-cell table:formula="of:=IF([.B1542]-[.A1543]&gt;=11;[.A1543];[.B1542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90" calcext:value-type="float">
            <text:p>2390</text:p>
          </table:table-cell>
          <table:table-cell table:formula="of:=IF([.B1543]-[.A1544]&gt;=11;[.A1544];[.B1543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90" calcext:value-type="float">
            <text:p>2390</text:p>
          </table:table-cell>
          <table:table-cell table:formula="of:=IF([.B1544]-[.A1545]&gt;=11;[.A1545];[.B1544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86" calcext:value-type="float">
            <text:p>2386</text:p>
          </table:table-cell>
          <table:table-cell table:formula="of:=IF([.B1545]-[.A1546]&gt;=11;[.A1546];[.B1545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86" calcext:value-type="float">
            <text:p>2386</text:p>
          </table:table-cell>
          <table:table-cell table:formula="of:=IF([.B1546]-[.A1547]&gt;=11;[.A1547];[.B1546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86" calcext:value-type="float">
            <text:p>2386</text:p>
          </table:table-cell>
          <table:table-cell table:formula="of:=IF([.B1547]-[.A1548]&gt;=11;[.A1548];[.B1547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86" calcext:value-type="float">
            <text:p>2386</text:p>
          </table:table-cell>
          <table:table-cell table:formula="of:=IF([.B1548]-[.A1549]&gt;=11;[.A1549];[.B1548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86" calcext:value-type="float">
            <text:p>2386</text:p>
          </table:table-cell>
          <table:table-cell table:formula="of:=IF([.B1549]-[.A1550]&gt;=11;[.A1550];[.B1549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 table:visibility="filter">
          <table:table-cell office:value-type="float" office:value="2384" calcext:value-type="float">
            <text:p>2384</text:p>
          </table:table-cell>
          <table:table-cell table:formula="of:=IF([.B1550]-[.A1551]&gt;=11;[.A1551];[.B1550])" office:value-type="float" office:value="2394" calcext:value-type="float">
            <text:p>2394</text:p>
          </table:table-cell>
          <table:table-cell table:number-columns-repeated="9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IF([.B1551]-[.A1552]&gt;=11;[.A1552];[.B1551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 table:visibility="filter">
          <table:table-cell office:value-type="float" office:value="2380" calcext:value-type="float">
            <text:p>2380</text:p>
          </table:table-cell>
          <table:table-cell table:formula="of:=IF([.B1552]-[.A1553]&gt;=11;[.A1553];[.B1552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 table:visibility="filter">
          <table:table-cell office:value-type="float" office:value="2380" calcext:value-type="float">
            <text:p>2380</text:p>
          </table:table-cell>
          <table:table-cell table:formula="of:=IF([.B1553]-[.A1554]&gt;=11;[.A1554];[.B1553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 table:visibility="filter">
          <table:table-cell office:value-type="float" office:value="2378" calcext:value-type="float">
            <text:p>2378</text:p>
          </table:table-cell>
          <table:table-cell table:formula="of:=IF([.B1554]-[.A1555]&gt;=11;[.A1555];[.B1554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 table:visibility="filter">
          <table:table-cell office:value-type="float" office:value="2376" calcext:value-type="float">
            <text:p>2376</text:p>
          </table:table-cell>
          <table:table-cell table:formula="of:=IF([.B1555]-[.A1556]&gt;=11;[.A1556];[.B1555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 table:visibility="filter">
          <table:table-cell office:value-type="float" office:value="2376" calcext:value-type="float">
            <text:p>2376</text:p>
          </table:table-cell>
          <table:table-cell table:formula="of:=IF([.B1556]-[.A1557]&gt;=11;[.A1557];[.B1556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 table:visibility="filter">
          <table:table-cell office:value-type="float" office:value="2374" calcext:value-type="float">
            <text:p>2374</text:p>
          </table:table-cell>
          <table:table-cell table:formula="of:=IF([.B1557]-[.A1558]&gt;=11;[.A1558];[.B1557])"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IF([.B1558]-[.A1559]&gt;=11;[.A1559];[.B1558])" office:value-type="float" office:value="2368" calcext:value-type="float">
            <text:p>2368</text:p>
          </table:table-cell>
          <table:table-cell table:number-columns-repeated="9"/>
        </table:table-row>
        <table:table-row table:style-name="ro1" table:visibility="filter">
          <table:table-cell office:value-type="float" office:value="2366" calcext:value-type="float">
            <text:p>2366</text:p>
          </table:table-cell>
          <table:table-cell table:formula="of:=IF([.B1559]-[.A1560]&gt;=11;[.A1560];[.B1559])" office:value-type="float" office:value="2368" calcext:value-type="float">
            <text:p>2368</text:p>
          </table:table-cell>
          <table:table-cell table:number-columns-repeated="9"/>
        </table:table-row>
        <table:table-row table:style-name="ro1" table:visibility="filter">
          <table:table-cell office:value-type="float" office:value="2364" calcext:value-type="float">
            <text:p>2364</text:p>
          </table:table-cell>
          <table:table-cell table:formula="of:=IF([.B1560]-[.A1561]&gt;=11;[.A1561];[.B1560])" office:value-type="float" office:value="2368" calcext:value-type="float">
            <text:p>2368</text:p>
          </table:table-cell>
          <table:table-cell table:number-columns-repeated="9"/>
        </table:table-row>
        <table:table-row table:style-name="ro1" table:visibility="filter">
          <table:table-cell office:value-type="float" office:value="2360" calcext:value-type="float">
            <text:p>2360</text:p>
          </table:table-cell>
          <table:table-cell table:formula="of:=IF([.B1561]-[.A1562]&gt;=11;[.A1562];[.B1561])" office:value-type="float" office:value="2368" calcext:value-type="float">
            <text:p>2368</text:p>
          </table:table-cell>
          <table:table-cell table:number-columns-repeated="9"/>
        </table:table-row>
        <table:table-row table:style-name="ro1" table:visibility="filter">
          <table:table-cell office:value-type="float" office:value="2358" calcext:value-type="float">
            <text:p>2358</text:p>
          </table:table-cell>
          <table:table-cell table:formula="of:=IF([.B1562]-[.A1563]&gt;=11;[.A1563];[.B1562])" office:value-type="float" office:value="2368" calcext:value-type="float">
            <text:p>2368</text:p>
          </table:table-cell>
          <table:table-cell table:number-columns-repeated="9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[.B1563]-[.A1564]&gt;=11;[.A1564];[.B1563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 table:visibility="filter">
          <table:table-cell office:value-type="float" office:value="2356" calcext:value-type="float">
            <text:p>2356</text:p>
          </table:table-cell>
          <table:table-cell table:formula="of:=IF([.B1564]-[.A1565]&gt;=11;[.A1565];[.B1564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 table:visibility="filter">
          <table:table-cell office:value-type="float" office:value="2354" calcext:value-type="float">
            <text:p>2354</text:p>
          </table:table-cell>
          <table:table-cell table:formula="of:=IF([.B1565]-[.A1566]&gt;=11;[.A1566];[.B1565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 table:visibility="filter">
          <table:table-cell office:value-type="float" office:value="2354" calcext:value-type="float">
            <text:p>2354</text:p>
          </table:table-cell>
          <table:table-cell table:formula="of:=IF([.B1566]-[.A1567]&gt;=11;[.A1567];[.B1566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 table:visibility="filter">
          <table:table-cell office:value-type="float" office:value="2348" calcext:value-type="float">
            <text:p>2348</text:p>
          </table:table-cell>
          <table:table-cell table:formula="of:=IF([.B1567]-[.A1568]&gt;=11;[.A1568];[.B1567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 table:visibility="filter">
          <table:table-cell office:value-type="float" office:value="2348" calcext:value-type="float">
            <text:p>2348</text:p>
          </table:table-cell>
          <table:table-cell table:formula="of:=IF([.B1568]-[.A1569]&gt;=11;[.A1569];[.B1568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 table:visibility="filter">
          <table:table-cell office:value-type="float" office:value="2346" calcext:value-type="float">
            <text:p>2346</text:p>
          </table:table-cell>
          <table:table-cell table:formula="of:=IF([.B1569]-[.A1570]&gt;=11;[.A1570];[.B1569])" office:value-type="float" office:value="2356" calcext:value-type="float">
            <text:p>2356</text:p>
          </table:table-cell>
          <table:table-cell table:number-columns-repeated="9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B1570]-[.A1571]&gt;=11;[.A1571];[.B1570])" office:value-type="float" office:value="2342" calcext:value-type="float">
            <text:p>2342</text:p>
          </table:table-cell>
          <table:table-cell table:number-columns-repeated="9"/>
        </table:table-row>
        <table:table-row table:style-name="ro1" table:visibility="filter">
          <table:table-cell office:value-type="float" office:value="2340" calcext:value-type="float">
            <text:p>2340</text:p>
          </table:table-cell>
          <table:table-cell table:formula="of:=IF([.B1571]-[.A1572]&gt;=11;[.A1572];[.B1571])" office:value-type="float" office:value="2342" calcext:value-type="float">
            <text:p>2342</text:p>
          </table:table-cell>
          <table:table-cell table:number-columns-repeated="9"/>
        </table:table-row>
        <table:table-row table:style-name="ro1" table:visibility="filter">
          <table:table-cell office:value-type="float" office:value="2338" calcext:value-type="float">
            <text:p>2338</text:p>
          </table:table-cell>
          <table:table-cell table:formula="of:=IF([.B1572]-[.A1573]&gt;=11;[.A1573];[.B1572])" office:value-type="float" office:value="2342" calcext:value-type="float">
            <text:p>2342</text:p>
          </table:table-cell>
          <table:table-cell table:number-columns-repeated="9"/>
        </table:table-row>
        <table:table-row table:style-name="ro1" table:visibility="filter">
          <table:table-cell office:value-type="float" office:value="2334" calcext:value-type="float">
            <text:p>2334</text:p>
          </table:table-cell>
          <table:table-cell table:formula="of:=IF([.B1573]-[.A1574]&gt;=11;[.A1574];[.B1573])" office:value-type="float" office:value="2342" calcext:value-type="float">
            <text:p>2342</text:p>
          </table:table-cell>
          <table:table-cell table:number-columns-repeated="9"/>
        </table:table-row>
        <table:table-row table:style-name="ro1" table:visibility="filter">
          <table:table-cell office:value-type="float" office:value="2332" calcext:value-type="float">
            <text:p>2332</text:p>
          </table:table-cell>
          <table:table-cell table:formula="of:=IF([.B1574]-[.A1575]&gt;=11;[.A1575];[.B1574])" office:value-type="float" office:value="2342" calcext:value-type="float">
            <text:p>2342</text:p>
          </table:table-cell>
          <table:table-cell table:number-columns-repeated="9"/>
        </table:table-row>
        <table:table-row table:style-name="ro1" table:visibility="filter">
          <table:table-cell office:value-type="float" office:value="2332" calcext:value-type="float">
            <text:p>2332</text:p>
          </table:table-cell>
          <table:table-cell table:formula="of:=IF([.B1575]-[.A1576]&gt;=11;[.A1576];[.B1575])" office:value-type="float" office:value="2342" calcext:value-type="float">
            <text:p>2342</text:p>
          </table:table-cell>
          <table:table-cell table:number-columns-repeated="9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IF([.B1576]-[.A1577]&gt;=11;[.A1577];[.B1576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 table:visibility="filter">
          <table:table-cell office:value-type="float" office:value="2328" calcext:value-type="float">
            <text:p>2328</text:p>
          </table:table-cell>
          <table:table-cell table:formula="of:=IF([.B1577]-[.A1578]&gt;=11;[.A1578];[.B1577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 table:visibility="filter">
          <table:table-cell office:value-type="float" office:value="2326" calcext:value-type="float">
            <text:p>2326</text:p>
          </table:table-cell>
          <table:table-cell table:formula="of:=IF([.B1578]-[.A1579]&gt;=11;[.A1579];[.B1578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 table:visibility="filter">
          <table:table-cell office:value-type="float" office:value="2324" calcext:value-type="float">
            <text:p>2324</text:p>
          </table:table-cell>
          <table:table-cell table:formula="of:=IF([.B1579]-[.A1580]&gt;=11;[.A1580];[.B1579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 table:visibility="filter">
          <table:table-cell office:value-type="float" office:value="2322" calcext:value-type="float">
            <text:p>2322</text:p>
          </table:table-cell>
          <table:table-cell table:formula="of:=IF([.B1580]-[.A1581]&gt;=11;[.A1581];[.B1580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 table:visibility="filter">
          <table:table-cell office:value-type="float" office:value="2320" calcext:value-type="float">
            <text:p>2320</text:p>
          </table:table-cell>
          <table:table-cell table:formula="of:=IF([.B1581]-[.A1582]&gt;=11;[.A1582];[.B1581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 table:visibility="filter">
          <table:table-cell office:value-type="float" office:value="2320" calcext:value-type="float">
            <text:p>2320</text:p>
          </table:table-cell>
          <table:table-cell table:formula="of:=IF([.B1582]-[.A1583]&gt;=11;[.A1583];[.B1582])" office:value-type="float" office:value="2330" calcext:value-type="float">
            <text:p>2330</text:p>
          </table:table-cell>
          <table:table-cell table:number-columns-repeated="9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B1583]-[.A1584]&gt;=11;[.A1584];[.B1583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14" calcext:value-type="float">
            <text:p>2314</text:p>
          </table:table-cell>
          <table:table-cell table:formula="of:=IF([.B1584]-[.A1585]&gt;=11;[.A1585];[.B1584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12" calcext:value-type="float">
            <text:p>2312</text:p>
          </table:table-cell>
          <table:table-cell table:formula="of:=IF([.B1585]-[.A1586]&gt;=11;[.A1586];[.B1585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12" calcext:value-type="float">
            <text:p>2312</text:p>
          </table:table-cell>
          <table:table-cell table:formula="of:=IF([.B1586]-[.A1587]&gt;=11;[.A1587];[.B1586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12" calcext:value-type="float">
            <text:p>2312</text:p>
          </table:table-cell>
          <table:table-cell table:formula="of:=IF([.B1587]-[.A1588]&gt;=11;[.A1588];[.B1587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10" calcext:value-type="float">
            <text:p>2310</text:p>
          </table:table-cell>
          <table:table-cell table:formula="of:=IF([.B1588]-[.A1589]&gt;=11;[.A1589];[.B1588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10" calcext:value-type="float">
            <text:p>2310</text:p>
          </table:table-cell>
          <table:table-cell table:formula="of:=IF([.B1589]-[.A1590]&gt;=11;[.A1590];[.B1589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 table:visibility="filter">
          <table:table-cell office:value-type="float" office:value="2308" calcext:value-type="float">
            <text:p>2308</text:p>
          </table:table-cell>
          <table:table-cell table:formula="of:=IF([.B1590]-[.A1591]&gt;=11;[.A1591];[.B1590])" office:value-type="float" office:value="2318" calcext:value-type="float">
            <text:p>2318</text:p>
          </table:table-cell>
          <table:table-cell table:number-columns-repeated="9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IF([.B1591]-[.A1592]&gt;=11;[.A1592];[.B1591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306" calcext:value-type="float">
            <text:p>2306</text:p>
          </table:table-cell>
          <table:table-cell table:formula="of:=IF([.B1592]-[.A1593]&gt;=11;[.A1593];[.B1592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306" calcext:value-type="float">
            <text:p>2306</text:p>
          </table:table-cell>
          <table:table-cell table:formula="of:=IF([.B1593]-[.A1594]&gt;=11;[.A1594];[.B1593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304" calcext:value-type="float">
            <text:p>2304</text:p>
          </table:table-cell>
          <table:table-cell table:formula="of:=IF([.B1594]-[.A1595]&gt;=11;[.A1595];[.B1594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304" calcext:value-type="float">
            <text:p>2304</text:p>
          </table:table-cell>
          <table:table-cell table:formula="of:=IF([.B1595]-[.A1596]&gt;=11;[.A1596];[.B1595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302" calcext:value-type="float">
            <text:p>2302</text:p>
          </table:table-cell>
          <table:table-cell table:formula="of:=IF([.B1596]-[.A1597]&gt;=11;[.A1597];[.B1596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298" calcext:value-type="float">
            <text:p>2298</text:p>
          </table:table-cell>
          <table:table-cell table:formula="of:=IF([.B1597]-[.A1598]&gt;=11;[.A1598];[.B1597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296" calcext:value-type="float">
            <text:p>2296</text:p>
          </table:table-cell>
          <table:table-cell table:formula="of:=IF([.B1598]-[.A1599]&gt;=11;[.A1599];[.B1598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 table:visibility="filter">
          <table:table-cell office:value-type="float" office:value="2296" calcext:value-type="float">
            <text:p>2296</text:p>
          </table:table-cell>
          <table:table-cell table:formula="of:=IF([.B1599]-[.A1600]&gt;=11;[.A1600];[.B1599])" office:value-type="float" office:value="2306" calcext:value-type="float">
            <text:p>2306</text:p>
          </table:table-cell>
          <table:table-cell table:number-columns-repeated="9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IF([.B1600]-[.A1601]&gt;=11;[.A1601];[.B1600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 table:visibility="filter">
          <table:table-cell office:value-type="float" office:value="2292" calcext:value-type="float">
            <text:p>2292</text:p>
          </table:table-cell>
          <table:table-cell table:formula="of:=IF([.B1601]-[.A1602]&gt;=11;[.A1602];[.B1601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 table:visibility="filter">
          <table:table-cell office:value-type="float" office:value="2292" calcext:value-type="float">
            <text:p>2292</text:p>
          </table:table-cell>
          <table:table-cell table:formula="of:=IF([.B1602]-[.A1603]&gt;=11;[.A1603];[.B1602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 table:visibility="filter">
          <table:table-cell office:value-type="float" office:value="2290" calcext:value-type="float">
            <text:p>2290</text:p>
          </table:table-cell>
          <table:table-cell table:formula="of:=IF([.B1603]-[.A1604]&gt;=11;[.A1604];[.B1603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 table:visibility="filter">
          <table:table-cell office:value-type="float" office:value="2288" calcext:value-type="float">
            <text:p>2288</text:p>
          </table:table-cell>
          <table:table-cell table:formula="of:=IF([.B1604]-[.A1605]&gt;=11;[.A1605];[.B1604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 table:visibility="filter">
          <table:table-cell office:value-type="float" office:value="2288" calcext:value-type="float">
            <text:p>2288</text:p>
          </table:table-cell>
          <table:table-cell table:formula="of:=IF([.B1605]-[.A1606]&gt;=11;[.A1606];[.B1605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 table:visibility="filter">
          <table:table-cell office:value-type="float" office:value="2286" calcext:value-type="float">
            <text:p>2286</text:p>
          </table:table-cell>
          <table:table-cell table:formula="of:=IF([.B1606]-[.A1607]&gt;=11;[.A1607];[.B1606])" office:value-type="float" office:value="2294" calcext:value-type="float">
            <text:p>2294</text:p>
          </table:table-cell>
          <table:table-cell table:number-columns-repeated="9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IF([.B1607]-[.A1608]&gt;=11;[.A1608];[.B1607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table:formula="of:=IF([.B1608]-[.A1609]&gt;=11;[.A1609];[.B1608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table:formula="of:=IF([.B1609]-[.A1610]&gt;=11;[.A1610];[.B1609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4" calcext:value-type="float">
            <text:p>2274</text:p>
          </table:table-cell>
          <table:table-cell table:formula="of:=IF([.B1610]-[.A1611]&gt;=11;[.A1611];[.B1610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4" calcext:value-type="float">
            <text:p>2274</text:p>
          </table:table-cell>
          <table:table-cell table:formula="of:=IF([.B1611]-[.A1612]&gt;=11;[.A1612];[.B1611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2" calcext:value-type="float">
            <text:p>2272</text:p>
          </table:table-cell>
          <table:table-cell table:formula="of:=IF([.B1612]-[.A1613]&gt;=11;[.A1613];[.B1612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2" calcext:value-type="float">
            <text:p>2272</text:p>
          </table:table-cell>
          <table:table-cell table:formula="of:=IF([.B1613]-[.A1614]&gt;=11;[.A1614];[.B1613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70" calcext:value-type="float">
            <text:p>2270</text:p>
          </table:table-cell>
          <table:table-cell table:formula="of:=IF([.B1614]-[.A1615]&gt;=11;[.A1615];[.B1614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68" calcext:value-type="float">
            <text:p>2268</text:p>
          </table:table-cell>
          <table:table-cell table:formula="of:=IF([.B1615]-[.A1616]&gt;=11;[.A1616];[.B1615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66" calcext:value-type="float">
            <text:p>2266</text:p>
          </table:table-cell>
          <table:table-cell table:formula="of:=IF([.B1616]-[.A1617]&gt;=11;[.A1617];[.B1616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 table:visibility="filter">
          <table:table-cell office:value-type="float" office:value="2266" calcext:value-type="float">
            <text:p>2266</text:p>
          </table:table-cell>
          <table:table-cell table:formula="of:=IF([.B1617]-[.A1618]&gt;=11;[.A1618];[.B1617])" office:value-type="float" office:value="2276" calcext:value-type="float">
            <text:p>2276</text:p>
          </table:table-cell>
          <table:table-cell table:number-columns-repeated="9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B1618]-[.A1619]&gt;=11;[.A1619];[.B1618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 table:visibility="filter">
          <table:table-cell office:value-type="float" office:value="2264" calcext:value-type="float">
            <text:p>2264</text:p>
          </table:table-cell>
          <table:table-cell table:formula="of:=IF([.B1619]-[.A1620]&gt;=11;[.A1620];[.B1619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 table:visibility="filter">
          <table:table-cell office:value-type="float" office:value="2262" calcext:value-type="float">
            <text:p>2262</text:p>
          </table:table-cell>
          <table:table-cell table:formula="of:=IF([.B1620]-[.A1621]&gt;=11;[.A1621];[.B1620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 table:visibility="filter">
          <table:table-cell office:value-type="float" office:value="2260" calcext:value-type="float">
            <text:p>2260</text:p>
          </table:table-cell>
          <table:table-cell table:formula="of:=IF([.B1621]-[.A1622]&gt;=11;[.A1622];[.B1621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 table:visibility="filter">
          <table:table-cell office:value-type="float" office:value="2256" calcext:value-type="float">
            <text:p>2256</text:p>
          </table:table-cell>
          <table:table-cell table:formula="of:=IF([.B1622]-[.A1623]&gt;=11;[.A1623];[.B1622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 table:visibility="filter">
          <table:table-cell office:value-type="float" office:value="2254" calcext:value-type="float">
            <text:p>2254</text:p>
          </table:table-cell>
          <table:table-cell table:formula="of:=IF([.B1623]-[.A1624]&gt;=11;[.A1624];[.B1623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 table:visibility="filter">
          <table:table-cell office:value-type="float" office:value="2254" calcext:value-type="float">
            <text:p>2254</text:p>
          </table:table-cell>
          <table:table-cell table:formula="of:=IF([.B1624]-[.A1625]&gt;=11;[.A1625];[.B1624])" office:value-type="float" office:value="2264" calcext:value-type="float">
            <text:p>2264</text:p>
          </table:table-cell>
          <table:table-cell table:number-columns-repeated="9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IF([.B1625]-[.A1626]&gt;=11;[.A1626];[.B1625])" office:value-type="float" office:value="2250" calcext:value-type="float">
            <text:p>2250</text:p>
          </table:table-cell>
          <table:table-cell table:number-columns-repeated="9"/>
        </table:table-row>
        <table:table-row table:style-name="ro1" table:visibility="filter">
          <table:table-cell office:value-type="float" office:value="2250" calcext:value-type="float">
            <text:p>2250</text:p>
          </table:table-cell>
          <table:table-cell table:formula="of:=IF([.B1626]-[.A1627]&gt;=11;[.A1627];[.B1626])" office:value-type="float" office:value="2250" calcext:value-type="float">
            <text:p>2250</text:p>
          </table:table-cell>
          <table:table-cell table:number-columns-repeated="9"/>
        </table:table-row>
        <table:table-row table:style-name="ro1" table:visibility="filter">
          <table:table-cell office:value-type="float" office:value="2246" calcext:value-type="float">
            <text:p>2246</text:p>
          </table:table-cell>
          <table:table-cell table:formula="of:=IF([.B1627]-[.A1628]&gt;=11;[.A1628];[.B1627])" office:value-type="float" office:value="2250" calcext:value-type="float">
            <text:p>2250</text:p>
          </table:table-cell>
          <table:table-cell table:number-columns-repeated="9"/>
        </table:table-row>
        <table:table-row table:style-name="ro1" table:visibility="filter">
          <table:table-cell office:value-type="float" office:value="2244" calcext:value-type="float">
            <text:p>2244</text:p>
          </table:table-cell>
          <table:table-cell table:formula="of:=IF([.B1628]-[.A1629]&gt;=11;[.A1629];[.B1628])" office:value-type="float" office:value="2250" calcext:value-type="float">
            <text:p>2250</text:p>
          </table:table-cell>
          <table:table-cell table:number-columns-repeated="9"/>
        </table:table-row>
        <table:table-row table:style-name="ro1" table:visibility="filter">
          <table:table-cell office:value-type="float" office:value="2242" calcext:value-type="float">
            <text:p>2242</text:p>
          </table:table-cell>
          <table:table-cell table:formula="of:=IF([.B1629]-[.A1630]&gt;=11;[.A1630];[.B1629])" office:value-type="float" office:value="2250" calcext:value-type="float">
            <text:p>2250</text:p>
          </table:table-cell>
          <table:table-cell table:number-columns-repeated="9"/>
        </table:table-row>
        <table:table-row table:style-name="ro1" table:visibility="filter">
          <table:table-cell office:value-type="float" office:value="2240" calcext:value-type="float">
            <text:p>2240</text:p>
          </table:table-cell>
          <table:table-cell table:formula="of:=IF([.B1630]-[.A1631]&gt;=11;[.A1631];[.B1630])" office:value-type="float" office:value="2250" calcext:value-type="float">
            <text:p>2250</text:p>
          </table:table-cell>
          <table:table-cell table:number-columns-repeated="9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IF([.B1631]-[.A1632]&gt;=11;[.A1632];[.B1631])" office:value-type="float" office:value="2236" calcext:value-type="float">
            <text:p>2236</text:p>
          </table:table-cell>
          <table:table-cell table:number-columns-repeated="9"/>
        </table:table-row>
        <table:table-row table:style-name="ro1" table:visibility="filter">
          <table:table-cell office:value-type="float" office:value="2236" calcext:value-type="float">
            <text:p>2236</text:p>
          </table:table-cell>
          <table:table-cell table:formula="of:=IF([.B1632]-[.A1633]&gt;=11;[.A1633];[.B1632])" office:value-type="float" office:value="2236" calcext:value-type="float">
            <text:p>2236</text:p>
          </table:table-cell>
          <table:table-cell table:number-columns-repeated="9"/>
        </table:table-row>
        <table:table-row table:style-name="ro1" table:visibility="filter">
          <table:table-cell office:value-type="float" office:value="2232" calcext:value-type="float">
            <text:p>2232</text:p>
          </table:table-cell>
          <table:table-cell table:formula="of:=IF([.B1633]-[.A1634]&gt;=11;[.A1634];[.B1633])" office:value-type="float" office:value="2236" calcext:value-type="float">
            <text:p>2236</text:p>
          </table:table-cell>
          <table:table-cell table:number-columns-repeated="9"/>
        </table:table-row>
        <table:table-row table:style-name="ro1" table:visibility="filter">
          <table:table-cell office:value-type="float" office:value="2230" calcext:value-type="float">
            <text:p>2230</text:p>
          </table:table-cell>
          <table:table-cell table:formula="of:=IF([.B1634]-[.A1635]&gt;=11;[.A1635];[.B1634])" office:value-type="float" office:value="2236" calcext:value-type="float">
            <text:p>2236</text:p>
          </table:table-cell>
          <table:table-cell table:number-columns-repeated="9"/>
        </table:table-row>
        <table:table-row table:style-name="ro1" table:visibility="filter">
          <table:table-cell office:value-type="float" office:value="2226" calcext:value-type="float">
            <text:p>2226</text:p>
          </table:table-cell>
          <table:table-cell table:formula="of:=IF([.B1635]-[.A1636]&gt;=11;[.A1636];[.B1635])" office:value-type="float" office:value="2236" calcext:value-type="float">
            <text:p>2236</text:p>
          </table:table-cell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IF([.B1636]-[.A1637]&gt;=11;[.A1637];[.B1636])" office:value-type="float" office:value="2224" calcext:value-type="float">
            <text:p>2224</text:p>
          </table:table-cell>
          <table:table-cell table:number-columns-repeated="9"/>
        </table:table-row>
        <table:table-row table:style-name="ro1" table:visibility="filter">
          <table:table-cell office:value-type="float" office:value="2222" calcext:value-type="float">
            <text:p>2222</text:p>
          </table:table-cell>
          <table:table-cell table:formula="of:=IF([.B1637]-[.A1638]&gt;=11;[.A1638];[.B1637])" office:value-type="float" office:value="2224" calcext:value-type="float">
            <text:p>2224</text:p>
          </table:table-cell>
          <table:table-cell table:number-columns-repeated="9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table:formula="of:=IF([.B1638]-[.A1639]&gt;=11;[.A1639];[.B1638])" office:value-type="float" office:value="2224" calcext:value-type="float">
            <text:p>2224</text:p>
          </table:table-cell>
          <table:table-cell table:number-columns-repeated="9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table:formula="of:=IF([.B1639]-[.A1640]&gt;=11;[.A1640];[.B1639])" office:value-type="float" office:value="2224" calcext:value-type="float">
            <text:p>2224</text:p>
          </table:table-cell>
          <table:table-cell table:number-columns-repeated="9"/>
        </table:table-row>
        <table:table-row table:style-name="ro1" table:visibility="filter">
          <table:table-cell office:value-type="float" office:value="2216" calcext:value-type="float">
            <text:p>2216</text:p>
          </table:table-cell>
          <table:table-cell table:formula="of:=IF([.B1640]-[.A1641]&gt;=11;[.A1641];[.B1640])" office:value-type="float" office:value="2224" calcext:value-type="float">
            <text:p>2224</text:p>
          </table:table-cell>
          <table:table-cell table:number-columns-repeated="9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B1641]-[.A1642]&gt;=11;[.A1642];[.B1641])" office:value-type="float" office:value="2212" calcext:value-type="float">
            <text:p>2212</text:p>
          </table:table-cell>
          <table:table-cell table:number-columns-repeated="9"/>
        </table:table-row>
        <table:table-row table:style-name="ro1" table:visibility="filter">
          <table:table-cell office:value-type="float" office:value="2208" calcext:value-type="float">
            <text:p>2208</text:p>
          </table:table-cell>
          <table:table-cell table:formula="of:=IF([.B1642]-[.A1643]&gt;=11;[.A1643];[.B1642])" office:value-type="float" office:value="2212" calcext:value-type="float">
            <text:p>2212</text:p>
          </table:table-cell>
          <table:table-cell table:number-columns-repeated="9"/>
        </table:table-row>
        <table:table-row table:style-name="ro1" table:visibility="filter">
          <table:table-cell office:value-type="float" office:value="2204" calcext:value-type="float">
            <text:p>2204</text:p>
          </table:table-cell>
          <table:table-cell table:formula="of:=IF([.B1643]-[.A1644]&gt;=11;[.A1644];[.B1643])" office:value-type="float" office:value="2212" calcext:value-type="float">
            <text:p>2212</text:p>
          </table:table-cell>
          <table:table-cell table:number-columns-repeated="9"/>
        </table:table-row>
        <table:table-row table:style-name="ro1" table:visibility="filter">
          <table:table-cell office:value-type="float" office:value="2204" calcext:value-type="float">
            <text:p>2204</text:p>
          </table:table-cell>
          <table:table-cell table:formula="of:=IF([.B1644]-[.A1645]&gt;=11;[.A1645];[.B1644])" office:value-type="float" office:value="2212" calcext:value-type="float">
            <text:p>2212</text:p>
          </table:table-cell>
          <table:table-cell table:number-columns-repeated="9"/>
        </table:table-row>
        <table:table-row table:style-name="ro1" table:visibility="filter">
          <table:table-cell office:value-type="float" office:value="2202" calcext:value-type="float">
            <text:p>2202</text:p>
          </table:table-cell>
          <table:table-cell table:formula="of:=IF([.B1645]-[.A1646]&gt;=11;[.A1646];[.B1645])" office:value-type="float" office:value="2212" calcext:value-type="float">
            <text:p>2212</text:p>
          </table:table-cell>
          <table:table-cell table:number-columns-repeated="9"/>
        </table:table-row>
        <table:table-row table:style-name="ro1" table:visibility="filter">
          <table:table-cell office:value-type="float" office:value="2202" calcext:value-type="float">
            <text:p>2202</text:p>
          </table:table-cell>
          <table:table-cell table:formula="of:=IF([.B1646]-[.A1647]&gt;=11;[.A1647];[.B1646])" office:value-type="float" office:value="2212" calcext:value-type="float">
            <text:p>2212</text:p>
          </table:table-cell>
          <table:table-cell table:number-columns-repeated="9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B1647]-[.A1648]&gt;=11;[.A1648];[.B1647])" office:value-type="float" office:value="2198" calcext:value-type="float">
            <text:p>2198</text:p>
          </table:table-cell>
          <table:table-cell table:number-columns-repeated="9"/>
        </table:table-row>
        <table:table-row table:style-name="ro1" table:visibility="filter">
          <table:table-cell office:value-type="float" office:value="2194" calcext:value-type="float">
            <text:p>2194</text:p>
          </table:table-cell>
          <table:table-cell table:formula="of:=IF([.B1648]-[.A1649]&gt;=11;[.A1649];[.B1648])" office:value-type="float" office:value="2198" calcext:value-type="float">
            <text:p>2198</text:p>
          </table:table-cell>
          <table:table-cell table:number-columns-repeated="9"/>
        </table:table-row>
        <table:table-row table:style-name="ro1" table:visibility="filter">
          <table:table-cell office:value-type="float" office:value="2190" calcext:value-type="float">
            <text:p>2190</text:p>
          </table:table-cell>
          <table:table-cell table:formula="of:=IF([.B1649]-[.A1650]&gt;=11;[.A1650];[.B1649])" office:value-type="float" office:value="2198" calcext:value-type="float">
            <text:p>2198</text:p>
          </table:table-cell>
          <table:table-cell table:number-columns-repeated="9"/>
        </table:table-row>
        <table:table-row table:style-name="ro1" table:visibility="filter">
          <table:table-cell office:value-type="float" office:value="2190" calcext:value-type="float">
            <text:p>2190</text:p>
          </table:table-cell>
          <table:table-cell table:formula="of:=IF([.B1650]-[.A1651]&gt;=11;[.A1651];[.B1650])" office:value-type="float" office:value="2198" calcext:value-type="float">
            <text:p>2198</text:p>
          </table:table-cell>
          <table:table-cell table:number-columns-repeated="9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table:formula="of:=IF([.B1651]-[.A1652]&gt;=11;[.A1652];[.B1651])" office:value-type="float" office:value="2198" calcext:value-type="float">
            <text:p>2198</text:p>
          </table:table-cell>
          <table:table-cell table:number-columns-repeated="9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table:formula="of:=IF([.B1652]-[.A1653]&gt;=11;[.A1653];[.B1652])" office:value-type="float" office:value="2198" calcext:value-type="float">
            <text:p>2198</text:p>
          </table:table-cell>
          <table:table-cell table:number-columns-repeated="9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IF([.B1653]-[.A1654]&gt;=11;[.A1654];[.B1653])" office:value-type="float" office:value="2186" calcext:value-type="float">
            <text:p>2186</text:p>
          </table:table-cell>
          <table:table-cell table:number-columns-repeated="9"/>
        </table:table-row>
        <table:table-row table:style-name="ro1" table:visibility="filter">
          <table:table-cell office:value-type="float" office:value="2184" calcext:value-type="float">
            <text:p>2184</text:p>
          </table:table-cell>
          <table:table-cell table:formula="of:=IF([.B1654]-[.A1655]&gt;=11;[.A1655];[.B1654])" office:value-type="float" office:value="2186" calcext:value-type="float">
            <text:p>2186</text:p>
          </table:table-cell>
          <table:table-cell table:number-columns-repeated="9"/>
        </table:table-row>
        <table:table-row table:style-name="ro1" table:visibility="filter">
          <table:table-cell office:value-type="float" office:value="2184" calcext:value-type="float">
            <text:p>2184</text:p>
          </table:table-cell>
          <table:table-cell table:formula="of:=IF([.B1655]-[.A1656]&gt;=11;[.A1656];[.B1655])" office:value-type="float" office:value="2186" calcext:value-type="float">
            <text:p>2186</text:p>
          </table:table-cell>
          <table:table-cell table:number-columns-repeated="9"/>
        </table:table-row>
        <table:table-row table:style-name="ro1" table:visibility="filter">
          <table:table-cell office:value-type="float" office:value="2178" calcext:value-type="float">
            <text:p>2178</text:p>
          </table:table-cell>
          <table:table-cell table:formula="of:=IF([.B1656]-[.A1657]&gt;=11;[.A1657];[.B1656])" office:value-type="float" office:value="2186" calcext:value-type="float">
            <text:p>2186</text:p>
          </table:table-cell>
          <table:table-cell table:number-columns-repeated="9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B1657]-[.A1658]&gt;=11;[.A1658];[.B1657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table:formula="of:=IF([.B1658]-[.A1659]&gt;=11;[.A1659];[.B1658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table:formula="of:=IF([.B1659]-[.A1660]&gt;=11;[.A1660];[.B1659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table:formula="of:=IF([.B1660]-[.A1661]&gt;=11;[.A1661];[.B1660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table:formula="of:=IF([.B1661]-[.A1662]&gt;=11;[.A1662];[.B1661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table:formula="of:=IF([.B1662]-[.A1663]&gt;=11;[.A1663];[.B1662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68" calcext:value-type="float">
            <text:p>2168</text:p>
          </table:table-cell>
          <table:table-cell table:formula="of:=IF([.B1663]-[.A1664]&gt;=11;[.A1664];[.B1663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64" calcext:value-type="float">
            <text:p>2164</text:p>
          </table:table-cell>
          <table:table-cell table:formula="of:=IF([.B1664]-[.A1665]&gt;=11;[.A1665];[.B1664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 table:visibility="filter">
          <table:table-cell office:value-type="float" office:value="2162" calcext:value-type="float">
            <text:p>2162</text:p>
          </table:table-cell>
          <table:table-cell table:formula="of:=IF([.B1665]-[.A1666]&gt;=11;[.A1666];[.B1665])" office:value-type="float" office:value="2172" calcext:value-type="float">
            <text:p>2172</text:p>
          </table:table-cell>
          <table:table-cell table:number-columns-repeated="9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B1666]-[.A1667]&gt;=11;[.A1667];[.B1666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8" calcext:value-type="float">
            <text:p>2158</text:p>
          </table:table-cell>
          <table:table-cell table:formula="of:=IF([.B1667]-[.A1668]&gt;=11;[.A1668];[.B1667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table:formula="of:=IF([.B1668]-[.A1669]&gt;=11;[.A1669];[.B1668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table:formula="of:=IF([.B1669]-[.A1670]&gt;=11;[.A1670];[.B1669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table:formula="of:=IF([.B1670]-[.A1671]&gt;=11;[.A1671];[.B1670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table:formula="of:=IF([.B1671]-[.A1672]&gt;=11;[.A1672];[.B1671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table:formula="of:=IF([.B1672]-[.A1673]&gt;=11;[.A1673];[.B1672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table:formula="of:=IF([.B1673]-[.A1674]&gt;=11;[.A1674];[.B1673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0" calcext:value-type="float">
            <text:p>2150</text:p>
          </table:table-cell>
          <table:table-cell table:formula="of:=IF([.B1674]-[.A1675]&gt;=11;[.A1675];[.B1674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50" calcext:value-type="float">
            <text:p>2150</text:p>
          </table:table-cell>
          <table:table-cell table:formula="of:=IF([.B1675]-[.A1676]&gt;=11;[.A1676];[.B1675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 table:visibility="filter">
          <table:table-cell office:value-type="float" office:value="2148" calcext:value-type="float">
            <text:p>2148</text:p>
          </table:table-cell>
          <table:table-cell table:formula="of:=IF([.B1676]-[.A1677]&gt;=11;[.A1677];[.B1676])" office:value-type="float" office:value="2158" calcext:value-type="float">
            <text:p>2158</text:p>
          </table:table-cell>
          <table:table-cell table:number-columns-repeated="9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IF([.B1677]-[.A1678]&gt;=11;[.A1678];[.B1677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44" calcext:value-type="float">
            <text:p>2144</text:p>
          </table:table-cell>
          <table:table-cell table:formula="of:=IF([.B1678]-[.A1679]&gt;=11;[.A1679];[.B1678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44" calcext:value-type="float">
            <text:p>2144</text:p>
          </table:table-cell>
          <table:table-cell table:formula="of:=IF([.B1679]-[.A1680]&gt;=11;[.A1680];[.B1679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42" calcext:value-type="float">
            <text:p>2142</text:p>
          </table:table-cell>
          <table:table-cell table:formula="of:=IF([.B1680]-[.A1681]&gt;=11;[.A1681];[.B1680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42" calcext:value-type="float">
            <text:p>2142</text:p>
          </table:table-cell>
          <table:table-cell table:formula="of:=IF([.B1681]-[.A1682]&gt;=11;[.A1682];[.B1681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40" calcext:value-type="float">
            <text:p>2140</text:p>
          </table:table-cell>
          <table:table-cell table:formula="of:=IF([.B1682]-[.A1683]&gt;=11;[.A1683];[.B1682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36" calcext:value-type="float">
            <text:p>2136</text:p>
          </table:table-cell>
          <table:table-cell table:formula="of:=IF([.B1683]-[.A1684]&gt;=11;[.A1684];[.B1683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 table:visibility="filter">
          <table:table-cell office:value-type="float" office:value="2136" calcext:value-type="float">
            <text:p>2136</text:p>
          </table:table-cell>
          <table:table-cell table:formula="of:=IF([.B1684]-[.A1685]&gt;=11;[.A1685];[.B1684])" office:value-type="float" office:value="2146" calcext:value-type="float">
            <text:p>2146</text:p>
          </table:table-cell>
          <table:table-cell table:number-columns-repeated="9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IF([.B1685]-[.A1686]&gt;=11;[.A1686];[.B1685])" office:value-type="float" office:value="2134" calcext:value-type="float">
            <text:p>2134</text:p>
          </table:table-cell>
          <table:table-cell table:number-columns-repeated="9"/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table:formula="of:=IF([.B1686]-[.A1687]&gt;=11;[.A1687];[.B1686])" office:value-type="float" office:value="2134" calcext:value-type="float">
            <text:p>2134</text:p>
          </table:table-cell>
          <table:table-cell table:number-columns-repeated="9"/>
        </table:table-row>
        <table:table-row table:style-name="ro1" table:visibility="filter">
          <table:table-cell office:value-type="float" office:value="2130" calcext:value-type="float">
            <text:p>2130</text:p>
          </table:table-cell>
          <table:table-cell table:formula="of:=IF([.B1687]-[.A1688]&gt;=11;[.A1688];[.B1687])" office:value-type="float" office:value="2134" calcext:value-type="float">
            <text:p>2134</text:p>
          </table:table-cell>
          <table:table-cell table:number-columns-repeated="9"/>
        </table:table-row>
        <table:table-row table:style-name="ro1" table:visibility="filter">
          <table:table-cell office:value-type="float" office:value="2130" calcext:value-type="float">
            <text:p>2130</text:p>
          </table:table-cell>
          <table:table-cell table:formula="of:=IF([.B1688]-[.A1689]&gt;=11;[.A1689];[.B1688])" office:value-type="float" office:value="2134" calcext:value-type="float">
            <text:p>2134</text:p>
          </table:table-cell>
          <table:table-cell table:number-columns-repeated="9"/>
        </table:table-row>
        <table:table-row table:style-name="ro1" table:visibility="filter">
          <table:table-cell office:value-type="float" office:value="2124" calcext:value-type="float">
            <text:p>2124</text:p>
          </table:table-cell>
          <table:table-cell table:formula="of:=IF([.B1689]-[.A1690]&gt;=11;[.A1690];[.B1689])" office:value-type="float" office:value="2134" calcext:value-type="float">
            <text:p>2134</text:p>
          </table:table-cell>
          <table:table-cell table:number-columns-repeated="9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B1690]-[.A1691]&gt;=11;[.A1691];[.B1690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14" calcext:value-type="float">
            <text:p>2114</text:p>
          </table:table-cell>
          <table:table-cell table:formula="of:=IF([.B1691]-[.A1692]&gt;=11;[.A1692];[.B1691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12" calcext:value-type="float">
            <text:p>2112</text:p>
          </table:table-cell>
          <table:table-cell table:formula="of:=IF([.B1692]-[.A1693]&gt;=11;[.A1693];[.B1692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10" calcext:value-type="float">
            <text:p>2110</text:p>
          </table:table-cell>
          <table:table-cell table:formula="of:=IF([.B1693]-[.A1694]&gt;=11;[.A1694];[.B1693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08" calcext:value-type="float">
            <text:p>2108</text:p>
          </table:table-cell>
          <table:table-cell table:formula="of:=IF([.B1694]-[.A1695]&gt;=11;[.A1695];[.B1694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06" calcext:value-type="float">
            <text:p>2106</text:p>
          </table:table-cell>
          <table:table-cell table:formula="of:=IF([.B1695]-[.A1696]&gt;=11;[.A1696];[.B1695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06" calcext:value-type="float">
            <text:p>2106</text:p>
          </table:table-cell>
          <table:table-cell table:formula="of:=IF([.B1696]-[.A1697]&gt;=11;[.A1697];[.B1696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 table:visibility="filter">
          <table:table-cell office:value-type="float" office:value="2106" calcext:value-type="float">
            <text:p>2106</text:p>
          </table:table-cell>
          <table:table-cell table:formula="of:=IF([.B1697]-[.A1698]&gt;=11;[.A1698];[.B1697])" office:value-type="float" office:value="2116" calcext:value-type="float">
            <text:p>2116</text:p>
          </table:table-cell>
          <table:table-cell table:number-columns-repeated="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IF([.B1698]-[.A1699]&gt;=11;[.A1699];[.B1698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6" calcext:value-type="float">
            <text:p>2096</text:p>
          </table:table-cell>
          <table:table-cell table:formula="of:=IF([.B1699]-[.A1700]&gt;=11;[.A1700];[.B1699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6" calcext:value-type="float">
            <text:p>2096</text:p>
          </table:table-cell>
          <table:table-cell table:formula="of:=IF([.B1700]-[.A1701]&gt;=11;[.A1701];[.B1700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table:formula="of:=IF([.B1701]-[.A1702]&gt;=11;[.A1702];[.B1701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table:formula="of:=IF([.B1702]-[.A1703]&gt;=11;[.A1703];[.B1702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table:formula="of:=IF([.B1703]-[.A1704]&gt;=11;[.A1704];[.B1703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table:formula="of:=IF([.B1704]-[.A1705]&gt;=11;[.A1705];[.B1704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table:formula="of:=IF([.B1705]-[.A1706]&gt;=11;[.A1706];[.B1705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table:formula="of:=IF([.B1706]-[.A1707]&gt;=11;[.A1707];[.B1706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2" calcext:value-type="float">
            <text:p>2092</text:p>
          </table:table-cell>
          <table:table-cell table:formula="of:=IF([.B1707]-[.A1708]&gt;=11;[.A1708];[.B1707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 table:visibility="filter">
          <table:table-cell office:value-type="float" office:value="2090" calcext:value-type="float">
            <text:p>2090</text:p>
          </table:table-cell>
          <table:table-cell table:formula="of:=IF([.B1708]-[.A1709]&gt;=11;[.A1709];[.B1708])"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B1709]-[.A1710]&gt;=11;[.A1710];[.B1709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86" calcext:value-type="float">
            <text:p>2086</text:p>
          </table:table-cell>
          <table:table-cell table:formula="of:=IF([.B1710]-[.A1711]&gt;=11;[.A1711];[.B1710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86" calcext:value-type="float">
            <text:p>2086</text:p>
          </table:table-cell>
          <table:table-cell table:formula="of:=IF([.B1711]-[.A1712]&gt;=11;[.A1712];[.B1711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84" calcext:value-type="float">
            <text:p>2084</text:p>
          </table:table-cell>
          <table:table-cell table:formula="of:=IF([.B1712]-[.A1713]&gt;=11;[.A1713];[.B1712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80" calcext:value-type="float">
            <text:p>2080</text:p>
          </table:table-cell>
          <table:table-cell table:formula="of:=IF([.B1713]-[.A1714]&gt;=11;[.A1714];[.B1713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80" calcext:value-type="float">
            <text:p>2080</text:p>
          </table:table-cell>
          <table:table-cell table:formula="of:=IF([.B1714]-[.A1715]&gt;=11;[.A1715];[.B1714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78" calcext:value-type="float">
            <text:p>2078</text:p>
          </table:table-cell>
          <table:table-cell table:formula="of:=IF([.B1715]-[.A1716]&gt;=11;[.A1716];[.B1715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78" calcext:value-type="float">
            <text:p>2078</text:p>
          </table:table-cell>
          <table:table-cell table:formula="of:=IF([.B1716]-[.A1717]&gt;=11;[.A1717];[.B1716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76" calcext:value-type="float">
            <text:p>2076</text:p>
          </table:table-cell>
          <table:table-cell table:formula="of:=IF([.B1717]-[.A1718]&gt;=11;[.A1718];[.B1717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 table:visibility="filter">
          <table:table-cell office:value-type="float" office:value="2076" calcext:value-type="float">
            <text:p>2076</text:p>
          </table:table-cell>
          <table:table-cell table:formula="of:=IF([.B1718]-[.A1719]&gt;=11;[.A1719];[.B1718])" office:value-type="float" office:value="2086" calcext:value-type="float">
            <text:p>2086</text:p>
          </table:table-cell>
          <table:table-cell table:number-columns-repeated="9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B1719]-[.A1720]&gt;=11;[.A1720];[.B1719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 table:visibility="filter">
          <table:table-cell office:value-type="float" office:value="2074" calcext:value-type="float">
            <text:p>2074</text:p>
          </table:table-cell>
          <table:table-cell table:formula="of:=IF([.B1720]-[.A1721]&gt;=11;[.A1721];[.B1720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 table:visibility="filter">
          <table:table-cell office:value-type="float" office:value="2070" calcext:value-type="float">
            <text:p>2070</text:p>
          </table:table-cell>
          <table:table-cell table:formula="of:=IF([.B1721]-[.A1722]&gt;=11;[.A1722];[.B1721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 table:visibility="filter">
          <table:table-cell office:value-type="float" office:value="2068" calcext:value-type="float">
            <text:p>2068</text:p>
          </table:table-cell>
          <table:table-cell table:formula="of:=IF([.B1722]-[.A1723]&gt;=11;[.A1723];[.B1722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 table:visibility="filter">
          <table:table-cell office:value-type="float" office:value="2066" calcext:value-type="float">
            <text:p>2066</text:p>
          </table:table-cell>
          <table:table-cell table:formula="of:=IF([.B1723]-[.A1724]&gt;=11;[.A1724];[.B1723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table:formula="of:=IF([.B1724]-[.A1725]&gt;=11;[.A1725];[.B1724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table:formula="of:=IF([.B1725]-[.A1726]&gt;=11;[.A1726];[.B1725])" office:value-type="float" office:value="2074" calcext:value-type="float">
            <text:p>2074</text:p>
          </table:table-cell>
          <table:table-cell table:number-columns-repeated="9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IF([.B1726]-[.A1727]&gt;=11;[.A1727];[.B1726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62" calcext:value-type="float">
            <text:p>2062</text:p>
          </table:table-cell>
          <table:table-cell table:formula="of:=IF([.B1727]-[.A1728]&gt;=11;[.A1728];[.B1727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62" calcext:value-type="float">
            <text:p>2062</text:p>
          </table:table-cell>
          <table:table-cell table:formula="of:=IF([.B1728]-[.A1729]&gt;=11;[.A1729];[.B1728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62" calcext:value-type="float">
            <text:p>2062</text:p>
          </table:table-cell>
          <table:table-cell table:formula="of:=IF([.B1729]-[.A1730]&gt;=11;[.A1730];[.B1729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60" calcext:value-type="float">
            <text:p>2060</text:p>
          </table:table-cell>
          <table:table-cell table:formula="of:=IF([.B1730]-[.A1731]&gt;=11;[.A1731];[.B1730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8" calcext:value-type="float">
            <text:p>2058</text:p>
          </table:table-cell>
          <table:table-cell table:formula="of:=IF([.B1731]-[.A1732]&gt;=11;[.A1732];[.B1731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8" calcext:value-type="float">
            <text:p>2058</text:p>
          </table:table-cell>
          <table:table-cell table:formula="of:=IF([.B1732]-[.A1733]&gt;=11;[.A1733];[.B1732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6" calcext:value-type="float">
            <text:p>2056</text:p>
          </table:table-cell>
          <table:table-cell table:formula="of:=IF([.B1733]-[.A1734]&gt;=11;[.A1734];[.B1733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6" calcext:value-type="float">
            <text:p>2056</text:p>
          </table:table-cell>
          <table:table-cell table:formula="of:=IF([.B1734]-[.A1735]&gt;=11;[.A1735];[.B1734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4" calcext:value-type="float">
            <text:p>2054</text:p>
          </table:table-cell>
          <table:table-cell table:formula="of:=IF([.B1735]-[.A1736]&gt;=11;[.A1736];[.B1735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table:formula="of:=IF([.B1736]-[.A1737]&gt;=11;[.A1737];[.B1736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table:formula="of:=IF([.B1737]-[.A1738]&gt;=11;[.A1738];[.B1737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table:formula="of:=IF([.B1738]-[.A1739]&gt;=11;[.A1739];[.B1738])" office:value-type="float" office:value="2062" calcext:value-type="float">
            <text:p>206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[.B1739]-[.A1740]&gt;=11;[.A1740];[.B1739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 table:visibility="filter">
          <table:table-cell office:value-type="float" office:value="2048" calcext:value-type="float">
            <text:p>2048</text:p>
          </table:table-cell>
          <table:table-cell table:formula="of:=IF([.B1740]-[.A1741]&gt;=11;[.A1741];[.B1740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 table:visibility="filter">
          <table:table-cell office:value-type="float" office:value="2046" calcext:value-type="float">
            <text:p>2046</text:p>
          </table:table-cell>
          <table:table-cell table:formula="of:=IF([.B1741]-[.A1742]&gt;=11;[.A1742];[.B1741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 table:visibility="filter">
          <table:table-cell office:value-type="float" office:value="2046" calcext:value-type="float">
            <text:p>2046</text:p>
          </table:table-cell>
          <table:table-cell table:formula="of:=IF([.B1742]-[.A1743]&gt;=11;[.A1743];[.B1742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 table:visibility="filter">
          <table:table-cell office:value-type="float" office:value="2046" calcext:value-type="float">
            <text:p>2046</text:p>
          </table:table-cell>
          <table:table-cell table:formula="of:=IF([.B1743]-[.A1744]&gt;=11;[.A1744];[.B1743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 table:visibility="filter">
          <table:table-cell office:value-type="float" office:value="2044" calcext:value-type="float">
            <text:p>2044</text:p>
          </table:table-cell>
          <table:table-cell table:formula="of:=IF([.B1744]-[.A1745]&gt;=11;[.A1745];[.B1744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table:formula="of:=IF([.B1745]-[.A1746]&gt;=11;[.A1746];[.B1745])"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IF([.B1746]-[.A1747]&gt;=11;[.A1747];[.B1746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 table:visibility="filter">
          <table:table-cell office:value-type="float" office:value="2034" calcext:value-type="float">
            <text:p>2034</text:p>
          </table:table-cell>
          <table:table-cell table:formula="of:=IF([.B1747]-[.A1748]&gt;=11;[.A1748];[.B1747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 table:visibility="filter">
          <table:table-cell office:value-type="float" office:value="2032" calcext:value-type="float">
            <text:p>2032</text:p>
          </table:table-cell>
          <table:table-cell table:formula="of:=IF([.B1748]-[.A1749]&gt;=11;[.A1749];[.B1748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 table:visibility="filter">
          <table:table-cell office:value-type="float" office:value="2032" calcext:value-type="float">
            <text:p>2032</text:p>
          </table:table-cell>
          <table:table-cell table:formula="of:=IF([.B1749]-[.A1750]&gt;=11;[.A1750];[.B1749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 table:visibility="filter">
          <table:table-cell office:value-type="float" office:value="2030" calcext:value-type="float">
            <text:p>2030</text:p>
          </table:table-cell>
          <table:table-cell table:formula="of:=IF([.B1750]-[.A1751]&gt;=11;[.A1751];[.B1750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 table:visibility="filter">
          <table:table-cell office:value-type="float" office:value="2026" calcext:value-type="float">
            <text:p>2026</text:p>
          </table:table-cell>
          <table:table-cell table:formula="of:=IF([.B1751]-[.A1752]&gt;=11;[.A1752];[.B1751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 table:visibility="filter">
          <table:table-cell office:value-type="float" office:value="2026" calcext:value-type="float">
            <text:p>2026</text:p>
          </table:table-cell>
          <table:table-cell table:formula="of:=IF([.B1752]-[.A1753]&gt;=11;[.A1753];[.B1752])" office:value-type="float" office:value="2036" calcext:value-type="float">
            <text:p>203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[.B1753]-[.A1754]&gt;=11;[.A1754];[.B1753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table:formula="of:=IF([.B1754]-[.A1755]&gt;=11;[.A1755];[.B1754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table:formula="of:=IF([.B1755]-[.A1756]&gt;=11;[.A1756];[.B1755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table:formula="of:=IF([.B1756]-[.A1757]&gt;=11;[.A1757];[.B1756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table:formula="of:=IF([.B1757]-[.A1758]&gt;=11;[.A1758];[.B1757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table:formula="of:=IF([.B1758]-[.A1759]&gt;=11;[.A1759];[.B1758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table:formula="of:=IF([.B1759]-[.A1760]&gt;=11;[.A1760];[.B1759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table:formula="of:=IF([.B1760]-[.A1761]&gt;=11;[.A1761];[.B1760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table:formula="of:=IF([.B1761]-[.A1762]&gt;=11;[.A1762];[.B1761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table:formula="of:=IF([.B1762]-[.A1763]&gt;=11;[.A1763];[.B1762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table:formula="of:=IF([.B1763]-[.A1764]&gt;=11;[.A1764];[.B1763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table:formula="of:=IF([.B1764]-[.A1765]&gt;=11;[.A1765];[.B1764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table:formula="of:=IF([.B1765]-[.A1766]&gt;=11;[.A1766];[.B1765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table:formula="of:=IF([.B1766]-[.A1767]&gt;=11;[.A1767];[.B1766])" office:value-type="float" office:value="2024" calcext:value-type="float">
            <text:p>2024</text:p>
          </table:table-cell>
          <table:table-cell table:number-columns-repeated="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[.B1767]-[.A1768]&gt;=11;[.A1768];[.B1767])" office:value-type="float" office:value="2012" calcext:value-type="float">
            <text:p>2012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IF([.B1768]-[.A1769]&gt;=11;[.A1769];[.B1768])" office:value-type="float" office:value="2000" calcext:value-type="float">
            <text:p>2000</text:p>
          </table:table-cell>
          <table:table-cell table:number-columns-repeated="9"/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table:formula="of:=IF([.B1769]-[.A1770]&gt;=11;[.A1770];[.B1769])" office:value-type="float" office:value="2000" calcext:value-type="float">
            <text:p>2000</text:p>
          </table:table-cell>
          <table:table-cell table:number-columns-repeated="9"/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table:formula="of:=IF([.B1770]-[.A1771]&gt;=11;[.A1771];[.B1770])" office:value-type="float" office:value="2000" calcext:value-type="float">
            <text:p>2000</text:p>
          </table:table-cell>
          <table:table-cell table:number-columns-repeated="9"/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table:formula="of:=IF([.B1771]-[.A1772]&gt;=11;[.A1772];[.B1771])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B1772]-[.A1773]&gt;=11;[.A1773];[.B1772])" office:value-type="float" office:value="1988" calcext:value-type="float">
            <text:p>1988</text:p>
          </table:table-cell>
          <table:table-cell table:number-columns-repeated="9"/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table:formula="of:=IF([.B1773]-[.A1774]&gt;=11;[.A1774];[.B1773])" office:value-type="float" office:value="1988" calcext:value-type="float">
            <text:p>1988</text:p>
          </table:table-cell>
          <table:table-cell table:number-columns-repeated="9"/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table:formula="of:=IF([.B1774]-[.A1775]&gt;=11;[.A1775];[.B1774])" office:value-type="float" office:value="1988" calcext:value-type="float">
            <text:p>1988</text:p>
          </table:table-cell>
          <table:table-cell table:number-columns-repeated="9"/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table:formula="of:=IF([.B1775]-[.A1776]&gt;=11;[.A1776];[.B1775])" office:value-type="float" office:value="1988" calcext:value-type="float">
            <text:p>1988</text:p>
          </table:table-cell>
          <table:table-cell table:number-columns-repeated="9"/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table:formula="of:=IF([.B1776]-[.A1777]&gt;=11;[.A1777];[.B1776])" office:value-type="float" office:value="1988" calcext:value-type="float">
            <text:p>1988</text:p>
          </table:table-cell>
          <table:table-cell table:number-columns-repeated="9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IF([.B1777]-[.A1778]&gt;=11;[.A1778];[.B1777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table:formula="of:=IF([.B1778]-[.A1779]&gt;=11;[.A1779];[.B1778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table:formula="of:=IF([.B1779]-[.A1780]&gt;=11;[.A1780];[.B1779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table:formula="of:=IF([.B1780]-[.A1781]&gt;=11;[.A1781];[.B1780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table:formula="of:=IF([.B1781]-[.A1782]&gt;=11;[.A1782];[.B1781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table:formula="of:=IF([.B1782]-[.A1783]&gt;=11;[.A1783];[.B1782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table:formula="of:=IF([.B1783]-[.A1784]&gt;=11;[.A1784];[.B1783])" office:value-type="float" office:value="1976" calcext:value-type="float">
            <text:p>1976</text:p>
          </table:table-cell>
          <table:table-cell table:number-columns-repeated="9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B1784]-[.A1785]&gt;=11;[.A1785];[.B1784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table:formula="of:=IF([.B1785]-[.A1786]&gt;=11;[.A1786];[.B1785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table:formula="of:=IF([.B1786]-[.A1787]&gt;=11;[.A1787];[.B1786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table:formula="of:=IF([.B1787]-[.A1788]&gt;=11;[.A1788];[.B1787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table:formula="of:=IF([.B1788]-[.A1789]&gt;=11;[.A1789];[.B1788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table:formula="of:=IF([.B1789]-[.A1790]&gt;=11;[.A1790];[.B1789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56" calcext:value-type="float">
            <text:p>1956</text:p>
          </table:table-cell>
          <table:table-cell table:formula="of:=IF([.B1790]-[.A1791]&gt;=11;[.A1791];[.B1790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56" calcext:value-type="float">
            <text:p>1956</text:p>
          </table:table-cell>
          <table:table-cell table:formula="of:=IF([.B1791]-[.A1792]&gt;=11;[.A1792];[.B1791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table:formula="of:=IF([.B1792]-[.A1793]&gt;=11;[.A1793];[.B1792])" office:value-type="float" office:value="1964" calcext:value-type="float">
            <text:p>1964</text:p>
          </table:table-cell>
          <table:table-cell table:number-columns-repeated="9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IF([.B1793]-[.A1794]&gt;=11;[.A1794];[.B1793])" office:value-type="float" office:value="1950" calcext:value-type="float">
            <text:p>1950</text:p>
          </table:table-cell>
          <table:table-cell table:number-columns-repeated="9"/>
        </table:table-row>
        <table:table-row table:style-name="ro1" table:visibility="filter">
          <table:table-cell office:value-type="float" office:value="1946" calcext:value-type="float">
            <text:p>1946</text:p>
          </table:table-cell>
          <table:table-cell table:formula="of:=IF([.B1794]-[.A1795]&gt;=11;[.A1795];[.B1794])" office:value-type="float" office:value="1950" calcext:value-type="float">
            <text:p>1950</text:p>
          </table:table-cell>
          <table:table-cell table:number-columns-repeated="9"/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table:formula="of:=IF([.B1795]-[.A1796]&gt;=11;[.A1796];[.B1795])" office:value-type="float" office:value="1950" calcext:value-type="float">
            <text:p>1950</text:p>
          </table:table-cell>
          <table:table-cell table:number-columns-repeated="9"/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table:formula="of:=IF([.B1796]-[.A1797]&gt;=11;[.A1797];[.B1796])"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IF([.B1797]-[.A1798]&gt;=11;[.A1798];[.B1797])" office:value-type="float" office:value="1938" calcext:value-type="float">
            <text:p>1938</text:p>
          </table:table-cell>
          <table:table-cell table:number-columns-repeated="9"/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table:formula="of:=IF([.B1798]-[.A1799]&gt;=11;[.A1799];[.B1798])" office:value-type="float" office:value="1938" calcext:value-type="float">
            <text:p>1938</text:p>
          </table:table-cell>
          <table:table-cell table:number-columns-repeated="9"/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table:formula="of:=IF([.B1799]-[.A1800]&gt;=11;[.A1800];[.B1799])" office:value-type="float" office:value="1938" calcext:value-type="float">
            <text:p>1938</text:p>
          </table:table-cell>
          <table:table-cell table:number-columns-repeated="9"/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table:formula="of:=IF([.B1800]-[.A1801]&gt;=11;[.A1801];[.B1800])" office:value-type="float" office:value="1938" calcext:value-type="float">
            <text:p>1938</text:p>
          </table:table-cell>
          <table:table-cell table:number-columns-repeated="9"/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table:formula="of:=IF([.B1801]-[.A1802]&gt;=11;[.A1802];[.B1801])" office:value-type="float" office:value="1938" calcext:value-type="float">
            <text:p>1938</text:p>
          </table:table-cell>
          <table:table-cell table:number-columns-repeated="9"/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table:formula="of:=IF([.B1802]-[.A1803]&gt;=11;[.A1803];[.B1802])" office:value-type="float" office:value="1938" calcext:value-type="float">
            <text:p>1938</text:p>
          </table:table-cell>
          <table:table-cell table:number-columns-repeated="9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[.B1803]-[.A1804]&gt;=11;[.A1804];[.B1803])" office:value-type="float" office:value="1926" calcext:value-type="float">
            <text:p>1926</text:p>
          </table:table-cell>
          <table:table-cell table:number-columns-repeated="9"/>
        </table:table-row>
        <table:table-row table:style-name="ro1" table:visibility="filter">
          <table:table-cell office:value-type="float" office:value="1924" calcext:value-type="float">
            <text:p>1924</text:p>
          </table:table-cell>
          <table:table-cell table:formula="of:=IF([.B1804]-[.A1805]&gt;=11;[.A1805];[.B1804])" office:value-type="float" office:value="1926" calcext:value-type="float">
            <text:p>1926</text:p>
          </table:table-cell>
          <table:table-cell table:number-columns-repeated="9"/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table:formula="of:=IF([.B1805]-[.A1806]&gt;=11;[.A1806];[.B1805])" office:value-type="float" office:value="1926" calcext:value-type="float">
            <text:p>1926</text:p>
          </table:table-cell>
          <table:table-cell table:number-columns-repeated="9"/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table:formula="of:=IF([.B1806]-[.A1807]&gt;=11;[.A1807];[.B1806])" office:value-type="float" office:value="1926" calcext:value-type="float">
            <text:p>1926</text:p>
          </table:table-cell>
          <table:table-cell table:number-columns-repeated="9"/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table:formula="of:=IF([.B1807]-[.A1808]&gt;=11;[.A1808];[.B1807])" office:value-type="float" office:value="1926" calcext:value-type="float">
            <text:p>1926</text:p>
          </table:table-cell>
          <table:table-cell table:number-columns-repeated="9"/>
        </table:table-row>
        <table:table-row table:style-name="ro1" table:visibility="filter">
          <table:table-cell office:value-type="float" office:value="1916" calcext:value-type="float">
            <text:p>1916</text:p>
          </table:table-cell>
          <table:table-cell table:formula="of:=IF([.B1808]-[.A1809]&gt;=11;[.A1809];[.B1808])" office:value-type="float" office:value="1926" calcext:value-type="float">
            <text:p>1926</text:p>
          </table:table-cell>
          <table:table-cell table:number-columns-repeated="9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IF([.B1809]-[.A1810]&gt;=11;[.A1810];[.B1809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table:formula="of:=IF([.B1810]-[.A1811]&gt;=11;[.A1811];[.B1810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table:formula="of:=IF([.B1811]-[.A1812]&gt;=11;[.A1812];[.B1811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table:formula="of:=IF([.B1812]-[.A1813]&gt;=11;[.A1813];[.B1812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06" calcext:value-type="float">
            <text:p>1906</text:p>
          </table:table-cell>
          <table:table-cell table:formula="of:=IF([.B1813]-[.A1814]&gt;=11;[.A1814];[.B1813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table:formula="of:=IF([.B1814]-[.A1815]&gt;=11;[.A1815];[.B1814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table:formula="of:=IF([.B1815]-[.A1816]&gt;=11;[.A1816];[.B1815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table:formula="of:=IF([.B1816]-[.A1817]&gt;=11;[.A1817];[.B1816])"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IF([.B1817]-[.A1818]&gt;=11;[.A1818];[.B1817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900" calcext:value-type="float">
            <text:p>1900</text:p>
          </table:table-cell>
          <table:table-cell table:formula="of:=IF([.B1818]-[.A1819]&gt;=11;[.A1819];[.B1818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8" calcext:value-type="float">
            <text:p>1898</text:p>
          </table:table-cell>
          <table:table-cell table:formula="of:=IF([.B1819]-[.A1820]&gt;=11;[.A1820];[.B1819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table:formula="of:=IF([.B1820]-[.A1821]&gt;=11;[.A1821];[.B1820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table:formula="of:=IF([.B1821]-[.A1822]&gt;=11;[.A1822];[.B1821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table:formula="of:=IF([.B1822]-[.A1823]&gt;=11;[.A1823];[.B1822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table:formula="of:=IF([.B1823]-[.A1824]&gt;=11;[.A1824];[.B1823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table:formula="of:=IF([.B1824]-[.A1825]&gt;=11;[.A1825];[.B1824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table:formula="of:=IF([.B1825]-[.A1826]&gt;=11;[.A1826];[.B1825])"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B1826]-[.A1827]&gt;=11;[.A1827];[.B1826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8" calcext:value-type="float">
            <text:p>1888</text:p>
          </table:table-cell>
          <table:table-cell table:formula="of:=IF([.B1827]-[.A1828]&gt;=11;[.A1828];[.B1827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table:formula="of:=IF([.B1828]-[.A1829]&gt;=11;[.A1829];[.B1828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table:formula="of:=IF([.B1829]-[.A1830]&gt;=11;[.A1830];[.B1829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table:formula="of:=IF([.B1830]-[.A1831]&gt;=11;[.A1831];[.B1830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table:formula="of:=IF([.B1831]-[.A1832]&gt;=11;[.A1832];[.B1831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table:formula="of:=IF([.B1832]-[.A1833]&gt;=11;[.A1833];[.B1832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 table:visibility="filter">
          <table:table-cell office:value-type="float" office:value="1882" calcext:value-type="float">
            <text:p>1882</text:p>
          </table:table-cell>
          <table:table-cell table:formula="of:=IF([.B1833]-[.A1834]&gt;=11;[.A1834];[.B1833])"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IF([.B1834]-[.A1835]&gt;=11;[.A1835];[.B1834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76" calcext:value-type="float">
            <text:p>1876</text:p>
          </table:table-cell>
          <table:table-cell table:formula="of:=IF([.B1835]-[.A1836]&gt;=11;[.A1836];[.B1835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table:formula="of:=IF([.B1836]-[.A1837]&gt;=11;[.A1837];[.B1836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table:formula="of:=IF([.B1837]-[.A1838]&gt;=11;[.A1838];[.B1837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table:formula="of:=IF([.B1838]-[.A1839]&gt;=11;[.A1839];[.B1838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table:formula="of:=IF([.B1839]-[.A1840]&gt;=11;[.A1840];[.B1839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table:formula="of:=IF([.B1840]-[.A1841]&gt;=11;[.A1841];[.B1840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 table:visibility="filter">
          <table:table-cell office:value-type="float" office:value="1866" calcext:value-type="float">
            <text:p>1866</text:p>
          </table:table-cell>
          <table:table-cell table:formula="of:=IF([.B1841]-[.A1842]&gt;=11;[.A1842];[.B1841])" office:value-type="float" office:value="1876" calcext:value-type="float">
            <text:p>1876</text:p>
          </table:table-cell>
          <table:table-cell table:number-columns-repeated="9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IF([.B1842]-[.A1843]&gt;=11;[.A1843];[.B1842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64" calcext:value-type="float">
            <text:p>1864</text:p>
          </table:table-cell>
          <table:table-cell table:formula="of:=IF([.B1843]-[.A1844]&gt;=11;[.A1844];[.B1843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table:formula="of:=IF([.B1844]-[.A1845]&gt;=11;[.A1845];[.B1844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table:formula="of:=IF([.B1845]-[.A1846]&gt;=11;[.A1846];[.B1845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table:formula="of:=IF([.B1846]-[.A1847]&gt;=11;[.A1847];[.B1846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table:formula="of:=IF([.B1847]-[.A1848]&gt;=11;[.A1848];[.B1847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table:formula="of:=IF([.B1848]-[.A1849]&gt;=11;[.A1849];[.B1848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table:formula="of:=IF([.B1849]-[.A1850]&gt;=11;[.A1850];[.B1849])" office:value-type="float" office:value="1864" calcext:value-type="float">
            <text:p>1864</text:p>
          </table:table-cell>
          <table:table-cell table:number-columns-repeated="9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IF([.B1850]-[.A1851]&gt;=11;[.A1851];[.B1850])" office:value-type="float" office:value="1852" calcext:value-type="float">
            <text:p>1852</text:p>
          </table:table-cell>
          <table:table-cell table:number-columns-repeated="9"/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table:formula="of:=IF([.B1851]-[.A1852]&gt;=11;[.A1852];[.B1851])" office:value-type="float" office:value="1852" calcext:value-type="float">
            <text:p>1852</text:p>
          </table:table-cell>
          <table:table-cell table:number-columns-repeated="9"/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table:formula="of:=IF([.B1852]-[.A1853]&gt;=11;[.A1853];[.B1852])" office:value-type="float" office:value="1852" calcext:value-type="float">
            <text:p>1852</text:p>
          </table:table-cell>
          <table:table-cell table:number-columns-repeated="9"/>
        </table:table-row>
        <table:table-row table:style-name="ro1" table:visibility="filter">
          <table:table-cell office:value-type="float" office:value="1846" calcext:value-type="float">
            <text:p>1846</text:p>
          </table:table-cell>
          <table:table-cell table:formula="of:=IF([.B1853]-[.A1854]&gt;=11;[.A1854];[.B1853])" office:value-type="float" office:value="1852" calcext:value-type="float">
            <text:p>1852</text:p>
          </table:table-cell>
          <table:table-cell table:number-columns-repeated="9"/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table:formula="of:=IF([.B1854]-[.A1855]&gt;=11;[.A1855];[.B1854])" office:value-type="float" office:value="1852" calcext:value-type="float">
            <text:p>1852</text:p>
          </table:table-cell>
          <table:table-cell table:number-columns-repeated="9"/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table:formula="of:=IF([.B1855]-[.A1856]&gt;=11;[.A1856];[.B1855])"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IF([.B1856]-[.A1857]&gt;=11;[.A1857];[.B1856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40" calcext:value-type="float">
            <text:p>1840</text:p>
          </table:table-cell>
          <table:table-cell table:formula="of:=IF([.B1857]-[.A1858]&gt;=11;[.A1858];[.B1857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table:formula="of:=IF([.B1858]-[.A1859]&gt;=11;[.A1859];[.B1858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table:formula="of:=IF([.B1859]-[.A1860]&gt;=11;[.A1860];[.B1859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table:formula="of:=IF([.B1860]-[.A1861]&gt;=11;[.A1861];[.B1860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table:formula="of:=IF([.B1861]-[.A1862]&gt;=11;[.A1862];[.B1861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4" calcext:value-type="float">
            <text:p>1834</text:p>
          </table:table-cell>
          <table:table-cell table:formula="of:=IF([.B1862]-[.A1863]&gt;=11;[.A1863];[.B1862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table:formula="of:=IF([.B1863]-[.A1864]&gt;=11;[.A1864];[.B1863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table:formula="of:=IF([.B1864]-[.A1865]&gt;=11;[.A1865];[.B1864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table:formula="of:=IF([.B1865]-[.A1866]&gt;=11;[.A1866];[.B1865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table:formula="of:=IF([.B1866]-[.A1867]&gt;=11;[.A1867];[.B1866])"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IF([.B1867]-[.A1868]&gt;=11;[.A1868];[.B1867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26" calcext:value-type="float">
            <text:p>1826</text:p>
          </table:table-cell>
          <table:table-cell table:formula="of:=IF([.B1868]-[.A1869]&gt;=11;[.A1869];[.B1868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table:formula="of:=IF([.B1869]-[.A1870]&gt;=11;[.A1870];[.B1869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table:formula="of:=IF([.B1870]-[.A1871]&gt;=11;[.A1871];[.B1870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22" calcext:value-type="float">
            <text:p>1822</text:p>
          </table:table-cell>
          <table:table-cell table:formula="of:=IF([.B1871]-[.A1872]&gt;=11;[.A1872];[.B1871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table:formula="of:=IF([.B1872]-[.A1873]&gt;=11;[.A1873];[.B1872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table:formula="of:=IF([.B1873]-[.A1874]&gt;=11;[.A1874];[.B1873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table:formula="of:=IF([.B1874]-[.A1875]&gt;=11;[.A1875];[.B1874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table:formula="of:=IF([.B1875]-[.A1876]&gt;=11;[.A1876];[.B1875])" office:value-type="float" office:value="1828" calcext:value-type="float">
            <text:p>1828</text:p>
          </table:table-cell>
          <table:table-cell table:number-columns-repeated="9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IF([.B1876]-[.A1877]&gt;=11;[.A1877];[.B1876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table:formula="of:=IF([.B1877]-[.A1878]&gt;=11;[.A1878];[.B1877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table:formula="of:=IF([.B1878]-[.A1879]&gt;=11;[.A1879];[.B1878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table:formula="of:=IF([.B1879]-[.A1880]&gt;=11;[.A1880];[.B1879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12" calcext:value-type="float">
            <text:p>1812</text:p>
          </table:table-cell>
          <table:table-cell table:formula="of:=IF([.B1880]-[.A1881]&gt;=11;[.A1881];[.B1880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table:formula="of:=IF([.B1881]-[.A1882]&gt;=11;[.A1882];[.B1881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table:formula="of:=IF([.B1882]-[.A1883]&gt;=11;[.A1883];[.B1882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 table:visibility="filter">
          <table:table-cell office:value-type="float" office:value="1806" calcext:value-type="float">
            <text:p>1806</text:p>
          </table:table-cell>
          <table:table-cell table:formula="of:=IF([.B1883]-[.A1884]&gt;=11;[.A1884];[.B1883])" office:value-type="float" office:value="1816" calcext:value-type="float">
            <text:p>1816</text:p>
          </table:table-cell>
          <table:table-cell table:number-columns-repeated="9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IF([.B1884]-[.A1885]&gt;=11;[.A1885];[.B1884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table:formula="of:=IF([.B1885]-[.A1886]&gt;=11;[.A1886];[.B1885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table:formula="of:=IF([.B1886]-[.A1887]&gt;=11;[.A1887];[.B1886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table:formula="of:=IF([.B1887]-[.A1888]&gt;=11;[.A1888];[.B1887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table:formula="of:=IF([.B1888]-[.A1889]&gt;=11;[.A1889];[.B1888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table:formula="of:=IF([.B1889]-[.A1890]&gt;=11;[.A1890];[.B1889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table:formula="of:=IF([.B1890]-[.A1891]&gt;=11;[.A1891];[.B1890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table:formula="of:=IF([.B1891]-[.A1892]&gt;=11;[.A1892];[.B1891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6" calcext:value-type="float">
            <text:p>1796</text:p>
          </table:table-cell>
          <table:table-cell table:formula="of:=IF([.B1892]-[.A1893]&gt;=11;[.A1893];[.B1892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table:formula="of:=IF([.B1893]-[.A1894]&gt;=11;[.A1894];[.B1893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table:formula="of:=IF([.B1894]-[.A1895]&gt;=11;[.A1895];[.B1894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table:formula="of:=IF([.B1895]-[.A1896]&gt;=11;[.A1896];[.B1895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table:formula="of:=IF([.B1896]-[.A1897]&gt;=11;[.A1897];[.B1896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table:formula="of:=IF([.B1897]-[.A1898]&gt;=11;[.A1898];[.B1897])" office:value-type="float" office:value="1804" calcext:value-type="float">
            <text:p>1804</text:p>
          </table:table-cell>
          <table:table-cell table:number-columns-repeated="9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IF([.B1898]-[.A1899]&gt;=11;[.A1899];[.B1898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table:formula="of:=IF([.B1899]-[.A1900]&gt;=11;[.A1900];[.B1899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table:formula="of:=IF([.B1900]-[.A1901]&gt;=11;[.A1901];[.B1900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table:formula="of:=IF([.B1901]-[.A1902]&gt;=11;[.A1902];[.B1901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table:formula="of:=IF([.B1902]-[.A1903]&gt;=11;[.A1903];[.B1902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 table:visibility="filter">
          <table:table-cell office:value-type="float" office:value="1786" calcext:value-type="float">
            <text:p>1786</text:p>
          </table:table-cell>
          <table:table-cell table:formula="of:=IF([.B1903]-[.A1904]&gt;=11;[.A1904];[.B1903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 table:visibility="filter">
          <table:table-cell office:value-type="float" office:value="1782" calcext:value-type="float">
            <text:p>1782</text:p>
          </table:table-cell>
          <table:table-cell table:formula="of:=IF([.B1904]-[.A1905]&gt;=11;[.A1905];[.B1904])" office:value-type="float" office:value="1792" calcext:value-type="float">
            <text:p>1792</text:p>
          </table:table-cell>
          <table:table-cell table:number-columns-repeated="9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IF([.B1905]-[.A1906]&gt;=11;[.A1906];[.B1905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table:formula="of:=IF([.B1906]-[.A1907]&gt;=11;[.A1907];[.B1906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table:formula="of:=IF([.B1907]-[.A1908]&gt;=11;[.A1908];[.B1907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table:formula="of:=IF([.B1908]-[.A1909]&gt;=11;[.A1909];[.B1908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table:formula="of:=IF([.B1909]-[.A1910]&gt;=11;[.A1910];[.B1909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table:formula="of:=IF([.B1910]-[.A1911]&gt;=11;[.A1911];[.B1910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table:formula="of:=IF([.B1911]-[.A1912]&gt;=11;[.A1912];[.B1911])"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IF([.B1912]-[.A1913]&gt;=11;[.A1913];[.B1912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8" calcext:value-type="float">
            <text:p>1768</text:p>
          </table:table-cell>
          <table:table-cell table:formula="of:=IF([.B1913]-[.A1914]&gt;=11;[.A1914];[.B1913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table:formula="of:=IF([.B1914]-[.A1915]&gt;=11;[.A1915];[.B1914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table:formula="of:=IF([.B1915]-[.A1916]&gt;=11;[.A1916];[.B1915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table:formula="of:=IF([.B1916]-[.A1917]&gt;=11;[.A1917];[.B1916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table:formula="of:=IF([.B1917]-[.A1918]&gt;=11;[.A1918];[.B1917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table:formula="of:=IF([.B1918]-[.A1919]&gt;=11;[.A1919];[.B1918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table:formula="of:=IF([.B1919]-[.A1920]&gt;=11;[.A1920];[.B1919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table:formula="of:=IF([.B1920]-[.A1921]&gt;=11;[.A1921];[.B1920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table:formula="of:=IF([.B1921]-[.A1922]&gt;=11;[.A1922];[.B1921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table:formula="of:=IF([.B1922]-[.A1923]&gt;=11;[.A1923];[.B1922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table:formula="of:=IF([.B1923]-[.A1924]&gt;=11;[.A1924];[.B1923])" office:value-type="float" office:value="1768" calcext:value-type="float">
            <text:p>1768</text:p>
          </table:table-cell>
          <table:table-cell table:number-columns-repeated="9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IF([.B1924]-[.A1925]&gt;=11;[.A1925];[.B1924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56" calcext:value-type="float">
            <text:p>1756</text:p>
          </table:table-cell>
          <table:table-cell table:formula="of:=IF([.B1925]-[.A1926]&gt;=11;[.A1926];[.B1925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table:formula="of:=IF([.B1926]-[.A1927]&gt;=11;[.A1927];[.B1926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table:formula="of:=IF([.B1927]-[.A1928]&gt;=11;[.A1928];[.B1927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table:formula="of:=IF([.B1928]-[.A1929]&gt;=11;[.A1929];[.B1928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table:formula="of:=IF([.B1929]-[.A1930]&gt;=11;[.A1930];[.B1929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table:formula="of:=IF([.B1930]-[.A1931]&gt;=11;[.A1931];[.B1930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table:formula="of:=IF([.B1931]-[.A1932]&gt;=11;[.A1932];[.B1931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 table:visibility="filter">
          <table:table-cell office:value-type="float" office:value="1746" calcext:value-type="float">
            <text:p>1746</text:p>
          </table:table-cell>
          <table:table-cell table:formula="of:=IF([.B1932]-[.A1933]&gt;=11;[.A1933];[.B1932])" office:value-type="float" office:value="1756" calcext:value-type="float">
            <text:p>1756</text:p>
          </table:table-cell>
          <table:table-cell table:number-columns-repeated="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IF([.B1933]-[.A1934]&gt;=11;[.A1934];[.B1933])" office:value-type="float" office:value="1744" calcext:value-type="float">
            <text:p>1744</text:p>
          </table:table-cell>
          <table:table-cell table:number-columns-repeated="9"/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table:formula="of:=IF([.B1934]-[.A1935]&gt;=11;[.A1935];[.B1934])" office:value-type="float" office:value="1744" calcext:value-type="float">
            <text:p>1744</text:p>
          </table:table-cell>
          <table:table-cell table:number-columns-repeated="9"/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table:formula="of:=IF([.B1935]-[.A1936]&gt;=11;[.A1936];[.B1935])" office:value-type="float" office:value="1744" calcext:value-type="float">
            <text:p>1744</text:p>
          </table:table-cell>
          <table:table-cell table:number-columns-repeated="9"/>
        </table:table-row>
        <table:table-row table:style-name="ro1" table:visibility="filter">
          <table:table-cell office:value-type="float" office:value="1736" calcext:value-type="float">
            <text:p>1736</text:p>
          </table:table-cell>
          <table:table-cell table:formula="of:=IF([.B1936]-[.A1937]&gt;=11;[.A1937];[.B1936])" office:value-type="float" office:value="1744" calcext:value-type="float">
            <text:p>1744</text:p>
          </table:table-cell>
          <table:table-cell table:number-columns-repeated="9"/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table:formula="of:=IF([.B1937]-[.A1938]&gt;=11;[.A1938];[.B1937])" office:value-type="float" office:value="1744" calcext:value-type="float">
            <text:p>1744</text:p>
          </table:table-cell>
          <table:table-cell table:number-columns-repeated="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B1938]-[.A1939]&gt;=11;[.A1939];[.B1938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30" calcext:value-type="float">
            <text:p>1730</text:p>
          </table:table-cell>
          <table:table-cell table:formula="of:=IF([.B1939]-[.A1940]&gt;=11;[.A1940];[.B1939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table:formula="of:=IF([.B1940]-[.A1941]&gt;=11;[.A1941];[.B1940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table:formula="of:=IF([.B1941]-[.A1942]&gt;=11;[.A1942];[.B1941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table:formula="of:=IF([.B1942]-[.A1943]&gt;=11;[.A1943];[.B1942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table:formula="of:=IF([.B1943]-[.A1944]&gt;=11;[.A1944];[.B1943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table:formula="of:=IF([.B1944]-[.A1945]&gt;=11;[.A1945];[.B1944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table:formula="of:=IF([.B1945]-[.A1946]&gt;=11;[.A1946];[.B1945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table:formula="of:=IF([.B1946]-[.A1947]&gt;=11;[.A1947];[.B1946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table:formula="of:=IF([.B1947]-[.A1948]&gt;=11;[.A1948];[.B1947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table:formula="of:=IF([.B1948]-[.A1949]&gt;=11;[.A1949];[.B1948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table:formula="of:=IF([.B1949]-[.A1950]&gt;=11;[.A1950];[.B1949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table:formula="of:=IF([.B1950]-[.A1951]&gt;=11;[.A1951];[.B1950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table:formula="of:=IF([.B1951]-[.A1952]&gt;=11;[.A1952];[.B1951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table:formula="of:=IF([.B1952]-[.A1953]&gt;=11;[.A1953];[.B1952])"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IF([.B1953]-[.A1954]&gt;=11;[.A1954];[.B1953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16" calcext:value-type="float">
            <text:p>1716</text:p>
          </table:table-cell>
          <table:table-cell table:formula="of:=IF([.B1954]-[.A1955]&gt;=11;[.A1955];[.B1954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table:formula="of:=IF([.B1955]-[.A1956]&gt;=11;[.A1956];[.B1955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table:formula="of:=IF([.B1956]-[.A1957]&gt;=11;[.A1957];[.B1956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table:formula="of:=IF([.B1957]-[.A1958]&gt;=11;[.A1958];[.B1957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table:formula="of:=IF([.B1958]-[.A1959]&gt;=11;[.A1959];[.B1958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table:formula="of:=IF([.B1959]-[.A1960]&gt;=11;[.A1960];[.B1959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table:formula="of:=IF([.B1960]-[.A1961]&gt;=11;[.A1961];[.B1960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table:formula="of:=IF([.B1961]-[.A1962]&gt;=11;[.A1962];[.B1961])"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IF([.B1962]-[.A1963]&gt;=11;[.A1963];[.B1962])" office:value-type="float" office:value="1702" calcext:value-type="float">
            <text:p>1702</text:p>
          </table:table-cell>
          <table:table-cell table:number-columns-repeated="9"/>
        </table:table-row>
        <table:table-row table:style-name="ro1" table:visibility="filter">
          <table:table-cell office:value-type="float" office:value="1702" calcext:value-type="float">
            <text:p>1702</text:p>
          </table:table-cell>
          <table:table-cell table:formula="of:=IF([.B1963]-[.A1964]&gt;=11;[.A1964];[.B1963])" office:value-type="float" office:value="1702" calcext:value-type="float">
            <text:p>1702</text:p>
          </table:table-cell>
          <table:table-cell table:number-columns-repeated="9"/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table:formula="of:=IF([.B1964]-[.A1965]&gt;=11;[.A1965];[.B1964])" office:value-type="float" office:value="1702" calcext:value-type="float">
            <text:p>1702</text:p>
          </table:table-cell>
          <table:table-cell table:number-columns-repeated="9"/>
        </table:table-row>
        <table:table-row table:style-name="ro1" table:visibility="filter">
          <table:table-cell office:value-type="float" office:value="1696" calcext:value-type="float">
            <text:p>1696</text:p>
          </table:table-cell>
          <table:table-cell table:formula="of:=IF([.B1965]-[.A1966]&gt;=11;[.A1966];[.B1965])" office:value-type="float" office:value="1702" calcext:value-type="float">
            <text:p>1702</text:p>
          </table:table-cell>
          <table:table-cell table:number-columns-repeated="9"/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table:formula="of:=IF([.B1966]-[.A1967]&gt;=11;[.A1967];[.B1966])" office:value-type="float" office:value="1702" calcext:value-type="float">
            <text:p>1702</text:p>
          </table:table-cell>
          <table:table-cell table:number-columns-repeated="9"/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table:formula="of:=IF([.B1967]-[.A1968]&gt;=11;[.A1968];[.B1967])" office:value-type="float" office:value="1702" calcext:value-type="float">
            <text:p>1702</text:p>
          </table:table-cell>
          <table:table-cell table:number-columns-repeated="9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IF([.B1968]-[.A1969]&gt;=11;[.A1969];[.B1968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table:formula="of:=IF([.B1969]-[.A1970]&gt;=11;[.A1970];[.B1969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table:formula="of:=IF([.B1970]-[.A1971]&gt;=11;[.A1971];[.B1970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6" calcext:value-type="float">
            <text:p>1686</text:p>
          </table:table-cell>
          <table:table-cell table:formula="of:=IF([.B1971]-[.A1972]&gt;=11;[.A1972];[.B1971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table:formula="of:=IF([.B1972]-[.A1973]&gt;=11;[.A1973];[.B1972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table:formula="of:=IF([.B1973]-[.A1974]&gt;=11;[.A1974];[.B1973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table:formula="of:=IF([.B1974]-[.A1975]&gt;=11;[.A1975];[.B1974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table:formula="of:=IF([.B1975]-[.A1976]&gt;=11;[.A1976];[.B1975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table:formula="of:=IF([.B1976]-[.A1977]&gt;=11;[.A1977];[.B1976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table:formula="of:=IF([.B1977]-[.A1978]&gt;=11;[.A1978];[.B1977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table:formula="of:=IF([.B1978]-[.A1979]&gt;=11;[.A1979];[.B1978])" office:value-type="float" office:value="1688" calcext:value-type="float">
            <text:p>1688</text:p>
          </table:table-cell>
          <table:table-cell table:number-columns-repeated="9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IF([.B1979]-[.A1980]&gt;=11;[.A1980];[.B1979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74" calcext:value-type="float">
            <text:p>1674</text:p>
          </table:table-cell>
          <table:table-cell table:formula="of:=IF([.B1980]-[.A1981]&gt;=11;[.A1981];[.B1980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table:formula="of:=IF([.B1981]-[.A1982]&gt;=11;[.A1982];[.B1981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table:formula="of:=IF([.B1982]-[.A1983]&gt;=11;[.A1983];[.B1982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table:formula="of:=IF([.B1983]-[.A1984]&gt;=11;[.A1984];[.B1983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table:formula="of:=IF([.B1984]-[.A1985]&gt;=11;[.A1985];[.B1984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table:formula="of:=IF([.B1985]-[.A1986]&gt;=11;[.A1986];[.B1985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table:formula="of:=IF([.B1986]-[.A1987]&gt;=11;[.A1987];[.B1986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table:formula="of:=IF([.B1987]-[.A1988]&gt;=11;[.A1988];[.B1987])" office:value-type="float" office:value="1676" calcext:value-type="float">
            <text:p>1676</text:p>
          </table:table-cell>
          <table:table-cell table:number-columns-repeated="9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IF([.B1988]-[.A1989]&gt;=11;[.A1989];[.B1988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table:formula="of:=IF([.B1989]-[.A1990]&gt;=11;[.A1990];[.B1989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table:formula="of:=IF([.B1990]-[.A1991]&gt;=11;[.A1991];[.B1990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table:formula="of:=IF([.B1991]-[.A1992]&gt;=11;[.A1992];[.B1991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table:formula="of:=IF([.B1992]-[.A1993]&gt;=11;[.A1993];[.B1992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table:formula="of:=IF([.B1993]-[.A1994]&gt;=11;[.A1994];[.B1993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table:formula="of:=IF([.B1994]-[.A1995]&gt;=11;[.A1995];[.B1994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56" calcext:value-type="float">
            <text:p>1656</text:p>
          </table:table-cell>
          <table:table-cell table:formula="of:=IF([.B1995]-[.A1996]&gt;=11;[.A1996];[.B1995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table:formula="of:=IF([.B1996]-[.A1997]&gt;=11;[.A1997];[.B1996])" office:value-type="float" office:value="1664" calcext:value-type="float">
            <text:p>1664</text:p>
          </table:table-cell>
          <table:table-cell table:number-columns-repeated="9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IF([.B1997]-[.A1998]&gt;=11;[.A1998];[.B1997])" office:value-type="float" office:value="1652" calcext:value-type="float">
            <text:p>1652</text:p>
          </table:table-cell>
          <table:table-cell table:number-columns-repeated="9"/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table:formula="of:=IF([.B1998]-[.A1999]&gt;=11;[.A1999];[.B1998])" office:value-type="float" office:value="1652" calcext:value-type="float">
            <text:p>1652</text:p>
          </table:table-cell>
          <table:table-cell table:number-columns-repeated="9"/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table:formula="of:=IF([.B1999]-[.A2000]&gt;=11;[.A2000];[.B1999])" office:value-type="float" office:value="1652" calcext:value-type="float">
            <text:p>1652</text:p>
          </table:table-cell>
          <table:table-cell table:number-columns-repeated="9"/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table:formula="of:=IF([.B2000]-[.A2001]&gt;=11;[.A2001];[.B2000])" office:value-type="float" office:value="1652" calcext:value-type="float">
            <text:p>1652</text:p>
          </table:table-cell>
          <table:table-cell table:number-columns-repeated="9"/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table:formula="of:=IF([.B2001]-[.A2002]&gt;=11;[.A2002];[.B2001])" office:value-type="float" office:value="1652" calcext:value-type="float">
            <text:p>1652</text:p>
          </table:table-cell>
          <table:table-cell table:number-columns-repeated="9"/>
        </table:table-row>
        <table:table-row table:style-name="ro1" table:visibility="filter">
          <table:table-cell office:value-type="float" office:value="1642" calcext:value-type="float">
            <text:p>1642</text:p>
          </table:table-cell>
          <table:table-cell table:formula="of:=IF([.B2002]-[.A2003]&gt;=11;[.A2003];[.B2002])" office:value-type="float" office:value="1652" calcext:value-type="float">
            <text:p>1652</text:p>
          </table:table-cell>
          <table:table-cell table:number-columns-repeated="9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IF([.B2003]-[.A2004]&gt;=11;[.A2004];[.B2003])" office:value-type="float" office:value="1640" calcext:value-type="float">
            <text:p>1640</text:p>
          </table:table-cell>
          <table:table-cell table:number-columns-repeated="9"/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table:formula="of:=IF([.B2004]-[.A2005]&gt;=11;[.A2005];[.B2004])" office:value-type="float" office:value="1640" calcext:value-type="float">
            <text:p>1640</text:p>
          </table:table-cell>
          <table:table-cell table:number-columns-repeated="9"/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table:formula="of:=IF([.B2005]-[.A2006]&gt;=11;[.A2006];[.B2005])" office:value-type="float" office:value="1640" calcext:value-type="float">
            <text:p>1640</text:p>
          </table:table-cell>
          <table:table-cell table:number-columns-repeated="9"/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table:formula="of:=IF([.B2006]-[.A2007]&gt;=11;[.A2007];[.B2006])" office:value-type="float" office:value="1640" calcext:value-type="float">
            <text:p>1640</text:p>
          </table:table-cell>
          <table:table-cell table:number-columns-repeated="9"/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table:formula="of:=IF([.B2007]-[.A2008]&gt;=11;[.A2008];[.B2007])"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IF([.B2008]-[.A2009]&gt;=11;[.A2009];[.B2008])" office:value-type="float" office:value="1622" calcext:value-type="float">
            <text:p>1622</text:p>
          </table:table-cell>
          <table:table-cell table:number-columns-repeated="9"/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table:formula="of:=IF([.B2009]-[.A2010]&gt;=11;[.A2010];[.B2009])" office:value-type="float" office:value="1622" calcext:value-type="float">
            <text:p>1622</text:p>
          </table:table-cell>
          <table:table-cell table:number-columns-repeated="9"/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table:formula="of:=IF([.B2010]-[.A2011]&gt;=11;[.A2011];[.B2010])" office:value-type="float" office:value="1622" calcext:value-type="float">
            <text:p>1622</text:p>
          </table:table-cell>
          <table:table-cell table:number-columns-repeated="9"/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table:formula="of:=IF([.B2011]-[.A2012]&gt;=11;[.A2012];[.B2011])" office:value-type="float" office:value="1622" calcext:value-type="float">
            <text:p>1622</text:p>
          </table:table-cell>
          <table:table-cell table:number-columns-repeated="9"/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table:formula="of:=IF([.B2012]-[.A2013]&gt;=11;[.A2013];[.B2012])" office:value-type="float" office:value="1622" calcext:value-type="float">
            <text:p>1622</text:p>
          </table:table-cell>
          <table:table-cell table:number-columns-repeated="9"/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table:formula="of:=IF([.B2013]-[.A2014]&gt;=11;[.A2014];[.B2013])"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IF([.B2014]-[.A2015]&gt;=11;[.A2015];[.B2014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 table:visibility="filter">
          <table:table-cell office:value-type="float" office:value="1610" calcext:value-type="float">
            <text:p>1610</text:p>
          </table:table-cell>
          <table:table-cell table:formula="of:=IF([.B2015]-[.A2016]&gt;=11;[.A2016];[.B2015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table:formula="of:=IF([.B2016]-[.A2017]&gt;=11;[.A2017];[.B2016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table:formula="of:=IF([.B2017]-[.A2018]&gt;=11;[.A2018];[.B2017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 table:visibility="filter">
          <table:table-cell office:value-type="float" office:value="1604" calcext:value-type="float">
            <text:p>1604</text:p>
          </table:table-cell>
          <table:table-cell table:formula="of:=IF([.B2018]-[.A2019]&gt;=11;[.A2019];[.B2018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table:formula="of:=IF([.B2019]-[.A2020]&gt;=11;[.A2020];[.B2019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table:formula="of:=IF([.B2020]-[.A2021]&gt;=11;[.A2021];[.B2020])"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IF([.B2021]-[.A2022]&gt;=11;[.A2022];[.B2021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table:formula="of:=IF([.B2022]-[.A2023]&gt;=11;[.A2023];[.B2022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table:formula="of:=IF([.B2023]-[.A2024]&gt;=11;[.A2024];[.B2023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table:formula="of:=IF([.B2024]-[.A2025]&gt;=11;[.A2025];[.B2024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table:formula="of:=IF([.B2025]-[.A2026]&gt;=11;[.A2026];[.B2025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table:formula="of:=IF([.B2026]-[.A2027]&gt;=11;[.A2027];[.B2026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table:formula="of:=IF([.B2027]-[.A2028]&gt;=11;[.A2028];[.B2027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table:formula="of:=IF([.B2028]-[.A2029]&gt;=11;[.A2029];[.B2028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table:formula="of:=IF([.B2029]-[.A2030]&gt;=11;[.A2030];[.B2029])" office:value-type="float" office:value="1596" calcext:value-type="float">
            <text:p>1596</text:p>
          </table:table-cell>
          <table:table-cell table:number-columns-repeated="9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B2030]-[.A2031]&gt;=11;[.A2031];[.B2030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table:formula="of:=IF([.B2031]-[.A2032]&gt;=11;[.A2032];[.B2031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table:formula="of:=IF([.B2032]-[.A2033]&gt;=11;[.A2033];[.B2032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table:formula="of:=IF([.B2033]-[.A2034]&gt;=11;[.A2034];[.B2033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table:formula="of:=IF([.B2034]-[.A2035]&gt;=11;[.A2035];[.B2034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table:formula="of:=IF([.B2035]-[.A2036]&gt;=11;[.A2036];[.B2035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table:formula="of:=IF([.B2036]-[.A2037]&gt;=11;[.A2037];[.B2036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table:formula="of:=IF([.B2037]-[.A2038]&gt;=11;[.A2038];[.B2037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table:formula="of:=IF([.B2038]-[.A2039]&gt;=11;[.A2039];[.B2038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table:formula="of:=IF([.B2039]-[.A2040]&gt;=11;[.A2040];[.B2039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table:formula="of:=IF([.B2040]-[.A2041]&gt;=11;[.A2041];[.B2040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table:formula="of:=IF([.B2041]-[.A2042]&gt;=11;[.A2042];[.B2041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table:formula="of:=IF([.B2042]-[.A2043]&gt;=11;[.A2043];[.B2042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table:formula="of:=IF([.B2043]-[.A2044]&gt;=11;[.A2044];[.B2043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table:formula="of:=IF([.B2044]-[.A2045]&gt;=11;[.A2045];[.B2044])"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IF([.B2045]-[.A2046]&gt;=11;[.A2046];[.B2045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table:formula="of:=IF([.B2046]-[.A2047]&gt;=11;[.A2047];[.B2046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table:formula="of:=IF([.B2047]-[.A2048]&gt;=11;[.A2048];[.B2047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table:formula="of:=IF([.B2048]-[.A2049]&gt;=11;[.A2049];[.B2048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 table:visibility="filter">
          <table:table-cell office:value-type="float" office:value="1566" calcext:value-type="float">
            <text:p>1566</text:p>
          </table:table-cell>
          <table:table-cell table:formula="of:=IF([.B2049]-[.A2050]&gt;=11;[.A2050];[.B2049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table:formula="of:=IF([.B2050]-[.A2051]&gt;=11;[.A2051];[.B2050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table:formula="of:=IF([.B2051]-[.A2052]&gt;=11;[.A2052];[.B2051])"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B2052]-[.A2053]&gt;=11;[.A2053];[.B2052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table:formula="of:=IF([.B2053]-[.A2054]&gt;=11;[.A2054];[.B2053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table:formula="of:=IF([.B2054]-[.A2055]&gt;=11;[.A2055];[.B2054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table:formula="of:=IF([.B2055]-[.A2056]&gt;=11;[.A2056];[.B2055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table:formula="of:=IF([.B2056]-[.A2057]&gt;=11;[.A2057];[.B2056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table:formula="of:=IF([.B2057]-[.A2058]&gt;=11;[.A2058];[.B2057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table:formula="of:=IF([.B2058]-[.A2059]&gt;=11;[.A2059];[.B2058])" office:value-type="float" office:value="1558" calcext:value-type="float">
            <text:p>1558</text:p>
          </table:table-cell>
          <table:table-cell table:number-columns-repeated="9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IF([.B2059]-[.A2060]&gt;=11;[.A2060];[.B2059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table:formula="of:=IF([.B2060]-[.A2061]&gt;=11;[.A2061];[.B2060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6" calcext:value-type="float">
            <text:p>1536</text:p>
          </table:table-cell>
          <table:table-cell table:formula="of:=IF([.B2061]-[.A2062]&gt;=11;[.A2062];[.B2061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table:formula="of:=IF([.B2062]-[.A2063]&gt;=11;[.A2063];[.B2062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table:formula="of:=IF([.B2063]-[.A2064]&gt;=11;[.A2064];[.B2063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table:formula="of:=IF([.B2064]-[.A2065]&gt;=11;[.A2065];[.B2064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table:formula="of:=IF([.B2065]-[.A2066]&gt;=11;[.A2066];[.B2065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table:formula="of:=IF([.B2066]-[.A2067]&gt;=11;[.A2067];[.B2066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table:formula="of:=IF([.B2067]-[.A2068]&gt;=11;[.A2068];[.B2067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 table:visibility="filter">
          <table:table-cell office:value-type="float" office:value="1528" calcext:value-type="float">
            <text:p>1528</text:p>
          </table:table-cell>
          <table:table-cell table:formula="of:=IF([.B2068]-[.A2069]&gt;=11;[.A2069];[.B2068])" office:value-type="float" office:value="1538" calcext:value-type="float">
            <text:p>1538</text:p>
          </table:table-cell>
          <table:table-cell table:number-columns-repeated="9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IF([.B2069]-[.A2070]&gt;=11;[.A2070];[.B2069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table:formula="of:=IF([.B2070]-[.A2071]&gt;=11;[.A2071];[.B2070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 table:visibility="filter">
          <table:table-cell office:value-type="float" office:value="1518" calcext:value-type="float">
            <text:p>1518</text:p>
          </table:table-cell>
          <table:table-cell table:formula="of:=IF([.B2071]-[.A2072]&gt;=11;[.A2072];[.B2071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 table:visibility="filter">
          <table:table-cell office:value-type="float" office:value="1516" calcext:value-type="float">
            <text:p>1516</text:p>
          </table:table-cell>
          <table:table-cell table:formula="of:=IF([.B2072]-[.A2073]&gt;=11;[.A2073];[.B2072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 table:visibility="filter">
          <table:table-cell office:value-type="float" office:value="1516" calcext:value-type="float">
            <text:p>1516</text:p>
          </table:table-cell>
          <table:table-cell table:formula="of:=IF([.B2073]-[.A2074]&gt;=11;[.A2074];[.B2073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table:formula="of:=IF([.B2074]-[.A2075]&gt;=11;[.A2075];[.B2074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table:formula="of:=IF([.B2075]-[.A2076]&gt;=11;[.A2076];[.B2075])" office:value-type="float" office:value="1524" calcext:value-type="float">
            <text:p>1524</text:p>
          </table:table-cell>
          <table:table-cell table:number-columns-repeated="9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IF([.B2076]-[.A2077]&gt;=11;[.A2077];[.B2076])" office:value-type="float" office:value="1512" calcext:value-type="float">
            <text:p>1512</text:p>
          </table:table-cell>
          <table:table-cell table:number-columns-repeated="9"/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table:formula="of:=IF([.B2077]-[.A2078]&gt;=11;[.A2078];[.B2077])" office:value-type="float" office:value="1512" calcext:value-type="float">
            <text:p>1512</text:p>
          </table:table-cell>
          <table:table-cell table:number-columns-repeated="9"/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table:formula="of:=IF([.B2078]-[.A2079]&gt;=11;[.A2079];[.B2078])" office:value-type="float" office:value="1512" calcext:value-type="float">
            <text:p>1512</text:p>
          </table:table-cell>
          <table:table-cell table:number-columns-repeated="9"/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table:formula="of:=IF([.B2079]-[.A2080]&gt;=11;[.A2080];[.B2079])" office:value-type="float" office:value="1512" calcext:value-type="float">
            <text:p>1512</text:p>
          </table:table-cell>
          <table:table-cell table:number-columns-repeated="9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IF([.B2080]-[.A2081]&gt;=11;[.A2081];[.B2080])" office:value-type="float" office:value="1498" calcext:value-type="float">
            <text:p>1498</text:p>
          </table:table-cell>
          <table:table-cell table:number-columns-repeated="9"/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table:formula="of:=IF([.B2081]-[.A2082]&gt;=11;[.A2082];[.B2081])" office:value-type="float" office:value="1498" calcext:value-type="float">
            <text:p>1498</text:p>
          </table:table-cell>
          <table:table-cell table:number-columns-repeated="9"/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table:formula="of:=IF([.B2082]-[.A2083]&gt;=11;[.A2083];[.B2082])" office:value-type="float" office:value="1498" calcext:value-type="float">
            <text:p>1498</text:p>
          </table:table-cell>
          <table:table-cell table:number-columns-repeated="9"/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table:formula="of:=IF([.B2083]-[.A2084]&gt;=11;[.A2084];[.B2083])" office:value-type="float" office:value="1498" calcext:value-type="float">
            <text:p>1498</text:p>
          </table:table-cell>
          <table:table-cell table:number-columns-repeated="9"/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table:formula="of:=IF([.B2084]-[.A2085]&gt;=11;[.A2085];[.B2084])" office:value-type="float" office:value="1498" calcext:value-type="float">
            <text:p>1498</text:p>
          </table:table-cell>
          <table:table-cell table:number-columns-repeated="9"/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table:formula="of:=IF([.B2085]-[.A2086]&gt;=11;[.A2086];[.B2085])" office:value-type="float" office:value="1498" calcext:value-type="float">
            <text:p>1498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IF([.B2086]-[.A2087]&gt;=11;[.A2087];[.B2086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table:formula="of:=IF([.B2087]-[.A2088]&gt;=11;[.A2088];[.B2087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table:formula="of:=IF([.B2088]-[.A2089]&gt;=11;[.A2089];[.B2088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table:formula="of:=IF([.B2089]-[.A2090]&gt;=11;[.A2090];[.B2089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table:formula="of:=IF([.B2090]-[.A2091]&gt;=11;[.A2091];[.B2090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table:formula="of:=IF([.B2091]-[.A2092]&gt;=11;[.A2092];[.B2091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table:formula="of:=IF([.B2092]-[.A2093]&gt;=11;[.A2093];[.B2092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table:formula="of:=IF([.B2093]-[.A2094]&gt;=11;[.A2094];[.B2093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table:formula="of:=IF([.B2094]-[.A2095]&gt;=11;[.A2095];[.B2094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 table:visibility="filter">
          <table:table-cell office:value-type="float" office:value="1476" calcext:value-type="float">
            <text:p>1476</text:p>
          </table:table-cell>
          <table:table-cell table:formula="of:=IF([.B2095]-[.A2096]&gt;=11;[.A2096];[.B2095])" office:value-type="float" office:value="1486" calcext:value-type="float">
            <text:p>1486</text:p>
          </table:table-cell>
          <table:table-cell table:number-columns-repeated="9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IF([.B2096]-[.A2097]&gt;=11;[.A2097];[.B2096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table:formula="of:=IF([.B2097]-[.A2098]&gt;=11;[.A2098];[.B2097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table:formula="of:=IF([.B2098]-[.A2099]&gt;=11;[.A2099];[.B2098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table:formula="of:=IF([.B2099]-[.A2100]&gt;=11;[.A2100];[.B2099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table:formula="of:=IF([.B2100]-[.A2101]&gt;=11;[.A2101];[.B2100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table:formula="of:=IF([.B2101]-[.A2102]&gt;=11;[.A2102];[.B2101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table:formula="of:=IF([.B2102]-[.A2103]&gt;=11;[.A2103];[.B2102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table:formula="of:=IF([.B2103]-[.A2104]&gt;=11;[.A2104];[.B2103])" office:value-type="float" office:value="1474" calcext:value-type="float">
            <text:p>1474</text:p>
          </table:table-cell>
          <table:table-cell table:number-columns-repeated="9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IF([.B2104]-[.A2105]&gt;=11;[.A2105];[.B2104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table:formula="of:=IF([.B2105]-[.A2106]&gt;=11;[.A2106];[.B2105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table:formula="of:=IF([.B2106]-[.A2107]&gt;=11;[.A2107];[.B2106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table:formula="of:=IF([.B2107]-[.A2108]&gt;=11;[.A2108];[.B2107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table:formula="of:=IF([.B2108]-[.A2109]&gt;=11;[.A2109];[.B2108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table:formula="of:=IF([.B2109]-[.A2110]&gt;=11;[.A2110];[.B2109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table:formula="of:=IF([.B2110]-[.A2111]&gt;=11;[.A2111];[.B2110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table:formula="of:=IF([.B2111]-[.A2112]&gt;=11;[.A2112];[.B2111])" office:value-type="float" office:value="1462" calcext:value-type="float">
            <text:p>1462</text:p>
          </table:table-cell>
          <table:table-cell table:number-columns-repeated="9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IF([.B2112]-[.A2113]&gt;=11;[.A2113];[.B2112])" office:value-type="float" office:value="1450" calcext:value-type="float">
            <text:p>1450</text:p>
          </table:table-cell>
          <table:table-cell table:number-columns-repeated="9"/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table:formula="of:=IF([.B2113]-[.A2114]&gt;=11;[.A2114];[.B2113])" office:value-type="float" office:value="1450" calcext:value-type="float">
            <text:p>1450</text:p>
          </table:table-cell>
          <table:table-cell table:number-columns-repeated="9"/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table:formula="of:=IF([.B2114]-[.A2115]&gt;=11;[.A2115];[.B2114])" office:value-type="float" office:value="1450" calcext:value-type="float">
            <text:p>1450</text:p>
          </table:table-cell>
          <table:table-cell table:number-columns-repeated="9"/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table:formula="of:=IF([.B2115]-[.A2116]&gt;=11;[.A2116];[.B2115])" office:value-type="float" office:value="1450" calcext:value-type="float">
            <text:p>1450</text:p>
          </table:table-cell>
          <table:table-cell table:number-columns-repeated="9"/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table:formula="of:=IF([.B2116]-[.A2117]&gt;=11;[.A2117];[.B2116])"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[.B2117]-[.A2118]&gt;=11;[.A2118];[.B2117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table:formula="of:=IF([.B2118]-[.A2119]&gt;=11;[.A2119];[.B2118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table:formula="of:=IF([.B2119]-[.A2120]&gt;=11;[.A2120];[.B2119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table:formula="of:=IF([.B2120]-[.A2121]&gt;=11;[.A2121];[.B2120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table:formula="of:=IF([.B2121]-[.A2122]&gt;=11;[.A2122];[.B2121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table:formula="of:=IF([.B2122]-[.A2123]&gt;=11;[.A2123];[.B2122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table:formula="of:=IF([.B2123]-[.A2124]&gt;=11;[.A2124];[.B2123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table:formula="of:=IF([.B2124]-[.A2125]&gt;=11;[.A2125];[.B2124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table:formula="of:=IF([.B2125]-[.A2126]&gt;=11;[.A2126];[.B2125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table:formula="of:=IF([.B2126]-[.A2127]&gt;=11;[.A2127];[.B2126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table:formula="of:=IF([.B2127]-[.A2128]&gt;=11;[.A2128];[.B2127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table:formula="of:=IF([.B2128]-[.A2129]&gt;=11;[.A2129];[.B2128])" office:value-type="float" office:value="1438" calcext:value-type="float">
            <text:p>1438</text:p>
          </table:table-cell>
          <table:table-cell table:number-columns-repeated="9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IF([.B2129]-[.A2130]&gt;=11;[.A2130];[.B2129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table:formula="of:=IF([.B2130]-[.A2131]&gt;=11;[.A2131];[.B2130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table:formula="of:=IF([.B2131]-[.A2132]&gt;=11;[.A2132];[.B2131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table:formula="of:=IF([.B2132]-[.A2133]&gt;=11;[.A2133];[.B2132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table:formula="of:=IF([.B2133]-[.A2134]&gt;=11;[.A2134];[.B2133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table:formula="of:=IF([.B2134]-[.A2135]&gt;=11;[.A2135];[.B2134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table:formula="of:=IF([.B2135]-[.A2136]&gt;=11;[.A2136];[.B2135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table:formula="of:=IF([.B2136]-[.A2137]&gt;=11;[.A2137];[.B2136])" office:value-type="float" office:value="1426" calcext:value-type="float">
            <text:p>1426</text:p>
          </table:table-cell>
          <table:table-cell table:number-columns-repeated="9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IF([.B2137]-[.A2138]&gt;=11;[.A2138];[.B2137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table:formula="of:=IF([.B2138]-[.A2139]&gt;=11;[.A2139];[.B2138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table:formula="of:=IF([.B2139]-[.A2140]&gt;=11;[.A2140];[.B2139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table:formula="of:=IF([.B2140]-[.A2141]&gt;=11;[.A2141];[.B2140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table:formula="of:=IF([.B2141]-[.A2142]&gt;=11;[.A2142];[.B2141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table:formula="of:=IF([.B2142]-[.A2143]&gt;=11;[.A2143];[.B2142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table:formula="of:=IF([.B2143]-[.A2144]&gt;=11;[.A2144];[.B2143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table:formula="of:=IF([.B2144]-[.A2145]&gt;=11;[.A2145];[.B2144])" office:value-type="float" office:value="1414" calcext:value-type="float">
            <text:p>1414</text:p>
          </table:table-cell>
          <table:table-cell table:number-columns-repeated="9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IF([.B2145]-[.A2146]&gt;=11;[.A2146];[.B2145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table:formula="of:=IF([.B2146]-[.A2147]&gt;=11;[.A2147];[.B2146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table:formula="of:=IF([.B2147]-[.A2148]&gt;=11;[.A2148];[.B2147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table:formula="of:=IF([.B2148]-[.A2149]&gt;=11;[.A2149];[.B2148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table:formula="of:=IF([.B2149]-[.A2150]&gt;=11;[.A2150];[.B2149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table:formula="of:=IF([.B2150]-[.A2151]&gt;=11;[.A2151];[.B2150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table:formula="of:=IF([.B2151]-[.A2152]&gt;=11;[.A2152];[.B2151])" office:value-type="float" office:value="1402" calcext:value-type="float">
            <text:p>1402</text:p>
          </table:table-cell>
          <table:table-cell table:number-columns-repeated="9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IF([.B2152]-[.A2153]&gt;=11;[.A2153];[.B2152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table:formula="of:=IF([.B2153]-[.A2154]&gt;=11;[.A2154];[.B2153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table:formula="of:=IF([.B2154]-[.A2155]&gt;=11;[.A2155];[.B2154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table:formula="of:=IF([.B2155]-[.A2156]&gt;=11;[.A2156];[.B2155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table:formula="of:=IF([.B2156]-[.A2157]&gt;=11;[.A2157];[.B2156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table:formula="of:=IF([.B2157]-[.A2158]&gt;=11;[.A2158];[.B2157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table:formula="of:=IF([.B2158]-[.A2159]&gt;=11;[.A2159];[.B2158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table:formula="of:=IF([.B2159]-[.A2160]&gt;=11;[.A2160];[.B2159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table:formula="of:=IF([.B2160]-[.A2161]&gt;=11;[.A2161];[.B2160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table:formula="of:=IF([.B2161]-[.A2162]&gt;=11;[.A2162];[.B2161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table:formula="of:=IF([.B2162]-[.A2163]&gt;=11;[.A2163];[.B2162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table:formula="of:=IF([.B2163]-[.A2164]&gt;=11;[.A2164];[.B2163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table:formula="of:=IF([.B2164]-[.A2165]&gt;=11;[.A2165];[.B2164])" office:value-type="float" office:value="1390" calcext:value-type="float">
            <text:p>1390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B2165]-[.A2166]&gt;=11;[.A2166];[.B2165])" office:value-type="float" office:value="1378" calcext:value-type="float">
            <text:p>1378</text:p>
          </table:table-cell>
          <table:table-cell table:number-columns-repeated="9"/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table:formula="of:=IF([.B2166]-[.A2167]&gt;=11;[.A2167];[.B2166])" office:value-type="float" office:value="1378" calcext:value-type="float">
            <text:p>1378</text:p>
          </table:table-cell>
          <table:table-cell table:number-columns-repeated="9"/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table:formula="of:=IF([.B2167]-[.A2168]&gt;=11;[.A2168];[.B2167])" office:value-type="float" office:value="1378" calcext:value-type="float">
            <text:p>1378</text:p>
          </table:table-cell>
          <table:table-cell table:number-columns-repeated="9"/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table:formula="of:=IF([.B2168]-[.A2169]&gt;=11;[.A2169];[.B2168])" office:value-type="float" office:value="1378" calcext:value-type="float">
            <text:p>1378</text:p>
          </table:table-cell>
          <table:table-cell table:number-columns-repeated="9"/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table:formula="of:=IF([.B2169]-[.A2170]&gt;=11;[.A2170];[.B2169])" office:value-type="float" office:value="1378" calcext:value-type="float">
            <text:p>1378</text:p>
          </table:table-cell>
          <table:table-cell table:number-columns-repeated="9"/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table:formula="of:=IF([.B2170]-[.A2171]&gt;=11;[.A2171];[.B2170])" office:value-type="float" office:value="1378" calcext:value-type="float">
            <text:p>1378</text:p>
          </table:table-cell>
          <table:table-cell table:number-columns-repeated="9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IF([.B2171]-[.A2172]&gt;=11;[.A2172];[.B2171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table:formula="of:=IF([.B2172]-[.A2173]&gt;=11;[.A2173];[.B2172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table:formula="of:=IF([.B2173]-[.A2174]&gt;=11;[.A2174];[.B2173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table:formula="of:=IF([.B2174]-[.A2175]&gt;=11;[.A2175];[.B2174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table:formula="of:=IF([.B2175]-[.A2176]&gt;=11;[.A2176];[.B2175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table:formula="of:=IF([.B2176]-[.A2177]&gt;=11;[.A2177];[.B2176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table:formula="of:=IF([.B2177]-[.A2178]&gt;=11;[.A2178];[.B2177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table:formula="of:=IF([.B2178]-[.A2179]&gt;=11;[.A2179];[.B2178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table:formula="of:=IF([.B2179]-[.A2180]&gt;=11;[.A2180];[.B2179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table:formula="of:=IF([.B2180]-[.A2181]&gt;=11;[.A2181];[.B2180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table:formula="of:=IF([.B2181]-[.A2182]&gt;=11;[.A2182];[.B2181])" office:value-type="float" office:value="1366" calcext:value-type="float">
            <text:p>1366</text:p>
          </table:table-cell>
          <table:table-cell table:number-columns-repeated="9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B2182]-[.A2183]&gt;=11;[.A2183];[.B2182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table:formula="of:=IF([.B2183]-[.A2184]&gt;=11;[.A2184];[.B2183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table:formula="of:=IF([.B2184]-[.A2185]&gt;=11;[.A2185];[.B2184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table:formula="of:=IF([.B2185]-[.A2186]&gt;=11;[.A2186];[.B2185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table:formula="of:=IF([.B2186]-[.A2187]&gt;=11;[.A2187];[.B2186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table:formula="of:=IF([.B2187]-[.A2188]&gt;=11;[.A2188];[.B2187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table:formula="of:=IF([.B2188]-[.A2189]&gt;=11;[.A2189];[.B2188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table:formula="of:=IF([.B2189]-[.A2190]&gt;=11;[.A2190];[.B2189])"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B2190]-[.A2191]&gt;=11;[.A2191];[.B2190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table:formula="of:=IF([.B2191]-[.A2192]&gt;=11;[.A2192];[.B2191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table:formula="of:=IF([.B2192]-[.A2193]&gt;=11;[.A2193];[.B2192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table:formula="of:=IF([.B2193]-[.A2194]&gt;=11;[.A2194];[.B2193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table:formula="of:=IF([.B2194]-[.A2195]&gt;=11;[.A2195];[.B2194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table:formula="of:=IF([.B2195]-[.A2196]&gt;=11;[.A2196];[.B2195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table:formula="of:=IF([.B2196]-[.A2197]&gt;=11;[.A2197];[.B2196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table:formula="of:=IF([.B2197]-[.A2198]&gt;=11;[.A2198];[.B2197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table:formula="of:=IF([.B2198]-[.A2199]&gt;=11;[.A2199];[.B2198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table:formula="of:=IF([.B2199]-[.A2200]&gt;=11;[.A2200];[.B2199])" office:value-type="float" office:value="1342" calcext:value-type="float">
            <text:p>1342</text:p>
          </table:table-cell>
          <table:table-cell table:number-columns-repeated="9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B2200]-[.A2201]&gt;=11;[.A2201];[.B2200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table:formula="of:=IF([.B2201]-[.A2202]&gt;=11;[.A2202];[.B2201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table:formula="of:=IF([.B2202]-[.A2203]&gt;=11;[.A2203];[.B2202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table:formula="of:=IF([.B2203]-[.A2204]&gt;=11;[.A2204];[.B2203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table:formula="of:=IF([.B2204]-[.A2205]&gt;=11;[.A2205];[.B2204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table:formula="of:=IF([.B2205]-[.A2206]&gt;=11;[.A2206];[.B2205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table:formula="of:=IF([.B2206]-[.A2207]&gt;=11;[.A2207];[.B2206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table:formula="of:=IF([.B2207]-[.A2208]&gt;=11;[.A2208];[.B2207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table:formula="of:=IF([.B2208]-[.A2209]&gt;=11;[.A2209];[.B2208])"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B2209]-[.A2210]&gt;=11;[.A2210];[.B2209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table:formula="of:=IF([.B2210]-[.A2211]&gt;=11;[.A2211];[.B2210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table:formula="of:=IF([.B2211]-[.A2212]&gt;=11;[.A2212];[.B2211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table:formula="of:=IF([.B2212]-[.A2213]&gt;=11;[.A2213];[.B2212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table:formula="of:=IF([.B2213]-[.A2214]&gt;=11;[.A2214];[.B2213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table:formula="of:=IF([.B2214]-[.A2215]&gt;=11;[.A2215];[.B2214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table:formula="of:=IF([.B2215]-[.A2216]&gt;=11;[.A2216];[.B2215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table:formula="of:=IF([.B2216]-[.A2217]&gt;=11;[.A2217];[.B2216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table:formula="of:=IF([.B2217]-[.A2218]&gt;=11;[.A2218];[.B2217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table:formula="of:=IF([.B2218]-[.A2219]&gt;=11;[.A2219];[.B2218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table:formula="of:=IF([.B2219]-[.A2220]&gt;=11;[.A2220];[.B2219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table:formula="of:=IF([.B2220]-[.A2221]&gt;=11;[.A2221];[.B2220])"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B2221]-[.A2222]&gt;=11;[.A2222];[.B2221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table:formula="of:=IF([.B2222]-[.A2223]&gt;=11;[.A2223];[.B2222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table:formula="of:=IF([.B2223]-[.A2224]&gt;=11;[.A2224];[.B2223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table:formula="of:=IF([.B2224]-[.A2225]&gt;=11;[.A2225];[.B2224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table:formula="of:=IF([.B2225]-[.A2226]&gt;=11;[.A2226];[.B2225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table:formula="of:=IF([.B2226]-[.A2227]&gt;=11;[.A2227];[.B2226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table:formula="of:=IF([.B2227]-[.A2228]&gt;=11;[.A2228];[.B2227])" office:value-type="float" office:value="1306" calcext:value-type="float">
            <text:p>1306</text:p>
          </table:table-cell>
          <table:table-cell table:number-columns-repeated="9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[.B2228]-[.A2229]&gt;=11;[.A2229];[.B2228])" office:value-type="float" office:value="1294" calcext:value-type="float">
            <text:p>1294</text:p>
          </table:table-cell>
          <table:table-cell table:number-columns-repeated="9"/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table:formula="of:=IF([.B2229]-[.A2230]&gt;=11;[.A2230];[.B2229])" office:value-type="float" office:value="1294" calcext:value-type="float">
            <text:p>1294</text:p>
          </table:table-cell>
          <table:table-cell table:number-columns-repeated="9"/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table:formula="of:=IF([.B2230]-[.A2231]&gt;=11;[.A2231];[.B2230])" office:value-type="float" office:value="1294" calcext:value-type="float">
            <text:p>1294</text:p>
          </table:table-cell>
          <table:table-cell table:number-columns-repeated="9"/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table:formula="of:=IF([.B2231]-[.A2232]&gt;=11;[.A2232];[.B2231])" office:value-type="float" office:value="1294" calcext:value-type="float">
            <text:p>1294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B2232]-[.A2233]&gt;=11;[.A2233];[.B2232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table:formula="of:=IF([.B2233]-[.A2234]&gt;=11;[.A2234];[.B2233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table:formula="of:=IF([.B2234]-[.A2235]&gt;=11;[.A2235];[.B2234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table:formula="of:=IF([.B2235]-[.A2236]&gt;=11;[.A2236];[.B2235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table:formula="of:=IF([.B2236]-[.A2237]&gt;=11;[.A2237];[.B2236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table:formula="of:=IF([.B2237]-[.A2238]&gt;=11;[.A2238];[.B2237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table:formula="of:=IF([.B2238]-[.A2239]&gt;=11;[.A2239];[.B2238])" office:value-type="float" office:value="1282" calcext:value-type="float">
            <text:p>1282</text:p>
          </table:table-cell>
          <table:table-cell table:number-columns-repeated="9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IF([.B2239]-[.A2240]&gt;=11;[.A2240];[.B2239])" office:value-type="float" office:value="1264" calcext:value-type="float">
            <text:p>1264</text:p>
          </table:table-cell>
          <table:table-cell table:number-columns-repeated="9"/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table:formula="of:=IF([.B2240]-[.A2241]&gt;=11;[.A2241];[.B2240])" office:value-type="float" office:value="1264" calcext:value-type="float">
            <text:p>1264</text:p>
          </table:table-cell>
          <table:table-cell table:number-columns-repeated="9"/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table:formula="of:=IF([.B2241]-[.A2242]&gt;=11;[.A2242];[.B2241])" office:value-type="float" office:value="1264" calcext:value-type="float">
            <text:p>1264</text:p>
          </table:table-cell>
          <table:table-cell table:number-columns-repeated="9"/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table:formula="of:=IF([.B2242]-[.A2243]&gt;=11;[.A2243];[.B2242])" office:value-type="float" office:value="1264" calcext:value-type="float">
            <text:p>1264</text:p>
          </table:table-cell>
          <table:table-cell table:number-columns-repeated="9"/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table:formula="of:=IF([.B2243]-[.A2244]&gt;=11;[.A2244];[.B2243])" office:value-type="float" office:value="1264" calcext:value-type="float">
            <text:p>1264</text:p>
          </table:table-cell>
          <table:table-cell table:number-columns-repeated="9"/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table:formula="of:=IF([.B2244]-[.A2245]&gt;=11;[.A2245];[.B2244])" office:value-type="float" office:value="1264" calcext:value-type="float">
            <text:p>1264</text:p>
          </table:table-cell>
          <table:table-cell table:number-columns-repeated="9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IF([.B2245]-[.A2246]&gt;=11;[.A2246];[.B2245])" office:value-type="float" office:value="1250" calcext:value-type="float">
            <text:p>1250</text:p>
          </table:table-cell>
          <table:table-cell table:number-columns-repeated="9"/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table:formula="of:=IF([.B2246]-[.A2247]&gt;=11;[.A2247];[.B2246])" office:value-type="float" office:value="1250" calcext:value-type="float">
            <text:p>1250</text:p>
          </table:table-cell>
          <table:table-cell table:number-columns-repeated="9"/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table:formula="of:=IF([.B2247]-[.A2248]&gt;=11;[.A2248];[.B2247])" office:value-type="float" office:value="1250" calcext:value-type="float">
            <text:p>1250</text:p>
          </table:table-cell>
          <table:table-cell table:number-columns-repeated="9"/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table:formula="of:=IF([.B2248]-[.A2249]&gt;=11;[.A2249];[.B2248])" office:value-type="float" office:value="1250" calcext:value-type="float">
            <text:p>1250</text:p>
          </table:table-cell>
          <table:table-cell table:number-columns-repeated="9"/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table:formula="of:=IF([.B2249]-[.A2250]&gt;=11;[.A2250];[.B2249])" office:value-type="float" office:value="1250" calcext:value-type="float">
            <text:p>1250</text:p>
          </table:table-cell>
          <table:table-cell table:number-columns-repeated="9"/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table:formula="of:=IF([.B2250]-[.A2251]&gt;=11;[.A2251];[.B2250])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IF([.B2251]-[.A2252]&gt;=11;[.A2252];[.B2251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table:formula="of:=IF([.B2252]-[.A2253]&gt;=11;[.A2253];[.B2252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table:formula="of:=IF([.B2253]-[.A2254]&gt;=11;[.A2254];[.B2253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table:formula="of:=IF([.B2254]-[.A2255]&gt;=11;[.A2255];[.B2254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table:formula="of:=IF([.B2255]-[.A2256]&gt;=11;[.A2256];[.B2255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table:formula="of:=IF([.B2256]-[.A2257]&gt;=11;[.A2257];[.B2256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table:formula="of:=IF([.B2257]-[.A2258]&gt;=11;[.A2258];[.B2257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table:formula="of:=IF([.B2258]-[.A2259]&gt;=11;[.A2259];[.B2258])" office:value-type="float" office:value="1238" calcext:value-type="float">
            <text:p>1238</text:p>
          </table:table-cell>
          <table:table-cell table:number-columns-repeated="9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B2259]-[.A2260]&gt;=11;[.A2260];[.B2259])" office:value-type="float" office:value="1226" calcext:value-type="float">
            <text:p>1226</text:p>
          </table:table-cell>
          <table:table-cell table:number-columns-repeated="9"/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table:formula="of:=IF([.B2260]-[.A2261]&gt;=11;[.A2261];[.B2260])" office:value-type="float" office:value="1226" calcext:value-type="float">
            <text:p>1226</text:p>
          </table:table-cell>
          <table:table-cell table:number-columns-repeated="9"/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table:formula="of:=IF([.B2261]-[.A2262]&gt;=11;[.A2262];[.B2261])" office:value-type="float" office:value="1226" calcext:value-type="float">
            <text:p>1226</text:p>
          </table:table-cell>
          <table:table-cell table:number-columns-repeated="9"/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table:formula="of:=IF([.B2262]-[.A2263]&gt;=11;[.A2263];[.B2262])" office:value-type="float" office:value="1226" calcext:value-type="float">
            <text:p>1226</text:p>
          </table:table-cell>
          <table:table-cell table:number-columns-repeated="9"/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table:formula="of:=IF([.B2263]-[.A2264]&gt;=11;[.A2264];[.B2263])" office:value-type="float" office:value="1226" calcext:value-type="float">
            <text:p>1226</text:p>
          </table:table-cell>
          <table:table-cell table:number-columns-repeated="9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table:formula="of:=IF([.B2264]-[.A2265]&gt;=11;[.A2265];[.B2264])" office:value-type="float" office:value="1226" calcext:value-type="float">
            <text:p>1226</text:p>
          </table:table-cell>
          <table:table-cell table:number-columns-repeated="9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IF([.B2265]-[.A2266]&gt;=11;[.A2266];[.B2265])" office:value-type="float" office:value="1214" calcext:value-type="float">
            <text:p>1214</text:p>
          </table:table-cell>
          <table:table-cell table:number-columns-repeated="9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table:formula="of:=IF([.B2266]-[.A2267]&gt;=11;[.A2267];[.B2266])" office:value-type="float" office:value="1214" calcext:value-type="float">
            <text:p>1214</text:p>
          </table:table-cell>
          <table:table-cell table:number-columns-repeated="9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table:formula="of:=IF([.B2267]-[.A2268]&gt;=11;[.A2268];[.B2267])" office:value-type="float" office:value="1214" calcext:value-type="float">
            <text:p>1214</text:p>
          </table:table-cell>
          <table:table-cell table:number-columns-repeated="9"/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table:formula="of:=IF([.B2268]-[.A2269]&gt;=11;[.A2269];[.B2268])" office:value-type="float" office:value="1214" calcext:value-type="float">
            <text:p>1214</text:p>
          </table:table-cell>
          <table:table-cell table:number-columns-repeated="9"/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table:formula="of:=IF([.B2269]-[.A2270]&gt;=11;[.A2270];[.B2269])" office:value-type="float" office:value="1214" calcext:value-type="float">
            <text:p>1214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IF([.B2270]-[.A2271]&gt;=11;[.A2271];[.B2270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table:formula="of:=IF([.B2271]-[.A2272]&gt;=11;[.A2272];[.B2271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table:formula="of:=IF([.B2272]-[.A2273]&gt;=11;[.A2273];[.B2272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table:formula="of:=IF([.B2273]-[.A2274]&gt;=11;[.A2274];[.B2273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table:formula="of:=IF([.B2274]-[.A2275]&gt;=11;[.A2275];[.B2274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table:formula="of:=IF([.B2275]-[.A2276]&gt;=11;[.A2276];[.B2275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table:formula="of:=IF([.B2276]-[.A2277]&gt;=11;[.A2277];[.B2276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table:formula="of:=IF([.B2277]-[.A2278]&gt;=11;[.A2278];[.B2277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table:formula="of:=IF([.B2278]-[.A2279]&gt;=11;[.A2279];[.B2278])"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IF([.B2279]-[.A2280]&gt;=11;[.A2280];[.B2279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table:formula="of:=IF([.B2280]-[.A2281]&gt;=11;[.A2281];[.B2280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table:formula="of:=IF([.B2281]-[.A2282]&gt;=11;[.A2282];[.B2281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table:formula="of:=IF([.B2282]-[.A2283]&gt;=11;[.A2283];[.B2282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table:formula="of:=IF([.B2283]-[.A2284]&gt;=11;[.A2284];[.B2283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table:formula="of:=IF([.B2284]-[.A2285]&gt;=11;[.A2285];[.B2284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table:formula="of:=IF([.B2285]-[.A2286]&gt;=11;[.A2286];[.B2285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table:formula="of:=IF([.B2286]-[.A2287]&gt;=11;[.A2287];[.B2286])" office:value-type="float" office:value="1188" calcext:value-type="float">
            <text:p>1188</text:p>
          </table:table-cell>
          <table:table-cell table:number-columns-repeated="9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IF([.B2287]-[.A2288]&gt;=11;[.A2288];[.B2287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table:formula="of:=IF([.B2288]-[.A2289]&gt;=11;[.A2289];[.B2288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table:formula="of:=IF([.B2289]-[.A2290]&gt;=11;[.A2290];[.B2289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table:formula="of:=IF([.B2290]-[.A2291]&gt;=11;[.A2291];[.B2290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table:formula="of:=IF([.B2291]-[.A2292]&gt;=11;[.A2292];[.B2291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table:formula="of:=IF([.B2292]-[.A2293]&gt;=11;[.A2293];[.B2292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table:formula="of:=IF([.B2293]-[.A2294]&gt;=11;[.A2294];[.B2293])" office:value-type="float" office:value="1174" calcext:value-type="float">
            <text:p>1174</text:p>
          </table:table-cell>
          <table:table-cell table:number-columns-repeated="9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IF([.B2294]-[.A2295]&gt;=11;[.A2295];[.B2294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table:formula="of:=IF([.B2295]-[.A2296]&gt;=11;[.A2296];[.B2295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table:formula="of:=IF([.B2296]-[.A2297]&gt;=11;[.A2297];[.B2296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table:formula="of:=IF([.B2297]-[.A2298]&gt;=11;[.A2298];[.B2297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table:formula="of:=IF([.B2298]-[.A2299]&gt;=11;[.A2299];[.B2298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table:formula="of:=IF([.B2299]-[.A2300]&gt;=11;[.A2300];[.B2299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table:formula="of:=IF([.B2300]-[.A2301]&gt;=11;[.A2301];[.B2300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table:formula="of:=IF([.B2301]-[.A2302]&gt;=11;[.A2302];[.B2301])" office:value-type="float" office:value="1162" calcext:value-type="float">
            <text:p>1162</text:p>
          </table:table-cell>
          <table:table-cell table:number-columns-repeated="9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IF([.B2302]-[.A2303]&gt;=11;[.A2303];[.B2302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table:formula="of:=IF([.B2303]-[.A2304]&gt;=11;[.A2304];[.B2303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table:formula="of:=IF([.B2304]-[.A2305]&gt;=11;[.A2305];[.B2304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table:formula="of:=IF([.B2305]-[.A2306]&gt;=11;[.A2306];[.B2305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table:formula="of:=IF([.B2306]-[.A2307]&gt;=11;[.A2307];[.B2306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table:formula="of:=IF([.B2307]-[.A2308]&gt;=11;[.A2308];[.B2307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table:formula="of:=IF([.B2308]-[.A2309]&gt;=11;[.A2309];[.B2308])" office:value-type="float" office:value="1150" calcext:value-type="float">
            <text:p>1150</text:p>
          </table:table-cell>
          <table:table-cell table:number-columns-repeated="9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IF([.B2309]-[.A2310]&gt;=11;[.A2310];[.B2309])" office:value-type="float" office:value="1138" calcext:value-type="float">
            <text:p>1138</text:p>
          </table:table-cell>
          <table:table-cell table:number-columns-repeated="9"/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table:formula="of:=IF([.B2310]-[.A2311]&gt;=11;[.A2311];[.B2310])" office:value-type="float" office:value="1138" calcext:value-type="float">
            <text:p>1138</text:p>
          </table:table-cell>
          <table:table-cell table:number-columns-repeated="9"/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table:formula="of:=IF([.B2311]-[.A2312]&gt;=11;[.A2312];[.B2311])" office:value-type="float" office:value="1138" calcext:value-type="float">
            <text:p>1138</text:p>
          </table:table-cell>
          <table:table-cell table:number-columns-repeated="9"/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table:formula="of:=IF([.B2312]-[.A2313]&gt;=11;[.A2313];[.B2312])" office:value-type="float" office:value="1138" calcext:value-type="float">
            <text:p>1138</text:p>
          </table:table-cell>
          <table:table-cell table:number-columns-repeated="9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IF([.B2313]-[.A2314]&gt;=11;[.A2314];[.B2313])" office:value-type="float" office:value="1124" calcext:value-type="float">
            <text:p>1124</text:p>
          </table:table-cell>
          <table:table-cell table:number-columns-repeated="9"/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table:formula="of:=IF([.B2314]-[.A2315]&gt;=11;[.A2315];[.B2314])" office:value-type="float" office:value="1124" calcext:value-type="float">
            <text:p>1124</text:p>
          </table:table-cell>
          <table:table-cell table:number-columns-repeated="9"/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table:formula="of:=IF([.B2315]-[.A2316]&gt;=11;[.A2316];[.B2315])" office:value-type="float" office:value="1124" calcext:value-type="float">
            <text:p>1124</text:p>
          </table:table-cell>
          <table:table-cell table:number-columns-repeated="9"/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table:formula="of:=IF([.B2316]-[.A2317]&gt;=11;[.A2317];[.B2316])" office:value-type="float" office:value="1124" calcext:value-type="float">
            <text:p>1124</text:p>
          </table:table-cell>
          <table:table-cell table:number-columns-repeated="9"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table:formula="of:=IF([.B2317]-[.A2318]&gt;=11;[.A2318];[.B2317])" office:value-type="float" office:value="1124" calcext:value-type="float">
            <text:p>1124</text:p>
          </table:table-cell>
          <table:table-cell table:number-columns-repeated="9"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table:formula="of:=IF([.B2318]-[.A2319]&gt;=11;[.A2319];[.B2318])" office:value-type="float" office:value="1124" calcext:value-type="float">
            <text:p>1124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IF([.B2319]-[.A2320]&gt;=11;[.A2320];[.B2319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table:formula="of:=IF([.B2320]-[.A2321]&gt;=11;[.A2321];[.B2320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table:formula="of:=IF([.B2321]-[.A2322]&gt;=11;[.A2322];[.B2321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table:formula="of:=IF([.B2322]-[.A2323]&gt;=11;[.A2323];[.B2322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table:formula="of:=IF([.B2323]-[.A2324]&gt;=11;[.A2324];[.B2323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table:formula="of:=IF([.B2324]-[.A2325]&gt;=11;[.A2325];[.B2324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table:formula="of:=IF([.B2325]-[.A2326]&gt;=11;[.A2326];[.B2325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table:formula="of:=IF([.B2326]-[.A2327]&gt;=11;[.A2327];[.B2326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table:formula="of:=IF([.B2327]-[.A2328]&gt;=11;[.A2328];[.B2327])" office:value-type="float" office:value="1110" calcext:value-type="float">
            <text:p>1110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IF([.B2328]-[.A2329]&gt;=11;[.A2329];[.B2328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table:formula="of:=IF([.B2329]-[.A2330]&gt;=11;[.A2330];[.B2329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table:formula="of:=IF([.B2330]-[.A2331]&gt;=11;[.A2331];[.B2330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table:formula="of:=IF([.B2331]-[.A2332]&gt;=11;[.A2332];[.B2331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table:formula="of:=IF([.B2332]-[.A2333]&gt;=11;[.A2333];[.B2332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table:formula="of:=IF([.B2333]-[.A2334]&gt;=11;[.A2334];[.B2333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table:formula="of:=IF([.B2334]-[.A2335]&gt;=11;[.A2335];[.B2334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table:formula="of:=IF([.B2335]-[.A2336]&gt;=11;[.A2336];[.B2335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table:formula="of:=IF([.B2336]-[.A2337]&gt;=11;[.A2337];[.B2336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table:formula="of:=IF([.B2337]-[.A2338]&gt;=11;[.A2338];[.B2337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table:formula="of:=IF([.B2338]-[.A2339]&gt;=11;[.A2339];[.B2338])" office:value-type="float" office:value="1096" calcext:value-type="float">
            <text:p>1096</text:p>
          </table:table-cell>
          <table:table-cell table:number-columns-repeated="9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IF([.B2339]-[.A2340]&gt;=11;[.A2340];[.B2339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table:formula="of:=IF([.B2340]-[.A2341]&gt;=11;[.A2341];[.B2340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table:formula="of:=IF([.B2341]-[.A2342]&gt;=11;[.A2342];[.B2341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table:formula="of:=IF([.B2342]-[.A2343]&gt;=11;[.A2343];[.B2342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table:formula="of:=IF([.B2343]-[.A2344]&gt;=11;[.A2344];[.B2343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table:formula="of:=IF([.B2344]-[.A2345]&gt;=11;[.A2345];[.B2344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table:formula="of:=IF([.B2345]-[.A2346]&gt;=11;[.A2346];[.B2345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table:formula="of:=IF([.B2346]-[.A2347]&gt;=11;[.A2347];[.B2346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table:formula="of:=IF([.B2347]-[.A2348]&gt;=11;[.A2348];[.B2347])"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IF([.B2348]-[.A2349]&gt;=11;[.A2349];[.B2348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table:formula="of:=IF([.B2349]-[.A2350]&gt;=11;[.A2350];[.B2349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table:formula="of:=IF([.B2350]-[.A2351]&gt;=11;[.A2351];[.B2350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table:formula="of:=IF([.B2351]-[.A2352]&gt;=11;[.A2352];[.B2351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table:formula="of:=IF([.B2352]-[.A2353]&gt;=11;[.A2353];[.B2352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table:formula="of:=IF([.B2353]-[.A2354]&gt;=11;[.A2354];[.B2353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table:formula="of:=IF([.B2354]-[.A2355]&gt;=11;[.A2355];[.B2354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table:formula="of:=IF([.B2355]-[.A2356]&gt;=11;[.A2356];[.B2355])" office:value-type="float" office:value="1072" calcext:value-type="float">
            <text:p>1072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B2356]-[.A2357]&gt;=11;[.A2357];[.B2356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table:formula="of:=IF([.B2357]-[.A2358]&gt;=11;[.A2358];[.B2357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table:formula="of:=IF([.B2358]-[.A2359]&gt;=11;[.A2359];[.B2358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table:formula="of:=IF([.B2359]-[.A2360]&gt;=11;[.A2360];[.B2359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table:formula="of:=IF([.B2360]-[.A2361]&gt;=11;[.A2361];[.B2360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table:formula="of:=IF([.B2361]-[.A2362]&gt;=11;[.A2362];[.B2361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table:formula="of:=IF([.B2362]-[.A2363]&gt;=11;[.A2363];[.B2362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table:formula="of:=IF([.B2363]-[.A2364]&gt;=11;[.A2364];[.B2363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table:formula="of:=IF([.B2364]-[.A2365]&gt;=11;[.A2365];[.B2364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table:formula="of:=IF([.B2365]-[.A2366]&gt;=11;[.A2366];[.B2365])"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B2366]-[.A2367]&gt;=11;[.A2367];[.B2366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table:formula="of:=IF([.B2367]-[.A2368]&gt;=11;[.A2368];[.B2367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table:formula="of:=IF([.B2368]-[.A2369]&gt;=11;[.A2369];[.B2368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table:formula="of:=IF([.B2369]-[.A2370]&gt;=11;[.A2370];[.B2369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table:formula="of:=IF([.B2370]-[.A2371]&gt;=11;[.A2371];[.B2370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table:formula="of:=IF([.B2371]-[.A2372]&gt;=11;[.A2372];[.B2371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table:formula="of:=IF([.B2372]-[.A2373]&gt;=11;[.A2373];[.B2372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table:formula="of:=IF([.B2373]-[.A2374]&gt;=11;[.A2374];[.B2373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table:formula="of:=IF([.B2374]-[.A2375]&gt;=11;[.A2375];[.B2374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table:formula="of:=IF([.B2375]-[.A2376]&gt;=11;[.A2376];[.B2375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table:formula="of:=IF([.B2376]-[.A2377]&gt;=11;[.A2377];[.B2376])" office:value-type="float" office:value="1046" calcext:value-type="float">
            <text:p>1046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IF([.B2377]-[.A2378]&gt;=11;[.A2378];[.B2377])" office:value-type="float" office:value="1034" calcext:value-type="float">
            <text:p>1034</text:p>
          </table:table-cell>
          <table:table-cell table:number-columns-repeated="9"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table:formula="of:=IF([.B2378]-[.A2379]&gt;=11;[.A2379];[.B2378])" office:value-type="float" office:value="1034" calcext:value-type="float">
            <text:p>1034</text:p>
          </table:table-cell>
          <table:table-cell table:number-columns-repeated="9"/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table:formula="of:=IF([.B2379]-[.A2380]&gt;=11;[.A2380];[.B2379])" office:value-type="float" office:value="1034" calcext:value-type="float">
            <text:p>1034</text:p>
          </table:table-cell>
          <table:table-cell table:number-columns-repeated="9"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table:formula="of:=IF([.B2380]-[.A2381]&gt;=11;[.A2381];[.B2380])" office:value-type="float" office:value="1034" calcext:value-type="float">
            <text:p>1034</text:p>
          </table:table-cell>
          <table:table-cell table:number-columns-repeated="9"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table:formula="of:=IF([.B2381]-[.A2382]&gt;=11;[.A2382];[.B2381])" office:value-type="float" office:value="1034" calcext:value-type="float">
            <text:p>1034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IF([.B2382]-[.A2383]&gt;=11;[.A2383];[.B2382])" office:value-type="float" office:value="1022" calcext:value-type="float">
            <text:p>1022</text:p>
          </table:table-cell>
          <table:table-cell table:number-columns-repeated="9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table:formula="of:=IF([.B2383]-[.A2384]&gt;=11;[.A2384];[.B2383])" office:value-type="float" office:value="1022" calcext:value-type="float">
            <text:p>1022</text:p>
          </table:table-cell>
          <table:table-cell table:number-columns-repeated="9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table:formula="of:=IF([.B2384]-[.A2385]&gt;=11;[.A2385];[.B2384])" office:value-type="float" office:value="1022" calcext:value-type="float">
            <text:p>1022</text:p>
          </table:table-cell>
          <table:table-cell table:number-columns-repeated="9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table:formula="of:=IF([.B2385]-[.A2386]&gt;=11;[.A2386];[.B2385])" office:value-type="float" office:value="1022" calcext:value-type="float">
            <text:p>1022</text:p>
          </table:table-cell>
          <table:table-cell table:number-columns-repeated="9"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table:formula="of:=IF([.B2386]-[.A2387]&gt;=11;[.A2387];[.B2386])" office:value-type="float" office:value="1022" calcext:value-type="float">
            <text:p>1022</text:p>
          </table:table-cell>
          <table:table-cell table:number-columns-repeated="9"/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table:formula="of:=IF([.B2387]-[.A2388]&gt;=11;[.A2388];[.B2387])"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IF([.B2388]-[.A2389]&gt;=11;[.A2389];[.B2388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table:formula="of:=IF([.B2389]-[.A2390]&gt;=11;[.A2390];[.B2389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table:formula="of:=IF([.B2390]-[.A2391]&gt;=11;[.A2391];[.B2390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table:formula="of:=IF([.B2391]-[.A2392]&gt;=11;[.A2392];[.B2391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table:formula="of:=IF([.B2392]-[.A2393]&gt;=11;[.A2393];[.B2392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table:formula="of:=IF([.B2393]-[.A2394]&gt;=11;[.A2394];[.B2393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table:formula="of:=IF([.B2394]-[.A2395]&gt;=11;[.A2395];[.B2394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table:formula="of:=IF([.B2395]-[.A2396]&gt;=11;[.A2396];[.B2395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table:formula="of:=IF([.B2396]-[.A2397]&gt;=11;[.A2397];[.B2396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table:formula="of:=IF([.B2397]-[.A2398]&gt;=11;[.A2398];[.B2397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table:formula="of:=IF([.B2398]-[.A2399]&gt;=11;[.A2399];[.B2398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table:formula="of:=IF([.B2399]-[.A2400]&gt;=11;[.A2400];[.B2399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table:formula="of:=IF([.B2400]-[.A2401]&gt;=11;[.A2401];[.B2400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[.B2401]-[.A2402]&gt;=11;[.A2402];[.B2401])" office:value-type="float" office:value="998" calcext:value-type="float">
            <text:p>998</text:p>
          </table:table-cell>
          <table:table-cell table:number-columns-repeated="9"/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table:formula="of:=IF([.B2402]-[.A2403]&gt;=11;[.A2403];[.B2402])" office:value-type="float" office:value="998" calcext:value-type="float">
            <text:p>998</text:p>
          </table:table-cell>
          <table:table-cell table:number-columns-repeated="9"/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table:formula="of:=IF([.B2403]-[.A2404]&gt;=11;[.A2404];[.B2403])" office:value-type="float" office:value="998" calcext:value-type="float">
            <text:p>998</text:p>
          </table:table-cell>
          <table:table-cell table:number-columns-repeated="9"/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table:formula="of:=IF([.B2404]-[.A2405]&gt;=11;[.A2405];[.B2404])" office:value-type="float" office:value="998" calcext:value-type="float">
            <text:p>998</text:p>
          </table:table-cell>
          <table:table-cell table:number-columns-repeated="9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table:formula="of:=IF([.B2405]-[.A2406]&gt;=11;[.A2406];[.B2405])" office:value-type="float" office:value="998" calcext:value-type="float">
            <text:p>998</text:p>
          </table:table-cell>
          <table:table-cell table:number-columns-repeated="9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table:formula="of:=IF([.B2406]-[.A2407]&gt;=11;[.A2407];[.B2406])" office:value-type="float" office:value="998" calcext:value-type="float">
            <text:p>998</text:p>
          </table:table-cell>
          <table:table-cell table:number-columns-repeated="9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table:formula="of:=IF([.B2407]-[.A2408]&gt;=11;[.A2408];[.B2407])"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[.B2408]-[.A2409]&gt;=11;[.A2409];[.B2408])"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table:formula="of:=IF([.B2409]-[.A2410]&gt;=11;[.A2410];[.B2409])"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table:formula="of:=IF([.B2410]-[.A2411]&gt;=11;[.A2411];[.B2410])"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table:formula="of:=IF([.B2411]-[.A2412]&gt;=11;[.A2412];[.B2411])"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table:formula="of:=IF([.B2412]-[.A2413]&gt;=11;[.A2413];[.B2412])"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table:formula="of:=IF([.B2413]-[.A2414]&gt;=11;[.A2414];[.B2413])"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table:formula="of:=IF([.B2414]-[.A2415]&gt;=11;[.A2415];[.B2414])" office:value-type="float" office:value="984" calcext:value-type="float">
            <text:p>984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[.B2415]-[.A2416]&gt;=11;[.A2416];[.B2415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table:formula="of:=IF([.B2416]-[.A2417]&gt;=11;[.A2417];[.B2416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table:formula="of:=IF([.B2417]-[.A2418]&gt;=11;[.A2418];[.B2417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table:formula="of:=IF([.B2418]-[.A2419]&gt;=11;[.A2419];[.B2418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table:formula="of:=IF([.B2419]-[.A2420]&gt;=11;[.A2420];[.B2419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table:formula="of:=IF([.B2420]-[.A2421]&gt;=11;[.A2421];[.B2420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table:formula="of:=IF([.B2421]-[.A2422]&gt;=11;[.A2422];[.B2421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table:formula="of:=IF([.B2422]-[.A2423]&gt;=11;[.A2423];[.B2422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table:formula="of:=IF([.B2423]-[.A2424]&gt;=11;[.A2424];[.B2423])" office:value-type="float" office:value="972" calcext:value-type="float">
            <text:p>972</text:p>
          </table:table-cell>
          <table:table-cell table:number-columns-repeated="9"/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table:formula="of:=IF([.B2424]-[.A2425]&gt;=11;[.A2425];[.B2424])"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[.B2425]-[.A2426]&gt;=11;[.A2426];[.B2425])" office:value-type="float" office:value="958" calcext:value-type="float">
            <text:p>958</text:p>
          </table:table-cell>
          <table:table-cell table:number-columns-repeated="9"/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table:formula="of:=IF([.B2426]-[.A2427]&gt;=11;[.A2427];[.B2426])" office:value-type="float" office:value="958" calcext:value-type="float">
            <text:p>958</text:p>
          </table:table-cell>
          <table:table-cell table:number-columns-repeated="9"/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table:formula="of:=IF([.B2427]-[.A2428]&gt;=11;[.A2428];[.B2427])" office:value-type="float" office:value="958" calcext:value-type="float">
            <text:p>958</text:p>
          </table:table-cell>
          <table:table-cell table:number-columns-repeated="9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table:formula="of:=IF([.B2428]-[.A2429]&gt;=11;[.A2429];[.B2428])" office:value-type="float" office:value="958" calcext:value-type="float">
            <text:p>958</text:p>
          </table:table-cell>
          <table:table-cell table:number-columns-repeated="9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table:formula="of:=IF([.B2429]-[.A2430]&gt;=11;[.A2430];[.B2429])" office:value-type="float" office:value="958" calcext:value-type="float">
            <text:p>958</text:p>
          </table:table-cell>
          <table:table-cell table:number-columns-repeated="9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table:formula="of:=IF([.B2430]-[.A2431]&gt;=11;[.A2431];[.B2430])" office:value-type="float" office:value="958" calcext:value-type="float">
            <text:p>958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[.B2431]-[.A2432]&gt;=11;[.A2432];[.B2431])" office:value-type="float" office:value="946" calcext:value-type="float">
            <text:p>946</text:p>
          </table:table-cell>
          <table:table-cell table:number-columns-repeated="9"/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table:formula="of:=IF([.B2432]-[.A2433]&gt;=11;[.A2433];[.B2432])" office:value-type="float" office:value="946" calcext:value-type="float">
            <text:p>946</text:p>
          </table:table-cell>
          <table:table-cell table:number-columns-repeated="9"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table:formula="of:=IF([.B2433]-[.A2434]&gt;=11;[.A2434];[.B2433])" office:value-type="float" office:value="946" calcext:value-type="float">
            <text:p>946</text:p>
          </table:table-cell>
          <table:table-cell table:number-columns-repeated="9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table:formula="of:=IF([.B2434]-[.A2435]&gt;=11;[.A2435];[.B2434])" office:value-type="float" office:value="946" calcext:value-type="float">
            <text:p>946</text:p>
          </table:table-cell>
          <table:table-cell table:number-columns-repeated="9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table:formula="of:=IF([.B2435]-[.A2436]&gt;=11;[.A2436];[.B2435])" office:value-type="float" office:value="946" calcext:value-type="float">
            <text:p>946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[.B2436]-[.A2437]&gt;=11;[.A2437];[.B2436])" office:value-type="float" office:value="934" calcext:value-type="float">
            <text:p>934</text:p>
          </table:table-cell>
          <table:table-cell table:number-columns-repeated="9"/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table:formula="of:=IF([.B2437]-[.A2438]&gt;=11;[.A2438];[.B2437])" office:value-type="float" office:value="934" calcext:value-type="float">
            <text:p>934</text:p>
          </table:table-cell>
          <table:table-cell table:number-columns-repeated="9"/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table:formula="of:=IF([.B2438]-[.A2439]&gt;=11;[.A2439];[.B2438])" office:value-type="float" office:value="934" calcext:value-type="float">
            <text:p>934</text:p>
          </table:table-cell>
          <table:table-cell table:number-columns-repeated="9"/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table:formula="of:=IF([.B2439]-[.A2440]&gt;=11;[.A2440];[.B2439])" office:value-type="float" office:value="934" calcext:value-type="float">
            <text:p>934</text:p>
          </table:table-cell>
          <table:table-cell table:number-columns-repeated="9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table:formula="of:=IF([.B2440]-[.A2441]&gt;=11;[.A2441];[.B2440])" office:value-type="float" office:value="934" calcext:value-type="float">
            <text:p>934</text:p>
          </table:table-cell>
          <table:table-cell table:number-columns-repeated="9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table:formula="of:=IF([.B2441]-[.A2442]&gt;=11;[.A2442];[.B2441])"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[.B2442]-[.A2443]&gt;=11;[.A2443];[.B2442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table:formula="of:=IF([.B2443]-[.A2444]&gt;=11;[.A2444];[.B2443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table:formula="of:=IF([.B2444]-[.A2445]&gt;=11;[.A2445];[.B2444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table:formula="of:=IF([.B2445]-[.A2446]&gt;=11;[.A2446];[.B2445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table:formula="of:=IF([.B2446]-[.A2447]&gt;=11;[.A2447];[.B2446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table:formula="of:=IF([.B2447]-[.A2448]&gt;=11;[.A2448];[.B2447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table:formula="of:=IF([.B2448]-[.A2449]&gt;=11;[.A2449];[.B2448])" office:value-type="float" office:value="922" calcext:value-type="float">
            <text:p>922</text:p>
          </table:table-cell>
          <table:table-cell table:number-columns-repeated="9"/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table:formula="of:=IF([.B2449]-[.A2450]&gt;=11;[.A2450];[.B2449])"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B2450]-[.A2451]&gt;=11;[.A2451];[.B2450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table:formula="of:=IF([.B2451]-[.A2452]&gt;=11;[.A2452];[.B2451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table:formula="of:=IF([.B2452]-[.A2453]&gt;=11;[.A2453];[.B2452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table:formula="of:=IF([.B2453]-[.A2454]&gt;=11;[.A2454];[.B2453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table:formula="of:=IF([.B2454]-[.A2455]&gt;=11;[.A2455];[.B2454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table:formula="of:=IF([.B2455]-[.A2456]&gt;=11;[.A2456];[.B2455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table:formula="of:=IF([.B2456]-[.A2457]&gt;=11;[.A2457];[.B2456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table:formula="of:=IF([.B2457]-[.A2458]&gt;=11;[.A2458];[.B2457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table:formula="of:=IF([.B2458]-[.A2459]&gt;=11;[.A2459];[.B2458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table:formula="of:=IF([.B2459]-[.A2460]&gt;=11;[.A2460];[.B2459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table:formula="of:=IF([.B2460]-[.A2461]&gt;=11;[.A2461];[.B2460])" office:value-type="float" office:value="910" calcext:value-type="float">
            <text:p>910</text:p>
          </table:table-cell>
          <table:table-cell table:number-columns-repeated="9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table:formula="of:=IF([.B2461]-[.A2462]&gt;=11;[.A2462];[.B2461])"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B2462]-[.A2463]&gt;=11;[.A2463];[.B2462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table:formula="of:=IF([.B2463]-[.A2464]&gt;=11;[.A2464];[.B2463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table:formula="of:=IF([.B2464]-[.A2465]&gt;=11;[.A2465];[.B2464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table:formula="of:=IF([.B2465]-[.A2466]&gt;=11;[.A2466];[.B2465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table:formula="of:=IF([.B2466]-[.A2467]&gt;=11;[.A2467];[.B2466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table:formula="of:=IF([.B2467]-[.A2468]&gt;=11;[.A2468];[.B2467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table:formula="of:=IF([.B2468]-[.A2469]&gt;=11;[.A2469];[.B2468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table:formula="of:=IF([.B2469]-[.A2470]&gt;=11;[.A2470];[.B2469])" office:value-type="float" office:value="898" calcext:value-type="float">
            <text:p>898</text:p>
          </table:table-cell>
          <table:table-cell table:number-columns-repeated="9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table:formula="of:=IF([.B2470]-[.A2471]&gt;=11;[.A2471];[.B2470])"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[.B2471]-[.A2472]&gt;=11;[.A2472];[.B2471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table:formula="of:=IF([.B2472]-[.A2473]&gt;=11;[.A2473];[.B2472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table:formula="of:=IF([.B2473]-[.A2474]&gt;=11;[.A2474];[.B2473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table:formula="of:=IF([.B2474]-[.A2475]&gt;=11;[.A2475];[.B2474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table:formula="of:=IF([.B2475]-[.A2476]&gt;=11;[.A2476];[.B2475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table:formula="of:=IF([.B2476]-[.A2477]&gt;=11;[.A2477];[.B2476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table:formula="of:=IF([.B2477]-[.A2478]&gt;=11;[.A2478];[.B2477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table:formula="of:=IF([.B2478]-[.A2479]&gt;=11;[.A2479];[.B2478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table:formula="of:=IF([.B2479]-[.A2480]&gt;=11;[.A2480];[.B2479])" office:value-type="float" office:value="884" calcext:value-type="float">
            <text:p>884</text:p>
          </table:table-cell>
          <table:table-cell table:number-columns-repeated="9"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table:formula="of:=IF([.B2480]-[.A2481]&gt;=11;[.A2481];[.B2480])" office:value-type="float" office:value="884" calcext:value-type="float">
            <text:p>884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[.B2481]-[.A2482]&gt;=11;[.A2482];[.B2481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table:formula="of:=IF([.B2482]-[.A2483]&gt;=11;[.A2483];[.B2482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table:formula="of:=IF([.B2483]-[.A2484]&gt;=11;[.A2484];[.B2483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table:formula="of:=IF([.B2484]-[.A2485]&gt;=11;[.A2485];[.B2484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table:formula="of:=IF([.B2485]-[.A2486]&gt;=11;[.A2486];[.B2485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table:formula="of:=IF([.B2486]-[.A2487]&gt;=11;[.A2487];[.B2486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table:formula="of:=IF([.B2487]-[.A2488]&gt;=11;[.A2488];[.B2487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table:formula="of:=IF([.B2488]-[.A2489]&gt;=11;[.A2489];[.B2488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table:formula="of:=IF([.B2489]-[.A2490]&gt;=11;[.A2490];[.B2489])" office:value-type="float" office:value="872" calcext:value-type="float">
            <text:p>872</text:p>
          </table:table-cell>
          <table:table-cell table:number-columns-repeated="9"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table:formula="of:=IF([.B2490]-[.A2491]&gt;=11;[.A2491];[.B2490])"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B2491]-[.A2492]&gt;=11;[.A2492];[.B2491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table:formula="of:=IF([.B2492]-[.A2493]&gt;=11;[.A2493];[.B2492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table:formula="of:=IF([.B2493]-[.A2494]&gt;=11;[.A2494];[.B2493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table:formula="of:=IF([.B2494]-[.A2495]&gt;=11;[.A2495];[.B2494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table:formula="of:=IF([.B2495]-[.A2496]&gt;=11;[.A2496];[.B2495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table:formula="of:=IF([.B2496]-[.A2497]&gt;=11;[.A2497];[.B2496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table:formula="of:=IF([.B2497]-[.A2498]&gt;=11;[.A2498];[.B2497])" office:value-type="float" office:value="860" calcext:value-type="float">
            <text:p>860</text:p>
          </table:table-cell>
          <table:table-cell table:number-columns-repeated="9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table:formula="of:=IF([.B2498]-[.A2499]&gt;=11;[.A2499];[.B2498])"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[.B2499]-[.A2500]&gt;=11;[.A2500];[.B2499])" office:value-type="float" office:value="848" calcext:value-type="float">
            <text:p>848</text:p>
          </table:table-cell>
          <table:table-cell table:number-columns-repeated="9"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table:formula="of:=IF([.B2500]-[.A2501]&gt;=11;[.A2501];[.B2500])" office:value-type="float" office:value="848" calcext:value-type="float">
            <text:p>848</text:p>
          </table:table-cell>
          <table:table-cell table:number-columns-repeated="9"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table:formula="of:=IF([.B2501]-[.A2502]&gt;=11;[.A2502];[.B2501])" office:value-type="float" office:value="848" calcext:value-type="float">
            <text:p>848</text:p>
          </table:table-cell>
          <table:table-cell table:number-columns-repeated="9"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table:formula="of:=IF([.B2502]-[.A2503]&gt;=11;[.A2503];[.B2502])" office:value-type="float" office:value="848" calcext:value-type="float">
            <text:p>848</text:p>
          </table:table-cell>
          <table:table-cell table:number-columns-repeated="9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table:formula="of:=IF([.B2503]-[.A2504]&gt;=11;[.A2504];[.B2503])" office:value-type="float" office:value="848" calcext:value-type="float">
            <text:p>848</text:p>
          </table:table-cell>
          <table:table-cell table:number-columns-repeated="9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table:formula="of:=IF([.B2504]-[.A2505]&gt;=11;[.A2505];[.B2504])" office:value-type="float" office:value="848" calcext:value-type="float">
            <text:p>848</text:p>
          </table:table-cell>
          <table:table-cell table:number-columns-repeated="9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table:formula="of:=IF([.B2505]-[.A2506]&gt;=11;[.A2506];[.B2505])"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[.B2506]-[.A2507]&gt;=11;[.A2507];[.B2506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table:formula="of:=IF([.B2507]-[.A2508]&gt;=11;[.A2508];[.B2507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table:formula="of:=IF([.B2508]-[.A2509]&gt;=11;[.A2509];[.B2508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table:formula="of:=IF([.B2509]-[.A2510]&gt;=11;[.A2510];[.B2509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table:formula="of:=IF([.B2510]-[.A2511]&gt;=11;[.A2511];[.B2510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table:formula="of:=IF([.B2511]-[.A2512]&gt;=11;[.A2512];[.B2511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table:formula="of:=IF([.B2512]-[.A2513]&gt;=11;[.A2513];[.B2512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table:formula="of:=IF([.B2513]-[.A2514]&gt;=11;[.A2514];[.B2513])" office:value-type="float" office:value="834" calcext:value-type="float">
            <text:p>834</text:p>
          </table:table-cell>
          <table:table-cell table:number-columns-repeated="9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table:formula="of:=IF([.B2514]-[.A2515]&gt;=11;[.A2515];[.B2514])" office:value-type="float" office:value="834" calcext:value-type="float">
            <text:p>834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[.B2515]-[.A2516]&gt;=11;[.A2516];[.B2515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table:formula="of:=IF([.B2516]-[.A2517]&gt;=11;[.A2517];[.B2516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table:formula="of:=IF([.B2517]-[.A2518]&gt;=11;[.A2518];[.B2517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table:formula="of:=IF([.B2518]-[.A2519]&gt;=11;[.A2519];[.B2518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table:formula="of:=IF([.B2519]-[.A2520]&gt;=11;[.A2520];[.B2519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table:formula="of:=IF([.B2520]-[.A2521]&gt;=11;[.A2521];[.B2520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table:formula="of:=IF([.B2521]-[.A2522]&gt;=11;[.A2522];[.B2521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table:formula="of:=IF([.B2522]-[.A2523]&gt;=11;[.A2523];[.B2522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table:formula="of:=IF([.B2523]-[.A2524]&gt;=11;[.A2524];[.B2523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table:formula="of:=IF([.B2524]-[.A2525]&gt;=11;[.A2525];[.B2524])" office:value-type="float" office:value="822" calcext:value-type="float">
            <text:p>822</text:p>
          </table:table-cell>
          <table:table-cell table:number-columns-repeated="9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table:formula="of:=IF([.B2525]-[.A2526]&gt;=11;[.A2526];[.B2525])"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B2526]-[.A2527]&gt;=11;[.A2527];[.B2526])" office:value-type="float" office:value="810" calcext:value-type="float">
            <text:p>810</text:p>
          </table:table-cell>
          <table:table-cell table:number-columns-repeated="9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table:formula="of:=IF([.B2527]-[.A2528]&gt;=11;[.A2528];[.B2527])" office:value-type="float" office:value="810" calcext:value-type="float">
            <text:p>810</text:p>
          </table:table-cell>
          <table:table-cell table:number-columns-repeated="9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table:formula="of:=IF([.B2528]-[.A2529]&gt;=11;[.A2529];[.B2528])" office:value-type="float" office:value="810" calcext:value-type="float">
            <text:p>810</text:p>
          </table:table-cell>
          <table:table-cell table:number-columns-repeated="9"/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table:formula="of:=IF([.B2529]-[.A2530]&gt;=11;[.A2530];[.B2529])"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B2530]-[.A2531]&gt;=11;[.A2531];[.B2530])" office:value-type="float" office:value="798" calcext:value-type="float">
            <text:p>798</text:p>
          </table:table-cell>
          <table:table-cell table:number-columns-repeated="9"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table:formula="of:=IF([.B2531]-[.A2532]&gt;=11;[.A2532];[.B2531])" office:value-type="float" office:value="798" calcext:value-type="float">
            <text:p>798</text:p>
          </table:table-cell>
          <table:table-cell table:number-columns-repeated="9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table:formula="of:=IF([.B2532]-[.A2533]&gt;=11;[.A2533];[.B2532])" office:value-type="float" office:value="798" calcext:value-type="float">
            <text:p>798</text:p>
          </table:table-cell>
          <table:table-cell table:number-columns-repeated="9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table:formula="of:=IF([.B2533]-[.A2534]&gt;=11;[.A2534];[.B2533])" office:value-type="float" office:value="798" calcext:value-type="float">
            <text:p>798</text:p>
          </table:table-cell>
          <table:table-cell table:number-columns-repeated="9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table:formula="of:=IF([.B2534]-[.A2535]&gt;=11;[.A2535];[.B2534])" office:value-type="float" office:value="798" calcext:value-type="float">
            <text:p>798</text:p>
          </table:table-cell>
          <table:table-cell table:number-columns-repeated="9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table:formula="of:=IF([.B2535]-[.A2536]&gt;=11;[.A2536];[.B2535])" office:value-type="float" office:value="798" calcext:value-type="float">
            <text:p>798</text:p>
          </table:table-cell>
          <table:table-cell table:number-columns-repeated="9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table:formula="of:=IF([.B2536]-[.A2537]&gt;=11;[.A2537];[.B2536])"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[.B2537]-[.A2538]&gt;=11;[.A2538];[.B2537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table:formula="of:=IF([.B2538]-[.A2539]&gt;=11;[.A2539];[.B2538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table:formula="of:=IF([.B2539]-[.A2540]&gt;=11;[.A2540];[.B2539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table:formula="of:=IF([.B2540]-[.A2541]&gt;=11;[.A2541];[.B2540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table:formula="of:=IF([.B2541]-[.A2542]&gt;=11;[.A2542];[.B2541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table:formula="of:=IF([.B2542]-[.A2543]&gt;=11;[.A2543];[.B2542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table:formula="of:=IF([.B2543]-[.A2544]&gt;=11;[.A2544];[.B2543])" office:value-type="float" office:value="786" calcext:value-type="float">
            <text:p>786</text:p>
          </table:table-cell>
          <table:table-cell table:number-columns-repeated="9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table:formula="of:=IF([.B2544]-[.A2545]&gt;=11;[.A2545];[.B2544])" office:value-type="float" office:value="786" calcext:value-type="float">
            <text:p>786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[.B2545]-[.A2546]&gt;=11;[.A2546];[.B2545])" office:value-type="float" office:value="774" calcext:value-type="float">
            <text:p>774</text:p>
          </table:table-cell>
          <table:table-cell table:number-columns-repeated="9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table:formula="of:=IF([.B2546]-[.A2547]&gt;=11;[.A2547];[.B2546])" office:value-type="float" office:value="774" calcext:value-type="float">
            <text:p>774</text:p>
          </table:table-cell>
          <table:table-cell table:number-columns-repeated="9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table:formula="of:=IF([.B2547]-[.A2548]&gt;=11;[.A2548];[.B2547])" office:value-type="float" office:value="774" calcext:value-type="float">
            <text:p>774</text:p>
          </table:table-cell>
          <table:table-cell table:number-columns-repeated="9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table:formula="of:=IF([.B2548]-[.A2549]&gt;=11;[.A2549];[.B2548])" office:value-type="float" office:value="774" calcext:value-type="float">
            <text:p>774</text:p>
          </table:table-cell>
          <table:table-cell table:number-columns-repeated="9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table:formula="of:=IF([.B2549]-[.A2550]&gt;=11;[.A2550];[.B2549])" office:value-type="float" office:value="774" calcext:value-type="float">
            <text:p>774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[.B2550]-[.A2551]&gt;=11;[.A2551];[.B2550])" office:value-type="float" office:value="762" calcext:value-type="float">
            <text:p>762</text:p>
          </table:table-cell>
          <table:table-cell table:number-columns-repeated="9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table:formula="of:=IF([.B2551]-[.A2552]&gt;=11;[.A2552];[.B2551])" office:value-type="float" office:value="762" calcext:value-type="float">
            <text:p>762</text:p>
          </table:table-cell>
          <table:table-cell table:number-columns-repeated="9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table:formula="of:=IF([.B2552]-[.A2553]&gt;=11;[.A2553];[.B2552])" office:value-type="float" office:value="762" calcext:value-type="float">
            <text:p>762</text:p>
          </table:table-cell>
          <table:table-cell table:number-columns-repeated="9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table:formula="of:=IF([.B2553]-[.A2554]&gt;=11;[.A2554];[.B2553])" office:value-type="float" office:value="762" calcext:value-type="float">
            <text:p>762</text:p>
          </table:table-cell>
          <table:table-cell table:number-columns-repeated="9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table:formula="of:=IF([.B2554]-[.A2555]&gt;=11;[.A2555];[.B2554])"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B2555]-[.A2556]&gt;=11;[.A2556];[.B2555])" office:value-type="float" office:value="750" calcext:value-type="float">
            <text:p>750</text:p>
          </table:table-cell>
          <table:table-cell table:number-columns-repeated="9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table:formula="of:=IF([.B2556]-[.A2557]&gt;=11;[.A2557];[.B2556])" office:value-type="float" office:value="750" calcext:value-type="float">
            <text:p>750</text:p>
          </table:table-cell>
          <table:table-cell table:number-columns-repeated="9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table:formula="of:=IF([.B2557]-[.A2558]&gt;=11;[.A2558];[.B2557])" office:value-type="float" office:value="750" calcext:value-type="float">
            <text:p>750</text:p>
          </table:table-cell>
          <table:table-cell table:number-columns-repeated="9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table:formula="of:=IF([.B2558]-[.A2559]&gt;=11;[.A2559];[.B2558])" office:value-type="float" office:value="750" calcext:value-type="float">
            <text:p>750</text:p>
          </table:table-cell>
          <table:table-cell table:number-columns-repeated="9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table:formula="of:=IF([.B2559]-[.A2560]&gt;=11;[.A2560];[.B2559])" office:value-type="float" office:value="750" calcext:value-type="float">
            <text:p>750</text:p>
          </table:table-cell>
          <table:table-cell table:number-columns-repeated="9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table:formula="of:=IF([.B2560]-[.A2561]&gt;=11;[.A2561];[.B2560])" office:value-type="float" office:value="750" calcext:value-type="float">
            <text:p>750</text:p>
          </table:table-cell>
          <table:table-cell table:number-columns-repeated="9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table:formula="of:=IF([.B2561]-[.A2562]&gt;=11;[.A2562];[.B2561])"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[.B2562]-[.A2563]&gt;=11;[.A2563];[.B2562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table:formula="of:=IF([.B2563]-[.A2564]&gt;=11;[.A2564];[.B2563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table:formula="of:=IF([.B2564]-[.A2565]&gt;=11;[.A2565];[.B2564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table:formula="of:=IF([.B2565]-[.A2566]&gt;=11;[.A2566];[.B2565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table:formula="of:=IF([.B2566]-[.A2567]&gt;=11;[.A2567];[.B2566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table:formula="of:=IF([.B2567]-[.A2568]&gt;=11;[.A2568];[.B2567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table:formula="of:=IF([.B2568]-[.A2569]&gt;=11;[.A2569];[.B2568])" office:value-type="float" office:value="738" calcext:value-type="float">
            <text:p>738</text:p>
          </table:table-cell>
          <table:table-cell table:number-columns-repeated="9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table:formula="of:=IF([.B2569]-[.A2570]&gt;=11;[.A2570];[.B2569])"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B2570]-[.A2571]&gt;=11;[.A2571];[.B2570])" office:value-type="float" office:value="726" calcext:value-type="float">
            <text:p>726</text:p>
          </table:table-cell>
          <table:table-cell table:number-columns-repeated="9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table:formula="of:=IF([.B2571]-[.A2572]&gt;=11;[.A2572];[.B2571])" office:value-type="float" office:value="726" calcext:value-type="float">
            <text:p>726</text:p>
          </table:table-cell>
          <table:table-cell table:number-columns-repeated="9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table:formula="of:=IF([.B2572]-[.A2573]&gt;=11;[.A2573];[.B2572])" office:value-type="float" office:value="726" calcext:value-type="float">
            <text:p>726</text:p>
          </table:table-cell>
          <table:table-cell table:number-columns-repeated="9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table:formula="of:=IF([.B2573]-[.A2574]&gt;=11;[.A2574];[.B2573])" office:value-type="float" office:value="726" calcext:value-type="float">
            <text:p>726</text:p>
          </table:table-cell>
          <table:table-cell table:number-columns-repeated="9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table:formula="of:=IF([.B2574]-[.A2575]&gt;=11;[.A2575];[.B2574])" office:value-type="float" office:value="726" calcext:value-type="float">
            <text:p>726</text:p>
          </table:table-cell>
          <table:table-cell table:number-columns-repeated="9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table:formula="of:=IF([.B2575]-[.A2576]&gt;=11;[.A2576];[.B2575])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B2576]-[.A2577]&gt;=11;[.A2577];[.B2576])" office:value-type="float" office:value="714" calcext:value-type="float">
            <text:p>714</text:p>
          </table:table-cell>
          <table:table-cell table:number-columns-repeated="9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table:formula="of:=IF([.B2577]-[.A2578]&gt;=11;[.A2578];[.B2577])" office:value-type="float" office:value="714" calcext:value-type="float">
            <text:p>714</text:p>
          </table:table-cell>
          <table:table-cell table:number-columns-repeated="9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table:formula="of:=IF([.B2578]-[.A2579]&gt;=11;[.A2579];[.B2578])" office:value-type="float" office:value="714" calcext:value-type="float">
            <text:p>714</text:p>
          </table:table-cell>
          <table:table-cell table:number-columns-repeated="9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table:formula="of:=IF([.B2579]-[.A2580]&gt;=11;[.A2580];[.B2579])" office:value-type="float" office:value="714" calcext:value-type="float">
            <text:p>714</text:p>
          </table:table-cell>
          <table:table-cell table:number-columns-repeated="9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table:formula="of:=IF([.B2580]-[.A2581]&gt;=11;[.A2581];[.B2580])" office:value-type="float" office:value="714" calcext:value-type="float">
            <text:p>714</text:p>
          </table:table-cell>
          <table:table-cell table:number-columns-repeated="9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table:formula="of:=IF([.B2581]-[.A2582]&gt;=11;[.A2582];[.B2581])" office:value-type="float" office:value="714" calcext:value-type="float">
            <text:p>714</text:p>
          </table:table-cell>
          <table:table-cell table:number-columns-repeated="9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table:formula="of:=IF([.B2582]-[.A2583]&gt;=11;[.A2583];[.B2582])"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B2583]-[.A2584]&gt;=11;[.A2584];[.B2583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table:formula="of:=IF([.B2584]-[.A2585]&gt;=11;[.A2585];[.B2584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table:formula="of:=IF([.B2585]-[.A2586]&gt;=11;[.A2586];[.B2585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table:formula="of:=IF([.B2586]-[.A2587]&gt;=11;[.A2587];[.B2586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table:formula="of:=IF([.B2587]-[.A2588]&gt;=11;[.A2588];[.B2587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table:formula="of:=IF([.B2588]-[.A2589]&gt;=11;[.A2589];[.B2588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table:formula="of:=IF([.B2589]-[.A2590]&gt;=11;[.A2590];[.B2589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table:formula="of:=IF([.B2590]-[.A2591]&gt;=11;[.A2591];[.B2590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table:formula="of:=IF([.B2591]-[.A2592]&gt;=11;[.A2592];[.B2591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table:formula="of:=IF([.B2592]-[.A2593]&gt;=11;[.A2593];[.B2592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table:formula="of:=IF([.B2593]-[.A2594]&gt;=11;[.A2594];[.B2593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table:formula="of:=IF([.B2594]-[.A2595]&gt;=11;[.A2595];[.B2594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table:formula="of:=IF([.B2595]-[.A2596]&gt;=11;[.A2596];[.B2595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table:formula="of:=IF([.B2596]-[.A2597]&gt;=11;[.A2597];[.B2596])" office:value-type="float" office:value="698" calcext:value-type="float">
            <text:p>698</text:p>
          </table:table-cell>
          <table:table-cell table:number-columns-repeated="9"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table:formula="of:=IF([.B2597]-[.A2598]&gt;=11;[.A2598];[.B2597])" office:value-type="float" office:value="698" calcext:value-type="float">
            <text:p>698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B2598]-[.A2599]&gt;=11;[.A2599];[.B2598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table:formula="of:=IF([.B2599]-[.A2600]&gt;=11;[.A2600];[.B2599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table:formula="of:=IF([.B2600]-[.A2601]&gt;=11;[.A2601];[.B2600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table:formula="of:=IF([.B2601]-[.A2602]&gt;=11;[.A2602];[.B2601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table:formula="of:=IF([.B2602]-[.A2603]&gt;=11;[.A2603];[.B2602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table:formula="of:=IF([.B2603]-[.A2604]&gt;=11;[.A2604];[.B2603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table:formula="of:=IF([.B2604]-[.A2605]&gt;=11;[.A2605];[.B2604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table:formula="of:=IF([.B2605]-[.A2606]&gt;=11;[.A2606];[.B2605])" office:value-type="float" office:value="686" calcext:value-type="float">
            <text:p>686</text:p>
          </table:table-cell>
          <table:table-cell table:number-columns-repeated="9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table:formula="of:=IF([.B2606]-[.A2607]&gt;=11;[.A2607];[.B2606])" office:value-type="float" office:value="686" calcext:value-type="float">
            <text:p>686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B2607]-[.A2608]&gt;=11;[.A2608];[.B2607])" office:value-type="float" office:value="674" calcext:value-type="float">
            <text:p>674</text:p>
          </table:table-cell>
          <table:table-cell table:number-columns-repeated="9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table:formula="of:=IF([.B2608]-[.A2609]&gt;=11;[.A2609];[.B2608])" office:value-type="float" office:value="674" calcext:value-type="float">
            <text:p>674</text:p>
          </table:table-cell>
          <table:table-cell table:number-columns-repeated="9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table:formula="of:=IF([.B2609]-[.A2610]&gt;=11;[.A2610];[.B2609])" office:value-type="float" office:value="674" calcext:value-type="float">
            <text:p>674</text:p>
          </table:table-cell>
          <table:table-cell table:number-columns-repeated="9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table:formula="of:=IF([.B2610]-[.A2611]&gt;=11;[.A2611];[.B2610])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B2611]-[.A2612]&gt;=11;[.A2612];[.B2611])" office:value-type="float" office:value="662" calcext:value-type="float">
            <text:p>662</text:p>
          </table:table-cell>
          <table:table-cell table:number-columns-repeated="9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table:formula="of:=IF([.B2612]-[.A2613]&gt;=11;[.A2613];[.B2612])" office:value-type="float" office:value="662" calcext:value-type="float">
            <text:p>662</text:p>
          </table:table-cell>
          <table:table-cell table:number-columns-repeated="9"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table:formula="of:=IF([.B2613]-[.A2614]&gt;=11;[.A2614];[.B2613])" office:value-type="float" office:value="662" calcext:value-type="float">
            <text:p>662</text:p>
          </table:table-cell>
          <table:table-cell table:number-columns-repeated="9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table:formula="of:=IF([.B2614]-[.A2615]&gt;=11;[.A2615];[.B2614])" office:value-type="float" office:value="662" calcext:value-type="float">
            <text:p>662</text:p>
          </table:table-cell>
          <table:table-cell table:number-columns-repeated="9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table:formula="of:=IF([.B2615]-[.A2616]&gt;=11;[.A2616];[.B2615])" office:value-type="float" office:value="662" calcext:value-type="float">
            <text:p>662</text:p>
          </table:table-cell>
          <table:table-cell table:number-columns-repeated="9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table:formula="of:=IF([.B2616]-[.A2617]&gt;=11;[.A2617];[.B2616])" office:value-type="float" office:value="662" calcext:value-type="float">
            <text:p>662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B2617]-[.A2618]&gt;=11;[.A2618];[.B2617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table:formula="of:=IF([.B2618]-[.A2619]&gt;=11;[.A2619];[.B2618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table:formula="of:=IF([.B2619]-[.A2620]&gt;=11;[.A2620];[.B2619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table:formula="of:=IF([.B2620]-[.A2621]&gt;=11;[.A2621];[.B2620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table:formula="of:=IF([.B2621]-[.A2622]&gt;=11;[.A2622];[.B2621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table:formula="of:=IF([.B2622]-[.A2623]&gt;=11;[.A2623];[.B2622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table:formula="of:=IF([.B2623]-[.A2624]&gt;=11;[.A2624];[.B2623])"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table:formula="of:=IF([.B2624]-[.A2625]&gt;=11;[.A2625];[.B2624])"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[.B2625]-[.A2626]&gt;=11;[.A2626];[.B2625])" office:value-type="float" office:value="638" calcext:value-type="float">
            <text:p>638</text:p>
          </table:table-cell>
          <table:table-cell table:number-columns-repeated="9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table:formula="of:=IF([.B2626]-[.A2627]&gt;=11;[.A2627];[.B2626])" office:value-type="float" office:value="638" calcext:value-type="float">
            <text:p>638</text:p>
          </table:table-cell>
          <table:table-cell table:number-columns-repeated="9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table:formula="of:=IF([.B2627]-[.A2628]&gt;=11;[.A2628];[.B2627])" office:value-type="float" office:value="638" calcext:value-type="float">
            <text:p>638</text:p>
          </table:table-cell>
          <table:table-cell table:number-columns-repeated="9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table:formula="of:=IF([.B2628]-[.A2629]&gt;=11;[.A2629];[.B2628])" office:value-type="float" office:value="638" calcext:value-type="float">
            <text:p>638</text:p>
          </table:table-cell>
          <table:table-cell table:number-columns-repeated="9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table:formula="of:=IF([.B2629]-[.A2630]&gt;=11;[.A2630];[.B2629])" office:value-type="float" office:value="638" calcext:value-type="float">
            <text:p>638</text:p>
          </table:table-cell>
          <table:table-cell table:number-columns-repeated="9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table:formula="of:=IF([.B2630]-[.A2631]&gt;=11;[.A2631];[.B2630])" office:value-type="float" office:value="638" calcext:value-type="float">
            <text:p>638</text:p>
          </table:table-cell>
          <table:table-cell table:number-columns-repeated="9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table:formula="of:=IF([.B2631]-[.A2632]&gt;=11;[.A2632];[.B2631])"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B2632]-[.A2633]&gt;=11;[.A2633];[.B2632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table:formula="of:=IF([.B2633]-[.A2634]&gt;=11;[.A2634];[.B2633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table:formula="of:=IF([.B2634]-[.A2635]&gt;=11;[.A2635];[.B2634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table:formula="of:=IF([.B2635]-[.A2636]&gt;=11;[.A2636];[.B2635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table:formula="of:=IF([.B2636]-[.A2637]&gt;=11;[.A2637];[.B2636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table:formula="of:=IF([.B2637]-[.A2638]&gt;=11;[.A2638];[.B2637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table:formula="of:=IF([.B2638]-[.A2639]&gt;=11;[.A2639];[.B2638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table:formula="of:=IF([.B2639]-[.A2640]&gt;=11;[.A2640];[.B2639])" office:value-type="float" office:value="626" calcext:value-type="float">
            <text:p>626</text:p>
          </table:table-cell>
          <table:table-cell table:number-columns-repeated="9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table:formula="of:=IF([.B2640]-[.A2641]&gt;=11;[.A2641];[.B2640])" office:value-type="float" office:value="626" calcext:value-type="float">
            <text:p>626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B2641]-[.A2642]&gt;=11;[.A2642];[.B2641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table:formula="of:=IF([.B2642]-[.A2643]&gt;=11;[.A2643];[.B2642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table:formula="of:=IF([.B2643]-[.A2644]&gt;=11;[.A2644];[.B2643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table:formula="of:=IF([.B2644]-[.A2645]&gt;=11;[.A2645];[.B2644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table:formula="of:=IF([.B2645]-[.A2646]&gt;=11;[.A2646];[.B2645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table:formula="of:=IF([.B2646]-[.A2647]&gt;=11;[.A2647];[.B2646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table:formula="of:=IF([.B2647]-[.A2648]&gt;=11;[.A2648];[.B2647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table:formula="of:=IF([.B2648]-[.A2649]&gt;=11;[.A2649];[.B2648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table:formula="of:=IF([.B2649]-[.A2650]&gt;=11;[.A2650];[.B2649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table:formula="of:=IF([.B2650]-[.A2651]&gt;=11;[.A2651];[.B2650])" office:value-type="float" office:value="612" calcext:value-type="float">
            <text:p>612</text:p>
          </table:table-cell>
          <table:table-cell table:number-columns-repeated="9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table:formula="of:=IF([.B2651]-[.A2652]&gt;=11;[.A2652];[.B2651])"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B2652]-[.A2653]&gt;=11;[.A2653];[.B2652])" office:value-type="float" office:value="600" calcext:value-type="float">
            <text:p>600</text:p>
          </table:table-cell>
          <table:table-cell table:number-columns-repeated="9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table:formula="of:=IF([.B2653]-[.A2654]&gt;=11;[.A2654];[.B2653])" office:value-type="float" office:value="600" calcext:value-type="float">
            <text:p>600</text:p>
          </table:table-cell>
          <table:table-cell table:number-columns-repeated="9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table:formula="of:=IF([.B2654]-[.A2655]&gt;=11;[.A2655];[.B2654])" office:value-type="float" office:value="600" calcext:value-type="float">
            <text:p>600</text:p>
          </table:table-cell>
          <table:table-cell table:number-columns-repeated="9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table:formula="of:=IF([.B2655]-[.A2656]&gt;=11;[.A2656];[.B2655])" office:value-type="float" office:value="600" calcext:value-type="float">
            <text:p>600</text:p>
          </table:table-cell>
          <table:table-cell table:number-columns-repeated="9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table:formula="of:=IF([.B2656]-[.A2657]&gt;=11;[.A2657];[.B2656])" office:value-type="float" office:value="600" calcext:value-type="float">
            <text:p>600</text:p>
          </table:table-cell>
          <table:table-cell table:number-columns-repeated="9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table:formula="of:=IF([.B2657]-[.A2658]&gt;=11;[.A2658];[.B2657])" office:value-type="float" office:value="600" calcext:value-type="float">
            <text:p>600</text:p>
          </table:table-cell>
          <table:table-cell table:number-columns-repeated="9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table:formula="of:=IF([.B2658]-[.A2659]&gt;=11;[.A2659];[.B2658])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[.B2659]-[.A2660]&gt;=11;[.A2660];[.B2659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table:formula="of:=IF([.B2660]-[.A2661]&gt;=11;[.A2661];[.B2660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table:formula="of:=IF([.B2661]-[.A2662]&gt;=11;[.A2662];[.B2661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table:formula="of:=IF([.B2662]-[.A2663]&gt;=11;[.A2663];[.B2662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table:formula="of:=IF([.B2663]-[.A2664]&gt;=11;[.A2664];[.B2663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table:formula="of:=IF([.B2664]-[.A2665]&gt;=11;[.A2665];[.B2664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table:formula="of:=IF([.B2665]-[.A2666]&gt;=11;[.A2666];[.B2665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table:formula="of:=IF([.B2666]-[.A2667]&gt;=11;[.A2667];[.B2666])" office:value-type="float" office:value="584" calcext:value-type="float">
            <text:p>584</text:p>
          </table:table-cell>
          <table:table-cell table:number-columns-repeated="9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table:formula="of:=IF([.B2667]-[.A2668]&gt;=11;[.A2668];[.B2667])"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[.B2668]-[.A2669]&gt;=11;[.A2669];[.B2668])" office:value-type="float" office:value="572" calcext:value-type="float">
            <text:p>572</text:p>
          </table:table-cell>
          <table:table-cell table:number-columns-repeated="9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table:formula="of:=IF([.B2669]-[.A2670]&gt;=11;[.A2670];[.B2669])" office:value-type="float" office:value="572" calcext:value-type="float">
            <text:p>572</text:p>
          </table:table-cell>
          <table:table-cell table:number-columns-repeated="9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table:formula="of:=IF([.B2670]-[.A2671]&gt;=11;[.A2671];[.B2670])" office:value-type="float" office:value="572" calcext:value-type="float">
            <text:p>572</text:p>
          </table:table-cell>
          <table:table-cell table:number-columns-repeated="9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table:formula="of:=IF([.B2671]-[.A2672]&gt;=11;[.A2672];[.B2671])" office:value-type="float" office:value="572" calcext:value-type="float">
            <text:p>572</text:p>
          </table:table-cell>
          <table:table-cell table:number-columns-repeated="9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table:formula="of:=IF([.B2672]-[.A2673]&gt;=11;[.A2673];[.B2672])" office:value-type="float" office:value="572" calcext:value-type="float">
            <text:p>572</text:p>
          </table:table-cell>
          <table:table-cell table:number-columns-repeated="9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table:formula="of:=IF([.B2673]-[.A2674]&gt;=11;[.A2674];[.B2673])" office:value-type="float" office:value="572" calcext:value-type="float">
            <text:p>572</text:p>
          </table:table-cell>
          <table:table-cell table:number-columns-repeated="9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table:formula="of:=IF([.B2674]-[.A2675]&gt;=11;[.A2675];[.B2674])"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B2675]-[.A2676]&gt;=11;[.A2676];[.B2675])" office:value-type="float" office:value="560" calcext:value-type="float">
            <text:p>560</text:p>
          </table:table-cell>
          <table:table-cell table:number-columns-repeated="9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table:formula="of:=IF([.B2676]-[.A2677]&gt;=11;[.A2677];[.B2676])" office:value-type="float" office:value="560" calcext:value-type="float">
            <text:p>560</text:p>
          </table:table-cell>
          <table:table-cell table:number-columns-repeated="9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table:formula="of:=IF([.B2677]-[.A2678]&gt;=11;[.A2678];[.B2677])" office:value-type="float" office:value="560" calcext:value-type="float">
            <text:p>560</text:p>
          </table:table-cell>
          <table:table-cell table:number-columns-repeated="9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table:formula="of:=IF([.B2678]-[.A2679]&gt;=11;[.A2679];[.B2678])" office:value-type="float" office:value="560" calcext:value-type="float">
            <text:p>560</text:p>
          </table:table-cell>
          <table:table-cell table:number-columns-repeated="9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table:formula="of:=IF([.B2679]-[.A2680]&gt;=11;[.A2680];[.B2679])" office:value-type="float" office:value="560" calcext:value-type="float">
            <text:p>560</text:p>
          </table:table-cell>
          <table:table-cell table:number-columns-repeated="9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table:formula="of:=IF([.B2680]-[.A2681]&gt;=11;[.A2681];[.B2680])" office:value-type="float" office:value="560" calcext:value-type="float">
            <text:p>560</text:p>
          </table:table-cell>
          <table:table-cell table:number-columns-repeated="9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table:formula="of:=IF([.B2681]-[.A2682]&gt;=11;[.A2682];[.B2681])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B2682]-[.A2683]&gt;=11;[.A2683];[.B2682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table:formula="of:=IF([.B2683]-[.A2684]&gt;=11;[.A2684];[.B2683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table:formula="of:=IF([.B2684]-[.A2685]&gt;=11;[.A2685];[.B2684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table:formula="of:=IF([.B2685]-[.A2686]&gt;=11;[.A2686];[.B2685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table:formula="of:=IF([.B2686]-[.A2687]&gt;=11;[.A2687];[.B2686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table:formula="of:=IF([.B2687]-[.A2688]&gt;=11;[.A2688];[.B2687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table:formula="of:=IF([.B2688]-[.A2689]&gt;=11;[.A2689];[.B2688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table:formula="of:=IF([.B2689]-[.A2690]&gt;=11;[.A2690];[.B2689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table:formula="of:=IF([.B2690]-[.A2691]&gt;=11;[.A2691];[.B2690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table:formula="of:=IF([.B2691]-[.A2692]&gt;=11;[.A2692];[.B2691])" office:value-type="float" office:value="542" calcext:value-type="float">
            <text:p>542</text:p>
          </table:table-cell>
          <table:table-cell table:number-columns-repeated="9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table:formula="of:=IF([.B2692]-[.A2693]&gt;=11;[.A2693];[.B2692])" office:value-type="float" office:value="542" calcext:value-type="float">
            <text:p>542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B2693]-[.A2694]&gt;=11;[.A2694];[.B2693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table:formula="of:=IF([.B2694]-[.A2695]&gt;=11;[.A2695];[.B2694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table:formula="of:=IF([.B2695]-[.A2696]&gt;=11;[.A2696];[.B2695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table:formula="of:=IF([.B2696]-[.A2697]&gt;=11;[.A2697];[.B2696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table:formula="of:=IF([.B2697]-[.A2698]&gt;=11;[.A2698];[.B2697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table:formula="of:=IF([.B2698]-[.A2699]&gt;=11;[.A2699];[.B2698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table:formula="of:=IF([.B2699]-[.A2700]&gt;=11;[.A2700];[.B2699])" office:value-type="float" office:value="530" calcext:value-type="float">
            <text:p>530</text:p>
          </table:table-cell>
          <table:table-cell table:number-columns-repeated="9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table:formula="of:=IF([.B2700]-[.A2701]&gt;=11;[.A2701];[.B2700])"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B2701]-[.A2702]&gt;=11;[.A2702];[.B2701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table:formula="of:=IF([.B2702]-[.A2703]&gt;=11;[.A2703];[.B2702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table:formula="of:=IF([.B2703]-[.A2704]&gt;=11;[.A2704];[.B2703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table:formula="of:=IF([.B2704]-[.A2705]&gt;=11;[.A2705];[.B2704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table:formula="of:=IF([.B2705]-[.A2706]&gt;=11;[.A2706];[.B2705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table:formula="of:=IF([.B2706]-[.A2707]&gt;=11;[.A2707];[.B2706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table:formula="of:=IF([.B2707]-[.A2708]&gt;=11;[.A2708];[.B2707])" office:value-type="float" office:value="518" calcext:value-type="float">
            <text:p>518</text:p>
          </table:table-cell>
          <table:table-cell table:number-columns-repeated="9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table:formula="of:=IF([.B2708]-[.A2709]&gt;=11;[.A2709];[.B2708])"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[.B2709]-[.A2710]&gt;=11;[.A2710];[.B2709])" office:value-type="float" office:value="506" calcext:value-type="float">
            <text:p>506</text:p>
          </table:table-cell>
          <table:table-cell table:number-columns-repeated="9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table:formula="of:=IF([.B2710]-[.A2711]&gt;=11;[.A2711];[.B2710])" office:value-type="float" office:value="506" calcext:value-type="float">
            <text:p>506</text:p>
          </table:table-cell>
          <table:table-cell table:number-columns-repeated="9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table:formula="of:=IF([.B2711]-[.A2712]&gt;=11;[.A2712];[.B2711])" office:value-type="float" office:value="506" calcext:value-type="float">
            <text:p>506</text:p>
          </table:table-cell>
          <table:table-cell table:number-columns-repeated="9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table:formula="of:=IF([.B2712]-[.A2713]&gt;=11;[.A2713];[.B2712])" office:value-type="float" office:value="506" calcext:value-type="float">
            <text:p>506</text:p>
          </table:table-cell>
          <table:table-cell table:number-columns-repeated="9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table:formula="of:=IF([.B2713]-[.A2714]&gt;=11;[.A2714];[.B2713])" office:value-type="float" office:value="506" calcext:value-type="float">
            <text:p>506</text:p>
          </table:table-cell>
          <table:table-cell table:number-columns-repeated="9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table:formula="of:=IF([.B2714]-[.A2715]&gt;=11;[.A2715];[.B2714])" office:value-type="float" office:value="506" calcext:value-type="float">
            <text:p>506</text:p>
          </table:table-cell>
          <table:table-cell table:number-columns-repeated="9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table:formula="of:=IF([.B2715]-[.A2716]&gt;=11;[.A2716];[.B2715])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[.B2716]-[.A2717]&gt;=11;[.A2717];[.B2716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table:formula="of:=IF([.B2717]-[.A2718]&gt;=11;[.A2718];[.B2717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table:formula="of:=IF([.B2718]-[.A2719]&gt;=11;[.A2719];[.B2718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table:formula="of:=IF([.B2719]-[.A2720]&gt;=11;[.A2720];[.B2719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table:formula="of:=IF([.B2720]-[.A2721]&gt;=11;[.A2721];[.B2720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table:formula="of:=IF([.B2721]-[.A2722]&gt;=11;[.A2722];[.B2721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table:formula="of:=IF([.B2722]-[.A2723]&gt;=11;[.A2723];[.B2722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table:formula="of:=IF([.B2723]-[.A2724]&gt;=11;[.A2724];[.B2723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table:formula="of:=IF([.B2724]-[.A2725]&gt;=11;[.A2725];[.B2724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table:formula="of:=IF([.B2725]-[.A2726]&gt;=11;[.A2726];[.B2725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table:formula="of:=IF([.B2726]-[.A2727]&gt;=11;[.A2727];[.B2726])" office:value-type="float" office:value="492" calcext:value-type="float">
            <text:p>492</text:p>
          </table:table-cell>
          <table:table-cell table:number-columns-repeated="9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table:formula="of:=IF([.B2727]-[.A2728]&gt;=11;[.A2728];[.B2727])"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[.B2728]-[.A2729]&gt;=11;[.A2729];[.B2728])" office:value-type="float" office:value="474" calcext:value-type="float">
            <text:p>474</text:p>
          </table:table-cell>
          <table:table-cell table:number-columns-repeated="9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table:formula="of:=IF([.B2729]-[.A2730]&gt;=11;[.A2730];[.B2729])" office:value-type="float" office:value="474" calcext:value-type="float">
            <text:p>474</text:p>
          </table:table-cell>
          <table:table-cell table:number-columns-repeated="9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table:formula="of:=IF([.B2730]-[.A2731]&gt;=11;[.A2731];[.B2730])" office:value-type="float" office:value="474" calcext:value-type="float">
            <text:p>474</text:p>
          </table:table-cell>
          <table:table-cell table:number-columns-repeated="9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table:formula="of:=IF([.B2731]-[.A2732]&gt;=11;[.A2732];[.B2731])" office:value-type="float" office:value="474" calcext:value-type="float">
            <text:p>474</text:p>
          </table:table-cell>
          <table:table-cell table:number-columns-repeated="9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table:formula="of:=IF([.B2732]-[.A2733]&gt;=11;[.A2733];[.B2732])" office:value-type="float" office:value="474" calcext:value-type="float">
            <text:p>474</text:p>
          </table:table-cell>
          <table:table-cell table:number-columns-repeated="9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table:formula="of:=IF([.B2733]-[.A2734]&gt;=11;[.A2734];[.B2733])" office:value-type="float" office:value="474" calcext:value-type="float">
            <text:p>474</text:p>
          </table:table-cell>
          <table:table-cell table:number-columns-repeated="9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table:formula="of:=IF([.B2734]-[.A2735]&gt;=11;[.A2735];[.B2734])"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[.B2735]-[.A2736]&gt;=11;[.A2736];[.B2735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table:formula="of:=IF([.B2736]-[.A2737]&gt;=11;[.A2737];[.B2736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table:formula="of:=IF([.B2737]-[.A2738]&gt;=11;[.A2738];[.B2737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table:formula="of:=IF([.B2738]-[.A2739]&gt;=11;[.A2739];[.B2738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table:formula="of:=IF([.B2739]-[.A2740]&gt;=11;[.A2740];[.B2739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table:formula="of:=IF([.B2740]-[.A2741]&gt;=11;[.A2741];[.B2740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table:formula="of:=IF([.B2741]-[.A2742]&gt;=11;[.A2742];[.B2741])" office:value-type="float" office:value="462" calcext:value-type="float">
            <text:p>462</text:p>
          </table:table-cell>
          <table:table-cell table:number-columns-repeated="9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table:formula="of:=IF([.B2742]-[.A2743]&gt;=11;[.A2743];[.B2742])" office:value-type="float" office:value="462" calcext:value-type="float">
            <text:p>462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B2743]-[.A2744]&gt;=11;[.A2744];[.B2743])" office:value-type="float" office:value="450" calcext:value-type="float">
            <text:p>450</text:p>
          </table:table-cell>
          <table:table-cell table:number-columns-repeated="9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table:formula="of:=IF([.B2744]-[.A2745]&gt;=11;[.A2745];[.B2744])" office:value-type="float" office:value="450" calcext:value-type="float">
            <text:p>450</text:p>
          </table:table-cell>
          <table:table-cell table:number-columns-repeated="9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table:formula="of:=IF([.B2745]-[.A2746]&gt;=11;[.A2746];[.B2745])" office:value-type="float" office:value="450" calcext:value-type="float">
            <text:p>450</text:p>
          </table:table-cell>
          <table:table-cell table:number-columns-repeated="9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table:formula="of:=IF([.B2746]-[.A2747]&gt;=11;[.A2747];[.B2746])" office:value-type="float" office:value="450" calcext:value-type="float">
            <text:p>450</text:p>
          </table:table-cell>
          <table:table-cell table:number-columns-repeated="9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table:formula="of:=IF([.B2747]-[.A2748]&gt;=11;[.A2748];[.B2747])"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[.B2748]-[.A2749]&gt;=11;[.A2749];[.B2748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table:formula="of:=IF([.B2749]-[.A2750]&gt;=11;[.A2750];[.B2749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table:formula="of:=IF([.B2750]-[.A2751]&gt;=11;[.A2751];[.B2750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table:formula="of:=IF([.B2751]-[.A2752]&gt;=11;[.A2752];[.B2751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table:formula="of:=IF([.B2752]-[.A2753]&gt;=11;[.A2753];[.B2752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table:formula="of:=IF([.B2753]-[.A2754]&gt;=11;[.A2754];[.B2753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table:formula="of:=IF([.B2754]-[.A2755]&gt;=11;[.A2755];[.B2754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table:formula="of:=IF([.B2755]-[.A2756]&gt;=11;[.A2756];[.B2755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table:formula="of:=IF([.B2756]-[.A2757]&gt;=11;[.A2757];[.B2756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table:formula="of:=IF([.B2757]-[.A2758]&gt;=11;[.A2758];[.B2757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table:formula="of:=IF([.B2758]-[.A2759]&gt;=11;[.A2759];[.B2758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table:formula="of:=IF([.B2759]-[.A2760]&gt;=11;[.A2760];[.B2759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table:formula="of:=IF([.B2760]-[.A2761]&gt;=11;[.A2761];[.B2760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table:formula="of:=IF([.B2761]-[.A2762]&gt;=11;[.A2762];[.B2761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table:formula="of:=IF([.B2762]-[.A2763]&gt;=11;[.A2763];[.B2762])" office:value-type="float" office:value="438" calcext:value-type="float">
            <text:p>438</text:p>
          </table:table-cell>
          <table:table-cell table:number-columns-repeated="9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table:formula="of:=IF([.B2763]-[.A2764]&gt;=11;[.A2764];[.B2763])"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B2764]-[.A2765]&gt;=11;[.A2765];[.B2764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table:formula="of:=IF([.B2765]-[.A2766]&gt;=11;[.A2766];[.B2765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table:formula="of:=IF([.B2766]-[.A2767]&gt;=11;[.A2767];[.B2766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table:formula="of:=IF([.B2767]-[.A2768]&gt;=11;[.A2768];[.B2767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table:formula="of:=IF([.B2768]-[.A2769]&gt;=11;[.A2769];[.B2768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table:formula="of:=IF([.B2769]-[.A2770]&gt;=11;[.A2770];[.B2769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table:formula="of:=IF([.B2770]-[.A2771]&gt;=11;[.A2771];[.B2770])" office:value-type="float" office:value="426" calcext:value-type="float">
            <text:p>426</text:p>
          </table:table-cell>
          <table:table-cell table:number-columns-repeated="9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table:formula="of:=IF([.B2771]-[.A2772]&gt;=11;[.A2772];[.B2771])"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[.B2772]-[.A2773]&gt;=11;[.A2773];[.B2772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table:formula="of:=IF([.B2773]-[.A2774]&gt;=11;[.A2774];[.B2773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table:formula="of:=IF([.B2774]-[.A2775]&gt;=11;[.A2775];[.B2774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table:formula="of:=IF([.B2775]-[.A2776]&gt;=11;[.A2776];[.B2775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table:formula="of:=IF([.B2776]-[.A2777]&gt;=11;[.A2777];[.B2776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table:formula="of:=IF([.B2777]-[.A2778]&gt;=11;[.A2778];[.B2777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table:formula="of:=IF([.B2778]-[.A2779]&gt;=11;[.A2779];[.B2778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table:formula="of:=IF([.B2779]-[.A2780]&gt;=11;[.A2780];[.B2779])" office:value-type="float" office:value="414" calcext:value-type="float">
            <text:p>414</text:p>
          </table:table-cell>
          <table:table-cell table:number-columns-repeated="9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table:formula="of:=IF([.B2780]-[.A2781]&gt;=11;[.A2781];[.B2780])" office:value-type="float" office:value="414" calcext:value-type="float">
            <text:p>414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B2781]-[.A2782]&gt;=11;[.A2782];[.B2781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table:formula="of:=IF([.B2782]-[.A2783]&gt;=11;[.A2783];[.B2782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table:formula="of:=IF([.B2783]-[.A2784]&gt;=11;[.A2784];[.B2783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table:formula="of:=IF([.B2784]-[.A2785]&gt;=11;[.A2785];[.B2784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table:formula="of:=IF([.B2785]-[.A2786]&gt;=11;[.A2786];[.B2785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table:formula="of:=IF([.B2786]-[.A2787]&gt;=11;[.A2787];[.B2786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table:formula="of:=IF([.B2787]-[.A2788]&gt;=11;[.A2788];[.B2787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table:formula="of:=IF([.B2788]-[.A2789]&gt;=11;[.A2789];[.B2788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table:formula="of:=IF([.B2789]-[.A2790]&gt;=11;[.A2790];[.B2789])" office:value-type="float" office:value="402" calcext:value-type="float">
            <text:p>402</text:p>
          </table:table-cell>
          <table:table-cell table:number-columns-repeated="9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table:formula="of:=IF([.B2790]-[.A2791]&gt;=11;[.A2791];[.B2790])" office:value-type="float" office:value="402" calcext:value-type="float">
            <text:p>402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B2791]-[.A2792]&gt;=11;[.A2792];[.B2791])" office:value-type="float" office:value="390" calcext:value-type="float">
            <text:p>390</text:p>
          </table:table-cell>
          <table:table-cell table:number-columns-repeated="9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table:formula="of:=IF([.B2792]-[.A2793]&gt;=11;[.A2793];[.B2792])" office:value-type="float" office:value="390" calcext:value-type="float">
            <text:p>390</text:p>
          </table:table-cell>
          <table:table-cell table:number-columns-repeated="9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table:formula="of:=IF([.B2793]-[.A2794]&gt;=11;[.A2794];[.B2793])" office:value-type="float" office:value="390" calcext:value-type="float">
            <text:p>390</text:p>
          </table:table-cell>
          <table:table-cell table:number-columns-repeated="9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table:formula="of:=IF([.B2794]-[.A2795]&gt;=11;[.A2795];[.B2794])" office:value-type="float" office:value="390" calcext:value-type="float">
            <text:p>390</text:p>
          </table:table-cell>
          <table:table-cell table:number-columns-repeated="9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table:formula="of:=IF([.B2795]-[.A2796]&gt;=11;[.A2796];[.B2795])" office:value-type="float" office:value="390" calcext:value-type="float">
            <text:p>390</text:p>
          </table:table-cell>
          <table:table-cell table:number-columns-repeated="9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table:formula="of:=IF([.B2796]-[.A2797]&gt;=11;[.A2797];[.B2796])" office:value-type="float" office:value="390" calcext:value-type="float">
            <text:p>390</text:p>
          </table:table-cell>
          <table:table-cell table:number-columns-repeated="9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table:formula="of:=IF([.B2797]-[.A2798]&gt;=11;[.A2798];[.B2797])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B2798]-[.A2799]&gt;=11;[.A2799];[.B2798])" office:value-type="float" office:value="378" calcext:value-type="float">
            <text:p>378</text:p>
          </table:table-cell>
          <table:table-cell table:number-columns-repeated="9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table:formula="of:=IF([.B2799]-[.A2800]&gt;=11;[.A2800];[.B2799])" office:value-type="float" office:value="378" calcext:value-type="float">
            <text:p>378</text:p>
          </table:table-cell>
          <table:table-cell table:number-columns-repeated="9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table:formula="of:=IF([.B2800]-[.A2801]&gt;=11;[.A2801];[.B2800])" office:value-type="float" office:value="378" calcext:value-type="float">
            <text:p>378</text:p>
          </table:table-cell>
          <table:table-cell table:number-columns-repeated="9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table:formula="of:=IF([.B2801]-[.A2802]&gt;=11;[.A2802];[.B2801])" office:value-type="float" office:value="378" calcext:value-type="float">
            <text:p>378</text:p>
          </table:table-cell>
          <table:table-cell table:number-columns-repeated="9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table:formula="of:=IF([.B2802]-[.A2803]&gt;=11;[.A2803];[.B2802])" office:value-type="float" office:value="378" calcext:value-type="float">
            <text:p>378</text:p>
          </table:table-cell>
          <table:table-cell table:number-columns-repeated="9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table:formula="of:=IF([.B2803]-[.A2804]&gt;=11;[.A2804];[.B2803])"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[.B2804]-[.A2805]&gt;=11;[.A2805];[.B2804])" office:value-type="float" office:value="366" calcext:value-type="float">
            <text:p>366</text:p>
          </table:table-cell>
          <table:table-cell table:number-columns-repeated="9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table:formula="of:=IF([.B2805]-[.A2806]&gt;=11;[.A2806];[.B2805])" office:value-type="float" office:value="366" calcext:value-type="float">
            <text:p>366</text:p>
          </table:table-cell>
          <table:table-cell table:number-columns-repeated="9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table:formula="of:=IF([.B2806]-[.A2807]&gt;=11;[.A2807];[.B2806])" office:value-type="float" office:value="366" calcext:value-type="float">
            <text:p>366</text:p>
          </table:table-cell>
          <table:table-cell table:number-columns-repeated="9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formula="of:=IF([.B2807]-[.A2808]&gt;=11;[.A2808];[.B2807])" office:value-type="float" office:value="366" calcext:value-type="float">
            <text:p>366</text:p>
          </table:table-cell>
          <table:table-cell table:number-columns-repeated="9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formula="of:=IF([.B2808]-[.A2809]&gt;=11;[.A2809];[.B2808])"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B2809]-[.A2810]&gt;=11;[.A2810];[.B2809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table:formula="of:=IF([.B2810]-[.A2811]&gt;=11;[.A2811];[.B2810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table:formula="of:=IF([.B2811]-[.A2812]&gt;=11;[.A2812];[.B2811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table:formula="of:=IF([.B2812]-[.A2813]&gt;=11;[.A2813];[.B2812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table:formula="of:=IF([.B2813]-[.A2814]&gt;=11;[.A2814];[.B2813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table:formula="of:=IF([.B2814]-[.A2815]&gt;=11;[.A2815];[.B2814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table:formula="of:=IF([.B2815]-[.A2816]&gt;=11;[.A2816];[.B2815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table:formula="of:=IF([.B2816]-[.A2817]&gt;=11;[.A2817];[.B2816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formula="of:=IF([.B2817]-[.A2818]&gt;=11;[.A2818];[.B2817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formula="of:=IF([.B2818]-[.A2819]&gt;=11;[.A2819];[.B2818])" office:value-type="float" office:value="354" calcext:value-type="float">
            <text:p>354</text:p>
          </table:table-cell>
          <table:table-cell table:number-columns-repeated="9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formula="of:=IF([.B2819]-[.A2820]&gt;=11;[.A2820];[.B2819])" office:value-type="float" office:value="354" calcext:value-type="float">
            <text:p>35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B2820]-[.A2821]&gt;=11;[.A2821];[.B2820])" office:value-type="float" office:value="342" calcext:value-type="float">
            <text:p>342</text:p>
          </table:table-cell>
          <table:table-cell table:number-columns-repeated="9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formula="of:=IF([.B2821]-[.A2822]&gt;=11;[.A2822];[.B2821])" office:value-type="float" office:value="342" calcext:value-type="float">
            <text:p>342</text:p>
          </table:table-cell>
          <table:table-cell table:number-columns-repeated="9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formula="of:=IF([.B2822]-[.A2823]&gt;=11;[.A2823];[.B2822])" office:value-type="float" office:value="342" calcext:value-type="float">
            <text:p>342</text:p>
          </table:table-cell>
          <table:table-cell table:number-columns-repeated="9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formula="of:=IF([.B2823]-[.A2824]&gt;=11;[.A2824];[.B2823])" office:value-type="float" office:value="342" calcext:value-type="float">
            <text:p>342</text:p>
          </table:table-cell>
          <table:table-cell table:number-columns-repeated="9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formula="of:=IF([.B2824]-[.A2825]&gt;=11;[.A2825];[.B2824])" office:value-type="float" office:value="342" calcext:value-type="float">
            <text:p>342</text:p>
          </table:table-cell>
          <table:table-cell table:number-columns-repeated="9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table:formula="of:=IF([.B2825]-[.A2826]&gt;=11;[.A2826];[.B2825])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B2826]-[.A2827]&gt;=11;[.A2827];[.B2826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formula="of:=IF([.B2827]-[.A2828]&gt;=11;[.A2828];[.B2827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table:formula="of:=IF([.B2828]-[.A2829]&gt;=11;[.A2829];[.B2828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table:formula="of:=IF([.B2829]-[.A2830]&gt;=11;[.A2830];[.B2829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table:formula="of:=IF([.B2830]-[.A2831]&gt;=11;[.A2831];[.B2830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formula="of:=IF([.B2831]-[.A2832]&gt;=11;[.A2832];[.B2831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formula="of:=IF([.B2832]-[.A2833]&gt;=11;[.A2833];[.B2832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formula="of:=IF([.B2833]-[.A2834]&gt;=11;[.A2834];[.B2833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formula="of:=IF([.B2834]-[.A2835]&gt;=11;[.A2835];[.B2834])" office:value-type="float" office:value="330" calcext:value-type="float">
            <text:p>330</text:p>
          </table:table-cell>
          <table:table-cell table:number-columns-repeated="9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formula="of:=IF([.B2835]-[.A2836]&gt;=11;[.A2836];[.B2835]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B2836]-[.A2837]&gt;=11;[.A2837];[.B2836])" office:value-type="float" office:value="310" calcext:value-type="float">
            <text:p>310</text:p>
          </table:table-cell>
          <table:table-cell table:number-columns-repeated="9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table:formula="of:=IF([.B2837]-[.A2838]&gt;=11;[.A2838];[.B2837])" office:value-type="float" office:value="310" calcext:value-type="float">
            <text:p>310</text:p>
          </table:table-cell>
          <table:table-cell table:number-columns-repeated="9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formula="of:=IF([.B2838]-[.A2839]&gt;=11;[.A2839];[.B2838])" office:value-type="float" office:value="310" calcext:value-type="float">
            <text:p>310</text:p>
          </table:table-cell>
          <table:table-cell table:number-columns-repeated="9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formula="of:=IF([.B2839]-[.A2840]&gt;=11;[.A2840];[.B2839])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B2840]-[.A2841]&gt;=11;[.A2841];[.B2840])" office:value-type="float" office:value="298" calcext:value-type="float">
            <text:p>298</text:p>
          </table:table-cell>
          <table:table-cell table:number-columns-repeated="9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table:formula="of:=IF([.B2841]-[.A2842]&gt;=11;[.A2842];[.B2841])" office:value-type="float" office:value="298" calcext:value-type="float">
            <text:p>298</text:p>
          </table:table-cell>
          <table:table-cell table:number-columns-repeated="9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formula="of:=IF([.B2842]-[.A2843]&gt;=11;[.A2843];[.B2842])" office:value-type="float" office:value="298" calcext:value-type="float">
            <text:p>298</text:p>
          </table:table-cell>
          <table:table-cell table:number-columns-repeated="9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table:formula="of:=IF([.B2843]-[.A2844]&gt;=11;[.A2844];[.B2843])"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B2844]-[.A2845]&gt;=11;[.A2845];[.B2844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formula="of:=IF([.B2845]-[.A2846]&gt;=11;[.A2846];[.B2845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table:formula="of:=IF([.B2846]-[.A2847]&gt;=11;[.A2847];[.B2846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table:formula="of:=IF([.B2847]-[.A2848]&gt;=11;[.A2848];[.B2847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formula="of:=IF([.B2848]-[.A2849]&gt;=11;[.A2849];[.B2848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formula="of:=IF([.B2849]-[.A2850]&gt;=11;[.A2850];[.B2849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formula="of:=IF([.B2850]-[.A2851]&gt;=11;[.A2851];[.B2850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formula="of:=IF([.B2851]-[.A2852]&gt;=11;[.A2852];[.B2851])" office:value-type="float" office:value="286" calcext:value-type="float">
            <text:p>286</text:p>
          </table:table-cell>
          <table:table-cell table:number-columns-repeated="9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formula="of:=IF([.B2852]-[.A2853]&gt;=11;[.A2853];[.B2852]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[.B2853]-[.A2854]&gt;=11;[.A2854];[.B2853])" office:value-type="float" office:value="274" calcext:value-type="float">
            <text:p>274</text:p>
          </table:table-cell>
          <table:table-cell table:number-columns-repeated="9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table:formula="of:=IF([.B2854]-[.A2855]&gt;=11;[.A2855];[.B2854])" office:value-type="float" office:value="274" calcext:value-type="float">
            <text:p>274</text:p>
          </table:table-cell>
          <table:table-cell table:number-columns-repeated="9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table:formula="of:=IF([.B2855]-[.A2856]&gt;=11;[.A2856];[.B2855])" office:value-type="float" office:value="274" calcext:value-type="float">
            <text:p>27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[.B2856]-[.A2857]&gt;=11;[.A2857];[.B2856])" office:value-type="float" office:value="262" calcext:value-type="float">
            <text:p>262</text:p>
          </table:table-cell>
          <table:table-cell table:number-columns-repeated="9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formula="of:=IF([.B2857]-[.A2858]&gt;=11;[.A2858];[.B2857])" office:value-type="float" office:value="262" calcext:value-type="float">
            <text:p>262</text:p>
          </table:table-cell>
          <table:table-cell table:number-columns-repeated="9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formula="of:=IF([.B2858]-[.A2859]&gt;=11;[.A2859];[.B2858])" office:value-type="float" office:value="262" calcext:value-type="float">
            <text:p>262</text:p>
          </table:table-cell>
          <table:table-cell table:number-columns-repeated="9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formula="of:=IF([.B2859]-[.A2860]&gt;=11;[.A2860];[.B2859])" office:value-type="float" office:value="262" calcext:value-type="float">
            <text:p>262</text:p>
          </table:table-cell>
          <table:table-cell table:number-columns-repeated="9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formula="of:=IF([.B2860]-[.A2861]&gt;=11;[.A2861];[.B2860])" office:value-type="float" office:value="262" calcext:value-type="float">
            <text:p>262</text:p>
          </table:table-cell>
          <table:table-cell table:number-columns-repeated="9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table:formula="of:=IF([.B2861]-[.A2862]&gt;=11;[.A2862];[.B2861])" office:value-type="float" office:value="262" calcext:value-type="float">
            <text:p>262</text:p>
          </table:table-cell>
          <table:table-cell table:number-columns-repeated="9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table:formula="of:=IF([.B2862]-[.A2863]&gt;=11;[.A2863];[.B2862])"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B2863]-[.A2864]&gt;=11;[.A2864];[.B2863])" office:value-type="float" office:value="250" calcext:value-type="float">
            <text:p>250</text:p>
          </table:table-cell>
          <table:table-cell table:number-columns-repeated="9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formula="of:=IF([.B2864]-[.A2865]&gt;=11;[.A2865];[.B2864])" office:value-type="float" office:value="250" calcext:value-type="float">
            <text:p>250</text:p>
          </table:table-cell>
          <table:table-cell table:number-columns-repeated="9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formula="of:=IF([.B2865]-[.A2866]&gt;=11;[.A2866];[.B2865])" office:value-type="float" office:value="250" calcext:value-type="float">
            <text:p>250</text:p>
          </table:table-cell>
          <table:table-cell table:number-columns-repeated="9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formula="of:=IF([.B2866]-[.A2867]&gt;=11;[.A2867];[.B2866])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[.B2867]-[.A2868]&gt;=11;[.A2868];[.B2867])" office:value-type="float" office:value="238" calcext:value-type="float">
            <text:p>238</text:p>
          </table:table-cell>
          <table:table-cell table:number-columns-repeated="9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formula="of:=IF([.B2868]-[.A2869]&gt;=11;[.A2869];[.B2868])" office:value-type="float" office:value="238" calcext:value-type="float">
            <text:p>238</text:p>
          </table:table-cell>
          <table:table-cell table:number-columns-repeated="9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table:formula="of:=IF([.B2869]-[.A2870]&gt;=11;[.A2870];[.B2869])" office:value-type="float" office:value="238" calcext:value-type="float">
            <text:p>238</text:p>
          </table:table-cell>
          <table:table-cell table:number-columns-repeated="9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formula="of:=IF([.B2870]-[.A2871]&gt;=11;[.A2871];[.B2870])" office:value-type="float" office:value="238" calcext:value-type="float">
            <text:p>238</text:p>
          </table:table-cell>
          <table:table-cell table:number-columns-repeated="9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formula="of:=IF([.B2871]-[.A2872]&gt;=11;[.A2872];[.B2871])"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[.B2872]-[.A2873]&gt;=11;[.A2873];[.B2872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table:formula="of:=IF([.B2873]-[.A2874]&gt;=11;[.A2874];[.B2873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table:formula="of:=IF([.B2874]-[.A2875]&gt;=11;[.A2875];[.B2874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table:formula="of:=IF([.B2875]-[.A2876]&gt;=11;[.A2876];[.B2875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table:formula="of:=IF([.B2876]-[.A2877]&gt;=11;[.A2877];[.B2876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table:formula="of:=IF([.B2877]-[.A2878]&gt;=11;[.A2878];[.B2877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formula="of:=IF([.B2878]-[.A2879]&gt;=11;[.A2879];[.B2878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formula="of:=IF([.B2879]-[.A2880]&gt;=11;[.A2880];[.B2879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formula="of:=IF([.B2880]-[.A2881]&gt;=11;[.A2881];[.B2880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formula="of:=IF([.B2881]-[.A2882]&gt;=11;[.A2882];[.B2881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formula="of:=IF([.B2882]-[.A2883]&gt;=11;[.A2883];[.B2882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formula="of:=IF([.B2883]-[.A2884]&gt;=11;[.A2884];[.B2883])" office:value-type="float" office:value="226" calcext:value-type="float">
            <text:p>226</text:p>
          </table:table-cell>
          <table:table-cell table:number-columns-repeated="9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formula="of:=IF([.B2884]-[.A2885]&gt;=11;[.A2885];[.B2884])"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[.B2885]-[.A2886]&gt;=11;[.A2886];[.B2885])" office:value-type="float" office:value="214" calcext:value-type="float">
            <text:p>214</text:p>
          </table:table-cell>
          <table:table-cell table:number-columns-repeated="9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table:formula="of:=IF([.B2886]-[.A2887]&gt;=11;[.A2887];[.B2886])" office:value-type="float" office:value="214" calcext:value-type="float">
            <text:p>214</text:p>
          </table:table-cell>
          <table:table-cell table:number-columns-repeated="9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table:formula="of:=IF([.B2887]-[.A2888]&gt;=11;[.A2888];[.B2887])" office:value-type="float" office:value="214" calcext:value-type="float">
            <text:p>214</text:p>
          </table:table-cell>
          <table:table-cell table:number-columns-repeated="9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formula="of:=IF([.B2888]-[.A2889]&gt;=11;[.A2889];[.B2888])" office:value-type="float" office:value="214" calcext:value-type="float">
            <text:p>214</text:p>
          </table:table-cell>
          <table:table-cell table:number-columns-repeated="9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formula="of:=IF([.B2889]-[.A2890]&gt;=11;[.A2890];[.B2889])" office:value-type="float" office:value="214" calcext:value-type="float">
            <text:p>214</text:p>
          </table:table-cell>
          <table:table-cell table:number-columns-repeated="9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formula="of:=IF([.B2890]-[.A2891]&gt;=11;[.A2891];[.B2890])" office:value-type="float" office:value="214" calcext:value-type="float">
            <text:p>214</text:p>
          </table:table-cell>
          <table:table-cell table:number-columns-repeated="9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formula="of:=IF([.B2891]-[.A2892]&gt;=11;[.A2892];[.B2891])"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[.B2892]-[.A2893]&gt;=11;[.A2893];[.B2892])" office:value-type="float" office:value="202" calcext:value-type="float">
            <text:p>202</text:p>
          </table:table-cell>
          <table:table-cell table:number-columns-repeated="9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formula="of:=IF([.B2893]-[.A2894]&gt;=11;[.A2894];[.B2893])" office:value-type="float" office:value="202" calcext:value-type="float">
            <text:p>202</text:p>
          </table:table-cell>
          <table:table-cell table:number-columns-repeated="9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formula="of:=IF([.B2894]-[.A2895]&gt;=11;[.A2895];[.B2894])" office:value-type="float" office:value="202" calcext:value-type="float">
            <text:p>202</text:p>
          </table:table-cell>
          <table:table-cell table:number-columns-repeated="9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formula="of:=IF([.B2895]-[.A2896]&gt;=11;[.A2896];[.B2895])" office:value-type="float" office:value="202" calcext:value-type="float">
            <text:p>202</text:p>
          </table:table-cell>
          <table:table-cell table:number-columns-repeated="9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table:formula="of:=IF([.B2896]-[.A2897]&gt;=11;[.A2897];[.B2896])" office:value-type="float" office:value="202" calcext:value-type="float">
            <text:p>202</text:p>
          </table:table-cell>
          <table:table-cell table:number-columns-repeated="9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formula="of:=IF([.B2897]-[.A2898]&gt;=11;[.A2898];[.B2897])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B2898]-[.A2899]&gt;=11;[.A2899];[.B2898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formula="of:=IF([.B2899]-[.A2900]&gt;=11;[.A2900];[.B2899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formula="of:=IF([.B2900]-[.A2901]&gt;=11;[.A2901];[.B2900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formula="of:=IF([.B2901]-[.A2902]&gt;=11;[.A2902];[.B2901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formula="of:=IF([.B2902]-[.A2903]&gt;=11;[.A2903];[.B2902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formula="of:=IF([.B2903]-[.A2904]&gt;=11;[.A2904];[.B2903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formula="of:=IF([.B2904]-[.A2905]&gt;=11;[.A2905];[.B2904])" office:value-type="float" office:value="188" calcext:value-type="float">
            <text:p>188</text:p>
          </table:table-cell>
          <table:table-cell table:number-columns-repeated="9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formula="of:=IF([.B2905]-[.A2906]&gt;=11;[.A2906];[.B2905])" office:value-type="float" office:value="188" calcext:value-type="float">
            <text:p>188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[.B2906]-[.A2907]&gt;=11;[.A2907];[.B2906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formula="of:=IF([.B2907]-[.A2908]&gt;=11;[.A2908];[.B2907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formula="of:=IF([.B2908]-[.A2909]&gt;=11;[.A2909];[.B2908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formula="of:=IF([.B2909]-[.A2910]&gt;=11;[.A2910];[.B2909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formula="of:=IF([.B2910]-[.A2911]&gt;=11;[.A2911];[.B2910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formula="of:=IF([.B2911]-[.A2912]&gt;=11;[.A2912];[.B2911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table:formula="of:=IF([.B2912]-[.A2913]&gt;=11;[.A2913];[.B2912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table:formula="of:=IF([.B2913]-[.A2914]&gt;=11;[.A2914];[.B2913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formula="of:=IF([.B2914]-[.A2915]&gt;=11;[.A2915];[.B2914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formula="of:=IF([.B2915]-[.A2916]&gt;=11;[.A2916];[.B2915])" office:value-type="float" office:value="176" calcext:value-type="float">
            <text:p>176</text:p>
          </table:table-cell>
          <table:table-cell table:number-columns-repeated="9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formula="of:=IF([.B2916]-[.A2917]&gt;=11;[.A2917];[.B2916])" office:value-type="float" office:value="176" calcext:value-type="float">
            <text:p>176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[.B2917]-[.A2918]&gt;=11;[.A2918];[.B2917])" office:value-type="float" office:value="164" calcext:value-type="float">
            <text:p>164</text:p>
          </table:table-cell>
          <table:table-cell table:number-columns-repeated="9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formula="of:=IF([.B2918]-[.A2919]&gt;=11;[.A2919];[.B2918])" office:value-type="float" office:value="164" calcext:value-type="float">
            <text:p>164</text:p>
          </table:table-cell>
          <table:table-cell table:number-columns-repeated="9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formula="of:=IF([.B2919]-[.A2920]&gt;=11;[.A2920];[.B2919])" office:value-type="float" office:value="164" calcext:value-type="float">
            <text:p>164</text:p>
          </table:table-cell>
          <table:table-cell table:number-columns-repeated="9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formula="of:=IF([.B2920]-[.A2921]&gt;=11;[.A2921];[.B2920])" office:value-type="float" office:value="164" calcext:value-type="float">
            <text:p>164</text:p>
          </table:table-cell>
          <table:table-cell table:number-columns-repeated="9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formula="of:=IF([.B2921]-[.A2922]&gt;=11;[.A2922];[.B2921])" office:value-type="float" office:value="164" calcext:value-type="float">
            <text:p>164</text:p>
          </table:table-cell>
          <table:table-cell table:number-columns-repeated="9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formula="of:=IF([.B2922]-[.A2923]&gt;=11;[.A2923];[.B2922])"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[.B2923]-[.A2924]&gt;=11;[.A2924];[.B2923])" office:value-type="float" office:value="152" calcext:value-type="float">
            <text:p>152</text:p>
          </table:table-cell>
          <table:table-cell table:number-columns-repeated="9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formula="of:=IF([.B2924]-[.A2925]&gt;=11;[.A2925];[.B2924])" office:value-type="float" office:value="152" calcext:value-type="float">
            <text:p>152</text:p>
          </table:table-cell>
          <table:table-cell table:number-columns-repeated="9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formula="of:=IF([.B2925]-[.A2926]&gt;=11;[.A2926];[.B2925])" office:value-type="float" office:value="152" calcext:value-type="float">
            <text:p>152</text:p>
          </table:table-cell>
          <table:table-cell table:number-columns-repeated="9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formula="of:=IF([.B2926]-[.A2927]&gt;=11;[.A2927];[.B2926])" office:value-type="float" office:value="152" calcext:value-type="float">
            <text:p>152</text:p>
          </table:table-cell>
          <table:table-cell table:number-columns-repeated="9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table:formula="of:=IF([.B2927]-[.A2928]&gt;=11;[.A2928];[.B2927])"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B2928]-[.A2929]&gt;=11;[.A2929];[.B2928])" office:value-type="float" office:value="140" calcext:value-type="float">
            <text:p>140</text:p>
          </table:table-cell>
          <table:table-cell table:number-columns-repeated="9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formula="of:=IF([.B2929]-[.A2930]&gt;=11;[.A2930];[.B2929])" office:value-type="float" office:value="140" calcext:value-type="float">
            <text:p>140</text:p>
          </table:table-cell>
          <table:table-cell table:number-columns-repeated="9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formula="of:=IF([.B2930]-[.A2931]&gt;=11;[.A2931];[.B2930])" office:value-type="float" office:value="140" calcext:value-type="float">
            <text:p>140</text:p>
          </table:table-cell>
          <table:table-cell table:number-columns-repeated="9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formula="of:=IF([.B2931]-[.A2932]&gt;=11;[.A2932];[.B2931])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[.B2932]-[.A2933]&gt;=11;[.A2933];[.B2932])" office:value-type="float" office:value="128" calcext:value-type="float">
            <text:p>128</text:p>
          </table:table-cell>
          <table:table-cell table:number-columns-repeated="9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formula="of:=IF([.B2933]-[.A2934]&gt;=11;[.A2934];[.B2933])" office:value-type="float" office:value="128" calcext:value-type="float">
            <text:p>128</text:p>
          </table:table-cell>
          <table:table-cell table:number-columns-repeated="9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formula="of:=IF([.B2934]-[.A2935]&gt;=11;[.A2935];[.B2934])" office:value-type="float" office:value="128" calcext:value-type="float">
            <text:p>128</text:p>
          </table:table-cell>
          <table:table-cell table:number-columns-repeated="9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formula="of:=IF([.B2935]-[.A2936]&gt;=11;[.A2936];[.B2935])" office:value-type="float" office:value="128" calcext:value-type="float">
            <text:p>128</text:p>
          </table:table-cell>
          <table:table-cell table:number-columns-repeated="9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formula="of:=IF([.B2936]-[.A2937]&gt;=11;[.A2937];[.B2936])"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[.B2937]-[.A2938]&gt;=11;[.A2938];[.B2937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formula="of:=IF([.B2938]-[.A2939]&gt;=11;[.A2939];[.B2938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formula="of:=IF([.B2939]-[.A2940]&gt;=11;[.A2940];[.B2939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formula="of:=IF([.B2940]-[.A2941]&gt;=11;[.A2941];[.B2940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formula="of:=IF([.B2941]-[.A2942]&gt;=11;[.A2942];[.B2941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formula="of:=IF([.B2942]-[.A2943]&gt;=11;[.A2943];[.B2942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formula="of:=IF([.B2943]-[.A2944]&gt;=11;[.A2944];[.B2943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formula="of:=IF([.B2944]-[.A2945]&gt;=11;[.A2945];[.B2944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formula="of:=IF([.B2945]-[.A2946]&gt;=11;[.A2946];[.B2945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formula="of:=IF([.B2946]-[.A2947]&gt;=11;[.A2947];[.B2946])" office:value-type="float" office:value="116" calcext:value-type="float">
            <text:p>116</text:p>
          </table:table-cell>
          <table:table-cell table:number-columns-repeated="9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formula="of:=IF([.B2947]-[.A2948]&gt;=11;[.A2948];[.B2947])"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[.B2948]-[.A2949]&gt;=11;[.A2949];[.B2948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formula="of:=IF([.B2949]-[.A2950]&gt;=11;[.A2950];[.B2949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formula="of:=IF([.B2950]-[.A2951]&gt;=11;[.A2951];[.B2950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formula="of:=IF([.B2951]-[.A2952]&gt;=11;[.A2952];[.B2951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formula="of:=IF([.B2952]-[.A2953]&gt;=11;[.A2953];[.B2952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IF([.B2953]-[.A2954]&gt;=11;[.A2954];[.B2953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IF([.B2954]-[.A2955]&gt;=11;[.A2955];[.B2954])" office:value-type="float" office:value="102" calcext:value-type="float">
            <text:p>102</text:p>
          </table:table-cell>
          <table:table-cell table:number-columns-repeated="9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IF([.B2955]-[.A2956]&gt;=11;[.A2956];[.B2955])"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B2956]-[.A2957]&gt;=11;[.A2957];[.B2956])" office:value-type="float" office:value="90" calcext:value-type="float">
            <text:p>90</text:p>
          </table:table-cell>
          <table:table-cell table:number-columns-repeated="9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IF([.B2957]-[.A2958]&gt;=11;[.A2958];[.B2957])" office:value-type="float" office:value="90" calcext:value-type="float">
            <text:p>90</text:p>
          </table:table-cell>
          <table:table-cell table:number-columns-repeated="9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IF([.B2958]-[.A2959]&gt;=11;[.A2959];[.B2958])" office:value-type="float" office:value="90" calcext:value-type="float">
            <text:p>90</text:p>
          </table:table-cell>
          <table:table-cell table:number-columns-repeated="9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IF([.B2959]-[.A2960]&gt;=11;[.A2960];[.B2959])" office:value-type="float" office:value="90" calcext:value-type="float">
            <text:p>90</text:p>
          </table:table-cell>
          <table:table-cell table:number-columns-repeated="9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IF([.B2960]-[.A2961]&gt;=11;[.A2961];[.B2960])" office:value-type="float" office:value="90" calcext:value-type="float">
            <text:p>90</text:p>
          </table:table-cell>
          <table:table-cell table:number-columns-repeated="9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IF([.B2961]-[.A2962]&gt;=11;[.A2962];[.B2961])" office:value-type="float" office:value="90" calcext:value-type="float">
            <text:p>90</text:p>
          </table:table-cell>
          <table:table-cell table:number-columns-repeated="9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IF([.B2962]-[.A2963]&gt;=11;[.A2963];[.B2962])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B2963]-[.A2964]&gt;=11;[.A2964];[.B2963])" office:value-type="float" office:value="78" calcext:value-type="float">
            <text:p>78</text:p>
          </table:table-cell>
          <table:table-cell table:number-columns-repeated="9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IF([.B2964]-[.A2965]&gt;=11;[.A2965];[.B2964])" office:value-type="float" office:value="78" calcext:value-type="float">
            <text:p>78</text:p>
          </table:table-cell>
          <table:table-cell table:number-columns-repeated="9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IF([.B2965]-[.A2966]&gt;=11;[.A2966];[.B2965])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B2966]-[.A2967]&gt;=11;[.A2967];[.B2966])" office:value-type="float" office:value="66" calcext:value-type="float">
            <text:p>66</text:p>
          </table:table-cell>
          <table:table-cell table:number-columns-repeated="9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IF([.B2967]-[.A2968]&gt;=11;[.A2968];[.B2967])" office:value-type="float" office:value="66" calcext:value-type="float">
            <text:p>66</text:p>
          </table:table-cell>
          <table:table-cell table:number-columns-repeated="9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IF([.B2968]-[.A2969]&gt;=11;[.A2969];[.B2968])" office:value-type="float" office:value="66" calcext:value-type="float">
            <text:p>66</text:p>
          </table:table-cell>
          <table:table-cell table:number-columns-repeated="9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IF([.B2969]-[.A2970]&gt;=11;[.A2970];[.B2969])" office:value-type="float" office:value="66" calcext:value-type="float">
            <text:p>66</text:p>
          </table:table-cell>
          <table:table-cell table:number-columns-repeated="9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IF([.B2970]-[.A2971]&gt;=11;[.A2971];[.B2970])" office:value-type="float" office:value="66" calcext:value-type="float">
            <text:p>66</text:p>
          </table:table-cell>
          <table:table-cell table:number-columns-repeated="9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IF([.B2971]-[.A2972]&gt;=11;[.A2972];[.B2971])" office:value-type="float" office:value="66" calcext:value-type="float">
            <text:p>66</text:p>
          </table:table-cell>
          <table:table-cell table:number-columns-repeated="9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IF([.B2972]-[.A2973]&gt;=11;[.A2973];[.B2972])"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B2973]-[.A2974]&gt;=11;[.A2974];[.B2973])" office:value-type="float" office:value="54" calcext:value-type="float">
            <text:p>54</text:p>
          </table:table-cell>
          <table:table-cell table:number-columns-repeated="9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IF([.B2974]-[.A2975]&gt;=11;[.A2975];[.B2974])" office:value-type="float" office:value="54" calcext:value-type="float">
            <text:p>54</text:p>
          </table:table-cell>
          <table:table-cell table:number-columns-repeated="9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IF([.B2975]-[.A2976]&gt;=11;[.A2976];[.B2975])" office:value-type="float" office:value="54" calcext:value-type="float">
            <text:p>54</text:p>
          </table:table-cell>
          <table:table-cell table:number-columns-repeated="9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IF([.B2976]-[.A2977]&gt;=11;[.A2977];[.B2976])" office:value-type="float" office:value="54" calcext:value-type="float">
            <text:p>54</text:p>
          </table:table-cell>
          <table:table-cell table:number-columns-repeated="9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IF([.B2977]-[.A2978]&gt;=11;[.A2978];[.B2977])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B2978]-[.A2979]&gt;=11;[.A2979];[.B2978])" office:value-type="float" office:value="38" calcext:value-type="float">
            <text:p>38</text:p>
          </table:table-cell>
          <table:table-cell table:number-columns-repeated="9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IF([.B2979]-[.A2980]&gt;=11;[.A2980];[.B2979])" office:value-type="float" office:value="38" calcext:value-type="float">
            <text:p>38</text:p>
          </table:table-cell>
          <table:table-cell table:number-columns-repeated="9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IF([.B2980]-[.A2981]&gt;=11;[.A2981];[.B2980])" office:value-type="float" office:value="38" calcext:value-type="float">
            <text:p>38</text:p>
          </table:table-cell>
          <table:table-cell table:number-columns-repeated="9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IF([.B2981]-[.A2982]&gt;=11;[.A2982];[.B2981])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B2982]-[.A2983]&gt;=11;[.A2983];[.B2982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IF([.B2983]-[.A2984]&gt;=11;[.A2984];[.B2983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IF([.B2984]-[.A2985]&gt;=11;[.A2985];[.B2984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formula="of:=IF([.B2985]-[.A2986]&gt;=11;[.A2986];[.B2985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formula="of:=IF([.B2986]-[.A2987]&gt;=11;[.A2987];[.B2986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IF([.B2987]-[.A2988]&gt;=11;[.A2988];[.B2987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IF([.B2988]-[.A2989]&gt;=11;[.A2989];[.B2988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formula="of:=IF([.B2989]-[.A2990]&gt;=11;[.A2990];[.B2989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formula="of:=IF([.B2990]-[.A2991]&gt;=11;[.A2991];[.B2990])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B2991]-[.A2992]&gt;=11;[.A2992];[.B2991]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formula="of:=IF([.B2992]-[.A2993]&gt;=11;[.A2993];[.B2992]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IF([.B2993]-[.A2994]&gt;=11;[.A2994];[.B2993]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IF([.B2994]-[.A2995]&gt;=11;[.A2995];[.B2994]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IF([.B2995]-[.A2996]&gt;=11;[.A2996];[.B2995]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IF([.B2996]-[.A2997]&gt;=11;[.A2997];[.B2996]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IF([.B2997]-[.A2998]&gt;=11;[.A2998];[.B2997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2998]-[.A2999]&gt;=11;[.A2999];[.B2998])" office:value-type="float" office:value="2" calcext:value-type="float">
            <text:p>2</text:p>
          </table:table-cell>
          <table:table-cell table:number-columns-repeated="9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formula="of:=IF([.B2999]-[.A3000]&gt;=11;[.A3000];[.B2999])" office:value-type="float" office:value="2" calcext:value-type="float">
            <text:p>2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26_6.B1:26_6.B300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02:04:31.347591995</dc:date>
    <meta:editing-duration>PT6M35S</meta:editing-duration>
    <meta:editing-cycles>1</meta:editing-cycles>
    <meta:document-statistic meta:table-count="1" meta:cell-count="6005" meta:object-count="0"/>
    <meta:generator>LibreOffice/25.8.1.1$Linux_X86_64 LibreOffice_project/6493efb0486b5ef4a09f10f25df428a1c89b13aa</meta:generator>
  </office:meta>
</office:document-meta>
</file>